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3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25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7189in"/>
    </style:style>
    <style:style style:name="co10" style:family="table-column">
      <style:table-column-properties fo:break-before="auto" style:column-width="1.0752in"/>
    </style:style>
    <style:style style:name="co11" style:family="table-column">
      <style:table-column-properties fo:break-before="auto" style:column-width="1.8472in"/>
    </style:style>
    <style:style style:name="co12" style:family="table-column">
      <style:table-column-properties fo:break-before="auto" style:column-width="2.0618in"/>
    </style:style>
    <style:style style:name="co13" style:family="table-column">
      <style:table-column-properties fo:break-before="auto" style:column-width="1.6756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783in"/>
    </style:style>
    <style:style style:name="co16" style:family="table-column">
      <style:table-column-properties fo:break-before="auto" style:column-width="1.5043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0.4217in"/>
    </style:style>
    <style:style style:name="co19" style:family="table-column">
      <style:table-column-properties fo:break-before="auto" style:column-width="1.4508in"/>
    </style:style>
    <style:style style:name="co20" style:family="table-column">
      <style:table-column-properties fo:break-before="auto" style:column-width="0.9146in"/>
    </style:style>
    <style:style style:name="co21" style:family="table-column">
      <style:table-column-properties fo:break-before="auto" style:column-width="0.85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6327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1.1929in"/>
    </style:style>
    <style:style style:name="co26" style:family="table-column">
      <style:table-column-properties fo:break-before="auto" style:column-width="1.4398in"/>
    </style:style>
    <style:style style:name="co27" style:family="table-column">
      <style:table-column-properties fo:break-before="auto" style:column-width="1.5146in"/>
    </style:style>
    <style:style style:name="co28" style:family="table-column">
      <style:table-column-properties fo:break-before="auto" style:column-width="0.9465in"/>
    </style:style>
    <style:style style:name="co2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etwork_growth % posts per tick_0_10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export-plot data (NetLogo 6.2.0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network_growth.nlogo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03/04/2021 00:47:20:590 +010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MODEL SETTINGS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op_form</text:p>
          </table:table-cell>
          <table:table-cell office:value-type="string" calcext:value-type="string">
            <text:p>p_normal_back_follows_hater</text:p>
          </table:table-cell>
          <table:table-cell office:value-type="string" calcext:value-type="string">
            <text:p>p_hater_reposts_normal</text:p>
          </table:table-cell>
          <table:table-cell table:style-name="Default" office:value-type="string" calcext:value-type="string">
            <text:p>p_hater_follows_hater</text:p>
          </table:table-cell>
          <table:table-cell office:value-type="string" calcext:value-type="string">
            <text:p>mixing_parameter</text:p>
          </table:table-cell>
          <table:table-cell office:value-type="string" calcext:value-type="string">
            <text:p>layout?</text:p>
          </table:table-cell>
          <table:table-cell office:value-type="string" calcext:value-type="string">
            <text:p>display_only_influence?</text:p>
          </table:table-cell>
          <table:table-cell table:style-name="Default" office:value-type="string" calcext:value-type="string">
            <text:p>n_following_conn_hater</text:p>
          </table:table-cell>
          <table:table-cell office:value-type="string" calcext:value-type="string">
            <text:p>max_reposts_by_normals</text:p>
          </table:table-cell>
          <table:table-cell office:value-type="string" calcext:value-type="string">
            <text:p>grow_until_size</text:p>
          </table:table-cell>
          <table:table-cell office:value-type="string" calcext:value-type="string">
            <text:p>max_reposts_by_haters</text:p>
          </table:table-cell>
          <table:table-cell office:value-type="string" calcext:value-type="string">
            <text:p>p_hater_back_follows_hater</text:p>
          </table:table-cell>
          <table:table-cell office:value-type="string" calcext:value-type="string">
            <text:p>p_normal_back_follows_normal</text:p>
          </table:table-cell>
          <table:table-cell office:value-type="string" calcext:value-type="string">
            <text:p>n_following_conn_normal</text:p>
          </table:table-cell>
          <table:table-cell office:value-type="string" calcext:value-type="string">
            <text:p>repost?</text:p>
          </table:table-cell>
          <table:table-cell office:value-type="string" calcext:value-type="string">
            <text:p>repulsion</text:p>
          </table:table-cell>
          <table:table-cell office:value-type="string" calcext:value-type="string">
            <text:p>p_hater_reposts_hater</text:p>
          </table:table-cell>
          <table:table-cell office:value-type="string" calcext:value-type="string">
            <text:p>p_publish_post_normal</text:p>
          </table:table-cell>
          <table:table-cell office:value-type="string" calcext:value-type="string">
            <text:p>plot?</text:p>
          </table:table-cell>
          <table:table-cell office:value-type="string" calcext:value-type="string">
            <text:p>p_hater_back_follows_normal</text:p>
          </table:table-cell>
          <table:table-cell office:value-type="string" calcext:value-type="string">
            <text:p>p_normal_reposts_hater</text:p>
          </table:table-cell>
          <table:table-cell office:value-type="string" calcext:value-type="string">
            <text:p>dynamics_from_ticks</text:p>
          </table:table-cell>
          <table:table-cell office:value-type="string" calcext:value-type="string">
            <text:p>spring_const</text:p>
          </table:table-cell>
          <table:table-cell office:value-type="string" calcext:value-type="string">
            <text:p>p_normal_reposts_normal</text:p>
          </table:table-cell>
          <table:table-cell office:value-type="string" calcext:value-type="string">
            <text:p>op_extreme</text:p>
          </table:table-cell>
          <table:table-cell office:value-type="string" calcext:value-type="string">
            <text:p>dynamics_until_ticks</text:p>
          </table:table-cell>
          <table:table-cell office:value-type="string" calcext:value-type="string">
            <text:p>hate_score_dist_lambda</text:p>
          </table:table-cell>
          <table:table-cell office:value-type="string" calcext:value-type="string">
            <text:p>op_high</text:p>
          </table:table-cell>
          <table:table-cell office:value-type="string" calcext:value-type="string">
            <text:p>hate_score_hater</text:p>
          </table:table-cell>
          <table:table-cell office:value-type="string" calcext:value-type="string">
            <text:p>p_publish_post_hater</text:p>
          </table:table-cell>
          <table:table-cell office:value-type="string" calcext:value-type="string">
            <text:p>hate_score_dist_alpha</text:p>
          </table:table-cell>
          <table:table-cell office:value-type="string" calcext:value-type="string">
            <text:p>diffuse?</text:p>
          </table:table-cell>
          <table:table-cell office:value-type="string" calcext:value-type="string">
            <text:p>spring_length</text:p>
          </table:table-cell>
        </table:table-row>
        <table:table-row table:style-name="ro1">
          <table:table-cell office:value-type="string" calcext:value-type="string">
            <text:p>"triangle"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9" calcext:value-type="float">
            <text:p>0.9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.45" calcext:value-type="float">
            <text:p>0.45</text:p>
          </table:table-cell>
          <table:table-cell office:value-type="float" office:value="0.2" calcext:value-type="float">
            <text:p>0.2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0.49" calcext:value-type="float">
            <text:p>0.49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% posts per tick"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x min</text:p>
          </table:table-cell>
          <table:table-cell office:value-type="string" calcext:value-type="string">
            <text:p>x max</text:p>
          </table:table-cell>
          <table:table-cell office:value-type="string" calcext:value-type="string">
            <text:p>y min</text:p>
          </table:table-cell>
          <table:table-cell table:style-name="Default" office:value-type="string" calcext:value-type="string">
            <text:p>y max</text:p>
          </table:table-cell>
          <table:table-cell office:value-type="string" calcext:value-type="string">
            <text:p>autoplot?</text:p>
          </table:table-cell>
          <table:table-cell office:value-type="string" calcext:value-type="string">
            <text:p>current pen</text:p>
          </table:table-cell>
          <table:table-cell office:value-type="string" calcext:value-type="string">
            <text:p>legend open?</text:p>
          </table:table-cell>
          <table:table-cell table:style-name="Default" office:value-type="string" calcext:value-type="string">
            <text:p>number of pens</text:p>
          </table:table-cell>
          <table:table-cell table:number-columns-repeated="2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fals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pen name</text:p>
          </table:table-cell>
          <table:table-cell office:value-type="string" calcext:value-type="string">
            <text:p>pen down?</text:p>
          </table:table-cell>
          <table:table-cell office:value-type="string" calcext:value-type="string">
            <text:p>mode</text:p>
          </table:table-cell>
          <table:table-cell table:style-name="Default" office:value-type="string" calcext:value-type="string">
            <text:p>interval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normal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hater"</text:p>
          </table:table-cell>
          <table:table-cell table:style-name="ce1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"normal"</text:p>
          </table:table-cell>
          <table:table-cell table:number-columns-repeated="2"/>
          <table:table-cell table:style-name="Default"/>
          <table:table-cell office:value-type="string" calcext:value-type="string">
            <text:p>"hater"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pen down?</text:p>
          </table:table-cell>
          <table:table-cell table:number-columns-repeated="2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701" calcext:value-type="float">
            <text:p>1.97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50399" calcext:value-type="float">
            <text:p>1.9503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089501" calcext:value-type="float">
            <text:p>2.930895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15860599" calcext:value-type="float">
            <text:p>3.90158605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570199301" calcext:value-type="float">
            <text:p>4.8625701993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13944497308" calcext:value-type="float">
            <text:p>5.8139444973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5580505233492" calcext:value-type="float">
            <text:p>6.755805052334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8824700181157" calcext:value-type="float">
            <text:p>7.688247001811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61136453179345" calcext:value-type="float">
            <text:p>8.611364531793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2525088647552" calcext:value-type="float">
            <text:p>9.525250886475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4299983776108" calcext:value-type="float">
            <text:p>10.42999837761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256983938347" calcext:value-type="float">
            <text:p>11.32569839383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2124414098963" calcext:value-type="float">
            <text:p>12.2124414098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903169957974" calcext:value-type="float">
            <text:p>13.09031699579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9594138258394" calcext:value-type="float">
            <text:p>13.95941382583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19819687581" calcext:value-type="float">
            <text:p>14.819819687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6716214907052" calcext:value-type="float">
            <text:p>15.67162149070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5149052757981" calcext:value-type="float">
            <text:p>16.51490527579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3497562230401" calcext:value-type="float">
            <text:p>17.34975622304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1762586608097" calcext:value-type="float">
            <text:p>18.17625866080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9944960742016" calcext:value-type="float">
            <text:p>18.99449607420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8045511134596" calcext:value-type="float">
            <text:p>19.80455111345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606505602325" calcext:value-type="float">
            <text:p>20.6065056023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4004405463018" calcext:value-type="float">
            <text:p>21.40044054630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.1864361408388" calcext:value-type="float">
            <text:p>22.18643614083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9645717794304" calcext:value-type="float">
            <text:p>22.96457177943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7349260616361" calcext:value-type="float">
            <text:p>23.73492606163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4975768010197" calcext:value-type="float">
            <text:p>24.49757680101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2526010330095" calcext:value-type="float">
            <text:p>25.25260103300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0000750226794" calcext:value-type="float">
            <text:p>26.00007502267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400742724526" calcext:value-type="float">
            <text:p>26.74007427245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4726735297281" calcext:value-type="float">
            <text:p>27.47267352972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1979467944308" calcext:value-type="float">
            <text:p>28.19794679443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9159673264865" calcext:value-type="float">
            <text:p>28.9159673264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.6268076532216" calcext:value-type="float">
            <text:p>29.6268076532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3305395766894" calcext:value-type="float">
            <text:p>30.3305395766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.0272341809225" calcext:value-type="float">
            <text:p>31.0272341809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7169618391133" calcext:value-type="float">
            <text:p>31.71696183911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.3997922207222" calcext:value-type="float">
            <text:p>32.3997922207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.075794298515" calcext:value-type="float">
            <text:p>33.075794298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.7450363555298" calcext:value-type="float">
            <text:p>33.74503635552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.4075859919745" calcext:value-type="float">
            <text:p>34.40758599197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.0635101320548" calcext:value-type="float">
            <text:p>35.06351013205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7128750307342" calcext:value-type="float">
            <text:p>35.71287503073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3557462804269" calcext:value-type="float">
            <text:p>36.35574628042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9921888176226" calcext:value-type="float">
            <text:p>36.9921888176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6222669294464" calcext:value-type="float">
            <text:p>37.62226692944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460442601519" calcext:value-type="float">
            <text:p>38.24604426015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8635838175504" calcext:value-type="float">
            <text:p>38.86358381755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.4749479793749" calcext:value-type="float">
            <text:p>39.47494797937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.0801984995811" calcext:value-type="float">
            <text:p>40.0801984995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.6793965145853" calcext:value-type="float">
            <text:p>40.67939651458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2726025494395" calcext:value-type="float">
            <text:p>41.27260254943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.8598765239451" calcext:value-type="float">
            <text:p>41.85987652394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.4412777587056" calcext:value-type="float">
            <text:p>42.44127775870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.0168649811186" calcext:value-type="float">
            <text:p>43.01686498111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866963313074" calcext:value-type="float">
            <text:p>43.58669633130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1508293679943" calcext:value-type="float">
            <text:p>44.15082936799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.7093210743144" calcext:value-type="float">
            <text:p>44.70932107431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.2622278635712" calcext:value-type="float">
            <text:p>45.26222786357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8096055849355" calcext:value-type="float">
            <text:p>45.80960558493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.3515095290862" calcext:value-type="float">
            <text:p>46.35150952908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8879944337953" calcext:value-type="float">
            <text:p>46.88799443379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.4191144894573" calcext:value-type="float">
            <text:p>47.41911448945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.9449233445628" calcext:value-type="float">
            <text:p>47.94492334456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4654741111171" calcext:value-type="float">
            <text:p>48.46547411111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.9437823329689" calcext:value-type="float">
            <text:p>48.9437823329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" calcext:value-type="float">
            <text:p>69</text:p>
          </table:table-cell>
          <table:table-cell office:value-type="float" office:value="0.0370370370370371" calcext:value-type="float">
            <text:p>0.037037037037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.4173074726022" calcext:value-type="float">
            <text:p>49.41730747260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" calcext:value-type="float">
            <text:p>70</text:p>
          </table:table-cell>
          <table:table-cell office:value-type="float" office:value="0.0737037037037038" calcext:value-type="float">
            <text:p>0.073703703703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8846728594146" calcext:value-type="float">
            <text:p>49.88467285941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" calcext:value-type="float">
            <text:p>71</text:p>
          </table:table-cell>
          <table:table-cell office:value-type="float" office:value="0.111428205128205" calcext:value-type="float">
            <text:p>0.1114282051282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.3302705752649" calcext:value-type="float">
            <text:p>50.33027057526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" calcext:value-type="float">
            <text:p>72</text:p>
          </table:table-cell>
          <table:table-cell office:value-type="float" office:value="0.165869478632479" calcext:value-type="float">
            <text:p>0.165869478632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.7769678695123" calcext:value-type="float">
            <text:p>50.77696786951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  <table:table-cell office:value-type="float" office:value="0.214210783846154" calcext:value-type="float">
            <text:p>0.2142107838461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.2257199299476" calcext:value-type="float">
            <text:p>51.22571992994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" calcext:value-type="float">
            <text:p>74</text:p>
          </table:table-cell>
          <table:table-cell office:value-type="float" office:value="0.255546936877258" calcext:value-type="float">
            <text:p>0.255546936877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.6801293973148" calcext:value-type="float">
            <text:p>51.68012939731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" calcext:value-type="float">
            <text:p>75</text:p>
          </table:table-cell>
          <table:table-cell office:value-type="float" office:value="0.286324800841818" calcext:value-type="float">
            <text:p>0.2863248008418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1330250730386" calcext:value-type="float">
            <text:p>52.13302507303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" calcext:value-type="float">
            <text:p>76</text:p>
          </table:table-cell>
          <table:table-cell office:value-type="float" office:value="0.313764583136431" calcext:value-type="float">
            <text:p>0.313764583136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5616948223082" calcext:value-type="float">
            <text:p>52.56169482230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" calcext:value-type="float">
            <text:p>77</text:p>
          </table:table-cell>
          <table:table-cell office:value-type="float" office:value="0.360626937305066" calcext:value-type="float">
            <text:p>0.3606269373050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.9990408370481" calcext:value-type="float">
            <text:p>52.99904083704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" calcext:value-type="float">
            <text:p>78</text:p>
          </table:table-cell>
          <table:table-cell office:value-type="float" office:value="0.394057704969053" calcext:value-type="float">
            <text:p>0.3940577049690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.4255721678081" calcext:value-type="float">
            <text:p>53.42557216780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  <table:table-cell office:value-type="float" office:value="0.433595388788928" calcext:value-type="float">
            <text:p>0.4335953887889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8528549076685" calcext:value-type="float">
            <text:p>53.85285490766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  <table:table-cell office:value-type="float" office:value="0.467720973362577" calcext:value-type="float">
            <text:p>0.4677209733625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2643263585918" calcext:value-type="float">
            <text:p>54.26432635859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  <table:table-cell office:value-type="float" office:value="0.513043763628951" calcext:value-type="float">
            <text:p>0.5130437636289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.6846460579688" calcext:value-type="float">
            <text:p>54.68464605796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" calcext:value-type="float">
            <text:p>82</text:p>
          </table:table-cell>
          <table:table-cell office:value-type="float" office:value="0.544950363029699" calcext:value-type="float">
            <text:p>0.544950363029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.1020853116748" calcext:value-type="float">
            <text:p>55.10208531167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" calcext:value-type="float">
            <text:p>83</text:p>
          </table:table-cell>
          <table:table-cell office:value-type="float" office:value="0.575215145113687" calcext:value-type="float">
            <text:p>0.575215145113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5056099131035" calcext:value-type="float">
            <text:p>55.50560991310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" calcext:value-type="float">
            <text:p>84</text:p>
          </table:table-cell>
          <table:table-cell office:value-type="float" office:value="0.614917539117096" calcext:value-type="float">
            <text:p>0.614917539117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.912092275511" calcext:value-type="float">
            <text:p>55.9120922755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  <table:table-cell office:value-type="float" office:value="0.647229902187464" calcext:value-type="float">
            <text:p>0.647229902187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.3113046860892" calcext:value-type="float">
            <text:p>56.31130468608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  <table:table-cell office:value-type="float" office:value="0.682424269832256" calcext:value-type="float">
            <text:p>0.682424269832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.7169416392283" calcext:value-type="float">
            <text:p>56.71694163922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" calcext:value-type="float">
            <text:p>87</text:p>
          </table:table-cell>
          <table:table-cell office:value-type="float" office:value="0.706850027133933" calcext:value-type="float">
            <text:p>0.706850027133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.109772222836" calcext:value-type="float">
            <text:p>57.1097722228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  <table:table-cell office:value-type="float" office:value="0.739781526862594" calcext:value-type="float">
            <text:p>0.739781526862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4910554529886" calcext:value-type="float">
            <text:p>57.49105545298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  <table:table-cell office:value-type="float" office:value="0.780002759213015" calcext:value-type="float">
            <text:p>0.780002759213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.8923353746492" calcext:value-type="float">
            <text:p>57.89233537464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" calcext:value-type="float">
            <text:p>90</text:p>
          </table:table-cell>
          <table:table-cell office:value-type="float" office:value="0.796012255430409" calcext:value-type="float">
            <text:p>0.796012255430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.2657929732837" calcext:value-type="float">
            <text:p>58.2657929732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" calcext:value-type="float">
            <text:p>91</text:p>
          </table:table-cell>
          <table:table-cell office:value-type="float" office:value="0.835671180495153" calcext:value-type="float">
            <text:p>0.835671180495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.6376804980963" calcext:value-type="float">
            <text:p>58.63768049809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  <table:table-cell office:value-type="float" office:value="0.872769014144747" calcext:value-type="float">
            <text:p>0.8727690141447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.0078254322458" calcext:value-type="float">
            <text:p>59.0078254322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" calcext:value-type="float">
            <text:p>93</text:p>
          </table:table-cell>
          <table:table-cell office:value-type="float" office:value="0.907519584872864" calcext:value-type="float">
            <text:p>0.907519584872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.38441384459" calcext:value-type="float">
            <text:p>59.384413844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  <table:table-cell office:value-type="float" office:value="0.931777722357469" calcext:value-type="float">
            <text:p>0.931777722357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7655697061441" calcext:value-type="float">
            <text:p>59.76556970614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" calcext:value-type="float">
            <text:p>95</text:p>
          </table:table-cell>
          <table:table-cell office:value-type="float" office:value="0.947459945133894" calcext:value-type="float">
            <text:p>0.947459945133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1308769720456" calcext:value-type="float">
            <text:p>60.1308769720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" calcext:value-type="float">
            <text:p>96</text:p>
          </table:table-cell>
          <table:table-cell office:value-type="float" office:value="0.975022382719593" calcext:value-type="float">
            <text:p>0.975022382719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.4629015356585" calcext:value-type="float">
            <text:p>60.46290153565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1.03193882555906" calcext:value-type="float">
            <text:p>1.031938825559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.8249391869686" calcext:value-type="float">
            <text:p>60.82493918696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" calcext:value-type="float">
            <text:p>98</text:p>
          </table:table-cell>
          <table:table-cell office:value-type="float" office:value="1.05495277063681" calcext:value-type="float">
            <text:p>1.054952770636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.187278030393" calcext:value-type="float">
            <text:p>61.1872780303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" calcext:value-type="float">
            <text:p>99</text:p>
          </table:table-cell>
          <table:table-cell office:value-type="float" office:value="1.07381500763632" calcext:value-type="float">
            <text:p>1.07381500763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.5459934853832" calcext:value-type="float">
            <text:p>61.54599348538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" calcext:value-type="float">
            <text:p>100</text:p>
          </table:table-cell>
          <table:table-cell office:value-type="float" office:value="1.09248862226584" calcext:value-type="float">
            <text:p>1.09248862226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9109257073921" calcext:value-type="float">
            <text:p>61.91092570739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  <table:table-cell office:value-type="float" office:value="1.10117157918044" calcext:value-type="float">
            <text:p>1.101171579180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.2615134200151" calcext:value-type="float">
            <text:p>62.26151342001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  <table:table-cell office:value-type="float" office:value="1.12046289369166" calcext:value-type="float">
            <text:p>1.120462893691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.6103268572436" calcext:value-type="float">
            <text:p>62.61032685724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  <table:table-cell office:value-type="float" office:value="1.13782969332617" calcext:value-type="float">
            <text:p>1.137829693326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.951965524155" calcext:value-type="float">
            <text:p>62.9519655241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  <table:table-cell office:value-type="float" office:value="1.15870946090904" calcext:value-type="float">
            <text:p>1.15870946090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.298055625011" calcext:value-type="float">
            <text:p>63.2980556250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  <table:table-cell office:value-type="float" office:value="1.17151261020239" calcext:value-type="float">
            <text:p>1.17151261020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.6394340431199" calcext:value-type="float">
            <text:p>63.63943404311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  <table:table-cell office:value-type="float" office:value="1.18543850974139" calcext:value-type="float">
            <text:p>1.185438509741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.9797838887352" calcext:value-type="float">
            <text:p>63.97978388873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  <table:table-cell office:value-type="float" office:value="1.19683993859747" calcext:value-type="float">
            <text:p>1.196839938597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.3143450242068" calcext:value-type="float">
            <text:p>64.31434502420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8" calcext:value-type="float">
            <text:p>108</text:p>
          </table:table-cell>
          <table:table-cell office:value-type="float" office:value="1.21051256485252" calcext:value-type="float">
            <text:p>1.210512564852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.6468113300623" calcext:value-type="float">
            <text:p>64.64681133006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  <table:table-cell office:value-type="float" office:value="1.22279768310643" calcext:value-type="float">
            <text:p>1.22279768310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.9646289310474" calcext:value-type="float">
            <text:p>64.96462893104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0" calcext:value-type="float">
            <text:p>110</text:p>
          </table:table-cell>
          <table:table-cell office:value-type="float" office:value="1.24628399198965" calcext:value-type="float">
            <text:p>1.246283991989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.2827245772208" calcext:value-type="float">
            <text:p>65.2827245772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  <table:table-cell office:value-type="float" office:value="1.26607921658589" calcext:value-type="float">
            <text:p>1.26607921658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.5941830457343" calcext:value-type="float">
            <text:p>65.59418304573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  <table:table-cell office:value-type="float" office:value="1.28913271013431" calcext:value-type="float">
            <text:p>1.28913271013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.8982412152769" calcext:value-type="float">
            <text:p>65.89824121527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  <table:table-cell office:value-type="float" office:value="1.31624138303297" calcext:value-type="float">
            <text:p>1.316241383032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.2080088031242" calcext:value-type="float">
            <text:p>66.20800880312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  <table:table-cell office:value-type="float" office:value="1.33432896920264" calcext:value-type="float">
            <text:p>1.33432896920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.5241895846581" calcext:value-type="float">
            <text:p>66.5241895846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5" calcext:value-type="float">
            <text:p>115</text:p>
          </table:table-cell>
          <table:table-cell office:value-type="float" office:value="1.3427248099454" calcext:value-type="float">
            <text:p>1.3427248099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.8303762602401" calcext:value-type="float">
            <text:p>66.83037626024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  <table:table-cell office:value-type="float" office:value="1.35786899041737" calcext:value-type="float">
            <text:p>1.35786899041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7.1370724976377" calcext:value-type="float">
            <text:p>67.13707249763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  <table:table-cell office:value-type="float" office:value="1.3692903005132" calcext:value-type="float">
            <text:p>1.36929030051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.4371303440899" calcext:value-type="float">
            <text:p>67.4371303440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8" calcext:value-type="float">
            <text:p>118</text:p>
          </table:table-cell>
          <table:table-cell office:value-type="float" office:value="1.38416882607949" calcext:value-type="float">
            <text:p>1.384168826079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.7383687967466" calcext:value-type="float">
            <text:p>67.73836879674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  <table:table-cell office:value-type="float" office:value="1.39471738172114" calcext:value-type="float">
            <text:p>1.39471738172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.0421171842508" calcext:value-type="float">
            <text:p>68.04211718425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  <table:table-cell office:value-type="float" office:value="1.39963813243223" calcext:value-type="float">
            <text:p>1.39963813243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.3420881692711" calcext:value-type="float">
            <text:p>68.34208816927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1" calcext:value-type="float">
            <text:p>121</text:p>
          </table:table-cell>
          <table:table-cell office:value-type="float" office:value="1.40524959424516" calcext:value-type="float">
            <text:p>1.40524959424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6364450653561" calcext:value-type="float">
            <text:p>68.63644506535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2" calcext:value-type="float">
            <text:p>122</text:p>
          </table:table-cell>
          <table:table-cell office:value-type="float" office:value="1.41341932052493" calcext:value-type="float">
            <text:p>1.41341932052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.9273533419753" calcext:value-type="float">
            <text:p>68.92735334197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3" calcext:value-type="float">
            <text:p>123</text:p>
          </table:table-cell>
          <table:table-cell office:value-type="float" office:value="1.42201240004696" calcext:value-type="float">
            <text:p>1.42201240004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.2086680438497" calcext:value-type="float">
            <text:p>69.20866804384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4" calcext:value-type="float">
            <text:p>124</text:p>
          </table:table-cell>
          <table:table-cell office:value-type="float" office:value="1.43720404075237" calcext:value-type="float">
            <text:p>1.43720404075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.4961732001459" calcext:value-type="float">
            <text:p>69.49617320014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  <table:table-cell office:value-type="float" office:value="1.44324016361015" calcext:value-type="float">
            <text:p>1.44324016361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.7779556541909" calcext:value-type="float">
            <text:p>69.77795565419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6" calcext:value-type="float">
            <text:p>126</text:p>
          </table:table-cell>
          <table:table-cell office:value-type="float" office:value="1.45206357592754" calcext:value-type="float">
            <text:p>1.452063575927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.0584369672143" calcext:value-type="float">
            <text:p>70.0584369672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7" calcext:value-type="float">
            <text:p>127</text:p>
          </table:table-cell>
          <table:table-cell office:value-type="float" office:value="1.45928207060304" calcext:value-type="float">
            <text:p>1.45928207060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.3315368080684" calcext:value-type="float">
            <text:p>70.33153680806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office:value-type="float" office:value="1.4710050393707" calcext:value-type="float">
            <text:p>1.4710050393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0.6082214399877" calcext:value-type="float">
            <text:p>70.60822143998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29" calcext:value-type="float">
            <text:p>129</text:p>
          </table:table-cell>
          <table:table-cell office:value-type="float" office:value="1.47629498897699" calcext:value-type="float">
            <text:p>1.476294988976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8821392255879" calcext:value-type="float">
            <text:p>70.88213922558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  <table:table-cell office:value-type="float" office:value="1.48153203908722" calcext:value-type="float">
            <text:p>1.481532039087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.1537099901947" calcext:value-type="float">
            <text:p>71.15370999019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1" calcext:value-type="float">
            <text:p>131</text:p>
          </table:table-cell>
          <table:table-cell office:value-type="float" office:value="1.4863245618336" calcext:value-type="float">
            <text:p>1.4863245618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1.4194456175655" calcext:value-type="float">
            <text:p>71.41944561756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  <table:table-cell office:value-type="float" office:value="1.49418858894254" calcext:value-type="float">
            <text:p>1.494188588942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6830289391676" calcext:value-type="float">
            <text:p>71.68302893916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3" calcext:value-type="float">
            <text:p>133</text:p>
          </table:table-cell>
          <table:table-cell office:value-type="float" office:value="1.50146892527534" calcext:value-type="float">
            <text:p>1.501468925275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.9418084058735" calcext:value-type="float">
            <text:p>71.94180840587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4" calcext:value-type="float">
            <text:p>134</text:p>
          </table:table-cell>
          <table:table-cell office:value-type="float" office:value="1.51084447992502" calcext:value-type="float">
            <text:p>1.510844479925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2.2011137260701" calcext:value-type="float">
            <text:p>72.20111372607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5" calcext:value-type="float">
            <text:p>135</text:p>
          </table:table-cell>
          <table:table-cell office:value-type="float" office:value="1.51701263087045" calcext:value-type="float">
            <text:p>1.517012630870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.4586944255441" calcext:value-type="float">
            <text:p>72.45869442554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6" calcext:value-type="float">
            <text:p>136</text:p>
          </table:table-cell>
          <table:table-cell office:value-type="float" office:value="1.52225066782706" calcext:value-type="float">
            <text:p>1.52225066782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.7152395567604" calcext:value-type="float">
            <text:p>72.71523955676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7" calcext:value-type="float">
            <text:p>137</text:p>
          </table:table-cell>
          <table:table-cell office:value-type="float" office:value="1.52589608567709" calcext:value-type="float">
            <text:p>1.52589608567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9672538278594" calcext:value-type="float">
            <text:p>72.96725382785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1.53147045815365" calcext:value-type="float">
            <text:p>1.53147045815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.2200374299317" calcext:value-type="float">
            <text:p>73.22003742993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39" calcext:value-type="float">
            <text:p>139</text:p>
          </table:table-cell>
          <table:table-cell office:value-type="float" office:value="1.53369961322124" calcext:value-type="float">
            <text:p>1.533699613221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.4689691311041" calcext:value-type="float">
            <text:p>73.46896913110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0" calcext:value-type="float">
            <text:p>140</text:p>
          </table:table-cell>
          <table:table-cell office:value-type="float" office:value="1.53723054161733" calcext:value-type="float">
            <text:p>1.53723054161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.7110236258396" calcext:value-type="float">
            <text:p>73.71102362583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  <table:table-cell office:value-type="float" office:value="1.54511405015464" calcext:value-type="float">
            <text:p>1.545114050154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.9445016248753" calcext:value-type="float">
            <text:p>73.94450162487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2" calcext:value-type="float">
            <text:p>142</text:p>
          </table:table-cell>
          <table:table-cell office:value-type="float" office:value="1.55907467435898" calcext:value-type="float">
            <text:p>1.559074674358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.1881074560842" calcext:value-type="float">
            <text:p>74.18810745608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3" calcext:value-type="float">
            <text:p>143</text:p>
          </table:table-cell>
          <table:table-cell office:value-type="float" office:value="1.56043308015776" calcext:value-type="float">
            <text:p>1.56043308015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.4262263815233" calcext:value-type="float">
            <text:p>74.4262263815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  <table:table-cell office:value-type="float" office:value="1.56482874935618" calcext:value-type="float">
            <text:p>1.56482874935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4.6652974510414" calcext:value-type="float">
            <text:p>74.66529745104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5" calcext:value-type="float">
            <text:p>145</text:p>
          </table:table-cell>
          <table:table-cell office:value-type="float" office:value="1.56584712852929" calcext:value-type="float">
            <text:p>1.56584712852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.9037191033967" calcext:value-type="float">
            <text:p>74.90371910339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6" calcext:value-type="float">
            <text:p>146</text:p>
          </table:table-cell>
          <table:table-cell office:value-type="float" office:value="1.56511403037832" calcext:value-type="float">
            <text:p>1.56511403037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.1388088964897" calcext:value-type="float">
            <text:p>75.13880889648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7" calcext:value-type="float">
            <text:p>147</text:p>
          </table:table-cell>
          <table:table-cell office:value-type="float" office:value="1.56533590594755" calcext:value-type="float">
            <text:p>1.56533590594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3695636646677" calcext:value-type="float">
            <text:p>75.36956366466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8" calcext:value-type="float">
            <text:p>148</text:p>
          </table:table-cell>
          <table:table-cell office:value-type="float" office:value="1.56753968974522" calcext:value-type="float">
            <text:p>1.567539689745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.5997389957629" calcext:value-type="float">
            <text:p>75.59973899576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49" calcext:value-type="float">
            <text:p>149</text:p>
          </table:table-cell>
          <table:table-cell office:value-type="float" office:value="1.56799332510583" calcext:value-type="float">
            <text:p>1.56799332510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8252230872868" calcext:value-type="float">
            <text:p>75.82522308728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  <table:table-cell office:value-type="float" office:value="1.57083191037329" calcext:value-type="float">
            <text:p>1.570831910373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.053081967525" calcext:value-type="float">
            <text:p>76.053081967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1" calcext:value-type="float">
            <text:p>151</text:p>
          </table:table-cell>
          <table:table-cell office:value-type="float" office:value="1.56901248015845" calcext:value-type="float">
            <text:p>1.56901248015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6.2746940049926" calcext:value-type="float">
            <text:p>76.27469400499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2" calcext:value-type="float">
            <text:p>152</text:p>
          </table:table-cell>
          <table:table-cell office:value-type="float" office:value="1.57117949821401" calcext:value-type="float">
            <text:p>1.57117949821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.4863060393017" calcext:value-type="float">
            <text:p>76.48630603930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3" calcext:value-type="float">
            <text:p>153</text:p>
          </table:table-cell>
          <table:table-cell office:value-type="float" office:value="1.58110872887289" calcext:value-type="float">
            <text:p>1.58110872887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.6944159518816" calcext:value-type="float">
            <text:p>76.69441595188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4" calcext:value-type="float">
            <text:p>154</text:p>
          </table:table-cell>
          <table:table-cell office:value-type="float" office:value="1.59232466861119" calcext:value-type="float">
            <text:p>1.59232466861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.9086038678345" calcext:value-type="float">
            <text:p>76.90860386783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5" calcext:value-type="float">
            <text:p>155</text:p>
          </table:table-cell>
          <table:table-cell office:value-type="float" office:value="1.59526934645338" calcext:value-type="float">
            <text:p>1.595269346453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7.1199099860189" calcext:value-type="float">
            <text:p>77.1199099860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6" calcext:value-type="float">
            <text:p>156</text:p>
          </table:table-cell>
          <table:table-cell office:value-type="float" office:value="1.5989244961261" calcext:value-type="float">
            <text:p>1.5989244961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7.3264886639365" calcext:value-type="float">
            <text:p>77.32648866393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7" calcext:value-type="float">
            <text:p>157</text:p>
          </table:table-cell>
          <table:table-cell office:value-type="float" office:value="1.60515747338706" calcext:value-type="float">
            <text:p>1.605157473387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.5350419591153" calcext:value-type="float">
            <text:p>77.53504195911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8" calcext:value-type="float">
            <text:p>158</text:p>
          </table:table-cell>
          <table:table-cell office:value-type="float" office:value="1.60728771683501" calcext:value-type="float">
            <text:p>1.607287716835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.737469317302" calcext:value-type="float">
            <text:p>77.7374693173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59" calcext:value-type="float">
            <text:p>159</text:p>
          </table:table-cell>
          <table:table-cell office:value-type="float" office:value="1.61343706188888" calcext:value-type="float">
            <text:p>1.61343706188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7.9392612907956" calcext:value-type="float">
            <text:p>77.93926129079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0" calcext:value-type="float">
            <text:p>160</text:p>
          </table:table-cell>
          <table:table-cell office:value-type="float" office:value="1.61813602460333" calcext:value-type="float">
            <text:p>1.61813602460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.1413501593691" calcext:value-type="float">
            <text:p>78.14135015936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1" calcext:value-type="float">
            <text:p>161</text:p>
          </table:table-cell>
          <table:table-cell office:value-type="float" office:value="1.62047318287581" calcext:value-type="float">
            <text:p>1.62047318287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8.3386600620308" calcext:value-type="float">
            <text:p>78.33866006203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2" calcext:value-type="float">
            <text:p>162</text:p>
          </table:table-cell>
          <table:table-cell office:value-type="float" office:value="1.62554504679174" calcext:value-type="float">
            <text:p>1.62554504679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.5356656182732" calcext:value-type="float">
            <text:p>78.53566561827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3" calcext:value-type="float">
            <text:p>163</text:p>
          </table:table-cell>
          <table:table-cell office:value-type="float" office:value="1.62889743946107" calcext:value-type="float">
            <text:p>1.628897439461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8.7333598095481" calcext:value-type="float">
            <text:p>78.73335980954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4" calcext:value-type="float">
            <text:p>164</text:p>
          </table:table-cell>
          <table:table-cell office:value-type="float" office:value="1.62955761760884" calcext:value-type="float">
            <text:p>1.62955761760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.9287848321423" calcext:value-type="float">
            <text:p>78.9287848321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5" calcext:value-type="float">
            <text:p>165</text:p>
          </table:table-cell>
          <table:table-cell office:value-type="float" office:value="1.63050342074309" calcext:value-type="float">
            <text:p>1.63050342074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9.1241123684362" calcext:value-type="float">
            <text:p>79.12411236843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6" calcext:value-type="float">
            <text:p>166</text:p>
          </table:table-cell>
          <table:table-cell office:value-type="float" office:value="1.62958300192028" calcext:value-type="float">
            <text:p>1.629583001920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.3156298654415" calcext:value-type="float">
            <text:p>79.31562986544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7" calcext:value-type="float">
            <text:p>167</text:p>
          </table:table-cell>
          <table:table-cell office:value-type="float" office:value="1.63052855121142" calcext:value-type="float">
            <text:p>1.63052855121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.4997462940599" calcext:value-type="float">
            <text:p>79.49974629405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8" calcext:value-type="float">
            <text:p>168</text:p>
          </table:table-cell>
          <table:table-cell office:value-type="float" office:value="1.63695053842658" calcext:value-type="float">
            <text:p>1.636950538426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9.6898234579849" calcext:value-type="float">
            <text:p>79.68982345798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69" calcext:value-type="float">
            <text:p>169</text:p>
          </table:table-cell>
          <table:table-cell office:value-type="float" office:value="1.63550640617664" calcext:value-type="float">
            <text:p>1.635506406176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.8740572988768" calcext:value-type="float">
            <text:p>79.87405729887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0" calcext:value-type="float">
            <text:p>170</text:p>
          </table:table-cell>
          <table:table-cell office:value-type="float" office:value="1.63801926664317" calcext:value-type="float">
            <text:p>1.63801926664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0.0540401301433" calcext:value-type="float">
            <text:p>80.05404013014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1" calcext:value-type="float">
            <text:p>171</text:p>
          </table:table-cell>
          <table:table-cell office:value-type="float" office:value="1.64291566972142" calcext:value-type="float">
            <text:p>1.64291566972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.2342689596111" calcext:value-type="float">
            <text:p>80.23426895961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2" calcext:value-type="float">
            <text:p>172</text:p>
          </table:table-cell>
          <table:table-cell office:value-type="float" office:value="1.64571728225498" calcext:value-type="float">
            <text:p>1.64571728225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.411926270015" calcext:value-type="float">
            <text:p>80.4119262700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3" calcext:value-type="float">
            <text:p>173</text:p>
          </table:table-cell>
          <table:table-cell office:value-type="float" office:value="1.64926010943243" calcext:value-type="float">
            <text:p>1.64926010943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0.5873988440496" calcext:value-type="float">
            <text:p>80.58739884404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4" calcext:value-type="float">
            <text:p>174</text:p>
          </table:table-cell>
          <table:table-cell office:value-type="float" office:value="1.65317567160341" calcext:value-type="float">
            <text:p>1.65317567160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0.7670321019859" calcext:value-type="float">
            <text:p>80.76703210198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5" calcext:value-type="float">
            <text:p>175</text:p>
          </table:table-cell>
          <table:table-cell office:value-type="float" office:value="1.65113666851056" calcext:value-type="float">
            <text:p>1.651136668510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0.9401310117353" calcext:value-type="float">
            <text:p>80.94013101173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6" calcext:value-type="float">
            <text:p>176</text:p>
          </table:table-cell>
          <table:table-cell office:value-type="float" office:value="1.65385607105623" calcext:value-type="float">
            <text:p>1.65385607105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.1125478834361" calcext:value-type="float">
            <text:p>81.11254788343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7" calcext:value-type="float">
            <text:p>177</text:p>
          </table:table-cell>
          <table:table-cell office:value-type="float" office:value="1.65549932852748" calcext:value-type="float">
            <text:p>1.65549932852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.2857974046017" calcext:value-type="float">
            <text:p>81.28579740460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8" calcext:value-type="float">
            <text:p>178</text:p>
          </table:table-cell>
          <table:table-cell office:value-type="float" office:value="1.65456933524221" calcext:value-type="float">
            <text:p>1.65456933524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.4584466769325" calcext:value-type="float">
            <text:p>81.45844667693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79" calcext:value-type="float">
            <text:p>179</text:p>
          </table:table-cell>
          <table:table-cell office:value-type="float" office:value="1.65251639551298" calcext:value-type="float">
            <text:p>1.652516395512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.6221230797284" calcext:value-type="float">
            <text:p>81.62212307972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0" calcext:value-type="float">
            <text:p>180</text:p>
          </table:table-cell>
          <table:table-cell office:value-type="float" office:value="1.65773036199263" calcext:value-type="float">
            <text:p>1.657730361992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1.7862940057939" calcext:value-type="float">
            <text:p>81.78629400579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1" calcext:value-type="float">
            <text:p>181</text:p>
          </table:table-cell>
          <table:table-cell office:value-type="float" office:value="1.66076090150996" calcext:value-type="float">
            <text:p>1.660760901509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1.9532795505844" calcext:value-type="float">
            <text:p>81.95327955058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2" calcext:value-type="float">
            <text:p>182</text:p>
          </table:table-cell>
          <table:table-cell office:value-type="float" office:value="1.65930480764637" calcext:value-type="float">
            <text:p>1.65930480764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2.1155649368968" calcext:value-type="float">
            <text:p>82.11556493689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3" calcext:value-type="float">
            <text:p>183</text:p>
          </table:table-cell>
          <table:table-cell office:value-type="float" office:value="1.66089357775173" calcext:value-type="float">
            <text:p>1.66089357775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2.2815887747073" calcext:value-type="float">
            <text:p>82.28158877470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4" calcext:value-type="float">
            <text:p>184</text:p>
          </table:table-cell>
          <table:table-cell office:value-type="float" office:value="1.65710515479472" calcext:value-type="float">
            <text:p>1.657105154794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.4423794443373" calcext:value-type="float">
            <text:p>82.44237944433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5" calcext:value-type="float">
            <text:p>185</text:p>
          </table:table-cell>
          <table:table-cell office:value-type="float" office:value="1.65692754586973" calcext:value-type="float">
            <text:p>1.65692754586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.604066761005" calcext:value-type="float">
            <text:p>82.6040667610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6" calcext:value-type="float">
            <text:p>186</text:p>
          </table:table-cell>
          <table:table-cell office:value-type="float" office:value="1.65424715929992" calcext:value-type="float">
            <text:p>1.65424715929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.7613594267283" calcext:value-type="float">
            <text:p>82.76135942672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7" calcext:value-type="float">
            <text:p>187</text:p>
          </table:table-cell>
          <table:table-cell office:value-type="float" office:value="1.65437135437359" calcext:value-type="float">
            <text:p>1.654371354373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.9152273139425" calcext:value-type="float">
            <text:p>82.91522731394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8" calcext:value-type="float">
            <text:p>188</text:p>
          </table:table-cell>
          <table:table-cell office:value-type="float" office:value="1.65634615934837" calcext:value-type="float">
            <text:p>1.656346159348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.0713691584501" calcext:value-type="float">
            <text:p>83.07136915845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89" calcext:value-type="float">
            <text:p>189</text:p>
          </table:table-cell>
          <table:table-cell office:value-type="float" office:value="1.65448858010783" calcext:value-type="float">
            <text:p>1.654488580107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.2259495845127" calcext:value-type="float">
            <text:p>83.22594958451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0" calcext:value-type="float">
            <text:p>190</text:p>
          </table:table-cell>
          <table:table-cell office:value-type="float" office:value="1.65264957665969" calcext:value-type="float">
            <text:p>1.65264957665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.3740822455303" calcext:value-type="float">
            <text:p>83.37408224553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1" calcext:value-type="float">
            <text:p>191</text:p>
          </table:table-cell>
          <table:table-cell office:value-type="float" office:value="1.65573092403035" calcext:value-type="float">
            <text:p>1.655730924030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3.5176141503477" calcext:value-type="float">
            <text:p>83.5176141503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2" calcext:value-type="float">
            <text:p>192</text:p>
          </table:table-cell>
          <table:table-cell office:value-type="float" office:value="1.66190088751732" calcext:value-type="float">
            <text:p>1.66190088751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3.6648941491951" calcext:value-type="float">
            <text:p>83.66489414919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3" calcext:value-type="float">
            <text:p>193</text:p>
          </table:table-cell>
          <table:table-cell office:value-type="float" office:value="1.66282573829127" calcext:value-type="float">
            <text:p>1.66282573829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.7954583224573" calcext:value-type="float">
            <text:p>83.79545832245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4" calcext:value-type="float">
            <text:p>194</text:p>
          </table:table-cell>
          <table:table-cell office:value-type="float" office:value="1.67898436615425" calcext:value-type="float">
            <text:p>1.67898436615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3.9301064789587" calcext:value-type="float">
            <text:p>83.9301064789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5" calcext:value-type="float">
            <text:p>195</text:p>
          </table:table-cell>
          <table:table-cell office:value-type="float" office:value="1.68959178276668" calcext:value-type="float">
            <text:p>1.68959178276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4.0613936494633" calcext:value-type="float">
            <text:p>84.06139364946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6" calcext:value-type="float">
            <text:p>196</text:p>
          </table:table-cell>
          <table:table-cell office:value-type="float" office:value="1.7021076296449" calcext:value-type="float">
            <text:p>1.7021076296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4.1913679482627" calcext:value-type="float">
            <text:p>84.19136794826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7" calcext:value-type="float">
            <text:p>197</text:p>
          </table:table-cell>
          <table:table-cell office:value-type="float" office:value="1.71449831805433" calcext:value-type="float">
            <text:p>1.71449831805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.3247629107554" calcext:value-type="float">
            <text:p>84.32476291075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8" calcext:value-type="float">
            <text:p>198</text:p>
          </table:table-cell>
          <table:table-cell office:value-type="float" office:value="1.72204469289848" calcext:value-type="float">
            <text:p>1.722044692898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.4502652816479" calcext:value-type="float">
            <text:p>84.45026528164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99" calcext:value-type="float">
            <text:p>199</text:p>
          </table:table-cell>
          <table:table-cell office:value-type="float" office:value="1.7360742459695" calcext:value-type="float">
            <text:p>1.7360742459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.5740165970854" calcext:value-type="float">
            <text:p>84.57401659708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.75045953525583" calcext:value-type="float">
            <text:p>1.75045953525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.7004986533367" calcext:value-type="float">
            <text:p>84.70049865333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1" calcext:value-type="float">
            <text:p>201</text:p>
          </table:table-cell>
          <table:table-cell office:value-type="float" office:value="1.76073271768105" calcext:value-type="float">
            <text:p>1.760732717681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.8236429205347" calcext:value-type="float">
            <text:p>84.82364292053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2" calcext:value-type="float">
            <text:p>202</text:p>
          </table:table-cell>
          <table:table-cell office:value-type="float" office:value="1.7729761367729" calcext:value-type="float">
            <text:p>1.77297613677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4.9494324653554" calcext:value-type="float">
            <text:p>84.94943246535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3" calcext:value-type="float">
            <text:p>203</text:p>
          </table:table-cell>
          <table:table-cell office:value-type="float" office:value="1.7812204013792" calcext:value-type="float">
            <text:p>1.78122040137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5.0856524264161" calcext:value-type="float">
            <text:p>85.08565242641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4" calcext:value-type="float">
            <text:p>204</text:p>
          </table:table-cell>
          <table:table-cell office:value-type="float" office:value="1.77769391165112" calcext:value-type="float">
            <text:p>1.77769391165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.2198705290176" calcext:value-type="float">
            <text:p>85.21987052901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5" calcext:value-type="float">
            <text:p>205</text:p>
          </table:table-cell>
          <table:table-cell office:value-type="float" office:value="1.77484234566894" calcext:value-type="float">
            <text:p>1.77484234566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5.3494900055456" calcext:value-type="float">
            <text:p>85.3494900055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6" calcext:value-type="float">
            <text:p>206</text:p>
          </table:table-cell>
          <table:table-cell office:value-type="float" office:value="1.77527574039407" calcext:value-type="float">
            <text:p>1.775275740394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.4801220896171" calcext:value-type="float">
            <text:p>85.48012208961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7" calcext:value-type="float">
            <text:p>207</text:p>
          </table:table-cell>
          <table:table-cell office:value-type="float" office:value="1.77339599886314" calcext:value-type="float">
            <text:p>1.77339599886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5.605320868721" calcext:value-type="float">
            <text:p>85.6053208687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8" calcext:value-type="float">
            <text:p>208</text:p>
          </table:table-cell>
          <table:table-cell office:value-type="float" office:value="1.77566203887451" calcext:value-type="float">
            <text:p>1.775662038874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7351831529915" calcext:value-type="float">
            <text:p>85.73518315299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09" calcext:value-type="float">
            <text:p>209</text:p>
          </table:table-cell>
          <table:table-cell office:value-type="float" office:value="1.77198992552802" calcext:value-type="float">
            <text:p>1.771989925528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5.8641326913246" calcext:value-type="float">
            <text:p>85.86413269132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0" calcext:value-type="float">
            <text:p>210</text:p>
          </table:table-cell>
          <table:table-cell office:value-type="float" office:value="1.76796865640972" calcext:value-type="float">
            <text:p>1.767968656409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.9876342215542" calcext:value-type="float">
            <text:p>85.98763422155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1" calcext:value-type="float">
            <text:p>211</text:p>
          </table:table-cell>
          <table:table-cell office:value-type="float" office:value="1.76814611270277" calcext:value-type="float">
            <text:p>1.76814611270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6.1123732639541" calcext:value-type="float">
            <text:p>86.11237326395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2" calcext:value-type="float">
            <text:p>212</text:p>
          </table:table-cell>
          <table:table-cell office:value-type="float" office:value="1.76584926696036" calcext:value-type="float">
            <text:p>1.76584926696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.2369638170288" calcext:value-type="float">
            <text:p>86.23696381702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3" calcext:value-type="float">
            <text:p>213</text:p>
          </table:table-cell>
          <table:table-cell office:value-type="float" office:value="1.76247648857647" calcext:value-type="float">
            <text:p>1.76247648857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6.3564123606767" calcext:value-type="float">
            <text:p>86.35641236067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4" calcext:value-type="float">
            <text:p>214</text:p>
          </table:table-cell>
          <table:table-cell office:value-type="float" office:value="1.76303354187252" calcext:value-type="float">
            <text:p>1.763033541872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.4787637300277" calcext:value-type="float">
            <text:p>86.47876373002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5" calcext:value-type="float">
            <text:p>215</text:p>
          </table:table-cell>
          <table:table-cell office:value-type="float" office:value="1.75948771349605" calcext:value-type="float">
            <text:p>1.75948771349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6.5985914773428" calcext:value-type="float">
            <text:p>86.59859147734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6" calcext:value-type="float">
            <text:p>216</text:p>
          </table:table-cell>
          <table:table-cell office:value-type="float" office:value="1.7572774517457" calcext:value-type="float">
            <text:p>1.7572774517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6.7183198482836" calcext:value-type="float">
            <text:p>86.71831984828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7" calcext:value-type="float">
            <text:p>217</text:p>
          </table:table-cell>
          <table:table-cell office:value-type="float" office:value="1.75399039151396" calcext:value-type="float">
            <text:p>1.753990391513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6.837978755064" calcext:value-type="float">
            <text:p>86.8379787550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8" calcext:value-type="float">
            <text:p>218</text:p>
          </table:table-cell>
          <table:table-cell office:value-type="float" office:value="1.74960838233566" calcext:value-type="float">
            <text:p>1.74960838233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.9520551078642" calcext:value-type="float">
            <text:p>86.95205510786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19" calcext:value-type="float">
            <text:p>219</text:p>
          </table:table-cell>
          <table:table-cell office:value-type="float" office:value="1.74965615816143" calcext:value-type="float">
            <text:p>1.749656158161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7.0646774139284" calcext:value-type="float">
            <text:p>87.06467741392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0" calcext:value-type="float">
            <text:p>220</text:p>
          </table:table-cell>
          <table:table-cell office:value-type="float" office:value="1.75001673943696" calcext:value-type="float">
            <text:p>1.75001673943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7.1806973064558" calcext:value-type="float">
            <text:p>87.18069730645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1" calcext:value-type="float">
            <text:p>221</text:p>
          </table:table-cell>
          <table:table-cell office:value-type="float" office:value="1.74584990537592" calcext:value-type="float">
            <text:p>1.745849905375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7.2930173175182" calcext:value-type="float">
            <text:p>87.29301731751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2" calcext:value-type="float">
            <text:p>222</text:p>
          </table:table-cell>
          <table:table-cell office:value-type="float" office:value="1.74426442219518" calcext:value-type="float">
            <text:p>1.74426442219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7.4065736308295" calcext:value-type="float">
            <text:p>87.40657363082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3" calcext:value-type="float">
            <text:p>223</text:p>
          </table:table-cell>
          <table:table-cell office:value-type="float" office:value="1.74033529148674" calcext:value-type="float">
            <text:p>1.740335291486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5198496666731" calcext:value-type="float">
            <text:p>87.5198496666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4" calcext:value-type="float">
            <text:p>224</text:p>
          </table:table-cell>
          <table:table-cell office:value-type="float" office:value="1.73559016641997" calcext:value-type="float">
            <text:p>1.735590166419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.632886464124" calcext:value-type="float">
            <text:p>87.6328864641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5" calcext:value-type="float">
            <text:p>225</text:p>
          </table:table-cell>
          <table:table-cell office:value-type="float" office:value="1.72999897063813" calcext:value-type="float">
            <text:p>1.729998970638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7463535178501" calcext:value-type="float">
            <text:p>87.74635351785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6" calcext:value-type="float">
            <text:p>226</text:p>
          </table:table-cell>
          <table:table-cell office:value-type="float" office:value="1.7229030625644" calcext:value-type="float">
            <text:p>1.72290306256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7.8450804588621" calcext:value-type="float">
            <text:p>87.8450804588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7" calcext:value-type="float">
            <text:p>227</text:p>
          </table:table-cell>
          <table:table-cell office:value-type="float" office:value="1.72948355574828" calcext:value-type="float">
            <text:p>1.729483555748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.9406556282995" calcext:value-type="float">
            <text:p>87.94065562829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8" calcext:value-type="float">
            <text:p>228</text:p>
          </table:table-cell>
          <table:table-cell office:value-type="float" office:value="1.73816274616482" calcext:value-type="float">
            <text:p>1.738162746164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8.036858828114" calcext:value-type="float">
            <text:p>88.036858828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29" calcext:value-type="float">
            <text:p>229</text:p>
          </table:table-cell>
          <table:table-cell office:value-type="float" office:value="1.74517136260561" calcext:value-type="float">
            <text:p>1.74517136260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8.1290929795589" calcext:value-type="float">
            <text:p>88.12909297955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0" calcext:value-type="float">
            <text:p>230</text:p>
          </table:table-cell>
          <table:table-cell office:value-type="float" office:value="1.75511690925353" calcext:value-type="float">
            <text:p>1.755116909253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8.2155439852472" calcext:value-type="float">
            <text:p>88.21554398524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1" calcext:value-type="float">
            <text:p>231</text:p>
          </table:table-cell>
          <table:table-cell office:value-type="float" office:value="1.76982380467712" calcext:value-type="float">
            <text:p>1.76982380467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8.307072755921" calcext:value-type="float">
            <text:p>88.3070727559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2" calcext:value-type="float">
            <text:p>232</text:p>
          </table:table-cell>
          <table:table-cell office:value-type="float" office:value="1.77844135610404" calcext:value-type="float">
            <text:p>1.77844135610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8.3936989980588" calcext:value-type="float">
            <text:p>88.39369899805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3" calcext:value-type="float">
            <text:p>233</text:p>
          </table:table-cell>
          <table:table-cell office:value-type="float" office:value="1.79095997284603" calcext:value-type="float">
            <text:p>1.790959972846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.4815929939937" calcext:value-type="float">
            <text:p>88.48159299399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4" calcext:value-type="float">
            <text:p>234</text:p>
          </table:table-cell>
          <table:table-cell office:value-type="float" office:value="1.80121938720207" calcext:value-type="float">
            <text:p>1.80121938720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8.5664740337507" calcext:value-type="float">
            <text:p>88.56647403375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5" calcext:value-type="float">
            <text:p>235</text:p>
          </table:table-cell>
          <table:table-cell office:value-type="float" office:value="1.81351022363308" calcext:value-type="float">
            <text:p>1.81351022363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8.6561179353885" calcext:value-type="float">
            <text:p>88.65611793538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6" calcext:value-type="float">
            <text:p>236</text:p>
          </table:table-cell>
          <table:table-cell office:value-type="float" office:value="1.82006647942144" calcext:value-type="float">
            <text:p>1.82006647942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.7442403003384" calcext:value-type="float">
            <text:p>88.74424030033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7" calcext:value-type="float">
            <text:p>237</text:p>
          </table:table-cell>
          <table:table-cell office:value-type="float" office:value="1.82718227032343" calcext:value-type="float">
            <text:p>1.82718227032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8.83810630855" calcext:value-type="float">
            <text:p>88.838106308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8" calcext:value-type="float">
            <text:p>238</text:p>
          </table:table-cell>
          <table:table-cell office:value-type="float" office:value="1.82760203640524" calcext:value-type="float">
            <text:p>1.82760203640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8.9291066887635" calcext:value-type="float">
            <text:p>88.92910668876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39" calcext:value-type="float">
            <text:p>239</text:p>
          </table:table-cell>
          <table:table-cell office:value-type="float" office:value="1.82994457274222" calcext:value-type="float">
            <text:p>1.82994457274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.0127885948488" calcext:value-type="float">
            <text:p>89.01278859484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0" calcext:value-type="float">
            <text:p>240</text:p>
          </table:table-cell>
          <table:table-cell office:value-type="float" office:value="1.83867215404183" calcext:value-type="float">
            <text:p>1.838672154041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9.0982704649979" calcext:value-type="float">
            <text:p>89.09827046499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1" calcext:value-type="float">
            <text:p>241</text:p>
          </table:table-cell>
          <table:table-cell office:value-type="float" office:value="1.84467567640385" calcext:value-type="float">
            <text:p>1.844675676403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9.1774370140793" calcext:value-type="float">
            <text:p>89.17743701407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2" calcext:value-type="float">
            <text:p>242</text:p>
          </table:table-cell>
          <table:table-cell office:value-type="float" office:value="1.85607966590847" calcext:value-type="float">
            <text:p>1.856079665908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9.257091215367" calcext:value-type="float">
            <text:p>89.2570912153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3" calcext:value-type="float">
            <text:p>243</text:p>
          </table:table-cell>
          <table:table-cell office:value-type="float" office:value="1.86609029782081" calcext:value-type="float">
            <text:p>1.866090297820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9.3367425254356" calcext:value-type="float">
            <text:p>89.33674252543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4" calcext:value-type="float">
            <text:p>244</text:p>
          </table:table-cell>
          <table:table-cell office:value-type="float" office:value="1.87520717262038" calcext:value-type="float">
            <text:p>1.875207172620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.4100417668479" calcext:value-type="float">
            <text:p>89.41004176684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5" calcext:value-type="float">
            <text:p>245</text:p>
          </table:table-cell>
          <table:table-cell office:value-type="float" office:value="1.88978843422751" calcext:value-type="float">
            <text:p>1.889788434227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9.4881635714016" calcext:value-type="float">
            <text:p>89.48816357140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6" calcext:value-type="float">
            <text:p>246</text:p>
          </table:table-cell>
          <table:table-cell office:value-type="float" office:value="1.89866832766301" calcext:value-type="float">
            <text:p>1.898668327663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9.5676409100466" calcext:value-type="float">
            <text:p>89.56764091004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7" calcext:value-type="float">
            <text:p>247</text:p>
          </table:table-cell>
          <table:table-cell office:value-type="float" office:value="1.90532267002741" calcext:value-type="float">
            <text:p>1.905322670027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.6463234753051" calcext:value-type="float">
            <text:p>89.6463234753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office:value-type="float" office:value="1.91191046896816" calcext:value-type="float">
            <text:p>1.91191046896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9.7285836448074" calcext:value-type="float">
            <text:p>89.72858364480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49" calcext:value-type="float">
            <text:p>249</text:p>
          </table:table-cell>
          <table:table-cell office:value-type="float" office:value="1.91406796002316" calcext:value-type="float">
            <text:p>1.91406796002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.8129491845061" calcext:value-type="float">
            <text:p>89.81294918450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0" calcext:value-type="float">
            <text:p>250</text:p>
          </table:table-cell>
          <table:table-cell office:value-type="float" office:value="1.91327590427614" calcext:value-type="float">
            <text:p>1.91327590427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.8895032369648" calcext:value-type="float">
            <text:p>89.88950323696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1" calcext:value-type="float">
            <text:p>251</text:p>
          </table:table-cell>
          <table:table-cell office:value-type="float" office:value="1.91945960092958" calcext:value-type="float">
            <text:p>1.919459600929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9.9628304268174" calcext:value-type="float">
            <text:p>89.96283042681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2" calcext:value-type="float">
            <text:p>252</text:p>
          </table:table-cell>
          <table:table-cell office:value-type="float" office:value="1.92804278269806" calcext:value-type="float">
            <text:p>1.928042782698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.0365354558826" calcext:value-type="float">
            <text:p>90.03653545588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3" calcext:value-type="float">
            <text:p>253</text:p>
          </table:table-cell>
          <table:table-cell office:value-type="float" office:value="1.93542902153775" calcext:value-type="float">
            <text:p>1.93542902153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0.1101960753497" calcext:value-type="float">
            <text:p>90.11019607534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4" calcext:value-type="float">
            <text:p>254</text:p>
          </table:table-cell>
          <table:table-cell office:value-type="float" office:value="1.9420487572964" calcext:value-type="float">
            <text:p>1.9420487572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0.1863668418689" calcext:value-type="float">
            <text:p>90.18636684186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5" calcext:value-type="float">
            <text:p>255</text:p>
          </table:table-cell>
          <table:table-cell office:value-type="float" office:value="1.9453555424507" calcext:value-type="float">
            <text:p>1.9453555424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.2643011532483" calcext:value-type="float">
            <text:p>90.26430115324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6" calcext:value-type="float">
            <text:p>256</text:p>
          </table:table-cell>
          <table:table-cell office:value-type="float" office:value="1.94610400722822" calcext:value-type="float">
            <text:p>1.94610400722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0.3394359194935" calcext:value-type="float">
            <text:p>90.33943591949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7" calcext:value-type="float">
            <text:p>257</text:p>
          </table:table-cell>
          <table:table-cell office:value-type="float" office:value="1.94886518937816" calcext:value-type="float">
            <text:p>1.94886518937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0.4180235422806" calcext:value-type="float">
            <text:p>90.41802354228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8" calcext:value-type="float">
            <text:p>258</text:p>
          </table:table-cell>
          <table:table-cell office:value-type="float" office:value="1.94739455550239" calcext:value-type="float">
            <text:p>1.94739455550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0.4923379305137" calcext:value-type="float">
            <text:p>90.49233793051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59" calcext:value-type="float">
            <text:p>259</text:p>
          </table:table-cell>
          <table:table-cell office:value-type="float" office:value="1.94942598629146" calcext:value-type="float">
            <text:p>1.949425986291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.5627231931839" calcext:value-type="float">
            <text:p>90.56272319318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0" calcext:value-type="float">
            <text:p>260</text:p>
          </table:table-cell>
          <table:table-cell office:value-type="float" office:value="1.95462308445323" calcext:value-type="float">
            <text:p>1.954623084453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.6338401472985" calcext:value-type="float">
            <text:p>90.63384014729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1" calcext:value-type="float">
            <text:p>261</text:p>
          </table:table-cell>
          <table:table-cell office:value-type="float" office:value="1.95833266756219" calcext:value-type="float">
            <text:p>1.958332667562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0.6976509995569" calcext:value-type="float">
            <text:p>90.69765099955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2" calcext:value-type="float">
            <text:p>262</text:p>
          </table:table-cell>
          <table:table-cell office:value-type="float" office:value="1.96860008715522" calcext:value-type="float">
            <text:p>1.968600087155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.7665781040192" calcext:value-type="float">
            <text:p>90.76657810401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3" calcext:value-type="float">
            <text:p>263</text:p>
          </table:table-cell>
          <table:table-cell office:value-type="float" office:value="1.97301047182584" calcext:value-type="float">
            <text:p>1.973010471825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0.8348159374368" calcext:value-type="float">
            <text:p>90.83481593743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4" calcext:value-type="float">
            <text:p>264</text:p>
          </table:table-cell>
          <table:table-cell office:value-type="float" office:value="1.97737675264975" calcext:value-type="float">
            <text:p>1.97737675264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.9023713925203" calcext:value-type="float">
            <text:p>90.9023713925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5" calcext:value-type="float">
            <text:p>265</text:p>
          </table:table-cell>
          <table:table-cell office:value-type="float" office:value="1.98169937066542" calcext:value-type="float">
            <text:p>1.981699370665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0.9680312228989" calcext:value-type="float">
            <text:p>90.96803122289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6" calcext:value-type="float">
            <text:p>266</text:p>
          </table:table-cell>
          <table:table-cell office:value-type="float" office:value="1.98719883265497" calcext:value-type="float">
            <text:p>1.987198832654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1.0361286884477" calcext:value-type="float">
            <text:p>91.0361286884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7" calcext:value-type="float">
            <text:p>267</text:p>
          </table:table-cell>
          <table:table-cell office:value-type="float" office:value="1.98954906655064" calcext:value-type="float">
            <text:p>1.989549066550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1.101671016021" calcext:value-type="float">
            <text:p>91.1016710160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8" calcext:value-type="float">
            <text:p>268</text:p>
          </table:table-cell>
          <table:table-cell office:value-type="float" office:value="1.9937499614273" calcext:value-type="float">
            <text:p>1.9937499614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1.1659629478361" calcext:value-type="float">
            <text:p>91.16596294783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69" calcext:value-type="float">
            <text:p>269</text:p>
          </table:table-cell>
          <table:table-cell office:value-type="float" office:value="1.99850381983772" calcext:value-type="float">
            <text:p>1.99850381983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1.2302069328156" calcext:value-type="float">
            <text:p>91.23020693281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0" calcext:value-type="float">
            <text:p>270</text:p>
          </table:table-cell>
          <table:table-cell office:value-type="float" office:value="2.00261516718151" calcext:value-type="float">
            <text:p>2.002615167181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1.2744266026179" calcext:value-type="float">
            <text:p>91.27442660261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1" calcext:value-type="float">
            <text:p>271</text:p>
          </table:table-cell>
          <table:table-cell office:value-type="float" office:value="2.02606727637926" calcext:value-type="float">
            <text:p>2.02606727637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1.3194288154649" calcext:value-type="float">
            <text:p>91.31942881546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2" calcext:value-type="float">
            <text:p>272</text:p>
          </table:table-cell>
          <table:table-cell office:value-type="float" office:value="2.04806012474223" calcext:value-type="float">
            <text:p>2.048060124742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.3649974139082" calcext:value-type="float">
            <text:p>91.36499741390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3" calcext:value-type="float">
            <text:p>273</text:p>
          </table:table-cell>
          <table:table-cell office:value-type="float" office:value="2.06881663689687" calcext:value-type="float">
            <text:p>2.068816636896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1.4210444094661" calcext:value-type="float">
            <text:p>91.42104440946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4" calcext:value-type="float">
            <text:p>274</text:p>
          </table:table-cell>
          <table:table-cell office:value-type="float" office:value="2.07843150083093" calcext:value-type="float">
            <text:p>2.07843150083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1.4683724269099" calcext:value-type="float">
            <text:p>91.46837242690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5" calcext:value-type="float">
            <text:p>275</text:p>
          </table:table-cell>
          <table:table-cell office:value-type="float" office:value="2.09610872428416" calcext:value-type="float">
            <text:p>2.09610872428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1.5233856723378" calcext:value-type="float">
            <text:p>91.52338567233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6" calcext:value-type="float">
            <text:p>276</text:p>
          </table:table-cell>
          <table:table-cell office:value-type="float" office:value="2.10545066734435" calcext:value-type="float">
            <text:p>2.10545066734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1.5732680946842" calcext:value-type="float">
            <text:p>91.57326809468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7" calcext:value-type="float">
            <text:p>277</text:p>
          </table:table-cell>
          <table:table-cell office:value-type="float" office:value="2.11927988160114" calcext:value-type="float">
            <text:p>2.119279881601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1.6158687470707" calcext:value-type="float">
            <text:p>91.61586874707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8" calcext:value-type="float">
            <text:p>278</text:p>
          </table:table-cell>
          <table:table-cell office:value-type="float" office:value="2.1397537494518" calcext:value-type="float">
            <text:p>2.1397537494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.6497100596" calcext:value-type="float">
            <text:p>91.64971005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79" calcext:value-type="float">
            <text:p>279</text:p>
          </table:table-cell>
          <table:table-cell office:value-type="float" office:value="2.16835621195728" calcext:value-type="float">
            <text:p>2.16835621195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.6923966324733" calcext:value-type="float">
            <text:p>91.69239663247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0" calcext:value-type="float">
            <text:p>280</text:p>
          </table:table-cell>
          <table:table-cell office:value-type="float" office:value="2.18748897636832" calcext:value-type="float">
            <text:p>2.18748897636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1.7409899075279" calcext:value-type="float">
            <text:p>91.74098990752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1" calcext:value-type="float">
            <text:p>281</text:p>
          </table:table-cell>
          <table:table-cell office:value-type="float" office:value="2.20009684522532" calcext:value-type="float">
            <text:p>2.200096845225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.782763681922" calcext:value-type="float">
            <text:p>91.7827636819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2" calcext:value-type="float">
            <text:p>282</text:p>
          </table:table-cell>
          <table:table-cell office:value-type="float" office:value="2.21891220330368" calcext:value-type="float">
            <text:p>2.21891220330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.8355242803969" calcext:value-type="float">
            <text:p>91.83552428039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3" calcext:value-type="float">
            <text:p>283</text:p>
          </table:table-cell>
          <table:table-cell office:value-type="float" office:value="2.22613484597653" calcext:value-type="float">
            <text:p>2.226134845976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.8859190375929" calcext:value-type="float">
            <text:p>91.88591903759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4" calcext:value-type="float">
            <text:p>284</text:p>
          </table:table-cell>
          <table:table-cell office:value-type="float" office:value="2.23512349751676" calcext:value-type="float">
            <text:p>2.235123497516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1.8938891155097" calcext:value-type="float">
            <text:p>91.89388911550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5" calcext:value-type="float">
            <text:p>285</text:p>
          </table:table-cell>
          <table:table-cell office:value-type="float" office:value="2.28594299424891" calcext:value-type="float">
            <text:p>2.285942994248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1.8704726124143" calcext:value-type="float">
            <text:p>91.8704726124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6" calcext:value-type="float">
            <text:p>286</text:p>
          </table:table-cell>
          <table:table-cell office:value-type="float" office:value="2.36756117624672" calcext:value-type="float">
            <text:p>2.367561176246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.8483196104281" calcext:value-type="float">
            <text:p>91.84831961042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7" calcext:value-type="float">
            <text:p>287</text:p>
          </table:table-cell>
          <table:table-cell office:value-type="float" office:value="2.44733384034632" calcext:value-type="float">
            <text:p>2.447333840346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.8529133374007" calcext:value-type="float">
            <text:p>91.85291333740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8" calcext:value-type="float">
            <text:p>288</text:p>
          </table:table-cell>
          <table:table-cell office:value-type="float" office:value="2.49978357886594" calcext:value-type="float">
            <text:p>2.49978357886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.8718842040267" calcext:value-type="float">
            <text:p>91.87188420402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89" calcext:value-type="float">
            <text:p>289</text:p>
          </table:table-cell>
          <table:table-cell office:value-type="float" office:value="2.53728574307728" calcext:value-type="float">
            <text:p>2.537285743077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.8954730542941" calcext:value-type="float">
            <text:p>91.8954730542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0" calcext:value-type="float">
            <text:p>290</text:p>
          </table:table-cell>
          <table:table-cell office:value-type="float" office:value="2.56960519333881" calcext:value-type="float">
            <text:p>2.569605193338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.9110977630035" calcext:value-type="float">
            <text:p>91.91109776300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1" calcext:value-type="float">
            <text:p>291</text:p>
          </table:table-cell>
          <table:table-cell office:value-type="float" office:value="2.60932970215309" calcext:value-type="float">
            <text:p>2.60932970215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.914400578477" calcext:value-type="float">
            <text:p>91.914400578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2" calcext:value-type="float">
            <text:p>292</text:p>
          </table:table-cell>
          <table:table-cell office:value-type="float" office:value="2.66082261202811" calcext:value-type="float">
            <text:p>2.66082261202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.9152565726922" calcext:value-type="float">
            <text:p>91.91525657269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3" calcext:value-type="float">
            <text:p>293</text:p>
          </table:table-cell>
          <table:table-cell office:value-type="float" office:value="2.71421438590783" calcext:value-type="float">
            <text:p>2.714214385907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.8982779200087" calcext:value-type="float">
            <text:p>91.89827792000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4" calcext:value-type="float">
            <text:p>294</text:p>
          </table:table-cell>
          <table:table-cell office:value-type="float" office:value="2.78489832900527" calcext:value-type="float">
            <text:p>2.784898329005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.8845582987034" calcext:value-type="float">
            <text:p>91.88455829870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5" calcext:value-type="float">
            <text:p>295</text:p>
          </table:table-cell>
          <table:table-cell office:value-type="float" office:value="2.85178618782048" calcext:value-type="float">
            <text:p>2.85178618782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1.8929854429891" calcext:value-type="float">
            <text:p>91.89298544298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6" calcext:value-type="float">
            <text:p>296</text:p>
          </table:table-cell>
          <table:table-cell office:value-type="float" office:value="2.89599559866955" calcext:value-type="float">
            <text:p>2.895995598669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.8948476677671" calcext:value-type="float">
            <text:p>91.89484766776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7" calcext:value-type="float">
            <text:p>297</text:p>
          </table:table-cell>
          <table:table-cell office:value-type="float" office:value="2.94624356347493" calcext:value-type="float">
            <text:p>2.94624356347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.8879871031774" calcext:value-type="float">
            <text:p>91.88798710317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8" calcext:value-type="float">
            <text:p>298</text:p>
          </table:table-cell>
          <table:table-cell office:value-type="float" office:value="3.00469321575227" calcext:value-type="float">
            <text:p>3.004693215752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1.8738691369075" calcext:value-type="float">
            <text:p>91.87386913690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299" calcext:value-type="float">
            <text:p>299</text:p>
          </table:table-cell>
          <table:table-cell office:value-type="float" office:value="3.06988437883284" calcext:value-type="float">
            <text:p>3.069884378832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.9007826194515" calcext:value-type="float">
            <text:p>91.9007826194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3.09353336113147" calcext:value-type="float">
            <text:p>3.09353336113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1.9073067081506" calcext:value-type="float">
            <text:p>91.90730670815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1" calcext:value-type="float">
            <text:p>301</text:p>
          </table:table-cell>
          <table:table-cell office:value-type="float" office:value="3.13706611262654" calcext:value-type="float">
            <text:p>3.13706611262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.8954501359144" calcext:value-type="float">
            <text:p>91.89545013591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2" calcext:value-type="float">
            <text:p>302</text:p>
          </table:table-cell>
          <table:table-cell office:value-type="float" office:value="3.19847895665491" calcext:value-type="float">
            <text:p>3.198478956654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1.9166665747262" calcext:value-type="float">
            <text:p>91.91666657472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3" calcext:value-type="float">
            <text:p>303</text:p>
          </table:table-cell>
          <table:table-cell office:value-type="float" office:value="3.22632322691743" calcext:value-type="float">
            <text:p>3.22632322691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.9253349605253" calcext:value-type="float">
            <text:p>91.92533496052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4" calcext:value-type="float">
            <text:p>304</text:p>
          </table:table-cell>
          <table:table-cell office:value-type="float" office:value="3.26622494310186" calcext:value-type="float">
            <text:p>3.26622494310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.955234153293" calcext:value-type="float">
            <text:p>91.9552341532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5" calcext:value-type="float">
            <text:p>305</text:p>
          </table:table-cell>
          <table:table-cell office:value-type="float" office:value="3.28441015129796" calcext:value-type="float">
            <text:p>3.284410151297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1.97318181176" calcext:value-type="float">
            <text:p>91.973181811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6" calcext:value-type="float">
            <text:p>306</text:p>
          </table:table-cell>
          <table:table-cell office:value-type="float" office:value="3.31406604978498" calcext:value-type="float">
            <text:p>3.31406604978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2.0017258557114" calcext:value-type="float">
            <text:p>92.0017258557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7" calcext:value-type="float">
            <text:p>307</text:p>
          </table:table-cell>
          <table:table-cell office:value-type="float" office:value="3.33264952721816" calcext:value-type="float">
            <text:p>3.33264952721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.0203050883824" calcext:value-type="float">
            <text:p>92.02030508838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8" calcext:value-type="float">
            <text:p>308</text:p>
          </table:table-cell>
          <table:table-cell office:value-type="float" office:value="3.36072654071791" calcext:value-type="float">
            <text:p>3.360726540717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.0449839272623" calcext:value-type="float">
            <text:p>92.04498392726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09" calcext:value-type="float">
            <text:p>309</text:p>
          </table:table-cell>
          <table:table-cell office:value-type="float" office:value="3.38223738554695" calcext:value-type="float">
            <text:p>3.38223738554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.0745340879897" calcext:value-type="float">
            <text:p>92.07453408798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0" calcext:value-type="float">
            <text:p>310</text:p>
          </table:table-cell>
          <table:table-cell office:value-type="float" office:value="3.39841501169148" calcext:value-type="float">
            <text:p>3.39841501169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.100353632606" calcext:value-type="float">
            <text:p>92.1003536326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1" calcext:value-type="float">
            <text:p>311</text:p>
          </table:table-cell>
          <table:table-cell office:value-type="float" office:value="3.41786597607839" calcext:value-type="float">
            <text:p>3.41786597607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.1049699309907" calcext:value-type="float">
            <text:p>92.10496993099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2" calcext:value-type="float">
            <text:p>312</text:p>
          </table:table-cell>
          <table:table-cell office:value-type="float" office:value="3.45806748160686" calcext:value-type="float">
            <text:p>3.45806748160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2.1202838680444" calcext:value-type="float">
            <text:p>92.12028386804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3" calcext:value-type="float">
            <text:p>313</text:p>
          </table:table-cell>
          <table:table-cell office:value-type="float" office:value="3.48712317042715" calcext:value-type="float">
            <text:p>3.487123170427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2.1387362017778" calcext:value-type="float">
            <text:p>92.13873620177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3.51259676630909" calcext:value-type="float">
            <text:p>3.5125967663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.1459202683314" calcext:value-type="float">
            <text:p>92.14592026833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5" calcext:value-type="float">
            <text:p>315</text:p>
          </table:table-cell>
          <table:table-cell office:value-type="float" office:value="3.54889937007457" calcext:value-type="float">
            <text:p>3.54889937007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.1604610656481" calcext:value-type="float">
            <text:p>92.16046106564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6" calcext:value-type="float">
            <text:p>316</text:p>
          </table:table-cell>
          <table:table-cell office:value-type="float" office:value="3.57741037637382" calcext:value-type="float">
            <text:p>3.57741037637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2.1360527166739" calcext:value-type="float">
            <text:p>92.13605271667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7" calcext:value-type="float">
            <text:p>317</text:p>
          </table:table-cell>
          <table:table-cell office:value-type="float" office:value="3.64444001092784" calcext:value-type="float">
            <text:p>3.644440010927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.1601467349617" calcext:value-type="float">
            <text:p>92.16014673496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8" calcext:value-type="float">
            <text:p>318</text:p>
          </table:table-cell>
          <table:table-cell office:value-type="float" office:value="3.66254106536402" calcext:value-type="float">
            <text:p>3.66254106536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.192673707979" calcext:value-type="float">
            <text:p>92.1926737079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19" calcext:value-type="float">
            <text:p>319</text:p>
          </table:table-cell>
          <table:table-cell office:value-type="float" office:value="3.67178721434341" calcext:value-type="float">
            <text:p>3.67178721434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2.1850326851849" calcext:value-type="float">
            <text:p>92.18503268518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0" calcext:value-type="float">
            <text:p>320</text:p>
          </table:table-cell>
          <table:table-cell office:value-type="float" office:value="3.72078362791426" calcext:value-type="float">
            <text:p>3.72078362791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2.1660949796923" calcext:value-type="float">
            <text:p>92.16609497969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1" calcext:value-type="float">
            <text:p>321</text:p>
          </table:table-cell>
          <table:table-cell office:value-type="float" office:value="3.78066317027589" calcext:value-type="float">
            <text:p>3.78066317027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2.1217925204614" calcext:value-type="float">
            <text:p>92.12179252046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2" calcext:value-type="float">
            <text:p>322</text:p>
          </table:table-cell>
          <table:table-cell office:value-type="float" office:value="3.86549804800709" calcext:value-type="float">
            <text:p>3.865498048007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2.1321985268807" calcext:value-type="float">
            <text:p>92.13219852688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3" calcext:value-type="float">
            <text:p>323</text:p>
          </table:table-cell>
          <table:table-cell office:value-type="float" office:value="3.89521913590309" calcext:value-type="float">
            <text:p>3.89521913590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2.1548765416119" calcext:value-type="float">
            <text:p>92.15487654161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4" calcext:value-type="float">
            <text:p>324</text:p>
          </table:table-cell>
          <table:table-cell office:value-type="float" office:value="3.91226694454406" calcext:value-type="float">
            <text:p>3.91226694454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2.1878732307413" calcext:value-type="float">
            <text:p>92.1878732307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5" calcext:value-type="float">
            <text:p>325</text:p>
          </table:table-cell>
          <table:table-cell office:value-type="float" office:value="3.91859882055317" calcext:value-type="float">
            <text:p>3.918598820553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2.2114490438884" calcext:value-type="float">
            <text:p>92.21144904388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6" calcext:value-type="float">
            <text:p>326</text:p>
          </table:table-cell>
          <table:table-cell office:value-type="float" office:value="3.93395828689309" calcext:value-type="float">
            <text:p>3.93395828689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.2231580828613" calcext:value-type="float">
            <text:p>92.22315808286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7" calcext:value-type="float">
            <text:p>327</text:p>
          </table:table-cell>
          <table:table-cell office:value-type="float" office:value="3.96079517461239" calcext:value-type="float">
            <text:p>3.960795174612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2.2596893886306" calcext:value-type="float">
            <text:p>92.2596893886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8" calcext:value-type="float">
            <text:p>328</text:p>
          </table:table-cell>
          <table:table-cell office:value-type="float" office:value="3.96242433626833" calcext:value-type="float">
            <text:p>3.962424336268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.2936142338747" calcext:value-type="float">
            <text:p>92.29361423387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29" calcext:value-type="float">
            <text:p>329</text:p>
          </table:table-cell>
          <table:table-cell office:value-type="float" office:value="3.96627835377521" calcext:value-type="float">
            <text:p>3.96627835377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2.3051043210442" calcext:value-type="float">
            <text:p>92.30510432104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0" calcext:value-type="float">
            <text:p>330</text:p>
          </table:table-cell>
          <table:table-cell office:value-type="float" office:value="3.99218934072926" calcext:value-type="float">
            <text:p>3.992189340729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2.3065815797206" calcext:value-type="float">
            <text:p>92.3065815797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1" calcext:value-type="float">
            <text:p>331</text:p>
          </table:table-cell>
          <table:table-cell office:value-type="float" office:value="4.02773914543518" calcext:value-type="float">
            <text:p>4.027739145435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.3200237004313" calcext:value-type="float">
            <text:p>92.32002370043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2" calcext:value-type="float">
            <text:p>332</text:p>
          </table:table-cell>
          <table:table-cell office:value-type="float" office:value="4.05095381747289" calcext:value-type="float">
            <text:p>4.050953817472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2.3323073343947" calcext:value-type="float">
            <text:p>92.33230733439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3" calcext:value-type="float">
            <text:p>333</text:p>
          </table:table-cell>
          <table:table-cell office:value-type="float" office:value="4.07496040833042" calcext:value-type="float">
            <text:p>4.074960408330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2.3386717610508" calcext:value-type="float">
            <text:p>92.33867176105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4" calcext:value-type="float">
            <text:p>334</text:p>
          </table:table-cell>
          <table:table-cell office:value-type="float" office:value="4.10452330424712" calcext:value-type="float">
            <text:p>4.10452330424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2.3463195261989" calcext:value-type="float">
            <text:p>92.34631952619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5" calcext:value-type="float">
            <text:p>335</text:p>
          </table:table-cell>
          <table:table-cell office:value-type="float" office:value="4.13244358844602" calcext:value-type="float">
            <text:p>4.132443588446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.3496855992296" calcext:value-type="float">
            <text:p>92.34968559922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6" calcext:value-type="float">
            <text:p>336</text:p>
          </table:table-cell>
          <table:table-cell office:value-type="float" office:value="4.16428988426888" calcext:value-type="float">
            <text:p>4.16428988426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2.3607681824896" calcext:value-type="float">
            <text:p>92.36076818248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7" calcext:value-type="float">
            <text:p>337</text:p>
          </table:table-cell>
          <table:table-cell office:value-type="float" office:value="4.18806754617386" calcext:value-type="float">
            <text:p>4.188067546173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2.3657319292361" calcext:value-type="float">
            <text:p>92.36573192923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8" calcext:value-type="float">
            <text:p>338</text:p>
          </table:table-cell>
          <table:table-cell office:value-type="float" office:value="4.21761544214069" calcext:value-type="float">
            <text:p>4.217615442140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.3609935288627" calcext:value-type="float">
            <text:p>92.36099352886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39" calcext:value-type="float">
            <text:p>339</text:p>
          </table:table-cell>
          <table:table-cell office:value-type="float" office:value="4.25652036880036" calcext:value-type="float">
            <text:p>4.25652036880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.3754366909192" calcext:value-type="float">
            <text:p>92.37543669091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0" calcext:value-type="float">
            <text:p>340</text:p>
          </table:table-cell>
          <table:table-cell office:value-type="float" office:value="4.27590206776723" calcext:value-type="float">
            <text:p>4.275902067767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2.3639630257644" calcext:value-type="float">
            <text:p>92.36396302576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1" calcext:value-type="float">
            <text:p>341</text:p>
          </table:table-cell>
          <table:table-cell office:value-type="float" office:value="4.32086234533517" calcext:value-type="float">
            <text:p>4.320862345335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.343236016866" calcext:value-type="float">
            <text:p>92.3432360168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2" calcext:value-type="float">
            <text:p>342</text:p>
          </table:table-cell>
          <table:table-cell office:value-type="float" office:value="4.37474110052259" calcext:value-type="float">
            <text:p>4.37474110052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2.3145404988026" calcext:value-type="float">
            <text:p>92.31454049880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3" calcext:value-type="float">
            <text:p>343</text:p>
          </table:table-cell>
          <table:table-cell office:value-type="float" office:value="4.4362568474121" calcext:value-type="float">
            <text:p>4.43625684741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2.3144720168915" calcext:value-type="float">
            <text:p>92.31447201689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4" calcext:value-type="float">
            <text:p>344</text:p>
          </table:table-cell>
          <table:table-cell office:value-type="float" office:value="4.46881735586106" calcext:value-type="float">
            <text:p>4.468817355861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2.3058572112525" calcext:value-type="float">
            <text:p>92.3058572112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5" calcext:value-type="float">
            <text:p>345</text:p>
          </table:table-cell>
          <table:table-cell office:value-type="float" office:value="4.50959926777253" calcext:value-type="float">
            <text:p>4.509599267772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2.29479863914" calcext:value-type="float">
            <text:p>92.294798639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6" calcext:value-type="float">
            <text:p>346</text:p>
          </table:table-cell>
          <table:table-cell office:value-type="float" office:value="4.55250327509481" calcext:value-type="float">
            <text:p>4.552503275094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2.3120215929195" calcext:value-type="float">
            <text:p>92.31202159291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7" calcext:value-type="float">
            <text:p>347</text:p>
          </table:table-cell>
          <table:table-cell office:value-type="float" office:value="4.56680730217292" calcext:value-type="float">
            <text:p>4.566807302172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.3222347103236" calcext:value-type="float">
            <text:p>92.32223471032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8" calcext:value-type="float">
            <text:p>348</text:p>
          </table:table-cell>
          <table:table-cell office:value-type="float" office:value="4.58780589581786" calcext:value-type="float">
            <text:p>4.587805895817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2.3416353140401" calcext:value-type="float">
            <text:p>92.34163531404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49" calcext:value-type="float">
            <text:p>349</text:p>
          </table:table-cell>
          <table:table-cell office:value-type="float" office:value="4.59930488604001" calcext:value-type="float">
            <text:p>4.59930488604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2.3631008506634" calcext:value-type="float">
            <text:p>92.36310085066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0" calcext:value-type="float">
            <text:p>350</text:p>
          </table:table-cell>
          <table:table-cell office:value-type="float" office:value="4.60842994741583" calcext:value-type="float">
            <text:p>4.60842994741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.3680412707282" calcext:value-type="float">
            <text:p>92.36804127072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1" calcext:value-type="float">
            <text:p>351</text:p>
          </table:table-cell>
          <table:table-cell office:value-type="float" office:value="4.63377421937024" calcext:value-type="float">
            <text:p>4.63377421937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.3667746511244" calcext:value-type="float">
            <text:p>92.36677465112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2" calcext:value-type="float">
            <text:p>352</text:p>
          </table:table-cell>
          <table:table-cell office:value-type="float" office:value="4.66502268407309" calcext:value-type="float">
            <text:p>4.66502268407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2.3758800138569" calcext:value-type="float">
            <text:p>92.37588001385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3" calcext:value-type="float">
            <text:p>353</text:p>
          </table:table-cell>
          <table:table-cell office:value-type="float" office:value="4.68559934798866" calcext:value-type="float">
            <text:p>4.68559934798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2.378950482011" calcext:value-type="float">
            <text:p>92.3789504820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4" calcext:value-type="float">
            <text:p>354</text:p>
          </table:table-cell>
          <table:table-cell office:value-type="float" office:value="4.71191408621609" calcext:value-type="float">
            <text:p>4.71191408621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.360333390984" calcext:value-type="float">
            <text:p>92.3603333909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5" calcext:value-type="float">
            <text:p>355</text:p>
          </table:table-cell>
          <table:table-cell office:value-type="float" office:value="4.75962253156083" calcext:value-type="float">
            <text:p>4.75962253156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.3343678523497" calcext:value-type="float">
            <text:p>92.33436785234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6" calcext:value-type="float">
            <text:p>356</text:p>
          </table:table-cell>
          <table:table-cell office:value-type="float" office:value="4.81438851096963" calcext:value-type="float">
            <text:p>4.814388510969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2.3246932385744" calcext:value-type="float">
            <text:p>92.32469323857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7" calcext:value-type="float">
            <text:p>357</text:p>
          </table:table-cell>
          <table:table-cell office:value-type="float" office:value="4.85257556111173" calcext:value-type="float">
            <text:p>4.85257556111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2.3289825380727" calcext:value-type="float">
            <text:p>92.32898253807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8" calcext:value-type="float">
            <text:p>358</text:p>
          </table:table-cell>
          <table:table-cell office:value-type="float" office:value="4.87651357361656" calcext:value-type="float">
            <text:p>4.876513573616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.3327000119621" calcext:value-type="float">
            <text:p>92.3327000119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59" calcext:value-type="float">
            <text:p>359</text:p>
          </table:table-cell>
          <table:table-cell office:value-type="float" office:value="4.90074113861032" calcext:value-type="float">
            <text:p>4.90074113861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.3300079324774" calcext:value-type="float">
            <text:p>92.33000793247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0" calcext:value-type="float">
            <text:p>360</text:p>
          </table:table-cell>
          <table:table-cell office:value-type="float" office:value="4.93109880658929" calcext:value-type="float">
            <text:p>4.93109880658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.2884282832601" calcext:value-type="float">
            <text:p>92.2884282832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1" calcext:value-type="float">
            <text:p>361</text:p>
          </table:table-cell>
          <table:table-cell office:value-type="float" office:value="5.00006738841587" calcext:value-type="float">
            <text:p>5.000067388415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.3062219665292" calcext:value-type="float">
            <text:p>92.30622196652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2" calcext:value-type="float">
            <text:p>362</text:p>
          </table:table-cell>
          <table:table-cell office:value-type="float" office:value="5.00938874843002" calcext:value-type="float">
            <text:p>5.009388748430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.2930696567738" calcext:value-type="float">
            <text:p>92.29306965677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3" calcext:value-type="float">
            <text:p>363</text:p>
          </table:table-cell>
          <table:table-cell office:value-type="float" office:value="5.04938495103581" calcext:value-type="float">
            <text:p>5.049384951035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.2827603194294" calcext:value-type="float">
            <text:p>92.28276031942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4" calcext:value-type="float">
            <text:p>364</text:p>
          </table:table-cell>
          <table:table-cell office:value-type="float" office:value="5.08626974230215" calcext:value-type="float">
            <text:p>5.08626974230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.2467251690653" calcext:value-type="float">
            <text:p>92.24672516906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5" calcext:value-type="float">
            <text:p>365</text:p>
          </table:table-cell>
          <table:table-cell office:value-type="float" office:value="5.14861459204894" calcext:value-type="float">
            <text:p>5.148614592048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.2494915622345" calcext:value-type="float">
            <text:p>92.24949156223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6" calcext:value-type="float">
            <text:p>366</text:p>
          </table:table-cell>
          <table:table-cell office:value-type="float" office:value="5.17189480126864" calcext:value-type="float">
            <text:p>5.17189480126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.2420909862348" calcext:value-type="float">
            <text:p>92.24209098623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7" calcext:value-type="float">
            <text:p>367</text:p>
          </table:table-cell>
          <table:table-cell office:value-type="float" office:value="5.20508151363331" calcext:value-type="float">
            <text:p>5.20508151363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.2476700763724" calcext:value-type="float">
            <text:p>92.24767007637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8" calcext:value-type="float">
            <text:p>368</text:p>
          </table:table-cell>
          <table:table-cell office:value-type="float" office:value="5.22503069849698" calcext:value-type="float">
            <text:p>5.225030698496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.2649524117533" calcext:value-type="float">
            <text:p>92.26495241175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69" calcext:value-type="float">
            <text:p>369</text:p>
          </table:table-cell>
          <table:table-cell office:value-type="float" office:value="5.23302135536743" calcext:value-type="float">
            <text:p>5.23302135536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.2741210694539" calcext:value-type="float">
            <text:p>92.27412106945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0" calcext:value-type="float">
            <text:p>370</text:p>
          </table:table-cell>
          <table:table-cell office:value-type="float" office:value="5.24887295999557" calcext:value-type="float">
            <text:p>5.24887295999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.2744567818363" calcext:value-type="float">
            <text:p>92.27445678183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1" calcext:value-type="float">
            <text:p>371</text:p>
          </table:table-cell>
          <table:table-cell office:value-type="float" office:value="5.27330730731869" calcext:value-type="float">
            <text:p>5.27330730731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.2770853483463" calcext:value-type="float">
            <text:p>92.27708534834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2" calcext:value-type="float">
            <text:p>372</text:p>
          </table:table-cell>
          <table:table-cell office:value-type="float" office:value="5.29520109991715" calcext:value-type="float">
            <text:p>5.295201099917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2.2658189196416" calcext:value-type="float">
            <text:p>92.26581891964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3" calcext:value-type="float">
            <text:p>373</text:p>
          </table:table-cell>
          <table:table-cell office:value-type="float" office:value="5.33074466413921" calcext:value-type="float">
            <text:p>5.330744664139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2.2681607304452" calcext:value-type="float">
            <text:p>92.26816073044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4" calcext:value-type="float">
            <text:p>374</text:p>
          </table:table-cell>
          <table:table-cell office:value-type="float" office:value="5.35243721749782" calcext:value-type="float">
            <text:p>5.352437217497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.2553151887145" calcext:value-type="float">
            <text:p>92.2553151887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5" calcext:value-type="float">
            <text:p>375</text:p>
          </table:table-cell>
          <table:table-cell office:value-type="float" office:value="5.38907677974907" calcext:value-type="float">
            <text:p>5.38907677974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2.2583818715381" calcext:value-type="float">
            <text:p>92.25838187153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6" calcext:value-type="float">
            <text:p>376</text:p>
          </table:table-cell>
          <table:table-cell office:value-type="float" office:value="5.40956617724084" calcext:value-type="float">
            <text:p>5.40956617724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2.2606100828979" calcext:value-type="float">
            <text:p>92.26061008289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7" calcext:value-type="float">
            <text:p>377</text:p>
          </table:table-cell>
          <table:table-cell office:value-type="float" office:value="5.43065848539324" calcext:value-type="float">
            <text:p>5.430658485393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.2824484265133" calcext:value-type="float">
            <text:p>92.28244842651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8" calcext:value-type="float">
            <text:p>378</text:p>
          </table:table-cell>
          <table:table-cell office:value-type="float" office:value="5.43190745609487" calcext:value-type="float">
            <text:p>5.431907456094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2.2881953708196" calcext:value-type="float">
            <text:p>92.28819537081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79" calcext:value-type="float">
            <text:p>379</text:p>
          </table:table-cell>
          <table:table-cell office:value-type="float" office:value="5.44901695296249" calcext:value-type="float">
            <text:p>5.449016952962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.2894513481459" calcext:value-type="float">
            <text:p>92.28945134814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0" calcext:value-type="float">
            <text:p>380</text:p>
          </table:table-cell>
          <table:table-cell office:value-type="float" office:value="5.47038885239838" calcext:value-type="float">
            <text:p>5.47038885239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2.2884318346645" calcext:value-type="float">
            <text:p>92.28843183466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1" calcext:value-type="float">
            <text:p>381</text:p>
          </table:table-cell>
          <table:table-cell office:value-type="float" office:value="5.4938099638744" calcext:value-type="float">
            <text:p>5.49380996387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2.2891586274289" calcext:value-type="float">
            <text:p>92.28915862742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2" calcext:value-type="float">
            <text:p>382</text:p>
          </table:table-cell>
          <table:table-cell office:value-type="float" office:value="5.51526075312454" calcext:value-type="float">
            <text:p>5.51526075312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.3000905705664" calcext:value-type="float">
            <text:p>92.30009057056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3" calcext:value-type="float">
            <text:p>383</text:p>
          </table:table-cell>
          <table:table-cell office:value-type="float" office:value="5.52628461618153" calcext:value-type="float">
            <text:p>5.52628461618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.3007537869981" calcext:value-type="float">
            <text:p>92.30075378699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4" calcext:value-type="float">
            <text:p>384</text:p>
          </table:table-cell>
          <table:table-cell office:value-type="float" office:value="5.54735764788231" calcext:value-type="float">
            <text:p>5.54735764788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.3031193834565" calcext:value-type="float">
            <text:p>92.30311938345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5" calcext:value-type="float">
            <text:p>385</text:p>
          </table:table-cell>
          <table:table-cell office:value-type="float" office:value="5.56651093707513" calcext:value-type="float">
            <text:p>5.56651093707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.2931316678828" calcext:value-type="float">
            <text:p>92.29313166788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6" calcext:value-type="float">
            <text:p>386</text:p>
          </table:table-cell>
          <table:table-cell office:value-type="float" office:value="5.59780234944351" calcext:value-type="float">
            <text:p>5.59780234944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2.2718396954663" calcext:value-type="float">
            <text:p>92.27183969546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7" calcext:value-type="float">
            <text:p>387</text:p>
          </table:table-cell>
          <table:table-cell office:value-type="float" office:value="5.64018498168678" calcext:value-type="float">
            <text:p>5.640184981686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2.2521063731385" calcext:value-type="float">
            <text:p>92.25210637313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8" calcext:value-type="float">
            <text:p>388</text:p>
          </table:table-cell>
          <table:table-cell office:value-type="float" office:value="5.68079805724305" calcext:value-type="float">
            <text:p>5.680798057243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2.238676218498" calcext:value-type="float">
            <text:p>92.2386762184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89" calcext:value-type="float">
            <text:p>389</text:p>
          </table:table-cell>
          <table:table-cell office:value-type="float" office:value="5.71489916757971" calcext:value-type="float">
            <text:p>5.714899167579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2.2303998857609" calcext:value-type="float">
            <text:p>92.23039988576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0" calcext:value-type="float">
            <text:p>390</text:p>
          </table:table-cell>
          <table:table-cell office:value-type="float" office:value="5.74363974645606" calcext:value-type="float">
            <text:p>5.743639746456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2.2165465911287" calcext:value-type="float">
            <text:p>92.21654659112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1" calcext:value-type="float">
            <text:p>391</text:p>
          </table:table-cell>
          <table:table-cell office:value-type="float" office:value="5.77775264476614" calcext:value-type="float">
            <text:p>5.77775264476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2.1832700141063" calcext:value-type="float">
            <text:p>92.18327001410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2" calcext:value-type="float">
            <text:p>392</text:p>
          </table:table-cell>
          <table:table-cell office:value-type="float" office:value="5.83108622942959" calcext:value-type="float">
            <text:p>5.83108622942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2.1712733795389" calcext:value-type="float">
            <text:p>92.17127337953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3" calcext:value-type="float">
            <text:p>393</text:p>
          </table:table-cell>
          <table:table-cell office:value-type="float" office:value="5.86293930156153" calcext:value-type="float">
            <text:p>5.86293930156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.1626041240044" calcext:value-type="float">
            <text:p>92.16260412400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4" calcext:value-type="float">
            <text:p>394</text:p>
          </table:table-cell>
          <table:table-cell office:value-type="float" office:value="5.89126643028504" calcext:value-type="float">
            <text:p>5.891266430285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2.1424932342795" calcext:value-type="float">
            <text:p>92.14249323427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5" calcext:value-type="float">
            <text:p>395</text:p>
          </table:table-cell>
          <table:table-cell office:value-type="float" office:value="5.93083861446704" calcext:value-type="float">
            <text:p>5.93083861446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2.1210683019367" calcext:value-type="float">
            <text:p>92.12106830193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6" calcext:value-type="float">
            <text:p>396</text:p>
          </table:table-cell>
          <table:table-cell office:value-type="float" office:value="5.97153022832237" calcext:value-type="float">
            <text:p>5.97153022832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2.1028426935443" calcext:value-type="float">
            <text:p>92.10284269354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7" calcext:value-type="float">
            <text:p>397</text:p>
          </table:table-cell>
          <table:table-cell office:value-type="float" office:value="6.00882985141228" calcext:value-type="float">
            <text:p>6.008829851412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2.0513794840001" calcext:value-type="float">
            <text:p>92.05137948400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8" calcext:value-type="float">
            <text:p>398</text:p>
          </table:table-cell>
          <table:table-cell office:value-type="float" office:value="6.07917633550685" calcext:value-type="float">
            <text:p>6.079176335506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2.0316290479387" calcext:value-type="float">
            <text:p>92.03162904793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399" calcext:value-type="float">
            <text:p>399</text:p>
          </table:table-cell>
          <table:table-cell office:value-type="float" office:value="6.11762121337316" calcext:value-type="float">
            <text:p>6.11762121337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.0127212081636" calcext:value-type="float">
            <text:p>92.01272120816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.1550365505352" calcext:value-type="float">
            <text:p>6.15503655053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1.9857237670743" calcext:value-type="float">
            <text:p>91.98572376707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1" calcext:value-type="float">
            <text:p>401</text:p>
          </table:table-cell>
          <table:table-cell office:value-type="float" office:value="6.20035641403748" calcext:value-type="float">
            <text:p>6.200356414037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1.9749574384945" calcext:value-type="float">
            <text:p>91.97495743849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2" calcext:value-type="float">
            <text:p>402</text:p>
          </table:table-cell>
          <table:table-cell office:value-type="float" office:value="6.2292619408062" calcext:value-type="float">
            <text:p>6.22926194080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1.934240122174" calcext:value-type="float">
            <text:p>91.9342401221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3" calcext:value-type="float">
            <text:p>403</text:p>
          </table:table-cell>
          <table:table-cell office:value-type="float" office:value="6.28793706333362" calcext:value-type="float">
            <text:p>6.28793706333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1.91344844559" calcext:value-type="float">
            <text:p>91.913448445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4" calcext:value-type="float">
            <text:p>404</text:p>
          </table:table-cell>
          <table:table-cell office:value-type="float" office:value="6.3265069680626" calcext:value-type="float">
            <text:p>6.3265069680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1.9162997767369" calcext:value-type="float">
            <text:p>91.91629977673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5" calcext:value-type="float">
            <text:p>405</text:p>
          </table:table-cell>
          <table:table-cell office:value-type="float" office:value="6.34125608277914" calcext:value-type="float">
            <text:p>6.341256082779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1.9178684862866" calcext:value-type="float">
            <text:p>91.91786848628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6" calcext:value-type="float">
            <text:p>406</text:p>
          </table:table-cell>
          <table:table-cell office:value-type="float" office:value="6.35711181463428" calcext:value-type="float">
            <text:p>6.35711181463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1.9176087203427" calcext:value-type="float">
            <text:p>91.91760872034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7" calcext:value-type="float">
            <text:p>407</text:p>
          </table:table-cell>
          <table:table-cell office:value-type="float" office:value="6.37462177756902" calcext:value-type="float">
            <text:p>6.374621777569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1.9317659664726" calcext:value-type="float">
            <text:p>91.93176596647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8" calcext:value-type="float">
            <text:p>408</text:p>
          </table:table-cell>
          <table:table-cell office:value-type="float" office:value="6.37754222645999" calcext:value-type="float">
            <text:p>6.37754222645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1.9258341335795" calcext:value-type="float">
            <text:p>91.92583413357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09" calcext:value-type="float">
            <text:p>409</text:p>
          </table:table-cell>
          <table:table-cell office:value-type="float" office:value="6.40038097742374" calcext:value-type="float">
            <text:p>6.40038097742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1.9238690253264" calcext:value-type="float">
            <text:p>91.92386902532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0" calcext:value-type="float">
            <text:p>410</text:p>
          </table:table-cell>
          <table:table-cell office:value-type="float" office:value="6.41908393456679" calcext:value-type="float">
            <text:p>6.41908393456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1.9379636684065" calcext:value-type="float">
            <text:p>91.93796366840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1" calcext:value-type="float">
            <text:p>411</text:p>
          </table:table-cell>
          <table:table-cell office:value-type="float" office:value="6.42155976188779" calcext:value-type="float">
            <text:p>6.42155976188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1.9336783713451" calcext:value-type="float">
            <text:p>91.93367837134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2" calcext:value-type="float">
            <text:p>412</text:p>
          </table:table-cell>
          <table:table-cell office:value-type="float" office:value="6.44224982464627" calcext:value-type="float">
            <text:p>6.44224982464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1.9221430060713" calcext:value-type="float">
            <text:p>91.92214300607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3" calcext:value-type="float">
            <text:p>413</text:p>
          </table:table-cell>
          <table:table-cell office:value-type="float" office:value="6.47002590796009" calcext:value-type="float">
            <text:p>6.47002590796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1.8852745171871" calcext:value-type="float">
            <text:p>91.885274517187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4" calcext:value-type="float">
            <text:p>414</text:p>
          </table:table-cell>
          <table:table-cell office:value-type="float" office:value="6.52297270770402" calcext:value-type="float">
            <text:p>6.522972707704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.8755126811061" calcext:value-type="float">
            <text:p>91.87551268110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5" calcext:value-type="float">
            <text:p>415</text:p>
          </table:table-cell>
          <table:table-cell office:value-type="float" office:value="6.54865207153607" calcext:value-type="float">
            <text:p>6.54865207153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1.879834477372" calcext:value-type="float">
            <text:p>91.8798344773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6" calcext:value-type="float">
            <text:p>416</text:p>
          </table:table-cell>
          <table:table-cell office:value-type="float" office:value="6.56008862774379" calcext:value-type="float">
            <text:p>6.56008862774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1.8726007584486" calcext:value-type="float">
            <text:p>91.87260075844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7" calcext:value-type="float">
            <text:p>417</text:p>
          </table:table-cell>
          <table:table-cell office:value-type="float" office:value="6.58292311561601" calcext:value-type="float">
            <text:p>6.582923115616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1.8795890365784" calcext:value-type="float">
            <text:p>91.87958903657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8" calcext:value-type="float">
            <text:p>418</text:p>
          </table:table-cell>
          <table:table-cell office:value-type="float" office:value="6.59137959874557" calcext:value-type="float">
            <text:p>6.59137959874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1.8957043888162" calcext:value-type="float">
            <text:p>91.8957043888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19" calcext:value-type="float">
            <text:p>419</text:p>
          </table:table-cell>
          <table:table-cell office:value-type="float" office:value="6.59055456015456" calcext:value-type="float">
            <text:p>6.59055456015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1.8916409619493" calcext:value-type="float">
            <text:p>91.89164096194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0" calcext:value-type="float">
            <text:p>420</text:p>
          </table:table-cell>
          <table:table-cell office:value-type="float" office:value="6.60975539753174" calcext:value-type="float">
            <text:p>6.609755397531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1.8699848263024" calcext:value-type="float">
            <text:p>91.86998482630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1" calcext:value-type="float">
            <text:p>421</text:p>
          </table:table-cell>
          <table:table-cell office:value-type="float" office:value="6.64639756958382" calcext:value-type="float">
            <text:p>6.646397569583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1.8586923854468" calcext:value-type="float">
            <text:p>91.85869238544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2" calcext:value-type="float">
            <text:p>422</text:p>
          </table:table-cell>
          <table:table-cell office:value-type="float" office:value="6.67252618648057" calcext:value-type="float">
            <text:p>6.672526186480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1.8534387949257" calcext:value-type="float">
            <text:p>91.85343879492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3" calcext:value-type="float">
            <text:p>423</text:p>
          </table:table-cell>
          <table:table-cell office:value-type="float" office:value="6.69246759128243" calcext:value-type="float">
            <text:p>6.69246759128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1.8610789036207" calcext:value-type="float">
            <text:p>91.8610789036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4" calcext:value-type="float">
            <text:p>424</text:p>
          </table:table-cell>
          <table:table-cell office:value-type="float" office:value="6.69936841872531" calcext:value-type="float">
            <text:p>6.699368418725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1.8297920582465" calcext:value-type="float">
            <text:p>91.82979205824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5" calcext:value-type="float">
            <text:p>425</text:p>
          </table:table-cell>
          <table:table-cell office:value-type="float" office:value="6.74505079087609" calcext:value-type="float">
            <text:p>6.74505079087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1.791494137664" calcext:value-type="float">
            <text:p>91.7914941376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6" calcext:value-type="float">
            <text:p>426</text:p>
          </table:table-cell>
          <table:table-cell office:value-type="float" office:value="6.79760028296733" calcext:value-type="float">
            <text:p>6.79760028296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1.7766094993177" calcext:value-type="float">
            <text:p>91.77660949931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7" calcext:value-type="float">
            <text:p>427</text:p>
          </table:table-cell>
          <table:table-cell office:value-type="float" office:value="6.82659397710735" calcext:value-type="float">
            <text:p>6.82659397710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1.7690998145809" calcext:value-type="float">
            <text:p>91.76909981458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8" calcext:value-type="float">
            <text:p>428</text:p>
          </table:table-cell>
          <table:table-cell office:value-type="float" office:value="6.84807162707987" calcext:value-type="float">
            <text:p>6.848071627079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1.760499725526" calcext:value-type="float">
            <text:p>91.7604997255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29" calcext:value-type="float">
            <text:p>429</text:p>
          </table:table-cell>
          <table:table-cell office:value-type="float" office:value="6.87050000171816" calcext:value-type="float">
            <text:p>6.87050000171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1.7512916748356" calcext:value-type="float">
            <text:p>91.75129167483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0" calcext:value-type="float">
            <text:p>430</text:p>
          </table:table-cell>
          <table:table-cell office:value-type="float" office:value="6.89339805513609" calcext:value-type="float">
            <text:p>6.893398055136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1.7618363120441" calcext:value-type="float">
            <text:p>91.76183631204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1" calcext:value-type="float">
            <text:p>431</text:p>
          </table:table-cell>
          <table:table-cell office:value-type="float" office:value="6.8964065206279" calcext:value-type="float">
            <text:p>6.8964065206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1.7790005576193" calcext:value-type="float">
            <text:p>91.77900055761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2" calcext:value-type="float">
            <text:p>432</text:p>
          </table:table-cell>
          <table:table-cell office:value-type="float" office:value="6.89265984672596" calcext:value-type="float">
            <text:p>6.892659846725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1.7876811402784" calcext:value-type="float">
            <text:p>91.78768114027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3" calcext:value-type="float">
            <text:p>433</text:p>
          </table:table-cell>
          <table:table-cell office:value-type="float" office:value="6.89726266002341" calcext:value-type="float">
            <text:p>6.897262660023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1.782502741574" calcext:value-type="float">
            <text:p>91.7825027415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4" calcext:value-type="float">
            <text:p>434</text:p>
          </table:table-cell>
          <table:table-cell office:value-type="float" office:value="6.91559162072476" calcext:value-type="float">
            <text:p>6.91559162072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1.7824859333364" calcext:value-type="float">
            <text:p>91.78248593333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5" calcext:value-type="float">
            <text:p>435</text:p>
          </table:table-cell>
          <table:table-cell office:value-type="float" office:value="6.92862748533943" calcext:value-type="float">
            <text:p>6.92862748533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1.7887990050375" calcext:value-type="float">
            <text:p>91.78879900503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6" calcext:value-type="float">
            <text:p>436</text:p>
          </table:table-cell>
          <table:table-cell office:value-type="float" office:value="6.93520327945156" calcext:value-type="float">
            <text:p>6.93520327945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1.796836940913" calcext:value-type="float">
            <text:p>91.7968369409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7" calcext:value-type="float">
            <text:p>437</text:p>
          </table:table-cell>
          <table:table-cell office:value-type="float" office:value="6.93992532073112" calcext:value-type="float">
            <text:p>6.93992532073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1.7979437160126" calcext:value-type="float">
            <text:p>91.79794371601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8" calcext:value-type="float">
            <text:p>438</text:p>
          </table:table-cell>
          <table:table-cell office:value-type="float" office:value="6.95145092301513" calcext:value-type="float">
            <text:p>6.951450923015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1.8119370679681" calcext:value-type="float">
            <text:p>91.81193706796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39" calcext:value-type="float">
            <text:p>439</text:p>
          </table:table-cell>
          <table:table-cell office:value-type="float" office:value="6.94996362466934" calcext:value-type="float">
            <text:p>6.949963624669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1.8177943054755" calcext:value-type="float">
            <text:p>91.81779430547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0" calcext:value-type="float">
            <text:p>440</text:p>
          </table:table-cell>
          <table:table-cell office:value-type="float" office:value="6.95648738023551" calcext:value-type="float">
            <text:p>6.95648738023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1.8030646382829" calcext:value-type="float">
            <text:p>91.80306463828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1" calcext:value-type="float">
            <text:p>441</text:p>
          </table:table-cell>
          <table:table-cell office:value-type="float" office:value="6.98347423057108" calcext:value-type="float">
            <text:p>6.98347423057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1.8032729856107" calcext:value-type="float">
            <text:p>91.80327298561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2" calcext:value-type="float">
            <text:p>442</text:p>
          </table:table-cell>
          <table:table-cell office:value-type="float" office:value="6.99540049455468" calcext:value-type="float">
            <text:p>6.995400494554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1.8122065478894" calcext:value-type="float">
            <text:p>91.8122065478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3" calcext:value-type="float">
            <text:p>443</text:p>
          </table:table-cell>
          <table:table-cell office:value-type="float" office:value="6.9984801974743" calcext:value-type="float">
            <text:p>6.9984801974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.8205550706458" calcext:value-type="float">
            <text:p>91.8205550706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4" calcext:value-type="float">
            <text:p>444</text:p>
          </table:table-cell>
          <table:table-cell office:value-type="float" office:value="7.00202480726427" calcext:value-type="float">
            <text:p>7.002024807264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1.8249301651007" calcext:value-type="float">
            <text:p>91.82493016510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5" calcext:value-type="float">
            <text:p>445</text:p>
          </table:table-cell>
          <table:table-cell office:value-type="float" office:value="7.00942391403033" calcext:value-type="float">
            <text:p>7.009423914030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.8052315880874" calcext:value-type="float">
            <text:p>91.80523158808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6" calcext:value-type="float">
            <text:p>446</text:p>
          </table:table-cell>
          <table:table-cell office:value-type="float" office:value="7.04077895025235" calcext:value-type="float">
            <text:p>7.040778950252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.8175590190419" calcext:value-type="float">
            <text:p>91.81755901904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7" calcext:value-type="float">
            <text:p>447</text:p>
          </table:table-cell>
          <table:table-cell office:value-type="float" office:value="7.03999141391438" calcext:value-type="float">
            <text:p>7.039991413914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.8124269071124" calcext:value-type="float">
            <text:p>91.81242690711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8" calcext:value-type="float">
            <text:p>448</text:p>
          </table:table-cell>
          <table:table-cell office:value-type="float" office:value="7.05654802151437" calcext:value-type="float">
            <text:p>7.056548021514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.8005526380412" calcext:value-type="float">
            <text:p>91.80055263804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49" calcext:value-type="float">
            <text:p>449</text:p>
          </table:table-cell>
          <table:table-cell office:value-type="float" office:value="7.07973254129923" calcext:value-type="float">
            <text:p>7.07973254129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1.7937897152111" calcext:value-type="float">
            <text:p>91.79378971521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0" calcext:value-type="float">
            <text:p>450</text:p>
          </table:table-cell>
          <table:table-cell office:value-type="float" office:value="7.09769261233594" calcext:value-type="float">
            <text:p>7.09769261233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1.7898303126827" calcext:value-type="float">
            <text:p>91.78983031268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1" calcext:value-type="float">
            <text:p>451</text:p>
          </table:table-cell>
          <table:table-cell office:value-type="float" office:value="7.11273719158892" calcext:value-type="float">
            <text:p>7.11273719158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1.7885986762225" calcext:value-type="float">
            <text:p>91.78859867622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2" calcext:value-type="float">
            <text:p>452</text:p>
          </table:table-cell>
          <table:table-cell office:value-type="float" office:value="7.12494315300637" calcext:value-type="float">
            <text:p>7.124943153006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1.7933317370794" calcext:value-type="float">
            <text:p>91.79333173707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3" calcext:value-type="float">
            <text:p>453</text:p>
          </table:table-cell>
          <table:table-cell office:value-type="float" office:value="7.13107467385725" calcext:value-type="float">
            <text:p>7.131074673857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1.7580799839544" calcext:value-type="float">
            <text:p>91.75807998395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4" calcext:value-type="float">
            <text:p>454</text:p>
          </table:table-cell>
          <table:table-cell office:value-type="float" office:value="7.17708236287287" calcext:value-type="float">
            <text:p>7.177082362872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.7265751334819" calcext:value-type="float">
            <text:p>91.72657513348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5" calcext:value-type="float">
            <text:p>455</text:p>
          </table:table-cell>
          <table:table-cell office:value-type="float" office:value="7.21923558987705" calcext:value-type="float">
            <text:p>7.219235589877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1.6332530441189" calcext:value-type="float">
            <text:p>91.6332530441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6" calcext:value-type="float">
            <text:p>456</text:p>
          </table:table-cell>
          <table:table-cell office:value-type="float" office:value="7.32309957200645" calcext:value-type="float">
            <text:p>7.323099572006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1.569681249874" calcext:value-type="float">
            <text:p>91.5696812498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7" calcext:value-type="float">
            <text:p>457</text:p>
          </table:table-cell>
          <table:table-cell office:value-type="float" office:value="7.39710784009007" calcext:value-type="float">
            <text:p>7.39710784009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1.5305276472518" calcext:value-type="float">
            <text:p>91.53052764725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8" calcext:value-type="float">
            <text:p>458</text:p>
          </table:table-cell>
          <table:table-cell office:value-type="float" office:value="7.44659355181263" calcext:value-type="float">
            <text:p>7.446593551812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1.4641432340887" calcext:value-type="float">
            <text:p>91.46414323408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59" calcext:value-type="float">
            <text:p>459</text:p>
          </table:table-cell>
          <table:table-cell office:value-type="float" office:value="7.52320675298515" calcext:value-type="float">
            <text:p>7.52320675298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1.4423589446049" calcext:value-type="float">
            <text:p>91.44235894460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0" calcext:value-type="float">
            <text:p>460</text:p>
          </table:table-cell>
          <table:table-cell office:value-type="float" office:value="7.55511754259815" calcext:value-type="float">
            <text:p>7.555117542598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1.4168242440478" calcext:value-type="float">
            <text:p>91.41682424404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1" calcext:value-type="float">
            <text:p>461</text:p>
          </table:table-cell>
          <table:table-cell office:value-type="float" office:value="7.59067747828328" calcext:value-type="float">
            <text:p>7.590677478283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1.3662923652436" calcext:value-type="float">
            <text:p>91.36629236524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2" calcext:value-type="float">
            <text:p>462</text:p>
          </table:table-cell>
          <table:table-cell office:value-type="float" office:value="7.65113433986409" calcext:value-type="float">
            <text:p>7.65113433986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1.3360650244133" calcext:value-type="float">
            <text:p>91.33606502441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3" calcext:value-type="float">
            <text:p>463</text:p>
          </table:table-cell>
          <table:table-cell office:value-type="float" office:value="7.69118741364336" calcext:value-type="float">
            <text:p>7.69118741364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1.3344690800515" calcext:value-type="float">
            <text:p>91.3344690800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4" calcext:value-type="float">
            <text:p>464</text:p>
          </table:table-cell>
          <table:table-cell office:value-type="float" office:value="7.70251083362457" calcext:value-type="float">
            <text:p>7.70251083362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1.3031119668907" calcext:value-type="float">
            <text:p>91.30311196689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5" calcext:value-type="float">
            <text:p>465</text:p>
          </table:table-cell>
          <table:table-cell office:value-type="float" office:value="7.74349814764858" calcext:value-type="float">
            <text:p>7.74349814764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1.3031243254827" calcext:value-type="float">
            <text:p>91.30312432548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6" calcext:value-type="float">
            <text:p>466</text:p>
          </table:table-cell>
          <table:table-cell office:value-type="float" office:value="7.75301968791122" calcext:value-type="float">
            <text:p>7.753019687911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1.2769978441326" calcext:value-type="float">
            <text:p>91.27699784413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7" calcext:value-type="float">
            <text:p>467</text:p>
          </table:table-cell>
          <table:table-cell office:value-type="float" office:value="7.78858472912735" calcext:value-type="float">
            <text:p>7.788584729127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1.2442278656913" calcext:value-type="float">
            <text:p>91.24422786569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8" calcext:value-type="float">
            <text:p>468</text:p>
          </table:table-cell>
          <table:table-cell office:value-type="float" office:value="7.83069888183607" calcext:value-type="float">
            <text:p>7.83069888183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1.2029512312062" calcext:value-type="float">
            <text:p>91.20295123120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69" calcext:value-type="float">
            <text:p>469</text:p>
          </table:table-cell>
          <table:table-cell office:value-type="float" office:value="7.88122624884593" calcext:value-type="float">
            <text:p>7.881226248845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1.179810607783" calcext:value-type="float">
            <text:p>91.1798106077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0" calcext:value-type="float">
            <text:p>470</text:p>
          </table:table-cell>
          <table:table-cell office:value-type="float" office:value="7.91352509746858" calcext:value-type="float">
            <text:p>7.913525097468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1.1523662432018" calcext:value-type="float">
            <text:p>91.15236624320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1" calcext:value-type="float">
            <text:p>471</text:p>
          </table:table-cell>
          <table:table-cell office:value-type="float" office:value="7.9500361049973" calcext:value-type="float">
            <text:p>7.9500361049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1.1541373784576" calcext:value-type="float">
            <text:p>91.15413737845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2" calcext:value-type="float">
            <text:p>472</text:p>
          </table:table-cell>
          <table:table-cell office:value-type="float" office:value="7.95724094625947" calcext:value-type="float">
            <text:p>7.957240946259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1.146851323822" calcext:value-type="float">
            <text:p>91.1468513238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3" calcext:value-type="float">
            <text:p>473</text:p>
          </table:table-cell>
          <table:table-cell office:value-type="float" office:value="7.97341321764793" calcext:value-type="float">
            <text:p>7.97341321764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1.1171032406913" calcext:value-type="float">
            <text:p>91.11710324069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4" calcext:value-type="float">
            <text:p>474</text:p>
          </table:table-cell>
          <table:table-cell office:value-type="float" office:value="8.01195865536393" calcext:value-type="float">
            <text:p>8.011958655363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1.0849131000041" calcext:value-type="float">
            <text:p>91.08491310000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5" calcext:value-type="float">
            <text:p>475</text:p>
          </table:table-cell>
          <table:table-cell office:value-type="float" office:value="8.05285817709054" calcext:value-type="float">
            <text:p>8.05285817709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.0793894127911" calcext:value-type="float">
            <text:p>91.07938941279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6" calcext:value-type="float">
            <text:p>476</text:p>
          </table:table-cell>
          <table:table-cell office:value-type="float" office:value="8.06700415153266" calcext:value-type="float">
            <text:p>8.067004151532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1.0710345430534" calcext:value-type="float">
            <text:p>91.07103454305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7" calcext:value-type="float">
            <text:p>477</text:p>
          </table:table-cell>
          <table:table-cell office:value-type="float" office:value="8.08389508562708" calcext:value-type="float">
            <text:p>8.08389508562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1.0305944678931" calcext:value-type="float">
            <text:p>91.03059446789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8" calcext:value-type="float">
            <text:p>478</text:p>
          </table:table-cell>
          <table:table-cell office:value-type="float" office:value="8.13278586450054" calcext:value-type="float">
            <text:p>8.132785864500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1.0019453279479" calcext:value-type="float">
            <text:p>91.00194532794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79" calcext:value-type="float">
            <text:p>479</text:p>
          </table:table-cell>
          <table:table-cell office:value-type="float" office:value="8.16980120112181" calcext:value-type="float">
            <text:p>8.169801201121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0.9326902058786" calcext:value-type="float">
            <text:p>90.93269020587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0" calcext:value-type="float">
            <text:p>480</text:p>
          </table:table-cell>
          <table:table-cell office:value-type="float" office:value="8.2473388579004" calcext:value-type="float">
            <text:p>8.24733885790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0.8900299704865" calcext:value-type="float">
            <text:p>90.8900299704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1" calcext:value-type="float">
            <text:p>481</text:p>
          </table:table-cell>
          <table:table-cell office:value-type="float" office:value="8.29819880265473" calcext:value-type="float">
            <text:p>8.29819880265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.8735347340728" calcext:value-type="float">
            <text:p>90.87353473407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2" calcext:value-type="float">
            <text:p>482</text:p>
          </table:table-cell>
          <table:table-cell office:value-type="float" office:value="8.32281175133704" calcext:value-type="float">
            <text:p>8.32281175133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8809284189901" calcext:value-type="float">
            <text:p>90.88092841899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3" calcext:value-type="float">
            <text:p>483</text:p>
          </table:table-cell>
          <table:table-cell office:value-type="float" office:value="8.32345460156561" calcext:value-type="float">
            <text:p>8.323454601565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0.8914739735099" calcext:value-type="float">
            <text:p>90.89147397350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4" calcext:value-type="float">
            <text:p>484</text:p>
          </table:table-cell>
          <table:table-cell office:value-type="float" office:value="8.32086521684027" calcext:value-type="float">
            <text:p>8.32086521684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.8825592337748" calcext:value-type="float">
            <text:p>90.88255923377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5" calcext:value-type="float">
            <text:p>485</text:p>
          </table:table-cell>
          <table:table-cell office:value-type="float" office:value="8.33765656467187" calcext:value-type="float">
            <text:p>8.337656564671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0.8678512884959" calcext:value-type="float">
            <text:p>90.86785128849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6" calcext:value-type="float">
            <text:p>486</text:p>
          </table:table-cell>
          <table:table-cell office:value-type="float" office:value="8.36016235196633" calcext:value-type="float">
            <text:p>8.360162351966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.8627260751033" calcext:value-type="float">
            <text:p>90.86272607510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7" calcext:value-type="float">
            <text:p>487</text:p>
          </table:table-cell>
          <table:table-cell office:value-type="float" office:value="8.37300742895428" calcext:value-type="float">
            <text:p>8.373007428954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.8540988143523" calcext:value-type="float">
            <text:p>90.85409881435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8" calcext:value-type="float">
            <text:p>488</text:p>
          </table:table-cell>
          <table:table-cell office:value-type="float" office:value="8.38927735466474" calcext:value-type="float">
            <text:p>8.38927735466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0.8395670427986" calcext:value-type="float">
            <text:p>90.83956704279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89" calcext:value-type="float">
            <text:p>489</text:p>
          </table:table-cell>
          <table:table-cell office:value-type="float" office:value="8.41137536452823" calcext:value-type="float">
            <text:p>8.411375364528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0.8322130390373" calcext:value-type="float">
            <text:p>90.83221303903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0" calcext:value-type="float">
            <text:p>490</text:p>
          </table:table-cell>
          <table:table-cell office:value-type="float" office:value="8.42621994421628" calcext:value-type="float">
            <text:p>8.426219944216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0.7995971233362" calcext:value-type="float">
            <text:p>90.79959712333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1" calcext:value-type="float">
            <text:p>491</text:p>
          </table:table-cell>
          <table:table-cell office:value-type="float" office:value="8.46625153008485" calcext:value-type="float">
            <text:p>8.466251530084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0.7743172014856" calcext:value-type="float">
            <text:p>90.77431720148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2" calcext:value-type="float">
            <text:p>492</text:p>
          </table:table-cell>
          <table:table-cell office:value-type="float" office:value="8.49887296540129" calcext:value-type="float">
            <text:p>8.498872965401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0.7010111155634" calcext:value-type="float">
            <text:p>90.70101111556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3" calcext:value-type="float">
            <text:p>493</text:p>
          </table:table-cell>
          <table:table-cell office:value-type="float" office:value="8.57944714965456" calcext:value-type="float">
            <text:p>8.579447149654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0.6430576081814" calcext:value-type="float">
            <text:p>90.64305760818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4" calcext:value-type="float">
            <text:p>494</text:p>
          </table:table-cell>
          <table:table-cell office:value-type="float" office:value="8.64459607438443" calcext:value-type="float">
            <text:p>8.644596074384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0.593010010823" calcext:value-type="float">
            <text:p>90.5930100108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5" calcext:value-type="float">
            <text:p>495</text:p>
          </table:table-cell>
          <table:table-cell office:value-type="float" office:value="8.70176713491718" calcext:value-type="float">
            <text:p>8.701767134917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0.5434017497952" calcext:value-type="float">
            <text:p>90.54340174979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office:value-type="float" office:value="8.75842762448755" calcext:value-type="float">
            <text:p>8.75842762448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0.520649296543" calcext:value-type="float">
            <text:p>90.5206492965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7" calcext:value-type="float">
            <text:p>497</text:p>
          </table:table-cell>
          <table:table-cell office:value-type="float" office:value="8.78816178399686" calcext:value-type="float">
            <text:p>8.788161783996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0.4657422047752" calcext:value-type="float">
            <text:p>90.46574220477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8" calcext:value-type="float">
            <text:p>498</text:p>
          </table:table-cell>
          <table:table-cell office:value-type="float" office:value="8.84998076495929" calcext:value-type="float">
            <text:p>8.84998076495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0.4547018040041" calcext:value-type="float">
            <text:p>90.45470180400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499" calcext:value-type="float">
            <text:p>499</text:p>
          </table:table-cell>
          <table:table-cell office:value-type="float" office:value="8.8678639360331" calcext:value-type="float">
            <text:p>8.8678639360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.4215833573926" calcext:value-type="float">
            <text:p>90.42158335739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0" calcext:value-type="float">
            <text:p>500</text:p>
          </table:table-cell>
          <table:table-cell office:value-type="float" office:value="8.9077567252442" calcext:value-type="float">
            <text:p>8.90775672524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0.3625288141413" calcext:value-type="float">
            <text:p>90.3625288141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1" calcext:value-type="float">
            <text:p>501</text:p>
          </table:table-cell>
          <table:table-cell office:value-type="float" office:value="8.97351786766918" calcext:value-type="float">
            <text:p>8.97351786766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0.3325298996262" calcext:value-type="float">
            <text:p>90.33252989962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2" calcext:value-type="float">
            <text:p>502</text:p>
          </table:table-cell>
          <table:table-cell office:value-type="float" office:value="9.01015631536611" calcext:value-type="float">
            <text:p>9.010156315366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0.2933350354126" calcext:value-type="float">
            <text:p>90.29333503541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3" calcext:value-type="float">
            <text:p>503</text:p>
          </table:table-cell>
          <table:table-cell office:value-type="float" office:value="9.05592431742984" calcext:value-type="float">
            <text:p>9.055924317429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0.2654016850584" calcext:value-type="float">
            <text:p>90.26540168505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4" calcext:value-type="float">
            <text:p>504</text:p>
          </table:table-cell>
          <table:table-cell office:value-type="float" office:value="9.09036507425554" calcext:value-type="float">
            <text:p>9.090365074255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0.2473630528232" calcext:value-type="float">
            <text:p>90.24736305282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5" calcext:value-type="float">
            <text:p>505</text:p>
          </table:table-cell>
          <table:table-cell office:value-type="float" office:value="9.1148460388976" calcext:value-type="float">
            <text:p>9.11484603889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0.2129097268635" calcext:value-type="float">
            <text:p>90.21290972686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6" calcext:value-type="float">
            <text:p>506</text:p>
          </table:table-cell>
          <table:table-cell office:value-type="float" office:value="9.15567727394009" calcext:value-type="float">
            <text:p>9.15567727394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0.2097167998076" calcext:value-type="float">
            <text:p>90.20971679980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7" calcext:value-type="float">
            <text:p>507</text:p>
          </table:table-cell>
          <table:table-cell office:value-type="float" office:value="9.16518433098793" calcext:value-type="float">
            <text:p>9.165184330987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0.2149367049803" calcext:value-type="float">
            <text:p>90.21493670498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8" calcext:value-type="float">
            <text:p>508</text:p>
          </table:table-cell>
          <table:table-cell office:value-type="float" office:value="9.16621541450732" calcext:value-type="float">
            <text:p>9.16621541450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0.218342893486" calcext:value-type="float">
            <text:p>90.2183428934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09" calcext:value-type="float">
            <text:p>509</text:p>
          </table:table-cell>
          <table:table-cell office:value-type="float" office:value="9.16899770480669" calcext:value-type="float">
            <text:p>9.168997704806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0.198841028797" calcext:value-type="float">
            <text:p>90.1988410287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0" calcext:value-type="float">
            <text:p>510</text:p>
          </table:table-cell>
          <table:table-cell office:value-type="float" office:value="9.19462616351281" calcext:value-type="float">
            <text:p>9.19462616351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0.1990265315525" calcext:value-type="float">
            <text:p>90.19902653155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1" calcext:value-type="float">
            <text:p>511</text:p>
          </table:table-cell>
          <table:table-cell office:value-type="float" office:value="9.20050598883421" calcext:value-type="float">
            <text:p>9.20050598883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0.1838287190672" calcext:value-type="float">
            <text:p>90.18382871906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2" calcext:value-type="float">
            <text:p>512</text:p>
          </table:table-cell>
          <table:table-cell office:value-type="float" office:value="9.22170847611567" calcext:value-type="float">
            <text:p>9.221708476115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0.1769904318765" calcext:value-type="float">
            <text:p>90.17699043187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3" calcext:value-type="float">
            <text:p>513</text:p>
          </table:table-cell>
          <table:table-cell office:value-type="float" office:value="9.23449139135452" calcext:value-type="float">
            <text:p>9.23449139135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0.1635700421208" calcext:value-type="float">
            <text:p>90.1635700421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4" calcext:value-type="float">
            <text:p>514</text:p>
          </table:table-cell>
          <table:table-cell office:value-type="float" office:value="9.25379696287787" calcext:value-type="float">
            <text:p>9.253796962877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0.1569343416996" calcext:value-type="float">
            <text:p>90.15693434169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5" calcext:value-type="float">
            <text:p>515</text:p>
          </table:table-cell>
          <table:table-cell office:value-type="float" office:value="9.26625899324909" calcext:value-type="float">
            <text:p>9.26625899324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0.1310406739583" calcext:value-type="float">
            <text:p>90.13104067395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6" calcext:value-type="float">
            <text:p>516</text:p>
          </table:table-cell>
          <table:table-cell office:value-type="float" office:value="9.29792072764092" calcext:value-type="float">
            <text:p>9.297920727640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0.127457539946" calcext:value-type="float">
            <text:p>90.1274575399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7" calcext:value-type="float">
            <text:p>517</text:p>
          </table:table-cell>
          <table:table-cell office:value-type="float" office:value="9.30721424763724" calcext:value-type="float">
            <text:p>9.307214247637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0.1315084083335" calcext:value-type="float">
            <text:p>90.13150840833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8" calcext:value-type="float">
            <text:p>518</text:p>
          </table:table-cell>
          <table:table-cell office:value-type="float" office:value="9.30881666137389" calcext:value-type="float">
            <text:p>9.30881666137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0.1246377686946" calcext:value-type="float">
            <text:p>90.12463776869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19" calcext:value-type="float">
            <text:p>519</text:p>
          </table:table-cell>
          <table:table-cell office:value-type="float" office:value="9.3212840503157" calcext:value-type="float">
            <text:p>9.3212840503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0.1379642553293" calcext:value-type="float">
            <text:p>90.13796425532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0" calcext:value-type="float">
            <text:p>520</text:p>
          </table:table-cell>
          <table:table-cell office:value-type="float" office:value="9.31349834549094" calcext:value-type="float">
            <text:p>9.313498345490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0.1230710992625" calcext:value-type="float">
            <text:p>90.12307109926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1" calcext:value-type="float">
            <text:p>521</text:p>
          </table:table-cell>
          <table:table-cell office:value-type="float" office:value="9.33387687554954" calcext:value-type="float">
            <text:p>9.33387687554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0.0736922401217" calcext:value-type="float">
            <text:p>90.07369224012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2" calcext:value-type="float">
            <text:p>522</text:p>
          </table:table-cell>
          <table:table-cell office:value-type="float" office:value="9.3886862549422" calcext:value-type="float">
            <text:p>9.3886862549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0.0465185361113" calcext:value-type="float">
            <text:p>90.04651853611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3" calcext:value-type="float">
            <text:p>523</text:p>
          </table:table-cell>
          <table:table-cell office:value-type="float" office:value="9.42123617400197" calcext:value-type="float">
            <text:p>9.421236174001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0.0417588722226" calcext:value-type="float">
            <text:p>90.0417588722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4" calcext:value-type="float">
            <text:p>524</text:p>
          </table:table-cell>
          <table:table-cell office:value-type="float" office:value="9.43131829078956" calcext:value-type="float">
            <text:p>9.43131829078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0.0097623361319" calcext:value-type="float">
            <text:p>90.00976233613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5" calcext:value-type="float">
            <text:p>525</text:p>
          </table:table-cell>
          <table:table-cell office:value-type="float" office:value="9.46858405525008" calcext:value-type="float">
            <text:p>9.468584055250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9692152745684" calcext:value-type="float">
            <text:p>89.96921527456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6" calcext:value-type="float">
            <text:p>526</text:p>
          </table:table-cell>
          <table:table-cell office:value-type="float" office:value="9.51434765289983" calcext:value-type="float">
            <text:p>9.514347652899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9.974045734888" calcext:value-type="float">
            <text:p>89.9740457348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7" calcext:value-type="float">
            <text:p>527</text:p>
          </table:table-cell>
          <table:table-cell office:value-type="float" office:value="9.51468156330551" calcext:value-type="float">
            <text:p>9.514681563305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0.0040350072688" calcext:value-type="float">
            <text:p>90.00403500726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8" calcext:value-type="float">
            <text:p>528</text:p>
          </table:table-cell>
          <table:table-cell office:value-type="float" office:value="9.48980501794272" calcext:value-type="float">
            <text:p>9.489805017942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0.041137514339" calcext:value-type="float">
            <text:p>90.0411375143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29" calcext:value-type="float">
            <text:p>529</text:p>
          </table:table-cell>
          <table:table-cell office:value-type="float" office:value="9.45776411062043" calcext:value-type="float">
            <text:p>9.4577641106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.0321547106242" calcext:value-type="float">
            <text:p>90.03215471062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0" calcext:value-type="float">
            <text:p>530</text:p>
          </table:table-cell>
          <table:table-cell office:value-type="float" office:value="9.47175789808566" calcext:value-type="float">
            <text:p>9.47175789808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0.0189299377115" calcext:value-type="float">
            <text:p>90.01892993771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1" calcext:value-type="float">
            <text:p>531</text:p>
          </table:table-cell>
          <table:table-cell office:value-type="float" office:value="9.48994354491125" calcext:value-type="float">
            <text:p>9.48994354491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0.0297354027323" calcext:value-type="float">
            <text:p>90.0297354027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2" calcext:value-type="float">
            <text:p>532</text:p>
          </table:table-cell>
          <table:table-cell office:value-type="float" office:value="9.48404934506424" calcext:value-type="float">
            <text:p>9.484049345064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0.0536804729474" calcext:value-type="float">
            <text:p>90.05368047294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3" calcext:value-type="float">
            <text:p>533</text:p>
          </table:table-cell>
          <table:table-cell office:value-type="float" office:value="9.46496642737117" calcext:value-type="float">
            <text:p>9.464966427371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0.0622345773088" calcext:value-type="float">
            <text:p>90.0622345773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4" calcext:value-type="float">
            <text:p>534</text:p>
          </table:table-cell>
          <table:table-cell office:value-type="float" office:value="9.46122585400655" calcext:value-type="float">
            <text:p>9.46122585400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.0480987180222" calcext:value-type="float">
            <text:p>90.0480987180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5" calcext:value-type="float">
            <text:p>535</text:p>
          </table:table-cell>
          <table:table-cell office:value-type="float" office:value="9.48012710898" calcext:value-type="float">
            <text:p>9.480127108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0.0370649670229" calcext:value-type="float">
            <text:p>90.03706496702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6" calcext:value-type="float">
            <text:p>536</text:p>
          </table:table-cell>
          <table:table-cell office:value-type="float" office:value="9.49587860170929" calcext:value-type="float">
            <text:p>9.495878601709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0.0129829771465" calcext:value-type="float">
            <text:p>90.01298297714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7" calcext:value-type="float">
            <text:p>537</text:p>
          </table:table-cell>
          <table:table-cell office:value-type="float" office:value="9.52463115589839" calcext:value-type="float">
            <text:p>9.52463115589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0.0067925413144" calcext:value-type="float">
            <text:p>90.00679254131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8" calcext:value-type="float">
            <text:p>538</text:p>
          </table:table-cell>
          <table:table-cell office:value-type="float" office:value="9.53544545040001" calcext:value-type="float">
            <text:p>9.535445450400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0.0166345258112" calcext:value-type="float">
            <text:p>90.01663452581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39" calcext:value-type="float">
            <text:p>539</text:p>
          </table:table-cell>
          <table:table-cell office:value-type="float" office:value="9.5301810859861" calcext:value-type="float">
            <text:p>9.5301810859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0.008360072445" calcext:value-type="float">
            <text:p>90.0083600724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0" calcext:value-type="float">
            <text:p>540</text:p>
          </table:table-cell>
          <table:table-cell office:value-type="float" office:value="9.54298738323435" calcext:value-type="float">
            <text:p>9.54298738323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9.9601283235723" calcext:value-type="float">
            <text:p>89.96012832357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1" calcext:value-type="float">
            <text:p>541</text:p>
          </table:table-cell>
          <table:table-cell office:value-type="float" office:value="9.59570565755015" calcext:value-type="float">
            <text:p>9.59570565755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9.9416081214177" calcext:value-type="float">
            <text:p>89.94160812141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2" calcext:value-type="float">
            <text:p>542</text:p>
          </table:table-cell>
          <table:table-cell office:value-type="float" office:value="9.61866751989357" calcext:value-type="float">
            <text:p>9.61866751989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9.9387437643415" calcext:value-type="float">
            <text:p>89.93874376434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3" calcext:value-type="float">
            <text:p>543</text:p>
          </table:table-cell>
          <table:table-cell office:value-type="float" office:value="9.6259291205567" calcext:value-type="float">
            <text:p>9.62592912055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9.9325602101932" calcext:value-type="float">
            <text:p>89.93256021019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4" calcext:value-type="float">
            <text:p>544</text:p>
          </table:table-cell>
          <table:table-cell office:value-type="float" office:value="9.63646594585599" calcext:value-type="float">
            <text:p>9.636465945855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9.9271740020306" calcext:value-type="float">
            <text:p>89.92717400203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5" calcext:value-type="float">
            <text:p>545</text:p>
          </table:table-cell>
          <table:table-cell office:value-type="float" office:value="9.64616189245803" calcext:value-type="float">
            <text:p>9.64616189245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9.9076836827754" calcext:value-type="float">
            <text:p>89.90768368277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6" calcext:value-type="float">
            <text:p>546</text:p>
          </table:table-cell>
          <table:table-cell office:value-type="float" office:value="9.66991885276843" calcext:value-type="float">
            <text:p>9.66991885276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9.8887911777448" calcext:value-type="float">
            <text:p>89.88879117774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7" calcext:value-type="float">
            <text:p>547</text:p>
          </table:table-cell>
          <table:table-cell office:value-type="float" office:value="9.69303533244351" calcext:value-type="float">
            <text:p>9.69303533244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9.8642751252639" calcext:value-type="float">
            <text:p>89.86427512526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8" calcext:value-type="float">
            <text:p>548</text:p>
          </table:table-cell>
          <table:table-cell office:value-type="float" office:value="9.72173311982259" calcext:value-type="float">
            <text:p>9.721733119822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9.8303666735282" calcext:value-type="float">
            <text:p>89.83036667352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49" calcext:value-type="float">
            <text:p>549</text:p>
          </table:table-cell>
          <table:table-cell office:value-type="float" office:value="9.75978148910745" calcext:value-type="float">
            <text:p>9.75978148910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9.8428611288586" calcext:value-type="float">
            <text:p>89.84286112885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0" calcext:value-type="float">
            <text:p>550</text:p>
          </table:table-cell>
          <table:table-cell office:value-type="float" office:value="9.75138555215065" calcext:value-type="float">
            <text:p>9.75138555215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9.8355216264809" calcext:value-type="float">
            <text:p>89.83552162648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1" calcext:value-type="float">
            <text:p>551</text:p>
          </table:table-cell>
          <table:table-cell office:value-type="float" office:value="9.76278258771825" calcext:value-type="float">
            <text:p>9.762782587718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9.7704997435494" calcext:value-type="float">
            <text:p>89.77049974354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2" calcext:value-type="float">
            <text:p>552</text:p>
          </table:table-cell>
          <table:table-cell office:value-type="float" office:value="9.83182142850774" calcext:value-type="float">
            <text:p>9.831821428507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9.7359526408508" calcext:value-type="float">
            <text:p>89.73595264085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3" calcext:value-type="float">
            <text:p>553</text:p>
          </table:table-cell>
          <table:table-cell office:value-type="float" office:value="9.87034531948582" calcext:value-type="float">
            <text:p>9.870345319485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9.6950745959238" calcext:value-type="float">
            <text:p>89.69507459592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4" calcext:value-type="float">
            <text:p>554</text:p>
          </table:table-cell>
          <table:table-cell office:value-type="float" office:value="9.91516038480948" calcext:value-type="float">
            <text:p>9.91516038480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9.6491876797517" calcext:value-type="float">
            <text:p>89.64918767975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5" calcext:value-type="float">
            <text:p>555</text:p>
          </table:table-cell>
          <table:table-cell office:value-type="float" office:value="9.96494495117415" calcext:value-type="float">
            <text:p>9.96494495117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9.6200427417297" calcext:value-type="float">
            <text:p>89.62004274172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6" calcext:value-type="float">
            <text:p>556</text:p>
          </table:table-cell>
          <table:table-cell office:value-type="float" office:value="9.9979485628869" calcext:value-type="float">
            <text:p>9.9979485628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9.6006195654973" calcext:value-type="float">
            <text:p>89.60061956549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7" calcext:value-type="float">
            <text:p>557</text:p>
          </table:table-cell>
          <table:table-cell office:value-type="float" office:value="10.0211918260732" calcext:value-type="float">
            <text:p>10.0211918260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9.5993502119476" calcext:value-type="float">
            <text:p>89.59935021194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8" calcext:value-type="float">
            <text:p>558</text:p>
          </table:table-cell>
          <table:table-cell office:value-type="float" office:value="10.0262430657072" calcext:value-type="float">
            <text:p>10.02624306570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9.6079210251808" calcext:value-type="float">
            <text:p>89.60792102518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59" calcext:value-type="float">
            <text:p>559</text:p>
          </table:table-cell>
          <table:table-cell office:value-type="float" office:value="10.0214163196974" calcext:value-type="float">
            <text:p>10.02141631969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9.6389251482623" calcext:value-type="float">
            <text:p>89.63892514826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0" calcext:value-type="float">
            <text:p>560</text:p>
          </table:table-cell>
          <table:table-cell office:value-type="float" office:value="9.99411882316712" calcext:value-type="float">
            <text:p>9.99411882316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9.6337276066242" calcext:value-type="float">
            <text:p>89.63372760662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1" calcext:value-type="float">
            <text:p>561</text:p>
          </table:table-cell>
          <table:table-cell office:value-type="float" office:value="10.0029859250909" calcext:value-type="float">
            <text:p>10.00298592509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9.6356204190536" calcext:value-type="float">
            <text:p>89.63562041905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2" calcext:value-type="float">
            <text:p>562</text:p>
          </table:table-cell>
          <table:table-cell office:value-type="float" office:value="10.0047259773444" calcext:value-type="float">
            <text:p>10.00472597734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9.6251089637215" calcext:value-type="float">
            <text:p>89.6251089637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3" calcext:value-type="float">
            <text:p>563</text:p>
          </table:table-cell>
          <table:table-cell office:value-type="float" office:value="10.0188339687125" calcext:value-type="float">
            <text:p>10.0188339687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9.600515628095" calcext:value-type="float">
            <text:p>89.6005156280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4" calcext:value-type="float">
            <text:p>564</text:p>
          </table:table-cell>
          <table:table-cell office:value-type="float" office:value="10.0469878750147" calcext:value-type="float">
            <text:p>10.04698787501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9.5801085579384" calcext:value-type="float">
            <text:p>89.58010855793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5" calcext:value-type="float">
            <text:p>565</text:p>
          </table:table-cell>
          <table:table-cell office:value-type="float" office:value="10.0709199101401" calcext:value-type="float">
            <text:p>10.07091991014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9.5798298604187" calcext:value-type="float">
            <text:p>89.57982986041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6" calcext:value-type="float">
            <text:p>566</text:p>
          </table:table-cell>
          <table:table-cell office:value-type="float" office:value="10.074688322979" calcext:value-type="float">
            <text:p>10.074688322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9.5691990259294" calcext:value-type="float">
            <text:p>89.56919902592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7" calcext:value-type="float">
            <text:p>567</text:p>
          </table:table-cell>
          <table:table-cell office:value-type="float" office:value="10.0887739756344" calcext:value-type="float">
            <text:p>10.08877397563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9.5606865228496" calcext:value-type="float">
            <text:p>89.56068652284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8" calcext:value-type="float">
            <text:p>568</text:p>
          </table:table-cell>
          <table:table-cell office:value-type="float" office:value="10.1007067486986" calcext:value-type="float">
            <text:p>10.1007067486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9.5248081644084" calcext:value-type="float">
            <text:p>89.52480816440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69" calcext:value-type="float">
            <text:p>569</text:p>
          </table:table-cell>
          <table:table-cell office:value-type="float" office:value="10.1399711744243" calcext:value-type="float">
            <text:p>10.13997117442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9.4620959679318" calcext:value-type="float">
            <text:p>89.4620959679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0" calcext:value-type="float">
            <text:p>570</text:p>
          </table:table-cell>
          <table:table-cell office:value-type="float" office:value="10.2060355775126" calcext:value-type="float">
            <text:p>10.20603557751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9.4216416749191" calcext:value-type="float">
            <text:p>89.42164167491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1" calcext:value-type="float">
            <text:p>571</text:p>
          </table:table-cell>
          <table:table-cell office:value-type="float" office:value="10.2498085550708" calcext:value-type="float">
            <text:p>10.24980855507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9.3861823203168" calcext:value-type="float">
            <text:p>89.38618232031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2" calcext:value-type="float">
            <text:p>572</text:p>
          </table:table-cell>
          <table:table-cell office:value-type="float" office:value="10.2885534073732" calcext:value-type="float">
            <text:p>10.28855340737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9.3686645831352" calcext:value-type="float">
            <text:p>89.36866458313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3" calcext:value-type="float">
            <text:p>573</text:p>
          </table:table-cell>
          <table:table-cell office:value-type="float" office:value="10.3093237872779" calcext:value-type="float">
            <text:p>10.3093237872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9.3453483076742" calcext:value-type="float">
            <text:p>89.34534830767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4" calcext:value-type="float">
            <text:p>574</text:p>
          </table:table-cell>
          <table:table-cell office:value-type="float" office:value="10.3358601790348" calcext:value-type="float">
            <text:p>10.33586017903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9.3470913311477" calcext:value-type="float">
            <text:p>89.34709133114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5" calcext:value-type="float">
            <text:p>575</text:p>
          </table:table-cell>
          <table:table-cell office:value-type="float" office:value="10.3373050706942" calcext:value-type="float">
            <text:p>10.33730507069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9.3273046283625" calcext:value-type="float">
            <text:p>89.32730462836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6" calcext:value-type="float">
            <text:p>576</text:p>
          </table:table-cell>
          <table:table-cell office:value-type="float" office:value="10.360247809461" calcext:value-type="float">
            <text:p>10.3602478094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9.3296837559919" calcext:value-type="float">
            <text:p>89.32968375599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7" calcext:value-type="float">
            <text:p>577</text:p>
          </table:table-cell>
          <table:table-cell office:value-type="float" office:value="10.3609931574533" calcext:value-type="float">
            <text:p>10.36099315745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9.3258341546129" calcext:value-type="float">
            <text:p>89.32583415461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8" calcext:value-type="float">
            <text:p>578</text:p>
          </table:table-cell>
          <table:table-cell office:value-type="float" office:value="10.3679359896979" calcext:value-type="float">
            <text:p>10.36793598969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9.3075758130668" calcext:value-type="float">
            <text:p>89.30757581306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79" calcext:value-type="float">
            <text:p>579</text:p>
          </table:table-cell>
          <table:table-cell office:value-type="float" office:value="10.3892566298009" calcext:value-type="float">
            <text:p>10.38925662980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.2751965723491" calcext:value-type="float">
            <text:p>89.27519657234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0" calcext:value-type="float">
            <text:p>580</text:p>
          </table:table-cell>
          <table:table-cell office:value-type="float" office:value="10.4246675460899" calcext:value-type="float">
            <text:p>10.42466754608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9.281987985621" calcext:value-type="float">
            <text:p>89.281987985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1" calcext:value-type="float">
            <text:p>581</text:p>
          </table:table-cell>
          <table:table-cell office:value-type="float" office:value="10.4208774916336" calcext:value-type="float">
            <text:p>10.4208774916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9.2595384761352" calcext:value-type="float">
            <text:p>89.25953847613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2" calcext:value-type="float">
            <text:p>582</text:p>
          </table:table-cell>
          <table:table-cell office:value-type="float" office:value="10.4462983463469" calcext:value-type="float">
            <text:p>10.4462983463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9.2318079562387" calcext:value-type="float">
            <text:p>89.23180795623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3" calcext:value-type="float">
            <text:p>583</text:p>
          </table:table-cell>
          <table:table-cell office:value-type="float" office:value="10.4769704980186" calcext:value-type="float">
            <text:p>10.47697049801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9.2298407538693" calcext:value-type="float">
            <text:p>89.22984075386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4" calcext:value-type="float">
            <text:p>584</text:p>
          </table:table-cell>
          <table:table-cell office:value-type="float" office:value="10.4818499158454" calcext:value-type="float">
            <text:p>10.4818499158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9.2307462298257" calcext:value-type="float">
            <text:p>89.23074622982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5" calcext:value-type="float">
            <text:p>585</text:p>
          </table:table-cell>
          <table:table-cell office:value-type="float" office:value="10.4838275331918" calcext:value-type="float">
            <text:p>10.48382753319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9.2676840505463" calcext:value-type="float">
            <text:p>89.26768405054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6" calcext:value-type="float">
            <text:p>586</text:p>
          </table:table-cell>
          <table:table-cell office:value-type="float" office:value="10.449743974841" calcext:value-type="float">
            <text:p>10.4497439748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9.2990578429523" calcext:value-type="float">
            <text:p>89.29905784295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7" calcext:value-type="float">
            <text:p>587</text:p>
          </table:table-cell>
          <table:table-cell office:value-type="float" office:value="10.4211959021812" calcext:value-type="float">
            <text:p>10.42119590218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9.2590084409934" calcext:value-type="float">
            <text:p>89.25900844099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8" calcext:value-type="float">
            <text:p>588</text:p>
          </table:table-cell>
          <table:table-cell office:value-type="float" office:value="10.4640427666888" calcext:value-type="float">
            <text:p>10.4640427666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9.231397259537" calcext:value-type="float">
            <text:p>89.2313972595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89" calcext:value-type="float">
            <text:p>589</text:p>
          </table:table-cell>
          <table:table-cell office:value-type="float" office:value="10.4944234360683" calcext:value-type="float">
            <text:p>10.49442343606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9.1859732390947" calcext:value-type="float">
            <text:p>89.18597323909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0" calcext:value-type="float">
            <text:p>590</text:p>
          </table:table-cell>
          <table:table-cell office:value-type="float" office:value="10.5425892495545" calcext:value-type="float">
            <text:p>10.5425892495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9.1537626295108" calcext:value-type="float">
            <text:p>89.15376262951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1" calcext:value-type="float">
            <text:p>591</text:p>
          </table:table-cell>
          <table:table-cell office:value-type="float" office:value="10.577514234252" calcext:value-type="float">
            <text:p>10.5775142342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9.1360988770896" calcext:value-type="float">
            <text:p>89.13609887708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2" calcext:value-type="float">
            <text:p>592</text:p>
          </table:table-cell>
          <table:table-cell office:value-type="float" office:value="10.5978652180356" calcext:value-type="float">
            <text:p>10.5978652180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9.1621291926665" calcext:value-type="float">
            <text:p>89.16212919266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3" calcext:value-type="float">
            <text:p>593</text:p>
          </table:table-cell>
          <table:table-cell office:value-type="float" office:value="10.5744952615074" calcext:value-type="float">
            <text:p>10.5744952615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9.1643132104744" calcext:value-type="float">
            <text:p>89.16431321047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4" calcext:value-type="float">
            <text:p>594</text:p>
          </table:table-cell>
          <table:table-cell office:value-type="float" office:value="10.5749449991578" calcext:value-type="float">
            <text:p>10.57494499915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9.166609472309" calcext:value-type="float">
            <text:p>89.1666094723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5" calcext:value-type="float">
            <text:p>595</text:p>
          </table:table-cell>
          <table:table-cell office:value-type="float" office:value="10.5752561552268" calcext:value-type="float">
            <text:p>10.57525615522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9.1615413157302" calcext:value-type="float">
            <text:p>89.16154131573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6" calcext:value-type="float">
            <text:p>596</text:p>
          </table:table-cell>
          <table:table-cell office:value-type="float" office:value="10.5829056555302" calcext:value-type="float">
            <text:p>10.58290565553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9.1443445072241" calcext:value-type="float">
            <text:p>89.14434450722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7" calcext:value-type="float">
            <text:p>597</text:p>
          </table:table-cell>
          <table:table-cell office:value-type="float" office:value="10.6026579943238" calcext:value-type="float">
            <text:p>10.6026579943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9.127319666803" calcext:value-type="float">
            <text:p>89.1273196668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8" calcext:value-type="float">
            <text:p>598</text:p>
          </table:table-cell>
          <table:table-cell office:value-type="float" office:value="10.6222128097294" calcext:value-type="float">
            <text:p>10.62221280972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9.0888383483076" calcext:value-type="float">
            <text:p>89.08883834830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599" calcext:value-type="float">
            <text:p>599</text:p>
          </table:table-cell>
          <table:table-cell office:value-type="float" office:value="10.6631988034595" calcext:value-type="float">
            <text:p>10.66319880345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9.087330495798" calcext:value-type="float">
            <text:p>89.0873304957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0" calcext:value-type="float">
            <text:p>600</text:p>
          </table:table-cell>
          <table:table-cell office:value-type="float" office:value="10.6671862844515" calcext:value-type="float">
            <text:p>10.6671862844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9.0415276133752" calcext:value-type="float">
            <text:p>89.04152761337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1" calcext:value-type="float">
            <text:p>601</text:p>
          </table:table-cell>
          <table:table-cell office:value-type="float" office:value="10.7154439990717" calcext:value-type="float">
            <text:p>10.7154439990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9.0169132030423" calcext:value-type="float">
            <text:p>89.0169132030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2" calcext:value-type="float">
            <text:p>602</text:p>
          </table:table-cell>
          <table:table-cell office:value-type="float" office:value="10.7424886932801" calcext:value-type="float">
            <text:p>10.74248869328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8.9519867894585" calcext:value-type="float">
            <text:p>88.95198678945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3" calcext:value-type="float">
            <text:p>603</text:p>
          </table:table-cell>
          <table:table-cell office:value-type="float" office:value="10.8098210879007" calcext:value-type="float">
            <text:p>10.80982108790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8.8931120828542" calcext:value-type="float">
            <text:p>88.89311208285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4" calcext:value-type="float">
            <text:p>604</text:p>
          </table:table-cell>
          <table:table-cell office:value-type="float" office:value="10.8710777157314" calcext:value-type="float">
            <text:p>10.87107771573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8.827413285258" calcext:value-type="float">
            <text:p>88.8274132852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5" calcext:value-type="float">
            <text:p>605</text:p>
          </table:table-cell>
          <table:table-cell office:value-type="float" office:value="10.9391346153418" calcext:value-type="float">
            <text:p>10.9391346153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8.7943427723149" calcext:value-type="float">
            <text:p>88.79434277231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6" calcext:value-type="float">
            <text:p>606</text:p>
          </table:table-cell>
          <table:table-cell office:value-type="float" office:value="10.9745396492789" calcext:value-type="float">
            <text:p>10.9745396492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8.7629015867443" calcext:value-type="float">
            <text:p>88.76290158674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7" calcext:value-type="float">
            <text:p>607</text:p>
          </table:table-cell>
          <table:table-cell office:value-type="float" office:value="11.0082920106336" calcext:value-type="float">
            <text:p>11.0082920106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8.7290461557825" calcext:value-type="float">
            <text:p>88.72904615578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8" calcext:value-type="float">
            <text:p>608</text:p>
          </table:table-cell>
          <table:table-cell office:value-type="float" office:value="11.0444355056216" calcext:value-type="float">
            <text:p>11.04443550562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8.7033628370818" calcext:value-type="float">
            <text:p>88.70336283708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09" calcext:value-type="float">
            <text:p>609</text:p>
          </table:table-cell>
          <table:table-cell office:value-type="float" office:value="11.0723840077082" calcext:value-type="float">
            <text:p>11.0723840077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8.645276577132" calcext:value-type="float">
            <text:p>88.6452765771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0" calcext:value-type="float">
            <text:p>610</text:p>
          </table:table-cell>
          <table:table-cell office:value-type="float" office:value="11.1327127992101" calcext:value-type="float">
            <text:p>11.13271279921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8.6097010043432" calcext:value-type="float">
            <text:p>88.60970100434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1" calcext:value-type="float">
            <text:p>611</text:p>
          </table:table-cell>
          <table:table-cell office:value-type="float" office:value="11.1705084782356" calcext:value-type="float">
            <text:p>11.17050847823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8.5395243923097" calcext:value-type="float">
            <text:p>88.53952439230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2" calcext:value-type="float">
            <text:p>612</text:p>
          </table:table-cell>
          <table:table-cell office:value-type="float" office:value="11.2428829954432" calcext:value-type="float">
            <text:p>11.24288299544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8.5140325300291" calcext:value-type="float">
            <text:p>88.51403253002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3" calcext:value-type="float">
            <text:p>613</text:p>
          </table:table-cell>
          <table:table-cell office:value-type="float" office:value="11.2705507838463" calcext:value-type="float">
            <text:p>11.27055078384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8.5015337141628" calcext:value-type="float">
            <text:p>88.50153371416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4" calcext:value-type="float">
            <text:p>614</text:p>
          </table:table-cell>
          <table:table-cell office:value-type="float" office:value="11.2852037665739" calcext:value-type="float">
            <text:p>11.2852037665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8.4852966575641" calcext:value-type="float">
            <text:p>88.48529665756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5" calcext:value-type="float">
            <text:p>615</text:p>
          </table:table-cell>
          <table:table-cell office:value-type="float" office:value="11.3035734483652" calcext:value-type="float">
            <text:p>11.30357344836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8.4582214687663" calcext:value-type="float">
            <text:p>88.45822146876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6" calcext:value-type="float">
            <text:p>616</text:p>
          </table:table-cell>
          <table:table-cell office:value-type="float" office:value="11.3327599361037" calcext:value-type="float">
            <text:p>11.3327599361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8.4157445172365" calcext:value-type="float">
            <text:p>88.41574451723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7" calcext:value-type="float">
            <text:p>617</text:p>
          </table:table-cell>
          <table:table-cell office:value-type="float" office:value="11.3773270735848" calcext:value-type="float">
            <text:p>11.37732707358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8.3768251673022" calcext:value-type="float">
            <text:p>88.37682516730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8" calcext:value-type="float">
            <text:p>618</text:p>
          </table:table-cell>
          <table:table-cell office:value-type="float" office:value="11.4183157076108" calcext:value-type="float">
            <text:p>11.4183157076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8.3027735148195" calcext:value-type="float">
            <text:p>88.30277351481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19" calcext:value-type="float">
            <text:p>619</text:p>
          </table:table-cell>
          <table:table-cell office:value-type="float" office:value="11.4944159513445" calcext:value-type="float">
            <text:p>11.49441595134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8.2585887548779" calcext:value-type="float">
            <text:p>88.25858875487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0" calcext:value-type="float">
            <text:p>620</text:p>
          </table:table-cell>
          <table:table-cell office:value-type="float" office:value="11.5406288166244" calcext:value-type="float">
            <text:p>11.54062881662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8.2412202586335" calcext:value-type="float">
            <text:p>88.24122025863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1" calcext:value-type="float">
            <text:p>621</text:p>
          </table:table-cell>
          <table:table-cell office:value-type="float" office:value="11.5600051371538" calcext:value-type="float">
            <text:p>11.5600051371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8.2353020799515" calcext:value-type="float">
            <text:p>88.2353020799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2" calcext:value-type="float">
            <text:p>622</text:p>
          </table:table-cell>
          <table:table-cell office:value-type="float" office:value="11.5679110618779" calcext:value-type="float">
            <text:p>11.5679110618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2112167756875" calcext:value-type="float">
            <text:p>88.21121677568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3" calcext:value-type="float">
            <text:p>623</text:p>
          </table:table-cell>
          <table:table-cell office:value-type="float" office:value="11.5939642347237" calcext:value-type="float">
            <text:p>11.5939642347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1371854160114" calcext:value-type="float">
            <text:p>88.1371854160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4" calcext:value-type="float">
            <text:p>624</text:p>
          </table:table-cell>
          <table:table-cell office:value-type="float" office:value="11.6699437842956" calcext:value-type="float">
            <text:p>11.6699437842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.1177183237561" calcext:value-type="float">
            <text:p>88.11771832375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5" calcext:value-type="float">
            <text:p>625</text:p>
          </table:table-cell>
          <table:table-cell office:value-type="float" office:value="11.6913395845479" calcext:value-type="float">
            <text:p>11.6913395845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8.0651125690899" calcext:value-type="float">
            <text:p>88.0651125690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6" calcext:value-type="float">
            <text:p>626</text:p>
          </table:table-cell>
          <table:table-cell office:value-type="float" office:value="11.745854760131" calcext:value-type="float">
            <text:p>11.7458547601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8.0605298194674" calcext:value-type="float">
            <text:p>88.06052981946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7" calcext:value-type="float">
            <text:p>627</text:p>
          </table:table-cell>
          <table:table-cell office:value-type="float" office:value="11.7523278364613" calcext:value-type="float">
            <text:p>11.75232783646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.0213342129027" calcext:value-type="float">
            <text:p>88.02133421290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8" calcext:value-type="float">
            <text:p>628</text:p>
          </table:table-cell>
          <table:table-cell office:value-type="float" office:value="11.7933948664667" calcext:value-type="float">
            <text:p>11.7933948664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8.0105086258757" calcext:value-type="float">
            <text:p>88.01050862587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29" calcext:value-type="float">
            <text:p>629</text:p>
          </table:table-cell>
          <table:table-cell office:value-type="float" office:value="11.8060731627" calcext:value-type="float">
            <text:p>11.80607316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8.0162303112705" calcext:value-type="float">
            <text:p>88.01623031127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0" calcext:value-type="float">
            <text:p>630</text:p>
          </table:table-cell>
          <table:table-cell office:value-type="float" office:value="11.8021856594195" calcext:value-type="float">
            <text:p>11.8021856594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7.9774141620039" calcext:value-type="float">
            <text:p>87.97741416200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1" calcext:value-type="float">
            <text:p>631</text:p>
          </table:table-cell>
          <table:table-cell office:value-type="float" office:value="11.8428176489791" calcext:value-type="float">
            <text:p>11.84281764897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7.9441516482909" calcext:value-type="float">
            <text:p>87.94415164829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2" calcext:value-type="float">
            <text:p>632</text:p>
          </table:table-cell>
          <table:table-cell office:value-type="float" office:value="11.8778778445824" calcext:value-type="float">
            <text:p>11.87787784458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7.8706173048037" calcext:value-type="float">
            <text:p>87.87061730480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3" calcext:value-type="float">
            <text:p>633</text:p>
          </table:table-cell>
          <table:table-cell office:value-type="float" office:value="11.9531918931408" calcext:value-type="float">
            <text:p>11.95319189314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7.8282747681193" calcext:value-type="float">
            <text:p>87.82827476811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4" calcext:value-type="float">
            <text:p>634</text:p>
          </table:table-cell>
          <table:table-cell office:value-type="float" office:value="11.9972963378457" calcext:value-type="float">
            <text:p>11.99729633784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7.795180304957" calcext:value-type="float">
            <text:p>87.795180304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5" calcext:value-type="float">
            <text:p>635</text:p>
          </table:table-cell>
          <table:table-cell office:value-type="float" office:value="12.0321350899484" calcext:value-type="float">
            <text:p>12.0321350899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7.7702750968895" calcext:value-type="float">
            <text:p>87.77027509688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6" calcext:value-type="float">
            <text:p>636</text:p>
          </table:table-cell>
          <table:table-cell office:value-type="float" office:value="12.0587671440669" calcext:value-type="float">
            <text:p>12.05876714406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7.7043370518029" calcext:value-type="float">
            <text:p>87.70433705180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7" calcext:value-type="float">
            <text:p>637</text:p>
          </table:table-cell>
          <table:table-cell office:value-type="float" office:value="12.1264147667439" calcext:value-type="float">
            <text:p>12.12641476674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7.6474691198814" calcext:value-type="float">
            <text:p>87.64746911988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8" calcext:value-type="float">
            <text:p>638</text:p>
          </table:table-cell>
          <table:table-cell office:value-type="float" office:value="12.1849751804799" calcext:value-type="float">
            <text:p>12.18497518047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7.6183839869155" calcext:value-type="float">
            <text:p>87.61838398691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39" calcext:value-type="float">
            <text:p>639</text:p>
          </table:table-cell>
          <table:table-cell office:value-type="float" office:value="12.2157358704422" calcext:value-type="float">
            <text:p>12.21573587044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7.5892150724195" calcext:value-type="float">
            <text:p>87.58921507241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0" calcext:value-type="float">
            <text:p>640</text:p>
          </table:table-cell>
          <table:table-cell office:value-type="float" office:value="12.2465635863646" calcext:value-type="float">
            <text:p>12.24656358636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7.5642320126044" calcext:value-type="float">
            <text:p>87.56423201260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1" calcext:value-type="float">
            <text:p>641</text:p>
          </table:table-cell>
          <table:table-cell office:value-type="float" office:value="12.2731888595919" calcext:value-type="float">
            <text:p>12.2731888595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7.5758077375911" calcext:value-type="float">
            <text:p>87.57580773759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2" calcext:value-type="float">
            <text:p>642</text:p>
          </table:table-cell>
          <table:table-cell office:value-type="float" office:value="12.2632389258832" calcext:value-type="float">
            <text:p>12.2632389258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7.5577138937919" calcext:value-type="float">
            <text:p>87.55771389379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3" calcext:value-type="float">
            <text:p>643</text:p>
          </table:table-cell>
          <table:table-cell office:value-type="float" office:value="12.2829423030477" calcext:value-type="float">
            <text:p>12.28294230304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7.5097229617505" calcext:value-type="float">
            <text:p>87.50972296175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4" calcext:value-type="float">
            <text:p>644</text:p>
          </table:table-cell>
          <table:table-cell office:value-type="float" office:value="12.3325266731207" calcext:value-type="float">
            <text:p>12.3325266731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7.4882842687184" calcext:value-type="float">
            <text:p>87.48828426871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5" calcext:value-type="float">
            <text:p>645</text:p>
          </table:table-cell>
          <table:table-cell office:value-type="float" office:value="12.3555428698041" calcext:value-type="float">
            <text:p>12.3555428698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7.4530638732886" calcext:value-type="float">
            <text:p>87.45306387328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6" calcext:value-type="float">
            <text:p>646</text:p>
          </table:table-cell>
          <table:table-cell office:value-type="float" office:value="12.3923249938487" calcext:value-type="float">
            <text:p>12.39232499384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7.448098451947" calcext:value-type="float">
            <text:p>87.4480984519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7" calcext:value-type="float">
            <text:p>647</text:p>
          </table:table-cell>
          <table:table-cell office:value-type="float" office:value="12.3988365265189" calcext:value-type="float">
            <text:p>12.39883652651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7.4537827566837" calcext:value-type="float">
            <text:p>87.4537827566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8" calcext:value-type="float">
            <text:p>648</text:p>
          </table:table-cell>
          <table:table-cell office:value-type="float" office:value="12.3946828719975" calcext:value-type="float">
            <text:p>12.3946828719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7.4459115957836" calcext:value-type="float">
            <text:p>87.44591159578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49" calcext:value-type="float">
            <text:p>649</text:p>
          </table:table-cell>
          <table:table-cell office:value-type="float" office:value="12.4040693766109" calcext:value-type="float">
            <text:p>12.40406937661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7.4347003430736" calcext:value-type="float">
            <text:p>87.43470034307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0" calcext:value-type="float">
            <text:p>650</text:p>
          </table:table-cell>
          <table:table-cell office:value-type="float" office:value="12.4167808195969" calcext:value-type="float">
            <text:p>12.4167808195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7.4250876391598" calcext:value-type="float">
            <text:p>87.42508763915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1" calcext:value-type="float">
            <text:p>651</text:p>
          </table:table-cell>
          <table:table-cell office:value-type="float" office:value="12.427878711884" calcext:value-type="float">
            <text:p>12.4278787118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7.4364456188567" calcext:value-type="float">
            <text:p>87.43644561885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2" calcext:value-type="float">
            <text:p>652</text:p>
          </table:table-cell>
          <table:table-cell office:value-type="float" office:value="12.4179910686766" calcext:value-type="float">
            <text:p>12.4179910686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7.39742252813" calcext:value-type="float">
            <text:p>87.397422528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3" calcext:value-type="float">
            <text:p>653</text:p>
          </table:table-cell>
          <table:table-cell office:value-type="float" office:value="12.458469792528" calcext:value-type="float">
            <text:p>12.4584697925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7.3683462620324" calcext:value-type="float">
            <text:p>87.36834626203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4" calcext:value-type="float">
            <text:p>654</text:p>
          </table:table-cell>
          <table:table-cell office:value-type="float" office:value="12.4889871354191" calcext:value-type="float">
            <text:p>12.4889871354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7.3681805859733" calcext:value-type="float">
            <text:p>87.36818058597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5" calcext:value-type="float">
            <text:p>655</text:p>
          </table:table-cell>
          <table:table-cell office:value-type="float" office:value="12.4905794775036" calcext:value-type="float">
            <text:p>12.4905794775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7.3278321134469" calcext:value-type="float">
            <text:p>87.32783211344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6" calcext:value-type="float">
            <text:p>656</text:p>
          </table:table-cell>
          <table:table-cell office:value-type="float" office:value="12.5323403493952" calcext:value-type="float">
            <text:p>12.53234034939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.3003871256458" calcext:value-type="float">
            <text:p>87.30038712564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12.561183612568" calcext:value-type="float">
            <text:p>12.561183612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7.2629388099449" calcext:value-type="float">
            <text:p>87.26293880994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8" calcext:value-type="float">
            <text:p>658</text:p>
          </table:table-cell>
          <table:table-cell office:value-type="float" office:value="12.6000162208867" calcext:value-type="float">
            <text:p>12.60001622088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7.2474522789883" calcext:value-type="float">
            <text:p>87.24745227898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59" calcext:value-type="float">
            <text:p>659</text:p>
          </table:table-cell>
          <table:table-cell office:value-type="float" office:value="12.616873201535" calcext:value-type="float">
            <text:p>12.6168732015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7.2466591721276" calcext:value-type="float">
            <text:p>87.24665917212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0" calcext:value-type="float">
            <text:p>660</text:p>
          </table:table-cell>
          <table:table-cell office:value-type="float" office:value="12.6190230535904" calcext:value-type="float">
            <text:p>12.61902305359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7.2402640089777" calcext:value-type="float">
            <text:p>87.24026400897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1" calcext:value-type="float">
            <text:p>661</text:p>
          </table:table-cell>
          <table:table-cell office:value-type="float" office:value="12.6267613944831" calcext:value-type="float">
            <text:p>12.62676139448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7.2483923423393" calcext:value-type="float">
            <text:p>87.24839234233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2" calcext:value-type="float">
            <text:p>662</text:p>
          </table:table-cell>
          <table:table-cell office:value-type="float" office:value="12.6199628070869" calcext:value-type="float">
            <text:p>12.61996280708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7.2596293491485" calcext:value-type="float">
            <text:p>87.25962934914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3" calcext:value-type="float">
            <text:p>663</text:p>
          </table:table-cell>
          <table:table-cell office:value-type="float" office:value="12.6100422487835" calcext:value-type="float">
            <text:p>12.6100422487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7.2720905269214" calcext:value-type="float">
            <text:p>87.27209052692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4" calcext:value-type="float">
            <text:p>664</text:p>
          </table:table-cell>
          <table:table-cell office:value-type="float" office:value="12.5988843550313" calcext:value-type="float">
            <text:p>12.59888435503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7.2778742945493" calcext:value-type="float">
            <text:p>87.27787429454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5" calcext:value-type="float">
            <text:p>665</text:p>
          </table:table-cell>
          <table:table-cell office:value-type="float" office:value="12.5943908385838" calcext:value-type="float">
            <text:p>12.59439083858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7.2654729100944" calcext:value-type="float">
            <text:p>87.26547291009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6" calcext:value-type="float">
            <text:p>666</text:p>
          </table:table-cell>
          <table:table-cell office:value-type="float" office:value="12.6080695717074" calcext:value-type="float">
            <text:p>12.60806957170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.2236452486626" calcext:value-type="float">
            <text:p>87.22364524866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7" calcext:value-type="float">
            <text:p>667</text:p>
          </table:table-cell>
          <table:table-cell office:value-type="float" office:value="12.6511618083212" calcext:value-type="float">
            <text:p>12.65116180832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7.182950014814" calcext:value-type="float">
            <text:p>87.1829500148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8" calcext:value-type="float">
            <text:p>668</text:p>
          </table:table-cell>
          <table:table-cell office:value-type="float" office:value="12.6931089715999" calcext:value-type="float">
            <text:p>12.6931089715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7.1416990270626" calcext:value-type="float">
            <text:p>87.14169902706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69" calcext:value-type="float">
            <text:p>669</text:p>
          </table:table-cell>
          <table:table-cell office:value-type="float" office:value="12.7355993694873" calcext:value-type="float">
            <text:p>12.73559936948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7.1199060969423" calcext:value-type="float">
            <text:p>87.11990609694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0" calcext:value-type="float">
            <text:p>670</text:p>
          </table:table-cell>
          <table:table-cell office:value-type="float" office:value="12.758619315642" calcext:value-type="float">
            <text:p>12.758619315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7.0599520158926" calcext:value-type="float">
            <text:p>87.05995201589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1" calcext:value-type="float">
            <text:p>671</text:p>
          </table:table-cell>
          <table:table-cell office:value-type="float" office:value="12.8197881425659" calcext:value-type="float">
            <text:p>12.81978814256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7.0268083261223" calcext:value-type="float">
            <text:p>87.02680832612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2" calcext:value-type="float">
            <text:p>672</text:p>
          </table:table-cell>
          <table:table-cell office:value-type="float" office:value="12.8541344307516" calcext:value-type="float">
            <text:p>12.8541344307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6.9904625043452" calcext:value-type="float">
            <text:p>86.99046250434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3" calcext:value-type="float">
            <text:p>673</text:p>
          </table:table-cell>
          <table:table-cell office:value-type="float" office:value="12.8916708249599" calcext:value-type="float">
            <text:p>12.89167082495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6.9159246746686" calcext:value-type="float">
            <text:p>86.91592467466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4" calcext:value-type="float">
            <text:p>674</text:p>
          </table:table-cell>
          <table:table-cell office:value-type="float" office:value="12.9673873213435" calcext:value-type="float">
            <text:p>12.9673873213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6.8452445153744" calcext:value-type="float">
            <text:p>86.84524451537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5" calcext:value-type="float">
            <text:p>675</text:p>
          </table:table-cell>
          <table:table-cell office:value-type="float" office:value="13.0392343606776" calcext:value-type="float">
            <text:p>13.03923436067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6.7705663892867" calcext:value-type="float">
            <text:p>86.77056638928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6" calcext:value-type="float">
            <text:p>676</text:p>
          </table:table-cell>
          <table:table-cell office:value-type="float" office:value="13.1150676980047" calcext:value-type="float">
            <text:p>13.11506769800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6.701471836505" calcext:value-type="float">
            <text:p>86.7014718365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7" calcext:value-type="float">
            <text:p>677</text:p>
          </table:table-cell>
          <table:table-cell office:value-type="float" office:value="13.1853059099136" calcext:value-type="float">
            <text:p>13.1853059099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.6677904514733" calcext:value-type="float">
            <text:p>86.66779045147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8" calcext:value-type="float">
            <text:p>678</text:p>
          </table:table-cell>
          <table:table-cell office:value-type="float" office:value="13.2201195174811" calcext:value-type="float">
            <text:p>13.22011951748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6.6216253674714" calcext:value-type="float">
            <text:p>86.62162536747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79" calcext:value-type="float">
            <text:p>679</text:p>
          </table:table-cell>
          <table:table-cell office:value-type="float" office:value="13.2674055017935" calcext:value-type="float">
            <text:p>13.26740550179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6.5671245949682" calcext:value-type="float">
            <text:p>86.56712459496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0" calcext:value-type="float">
            <text:p>680</text:p>
          </table:table-cell>
          <table:table-cell office:value-type="float" office:value="13.323015965604" calcext:value-type="float">
            <text:p>13.3230159656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6.5014533490185" calcext:value-type="float">
            <text:p>86.5014533490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1" calcext:value-type="float">
            <text:p>681</text:p>
          </table:table-cell>
          <table:table-cell office:value-type="float" office:value="13.3897858059479" calcext:value-type="float">
            <text:p>13.3897858059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6.4395884218275" calcext:value-type="float">
            <text:p>86.43958842182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2" calcext:value-type="float">
            <text:p>682</text:p>
          </table:table-cell>
          <table:table-cell office:value-type="float" office:value="13.4527383415892" calcext:value-type="float">
            <text:p>13.4527383415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6.3686707984788" calcext:value-type="float">
            <text:p>86.36867079847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3" calcext:value-type="float">
            <text:p>683</text:p>
          </table:table-cell>
          <table:table-cell office:value-type="float" office:value="13.5247326973038" calcext:value-type="float">
            <text:p>13.52473269730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6.3022349496006" calcext:value-type="float">
            <text:p>86.30223494960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4" calcext:value-type="float">
            <text:p>684</text:p>
          </table:table-cell>
          <table:table-cell office:value-type="float" office:value="13.5922345112242" calcext:value-type="float">
            <text:p>13.59223451122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6.2517126001046" calcext:value-type="float">
            <text:p>86.25171260010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5" calcext:value-type="float">
            <text:p>685</text:p>
          </table:table-cell>
          <table:table-cell office:value-type="float" office:value="13.643812166112" calcext:value-type="float">
            <text:p>13.643812166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6.2142779823543" calcext:value-type="float">
            <text:p>86.21427798235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6" calcext:value-type="float">
            <text:p>686</text:p>
          </table:table-cell>
          <table:table-cell office:value-type="float" office:value="13.6822915362" calcext:value-type="float">
            <text:p>13.6822915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6.1618237838457" calcext:value-type="float">
            <text:p>86.16182378384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7" calcext:value-type="float">
            <text:p>687</text:p>
          </table:table-cell>
          <table:table-cell office:value-type="float" office:value="13.7357800395231" calcext:value-type="float">
            <text:p>13.7357800395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6.1002055460072" calcext:value-type="float">
            <text:p>86.10020554600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8" calcext:value-type="float">
            <text:p>688</text:p>
          </table:table-cell>
          <table:table-cell office:value-type="float" office:value="13.7984222391279" calcext:value-type="float">
            <text:p>13.79842223912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6.0867871336698" calcext:value-type="float">
            <text:p>86.08678713366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89" calcext:value-type="float">
            <text:p>689</text:p>
          </table:table-cell>
          <table:table-cell office:value-type="float" office:value="13.812854373614" calcext:value-type="float">
            <text:p>13.8128543736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0996034728594" calcext:value-type="float">
            <text:p>86.09960347285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0" calcext:value-type="float">
            <text:p>690</text:p>
          </table:table-cell>
          <table:table-cell office:value-type="float" office:value="13.8010416193515" calcext:value-type="float">
            <text:p>13.80104161935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6.0794378879578" calcext:value-type="float">
            <text:p>86.07943788795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1" calcext:value-type="float">
            <text:p>691</text:p>
          </table:table-cell>
          <table:table-cell office:value-type="float" office:value="13.822200753331" calcext:value-type="float">
            <text:p>13.8222007533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6.0587795635" calcext:value-type="float">
            <text:p>86.05877956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2" calcext:value-type="float">
            <text:p>692</text:p>
          </table:table-cell>
          <table:table-cell office:value-type="float" office:value="13.8438426913759" calcext:value-type="float">
            <text:p>13.84384269137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6.0376078262592" calcext:value-type="float">
            <text:p>86.03760782625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3" calcext:value-type="float">
            <text:p>693</text:p>
          </table:table-cell>
          <table:table-cell office:value-type="float" office:value="13.865988206068" calcext:value-type="float">
            <text:p>13.8659882060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6.011847132612" calcext:value-type="float">
            <text:p>86.0118471326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4" calcext:value-type="float">
            <text:p>694</text:p>
          </table:table-cell>
          <table:table-cell office:value-type="float" office:value="13.8927129393919" calcext:value-type="float">
            <text:p>13.89271293939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5.9581802741891" calcext:value-type="float">
            <text:p>85.95818027418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5" calcext:value-type="float">
            <text:p>695</text:p>
          </table:table-cell>
          <table:table-cell office:value-type="float" office:value="13.9473341970948" calcext:value-type="float">
            <text:p>13.94733419709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5.9088174495494" calcext:value-type="float">
            <text:p>85.90881744954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6" calcext:value-type="float">
            <text:p>696</text:p>
          </table:table-cell>
          <table:table-cell office:value-type="float" office:value="13.9976418770217" calcext:value-type="float">
            <text:p>13.9976418770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5.8270730250539" calcext:value-type="float">
            <text:p>85.82707302505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7" calcext:value-type="float">
            <text:p>697</text:p>
          </table:table-cell>
          <table:table-cell office:value-type="float" office:value="14.0803217082514" calcext:value-type="float">
            <text:p>14.0803217082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5.7358705678957" calcext:value-type="float">
            <text:p>85.7358705678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8" calcext:value-type="float">
            <text:p>698</text:p>
          </table:table-cell>
          <table:table-cell office:value-type="float" office:value="14.1724502180765" calcext:value-type="float">
            <text:p>14.1724502180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5.6875396399946" calcext:value-type="float">
            <text:p>85.687539639994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699" calcext:value-type="float">
            <text:p>699</text:p>
          </table:table-cell>
          <table:table-cell office:value-type="float" office:value="14.221697938118" calcext:value-type="float">
            <text:p>14.2216979381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5.6995781012725" calcext:value-type="float">
            <text:p>85.69957810127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4.2105671010589" calcext:value-type="float">
            <text:p>14.2105671010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5.6913795711189" calcext:value-type="float">
            <text:p>85.6913795711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1" calcext:value-type="float">
            <text:p>701</text:p>
          </table:table-cell>
          <table:table-cell office:value-type="float" office:value="14.2196641791892" calcext:value-type="float">
            <text:p>14.2196641791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5.6694826104245" calcext:value-type="float">
            <text:p>85.66948261042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2" calcext:value-type="float">
            <text:p>702</text:p>
          </table:table-cell>
          <table:table-cell office:value-type="float" office:value="14.2424507023805" calcext:value-type="float">
            <text:p>14.2424507023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5.6882594824335" calcext:value-type="float">
            <text:p>85.68825948243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3" calcext:value-type="float">
            <text:p>703</text:p>
          </table:table-cell>
          <table:table-cell office:value-type="float" office:value="14.2245544972435" calcext:value-type="float">
            <text:p>14.2245544972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5.6967615029938" calcext:value-type="float">
            <text:p>85.69676150299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4" calcext:value-type="float">
            <text:p>704</text:p>
          </table:table-cell>
          <table:table-cell office:value-type="float" office:value="14.2169243368864" calcext:value-type="float">
            <text:p>14.2169243368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5.6757938879638" calcext:value-type="float">
            <text:p>85.67579388796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5" calcext:value-type="float">
            <text:p>705</text:p>
          </table:table-cell>
          <table:table-cell office:value-type="float" office:value="14.2387550935176" calcext:value-type="float">
            <text:p>14.23875509351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5.644210774259" calcext:value-type="float">
            <text:p>85.6442107742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6" calcext:value-type="float">
            <text:p>706</text:p>
          </table:table-cell>
          <table:table-cell office:value-type="float" office:value="14.2711927174076" calcext:value-type="float">
            <text:p>14.2711927174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5.5960393432082" calcext:value-type="float">
            <text:p>85.59603934320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7" calcext:value-type="float">
            <text:p>707</text:p>
          </table:table-cell>
          <table:table-cell office:value-type="float" office:value="14.3202101135418" calcext:value-type="float">
            <text:p>14.32021011354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5.5765101765419" calcext:value-type="float">
            <text:p>85.57651017654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8" calcext:value-type="float">
            <text:p>708</text:p>
          </table:table-cell>
          <table:table-cell office:value-type="float" office:value="14.3405767856406" calcext:value-type="float">
            <text:p>14.34057678564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5.5262058256297" calcext:value-type="float">
            <text:p>85.52620582562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09" calcext:value-type="float">
            <text:p>709</text:p>
          </table:table-cell>
          <table:table-cell office:value-type="float" office:value="14.3917102669309" calcext:value-type="float">
            <text:p>14.39171026693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5.4840925563007" calcext:value-type="float">
            <text:p>85.48409255630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0" calcext:value-type="float">
            <text:p>710</text:p>
          </table:table-cell>
          <table:table-cell office:value-type="float" office:value="14.4346443753343" calcext:value-type="float">
            <text:p>14.43464437533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5.4329553344414" calcext:value-type="float">
            <text:p>85.43295533444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1" calcext:value-type="float">
            <text:p>711</text:p>
          </table:table-cell>
          <table:table-cell office:value-type="float" office:value="14.4865942278772" calcext:value-type="float">
            <text:p>14.486594227877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5.3807091144303" calcext:value-type="float">
            <text:p>85.38070911443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2" calcext:value-type="float">
            <text:p>712</text:p>
          </table:table-cell>
          <table:table-cell office:value-type="float" office:value="14.5396449522651" calcext:value-type="float">
            <text:p>14.53964495226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5.3366035158233" calcext:value-type="float">
            <text:p>85.33660351582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3" calcext:value-type="float">
            <text:p>713</text:p>
          </table:table-cell>
          <table:table-cell office:value-type="float" office:value="14.5845470102051" calcext:value-type="float">
            <text:p>14.58454701020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.3214727747828" calcext:value-type="float">
            <text:p>85.32147277478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4" calcext:value-type="float">
            <text:p>714</text:p>
          </table:table-cell>
          <table:table-cell office:value-type="float" office:value="14.6004662459854" calcext:value-type="float">
            <text:p>14.60046624598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5.3038285168336" calcext:value-type="float">
            <text:p>85.30382851683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5" calcext:value-type="float">
            <text:p>715</text:p>
          </table:table-cell>
          <table:table-cell office:value-type="float" office:value="14.6188911137269" calcext:value-type="float">
            <text:p>14.6188911137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5.294993130216" calcext:value-type="float">
            <text:p>85.294993130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6" calcext:value-type="float">
            <text:p>716</text:p>
          </table:table-cell>
          <table:table-cell office:value-type="float" office:value="14.6284993040389" calcext:value-type="float">
            <text:p>14.62849930403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5.315177527272" calcext:value-type="float">
            <text:p>85.3151775272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7" calcext:value-type="float">
            <text:p>717</text:p>
          </table:table-cell>
          <table:table-cell office:value-type="float" office:value="14.6090799826403" calcext:value-type="float">
            <text:p>14.6090799826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5.2768405668141" calcext:value-type="float">
            <text:p>85.27684056681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8" calcext:value-type="float">
            <text:p>718</text:p>
          </table:table-cell>
          <table:table-cell office:value-type="float" office:value="14.6481743679991" calcext:value-type="float">
            <text:p>14.64817436799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5.2296277167015" calcext:value-type="float">
            <text:p>85.22962771670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19" calcext:value-type="float">
            <text:p>719</text:p>
          </table:table-cell>
          <table:table-cell office:value-type="float" office:value="14.6961370687636" calcext:value-type="float">
            <text:p>14.69613706876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5.186491744878" calcext:value-type="float">
            <text:p>85.1864917448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0" calcext:value-type="float">
            <text:p>720</text:p>
          </table:table-cell>
          <table:table-cell office:value-type="float" office:value="14.7400153927324" calcext:value-type="float">
            <text:p>14.74001539273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5.1493121421145" calcext:value-type="float">
            <text:p>85.1493121421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1" calcext:value-type="float">
            <text:p>721</text:p>
          </table:table-cell>
          <table:table-cell office:value-type="float" office:value="14.7779299241198" calcext:value-type="float">
            <text:p>14.7779299241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5.1085333064077" calcext:value-type="float">
            <text:p>85.10853330640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2" calcext:value-type="float">
            <text:p>722</text:p>
          </table:table-cell>
          <table:table-cell office:value-type="float" office:value="14.8194363391643" calcext:value-type="float">
            <text:p>14.8194363391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5.0566757725714" calcext:value-type="float">
            <text:p>85.05667577257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3" calcext:value-type="float">
            <text:p>723</text:p>
          </table:table-cell>
          <table:table-cell office:value-type="float" office:value="14.8720141765449" calcext:value-type="float">
            <text:p>14.87201417654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5.0221625265514" calcext:value-type="float">
            <text:p>85.02216252655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4" calcext:value-type="float">
            <text:p>724</text:p>
          </table:table-cell>
          <table:table-cell office:value-type="float" office:value="14.9072405230737" calcext:value-type="float">
            <text:p>14.9072405230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9751537526915" calcext:value-type="float">
            <text:p>84.97515375269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5" calcext:value-type="float">
            <text:p>725</text:p>
          </table:table-cell>
          <table:table-cell office:value-type="float" office:value="14.9549552664374" calcext:value-type="float">
            <text:p>14.95495526643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.9084904504587" calcext:value-type="float">
            <text:p>84.9084904504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6" calcext:value-type="float">
            <text:p>726</text:p>
          </table:table-cell>
          <table:table-cell office:value-type="float" office:value="15.0223174784789" calcext:value-type="float">
            <text:p>15.02231747847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.8538306330621" calcext:value-type="float">
            <text:p>84.8538306330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7" calcext:value-type="float">
            <text:p>727</text:p>
          </table:table-cell>
          <table:table-cell office:value-type="float" office:value="15.0776692165861" calcext:value-type="float">
            <text:p>15.0776692165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.7920570326138" calcext:value-type="float">
            <text:p>84.79205703261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8" calcext:value-type="float">
            <text:p>728</text:p>
          </table:table-cell>
          <table:table-cell office:value-type="float" office:value="15.1401278185379" calcext:value-type="float">
            <text:p>15.14012781853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.7560176504065" calcext:value-type="float">
            <text:p>84.75601765040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29" calcext:value-type="float">
            <text:p>729</text:p>
          </table:table-cell>
          <table:table-cell office:value-type="float" office:value="15.1768453522337" calcext:value-type="float">
            <text:p>15.17684535223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.7037594873253" calcext:value-type="float">
            <text:p>84.70375948732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0" calcext:value-type="float">
            <text:p>730</text:p>
          </table:table-cell>
          <table:table-cell office:value-type="float" office:value="15.2297748852885" calcext:value-type="float">
            <text:p>15.22977488528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.6446006803308" calcext:value-type="float">
            <text:p>84.64460068033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1" calcext:value-type="float">
            <text:p>731</text:p>
          </table:table-cell>
          <table:table-cell office:value-type="float" office:value="15.2895983485568" calcext:value-type="float">
            <text:p>15.2895983485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.5968345415143" calcext:value-type="float">
            <text:p>84.59683454151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2" calcext:value-type="float">
            <text:p>732</text:p>
          </table:table-cell>
          <table:table-cell office:value-type="float" office:value="15.3380224970845" calcext:value-type="float">
            <text:p>15.33802249708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.5488794411323" calcext:value-type="float">
            <text:p>84.5488794411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3" calcext:value-type="float">
            <text:p>733</text:p>
          </table:table-cell>
          <table:table-cell office:value-type="float" office:value="15.3866290270805" calcext:value-type="float">
            <text:p>15.38662902708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.4875176308479" calcext:value-type="float">
            <text:p>84.48751763084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4" calcext:value-type="float">
            <text:p>734</text:p>
          </table:table-cell>
          <table:table-cell office:value-type="float" office:value="15.4486357526827" calcext:value-type="float">
            <text:p>15.44863575268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.4698029483666" calcext:value-type="float">
            <text:p>84.46980294836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5" calcext:value-type="float">
            <text:p>735</text:p>
          </table:table-cell>
          <table:table-cell office:value-type="float" office:value="15.4669889013287" calcext:value-type="float">
            <text:p>15.46698890132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.3924660299941" calcext:value-type="float">
            <text:p>84.39246602999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6" calcext:value-type="float">
            <text:p>736</text:p>
          </table:table-cell>
          <table:table-cell office:value-type="float" office:value="15.5449579012043" calcext:value-type="float">
            <text:p>15.5449579012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4.3764634476162" calcext:value-type="float">
            <text:p>84.37646344761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7" calcext:value-type="float">
            <text:p>737</text:p>
          </table:table-cell>
          <table:table-cell office:value-type="float" office:value="15.5615862442702" calcext:value-type="float">
            <text:p>15.5615862442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4.3697595160154" calcext:value-type="float">
            <text:p>84.36975951601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8" calcext:value-type="float">
            <text:p>738</text:p>
          </table:table-cell>
          <table:table-cell office:value-type="float" office:value="15.5689096789521" calcext:value-type="float">
            <text:p>15.5689096789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4.3155356050658" calcext:value-type="float">
            <text:p>84.31553560506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39" calcext:value-type="float">
            <text:p>739</text:p>
          </table:table-cell>
          <table:table-cell office:value-type="float" office:value="15.6237468979521" calcext:value-type="float">
            <text:p>15.6237468979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.2882532648882" calcext:value-type="float">
            <text:p>84.28825326488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0" calcext:value-type="float">
            <text:p>740</text:p>
          </table:table-cell>
          <table:table-cell office:value-type="float" office:value="15.6516364130995" calcext:value-type="float">
            <text:p>15.65163641309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4.2869856390716" calcext:value-type="float">
            <text:p>84.28698563907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1" calcext:value-type="float">
            <text:p>741</text:p>
          </table:table-cell>
          <table:table-cell office:value-type="float" office:value="15.6535051421362" calcext:value-type="float">
            <text:p>15.6535051421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4.2747867091984" calcext:value-type="float">
            <text:p>84.27478670919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2" calcext:value-type="float">
            <text:p>742</text:p>
          </table:table-cell>
          <table:table-cell office:value-type="float" office:value="15.6662991641973" calcext:value-type="float">
            <text:p>15.66629916419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4.245658913791" calcext:value-type="float">
            <text:p>84.2456589137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3" calcext:value-type="float">
            <text:p>743</text:p>
          </table:table-cell>
          <table:table-cell office:value-type="float" office:value="15.6960161008707" calcext:value-type="float">
            <text:p>15.69601610087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4.230057448328" calcext:value-type="float">
            <text:p>84.2300574483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4" calcext:value-type="float">
            <text:p>744</text:p>
          </table:table-cell>
          <table:table-cell office:value-type="float" office:value="15.7122008161871" calcext:value-type="float">
            <text:p>15.71220081618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4.218526104614" calcext:value-type="float">
            <text:p>84.2185261046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5" calcext:value-type="float">
            <text:p>745</text:p>
          </table:table-cell>
          <table:table-cell office:value-type="float" office:value="15.724309577256" calcext:value-type="float">
            <text:p>15.724309577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4.1892904838556" calcext:value-type="float">
            <text:p>84.18929048385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6" calcext:value-type="float">
            <text:p>746</text:p>
          </table:table-cell>
          <table:table-cell office:value-type="float" office:value="15.7541168411957" calcext:value-type="float">
            <text:p>15.7541168411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4.1587183337341" calcext:value-type="float">
            <text:p>84.15871833373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7" calcext:value-type="float">
            <text:p>747</text:p>
          </table:table-cell>
          <table:table-cell office:value-type="float" office:value="15.7852549180668" calcext:value-type="float">
            <text:p>15.78525491806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.1003026714323" calcext:value-type="float">
            <text:p>84.1003026714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8" calcext:value-type="float">
            <text:p>748</text:p>
          </table:table-cell>
          <table:table-cell office:value-type="float" office:value="15.8442308478505" calcext:value-type="float">
            <text:p>15.84423084785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4.011023782649" calcext:value-type="float">
            <text:p>84.0110237826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49" calcext:value-type="float">
            <text:p>749</text:p>
          </table:table-cell>
          <table:table-cell office:value-type="float" office:value="15.9340644014409" calcext:value-type="float">
            <text:p>15.93406440144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3.9289206622603" calcext:value-type="float">
            <text:p>83.92892066226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0" calcext:value-type="float">
            <text:p>750</text:p>
          </table:table-cell>
          <table:table-cell office:value-type="float" office:value="16.0167166399888" calcext:value-type="float">
            <text:p>16.0167166399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3.8991552651615" calcext:value-type="float">
            <text:p>83.89915526516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1" calcext:value-type="float">
            <text:p>751</text:p>
          </table:table-cell>
          <table:table-cell office:value-type="float" office:value="16.0470256640651" calcext:value-type="float">
            <text:p>16.04702566406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3.8636724844397" calcext:value-type="float">
            <text:p>83.86367248443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2" calcext:value-type="float">
            <text:p>752</text:p>
          </table:table-cell>
          <table:table-cell office:value-type="float" office:value="16.0830466354946" calcext:value-type="float">
            <text:p>16.08304663549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3.8737199701216" calcext:value-type="float">
            <text:p>83.87371997012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3" calcext:value-type="float">
            <text:p>753</text:p>
          </table:table-cell>
          <table:table-cell office:value-type="float" office:value="16.0735319586134" calcext:value-type="float">
            <text:p>16.073531958613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.8503137808734" calcext:value-type="float">
            <text:p>83.85031378087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4" calcext:value-type="float">
            <text:p>754</text:p>
          </table:table-cell>
          <table:table-cell office:value-type="float" office:value="16.0974656285743" calcext:value-type="float">
            <text:p>16.09746562857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3.8297020168665" calcext:value-type="float">
            <text:p>83.82970201686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5" calcext:value-type="float">
            <text:p>755</text:p>
          </table:table-cell>
          <table:table-cell office:value-type="float" office:value="16.1185995984866" calcext:value-type="float">
            <text:p>16.11859959848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3.8089945732451" calcext:value-type="float">
            <text:p>83.80899457324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6" calcext:value-type="float">
            <text:p>756</text:p>
          </table:table-cell>
          <table:table-cell office:value-type="float" office:value="16.1398240259545" calcext:value-type="float">
            <text:p>16.13982402595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3.7422356855331" calcext:value-type="float">
            <text:p>83.74223568553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7" calcext:value-type="float">
            <text:p>757</text:p>
          </table:table-cell>
          <table:table-cell office:value-type="float" office:value="16.2070947276745" calcext:value-type="float">
            <text:p>16.20709472767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3.6803908864336" calcext:value-type="float">
            <text:p>83.68039088643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8" calcext:value-type="float">
            <text:p>758</text:p>
          </table:table-cell>
          <table:table-cell office:value-type="float" office:value="16.269446222642" calcext:value-type="float">
            <text:p>16.269446222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3.6246327292032" calcext:value-type="float">
            <text:p>83.62463272920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59" calcext:value-type="float">
            <text:p>759</text:p>
          </table:table-cell>
          <table:table-cell office:value-type="float" office:value="16.3257060087816" calcext:value-type="float">
            <text:p>16.32570600878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3.5903033348185" calcext:value-type="float">
            <text:p>83.59030333481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0" calcext:value-type="float">
            <text:p>760</text:p>
          </table:table-cell>
          <table:table-cell office:value-type="float" office:value="16.3605320157864" calcext:value-type="float">
            <text:p>16.36053201578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3.5411135881837" calcext:value-type="float">
            <text:p>83.5411135881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1" calcext:value-type="float">
            <text:p>761</text:p>
          </table:table-cell>
          <table:table-cell office:value-type="float" office:value="16.4102134089153" calcext:value-type="float">
            <text:p>16.41021340891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3.5010819902556" calcext:value-type="float">
            <text:p>83.50108199025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2" calcext:value-type="float">
            <text:p>762</text:p>
          </table:table-cell>
          <table:table-cell office:value-type="float" office:value="16.4507317368723" calcext:value-type="float">
            <text:p>16.45073173687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3.4640509683328" calcext:value-type="float">
            <text:p>83.46405096833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3" calcext:value-type="float">
            <text:p>763</text:p>
          </table:table-cell>
          <table:table-cell office:value-type="float" office:value="16.4882446215238" calcext:value-type="float">
            <text:p>16.48824462152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3.4583578270706" calcext:value-type="float">
            <text:p>83.45835782707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4" calcext:value-type="float">
            <text:p>764</text:p>
          </table:table-cell>
          <table:table-cell office:value-type="float" office:value="16.4944148068875" calcext:value-type="float">
            <text:p>16.49441480688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3.4393770856793" calcext:value-type="float">
            <text:p>83.43937708567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5" calcext:value-type="float">
            <text:p>765</text:p>
          </table:table-cell>
          <table:table-cell office:value-type="float" office:value="16.5138678219392" calcext:value-type="float">
            <text:p>16.51386782193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.3983412484018" calcext:value-type="float">
            <text:p>83.39834124840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6" calcext:value-type="float">
            <text:p>766</text:p>
          </table:table-cell>
          <table:table-cell office:value-type="float" office:value="16.5553712101405" calcext:value-type="float">
            <text:p>16.5553712101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3.3862328359178" calcext:value-type="float">
            <text:p>83.38623283591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7" calcext:value-type="float">
            <text:p>767</text:p>
          </table:table-cell>
          <table:table-cell office:value-type="float" office:value="16.5679424980391" calcext:value-type="float">
            <text:p>16.56794249803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3.3789958945556" calcext:value-type="float">
            <text:p>83.37899589455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8" calcext:value-type="float">
            <text:p>768</text:p>
          </table:table-cell>
          <table:table-cell office:value-type="float" office:value="16.5756376860618" calcext:value-type="float">
            <text:p>16.57563768606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3.3780033632627" calcext:value-type="float">
            <text:p>83.37800336326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69" calcext:value-type="float">
            <text:p>769</text:p>
          </table:table-cell>
          <table:table-cell office:value-type="float" office:value="16.5770838815484" calcext:value-type="float">
            <text:p>16.5770838815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3.3656519010587" calcext:value-type="float">
            <text:p>83.3656519010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0" calcext:value-type="float">
            <text:p>770</text:p>
          </table:table-cell>
          <table:table-cell office:value-type="float" office:value="16.5898844713044" calcext:value-type="float">
            <text:p>16.58988447130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3.3626142745562" calcext:value-type="float">
            <text:p>83.36261427455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1" calcext:value-type="float">
            <text:p>771</text:p>
          </table:table-cell>
          <table:table-cell office:value-type="float" office:value="16.5933667340832" calcext:value-type="float">
            <text:p>16.59336673408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3.3324364076728" calcext:value-type="float">
            <text:p>83.33243640767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2" calcext:value-type="float">
            <text:p>772</text:p>
          </table:table-cell>
          <table:table-cell office:value-type="float" office:value="16.6239847908803" calcext:value-type="float">
            <text:p>16.62398479088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3.2619986415342" calcext:value-type="float">
            <text:p>83.26199864153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3" calcext:value-type="float">
            <text:p>773</text:p>
          </table:table-cell>
          <table:table-cell office:value-type="float" office:value="16.6948583450333" calcext:value-type="float">
            <text:p>16.6948583450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3.2281006998473" calcext:value-type="float">
            <text:p>83.22810069984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4" calcext:value-type="float">
            <text:p>774</text:p>
          </table:table-cell>
          <table:table-cell office:value-type="float" office:value="16.7291877168546" calcext:value-type="float">
            <text:p>16.7291877168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3.1702099367512" calcext:value-type="float">
            <text:p>83.17020993675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5" calcext:value-type="float">
            <text:p>775</text:p>
          </table:table-cell>
          <table:table-cell office:value-type="float" office:value="16.7875055957836" calcext:value-type="float">
            <text:p>16.78750559578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.0910161985877" calcext:value-type="float">
            <text:p>83.09101619858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6" calcext:value-type="float">
            <text:p>776</text:p>
          </table:table-cell>
          <table:table-cell office:value-type="float" office:value="16.8671221786217" calcext:value-type="float">
            <text:p>16.86712217862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3.0386076652663" calcext:value-type="float">
            <text:p>83.038607665266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7" calcext:value-type="float">
            <text:p>777</text:p>
          </table:table-cell>
          <table:table-cell office:value-type="float" office:value="16.919949328171" calcext:value-type="float">
            <text:p>16.9199493281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3.020133814319" calcext:value-type="float">
            <text:p>83.0201338143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8" calcext:value-type="float">
            <text:p>778</text:p>
          </table:table-cell>
          <table:table-cell office:value-type="float" office:value="16.938837609184" calcext:value-type="float">
            <text:p>16.9388376091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2.9629587919653" calcext:value-type="float">
            <text:p>82.96295879196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79" calcext:value-type="float">
            <text:p>779</text:p>
          </table:table-cell>
          <table:table-cell office:value-type="float" office:value="16.9964229173027" calcext:value-type="float">
            <text:p>16.99642291730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2.9645792040456" calcext:value-type="float">
            <text:p>82.96457920404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0" calcext:value-type="float">
            <text:p>780</text:p>
          </table:table-cell>
          <table:table-cell office:value-type="float" office:value="16.9952086881296" calcext:value-type="float">
            <text:p>16.99520868812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2.9349334120052" calcext:value-type="float">
            <text:p>82.934933412005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1" calcext:value-type="float">
            <text:p>781</text:p>
          </table:table-cell>
          <table:table-cell office:value-type="float" office:value="17.0252566012483" calcext:value-type="float">
            <text:p>17.0252566012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2.8968884257112" calcext:value-type="float">
            <text:p>82.89688842571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2" calcext:value-type="float">
            <text:p>782</text:p>
          </table:table-cell>
          <table:table-cell office:value-type="float" office:value="17.0636996874098" calcext:value-type="float">
            <text:p>17.06369968740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2.8543273084444" calcext:value-type="float">
            <text:p>82.85432730844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3" calcext:value-type="float">
            <text:p>783</text:p>
          </table:table-cell>
          <table:table-cell office:value-type="float" office:value="17.1066549235454" calcext:value-type="float">
            <text:p>17.10665492354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2.8191173686933" calcext:value-type="float">
            <text:p>82.81911736869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4" calcext:value-type="float">
            <text:p>784</text:p>
          </table:table-cell>
          <table:table-cell office:value-type="float" office:value="17.1422550409766" calcext:value-type="float">
            <text:p>17.1422550409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2.8016404807206" calcext:value-type="float">
            <text:p>82.80164048072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5" calcext:value-type="float">
            <text:p>785</text:p>
          </table:table-cell>
          <table:table-cell office:value-type="float" office:value="17.1601182048525" calcext:value-type="float">
            <text:p>17.1601182048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2.7793565599899" calcext:value-type="float">
            <text:p>82.77935655998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6" calcext:value-type="float">
            <text:p>786</text:p>
          </table:table-cell>
          <table:table-cell office:value-type="float" office:value="17.1827845387276" calcext:value-type="float">
            <text:p>17.1827845387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2.7215978375955" calcext:value-type="float">
            <text:p>82.721597837595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7" calcext:value-type="float">
            <text:p>787</text:p>
          </table:table-cell>
          <table:table-cell office:value-type="float" office:value="17.2409218501347" calcext:value-type="float">
            <text:p>17.24092185013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2.6762610538504" calcext:value-type="float">
            <text:p>82.67626105385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8" calcext:value-type="float">
            <text:p>788</text:p>
          </table:table-cell>
          <table:table-cell office:value-type="float" office:value="17.2866334370025" calcext:value-type="float">
            <text:p>17.2866334370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2.6228317766453" calcext:value-type="float">
            <text:p>82.62283177664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89" calcext:value-type="float">
            <text:p>789</text:p>
          </table:table-cell>
          <table:table-cell office:value-type="float" office:value="17.3404337692992" calcext:value-type="float">
            <text:p>17.34043376929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2.5863932486686" calcext:value-type="float">
            <text:p>82.586393248668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0" calcext:value-type="float">
            <text:p>790</text:p>
          </table:table-cell>
          <table:table-cell office:value-type="float" office:value="17.3772396418164" calcext:value-type="float">
            <text:p>17.3772396418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2.5350100283481" calcext:value-type="float">
            <text:p>82.53501002834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1" calcext:value-type="float">
            <text:p>791</text:p>
          </table:table-cell>
          <table:table-cell office:value-type="float" office:value="17.428986533232" calcext:value-type="float">
            <text:p>17.4289865332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2.46927531268" calcext:value-type="float">
            <text:p>82.469275312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2" calcext:value-type="float">
            <text:p>792</text:p>
          </table:table-cell>
          <table:table-cell office:value-type="float" office:value="17.4950812832843" calcext:value-type="float">
            <text:p>17.49508128328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2.4264617541841" calcext:value-type="float">
            <text:p>82.42646175418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3" calcext:value-type="float">
            <text:p>793</text:p>
          </table:table-cell>
          <table:table-cell office:value-type="float" office:value="17.5382512758206" calcext:value-type="float">
            <text:p>17.53825127582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2.4248271060612" calcext:value-type="float">
            <text:p>82.42482710606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4" calcext:value-type="float">
            <text:p>794</text:p>
          </table:table-cell>
          <table:table-cell office:value-type="float" office:value="17.5402387936435" calcext:value-type="float">
            <text:p>17.54023879364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2.3878128775538" calcext:value-type="float">
            <text:p>82.38781287755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5" calcext:value-type="float">
            <text:p>795</text:p>
          </table:table-cell>
          <table:table-cell office:value-type="float" office:value="17.5776023631538" calcext:value-type="float">
            <text:p>17.5776023631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2.3834189894659" calcext:value-type="float">
            <text:p>82.38341898946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6" calcext:value-type="float">
            <text:p>796</text:p>
          </table:table-cell>
          <table:table-cell office:value-type="float" office:value="17.5823420988346" calcext:value-type="float">
            <text:p>17.58234209883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2.3294963039961" calcext:value-type="float">
            <text:p>82.32949630399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7" calcext:value-type="float">
            <text:p>797</text:p>
          </table:table-cell>
          <table:table-cell office:value-type="float" office:value="17.6366071734215" calcext:value-type="float">
            <text:p>17.63660717342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2.3036696953865" calcext:value-type="float">
            <text:p>82.30366969538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8" calcext:value-type="float">
            <text:p>798</text:p>
          </table:table-cell>
          <table:table-cell office:value-type="float" office:value="17.6627727472569" calcext:value-type="float">
            <text:p>17.66277274725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2.2835315491573" calcext:value-type="float">
            <text:p>82.28353154915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799" calcext:value-type="float">
            <text:p>799</text:p>
          </table:table-cell>
          <table:table-cell office:value-type="float" office:value="17.6832464690597" calcext:value-type="float">
            <text:p>17.6832464690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.2571034192944" calcext:value-type="float">
            <text:p>82.25710341929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office:value-type="float" office:value="17.7100068187403" calcext:value-type="float">
            <text:p>17.71000681874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2.2209100940798" calcext:value-type="float">
            <text:p>82.22091009407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1" calcext:value-type="float">
            <text:p>801</text:p>
          </table:table-cell>
          <table:table-cell office:value-type="float" office:value="17.7465290415746" calcext:value-type="float">
            <text:p>17.74652904157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2.1702143462547" calcext:value-type="float">
            <text:p>82.17021434625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2" calcext:value-type="float">
            <text:p>802</text:p>
          </table:table-cell>
          <table:table-cell office:value-type="float" office:value="17.7975503980431" calcext:value-type="float">
            <text:p>17.7975503980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2.1342264885065" calcext:value-type="float">
            <text:p>82.13422648850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3" calcext:value-type="float">
            <text:p>803</text:p>
          </table:table-cell>
          <table:table-cell office:value-type="float" office:value="17.8338606083484" calcext:value-type="float">
            <text:p>17.83386060834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2.1238598333775" calcext:value-type="float">
            <text:p>82.12385983337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4" calcext:value-type="float">
            <text:p>804</text:p>
          </table:table-cell>
          <table:table-cell office:value-type="float" office:value="17.8445463925088" calcext:value-type="float">
            <text:p>17.84454639250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2.065872118436" calcext:value-type="float">
            <text:p>82.0658721184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5" calcext:value-type="float">
            <text:p>805</text:p>
          </table:table-cell>
          <table:table-cell office:value-type="float" office:value="17.9028500451915" calcext:value-type="float">
            <text:p>17.90285004519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2.0537942553374" calcext:value-type="float">
            <text:p>82.053794255337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6" calcext:value-type="float">
            <text:p>806</text:p>
          </table:table-cell>
          <table:table-cell office:value-type="float" office:value="17.9152406866538" calcext:value-type="float">
            <text:p>17.91524068665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2.0781408012329" calcext:value-type="float">
            <text:p>82.07814080123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7" calcext:value-type="float">
            <text:p>807</text:p>
          </table:table-cell>
          <table:table-cell office:value-type="float" office:value="17.8912037913384" calcext:value-type="float">
            <text:p>17.8912037913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2.1161490185808" calcext:value-type="float">
            <text:p>82.11614901858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8" calcext:value-type="float">
            <text:p>808</text:p>
          </table:table-cell>
          <table:table-cell office:value-type="float" office:value="17.8535021280648" calcext:value-type="float">
            <text:p>17.85350212806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2.1208133542208" calcext:value-type="float">
            <text:p>82.12081335422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09" calcext:value-type="float">
            <text:p>809</text:p>
          </table:table-cell>
          <table:table-cell office:value-type="float" office:value="17.8491412809583" calcext:value-type="float">
            <text:p>17.84914128095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2.1101642268898" calcext:value-type="float">
            <text:p>82.11016422688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0" calcext:value-type="float">
            <text:p>810</text:p>
          </table:table-cell>
          <table:table-cell office:value-type="float" office:value="17.8600908619376" calcext:value-type="float">
            <text:p>17.8600908619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2.0932794520908" calcext:value-type="float">
            <text:p>82.09327945209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1" calcext:value-type="float">
            <text:p>811</text:p>
          </table:table-cell>
          <table:table-cell office:value-type="float" office:value="17.8772730858483" calcext:value-type="float">
            <text:p>17.87727308584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0800389652622" calcext:value-type="float">
            <text:p>82.08003896526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2" calcext:value-type="float">
            <text:p>812</text:p>
          </table:table-cell>
          <table:table-cell office:value-type="float" office:value="17.8908080472975" calcext:value-type="float">
            <text:p>17.89080804729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2.0539405623645" calcext:value-type="float">
            <text:p>82.05394056236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3" calcext:value-type="float">
            <text:p>813</text:p>
          </table:table-cell>
          <table:table-cell office:value-type="float" office:value="17.9171979800696" calcext:value-type="float">
            <text:p>17.9171979800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2.058113800419" calcext:value-type="float">
            <text:p>82.0581138004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4" calcext:value-type="float">
            <text:p>814</text:p>
          </table:table-cell>
          <table:table-cell office:value-type="float" office:value="17.9133133565907" calcext:value-type="float">
            <text:p>17.91331335659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2.0461135205006" calcext:value-type="float">
            <text:p>82.04611352050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5" calcext:value-type="float">
            <text:p>815</text:p>
          </table:table-cell>
          <table:table-cell office:value-type="float" office:value="17.925599364939" calcext:value-type="float">
            <text:p>17.925599364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2.0341630235935" calcext:value-type="float">
            <text:p>82.03416302359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6" calcext:value-type="float">
            <text:p>816</text:p>
          </table:table-cell>
          <table:table-cell office:value-type="float" office:value="17.9378327329917" calcext:value-type="float">
            <text:p>17.93783273299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2.0421346463696" calcext:value-type="float">
            <text:p>82.042134646369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7" calcext:value-type="float">
            <text:p>817</text:p>
          </table:table-cell>
          <table:table-cell office:value-type="float" office:value="17.9301411526498" calcext:value-type="float">
            <text:p>17.93014115264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2.0271025214628" calcext:value-type="float">
            <text:p>82.027102521462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8" calcext:value-type="float">
            <text:p>818</text:p>
          </table:table-cell>
          <table:table-cell office:value-type="float" office:value="17.9454505195664" calcext:value-type="float">
            <text:p>17.94545051956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.0333621084931" calcext:value-type="float">
            <text:p>82.03336210849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19" calcext:value-type="float">
            <text:p>819</text:p>
          </table:table-cell>
          <table:table-cell office:value-type="float" office:value="17.9394654021258" calcext:value-type="float">
            <text:p>17.93946540212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.0354583939502" calcext:value-type="float">
            <text:p>82.03545839395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0" calcext:value-type="float">
            <text:p>820</text:p>
          </table:table-cell>
          <table:table-cell office:value-type="float" office:value="17.9376408415625" calcext:value-type="float">
            <text:p>17.93764084156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.98268790787" calcext:value-type="float">
            <text:p>81.982687907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1" calcext:value-type="float">
            <text:p>821</text:p>
          </table:table-cell>
          <table:table-cell office:value-type="float" office:value="17.9906803352876" calcext:value-type="float">
            <text:p>17.99068033528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.9572535521558" calcext:value-type="float">
            <text:p>81.957253552155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2" calcext:value-type="float">
            <text:p>822</text:p>
          </table:table-cell>
          <table:table-cell office:value-type="float" office:value="18.0163810085702" calcext:value-type="float">
            <text:p>18.01638100857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.923148144662" calcext:value-type="float">
            <text:p>81.9231481446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3" calcext:value-type="float">
            <text:p>823</text:p>
          </table:table-cell>
          <table:table-cell office:value-type="float" office:value="18.0507500704568" calcext:value-type="float">
            <text:p>18.05075007045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.9491179016054" calcext:value-type="float">
            <text:p>81.94911790160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4" calcext:value-type="float">
            <text:p>824</text:p>
          </table:table-cell>
          <table:table-cell office:value-type="float" office:value="18.0250413313622" calcext:value-type="float">
            <text:p>18.02504133136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.9601822781449" calcext:value-type="float">
            <text:p>81.96018227814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5" calcext:value-type="float">
            <text:p>825</text:p>
          </table:table-cell>
          <table:table-cell office:value-type="float" office:value="18.014235362493" calcext:value-type="float">
            <text:p>18.0142353624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.9628026775857" calcext:value-type="float">
            <text:p>81.96280267758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6" calcext:value-type="float">
            <text:p>826</text:p>
          </table:table-cell>
          <table:table-cell office:value-type="float" office:value="18.0118707866458" calcext:value-type="float">
            <text:p>18.01187078664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.9168749566202" calcext:value-type="float">
            <text:p>81.916874956620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7" calcext:value-type="float">
            <text:p>827</text:p>
          </table:table-cell>
          <table:table-cell office:value-type="float" office:value="18.058051772969" calcext:value-type="float">
            <text:p>18.058051772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.9004839848318" calcext:value-type="float">
            <text:p>81.90048398483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8" calcext:value-type="float">
            <text:p>828</text:p>
          </table:table-cell>
          <table:table-cell office:value-type="float" office:value="18.0746934774615" calcext:value-type="float">
            <text:p>18.07469347746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1.8928563904925" calcext:value-type="float">
            <text:p>81.89285639049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29" calcext:value-type="float">
            <text:p>829</text:p>
          </table:table-cell>
          <table:table-cell office:value-type="float" office:value="18.0825692971779" calcext:value-type="float">
            <text:p>18.08256929717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.8714738388575" calcext:value-type="float">
            <text:p>81.87147383885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0" calcext:value-type="float">
            <text:p>830</text:p>
          </table:table-cell>
          <table:table-cell office:value-type="float" office:value="18.1041975919362" calcext:value-type="float">
            <text:p>18.10419759193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1.8204061592924" calcext:value-type="float">
            <text:p>81.82040615929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1" calcext:value-type="float">
            <text:p>831</text:p>
          </table:table-cell>
          <table:table-cell office:value-type="float" office:value="18.1555085571933" calcext:value-type="float">
            <text:p>18.1555085571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1.8350933443839" calcext:value-type="float">
            <text:p>81.83509334438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2" calcext:value-type="float">
            <text:p>832</text:p>
          </table:table-cell>
          <table:table-cell office:value-type="float" office:value="18.141062224937" calcext:value-type="float">
            <text:p>18.141062224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1.81879896621" calcext:value-type="float">
            <text:p>81.81879896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3" calcext:value-type="float">
            <text:p>833</text:p>
          </table:table-cell>
          <table:table-cell office:value-type="float" office:value="18.1575950474177" calcext:value-type="float">
            <text:p>18.15759504741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1.7770815647831" calcext:value-type="float">
            <text:p>81.7770815647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4" calcext:value-type="float">
            <text:p>834</text:p>
          </table:table-cell>
          <table:table-cell office:value-type="float" office:value="18.1995485087083" calcext:value-type="float">
            <text:p>18.199548508708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1.7575303337051" calcext:value-type="float">
            <text:p>81.75753033370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5" calcext:value-type="float">
            <text:p>835</text:p>
          </table:table-cell>
          <table:table-cell office:value-type="float" office:value="18.2193334390514" calcext:value-type="float">
            <text:p>18.21933343905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1.7555169900222" calcext:value-type="float">
            <text:p>81.75551699002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6" calcext:value-type="float">
            <text:p>836</text:p>
          </table:table-cell>
          <table:table-cell office:value-type="float" office:value="18.2215781450067" calcext:value-type="float">
            <text:p>18.22157814500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1.7221563489973" calcext:value-type="float">
            <text:p>81.72215634899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7" calcext:value-type="float">
            <text:p>837</text:p>
          </table:table-cell>
          <table:table-cell office:value-type="float" office:value="18.2551678346813" calcext:value-type="float">
            <text:p>18.25516783468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1.7061770215322" calcext:value-type="float">
            <text:p>81.70617702153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8" calcext:value-type="float">
            <text:p>838</text:p>
          </table:table-cell>
          <table:table-cell office:value-type="float" office:value="18.2713739203096" calcext:value-type="float">
            <text:p>18.27137392030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1.6473933970122" calcext:value-type="float">
            <text:p>81.64739339701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39" calcext:value-type="float">
            <text:p>839</text:p>
          </table:table-cell>
          <table:table-cell office:value-type="float" office:value="18.3303820354112" calcext:value-type="float">
            <text:p>18.33038203541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1.6147032468259" calcext:value-type="float">
            <text:p>81.614703246825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0" calcext:value-type="float">
            <text:p>840</text:p>
          </table:table-cell>
          <table:table-cell office:value-type="float" office:value="18.3632944312733" calcext:value-type="float">
            <text:p>18.36329443127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1.61700859531" calcext:value-type="float">
            <text:p>81.617008595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1" calcext:value-type="float">
            <text:p>841</text:p>
          </table:table-cell>
          <table:table-cell office:value-type="float" office:value="18.3612091060082" calcext:value-type="float">
            <text:p>18.36120910600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1.6179813664998" calcext:value-type="float">
            <text:p>81.61798136649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2" calcext:value-type="float">
            <text:p>842</text:p>
          </table:table-cell>
          <table:table-cell office:value-type="float" office:value="18.3604541578052" calcext:value-type="float">
            <text:p>18.36045415780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1.631772734391" calcext:value-type="float">
            <text:p>81.6317727343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3" calcext:value-type="float">
            <text:p>843</text:p>
          </table:table-cell>
          <table:table-cell office:value-type="float" office:value="18.346878434671" calcext:value-type="float">
            <text:p>18.3468784346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1.6771913414522" calcext:value-type="float">
            <text:p>81.67719134145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4" calcext:value-type="float">
            <text:p>844</text:p>
          </table:table-cell>
          <table:table-cell office:value-type="float" office:value="18.3016733159191" calcext:value-type="float">
            <text:p>18.30167331591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1.7036146943099" calcext:value-type="float">
            <text:p>81.70361469430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5" calcext:value-type="float">
            <text:p>845</text:p>
          </table:table-cell>
          <table:table-cell office:value-type="float" office:value="18.2754613164877" calcext:value-type="float">
            <text:p>18.27546131648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1.7383135631397" calcext:value-type="float">
            <text:p>81.738313563139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6" calcext:value-type="float">
            <text:p>846</text:p>
          </table:table-cell>
          <table:table-cell office:value-type="float" office:value="18.24097168755" calcext:value-type="float">
            <text:p>18.240971687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1.7568925726187" calcext:value-type="float">
            <text:p>81.75689257261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7" calcext:value-type="float">
            <text:p>847</text:p>
          </table:table-cell>
          <table:table-cell office:value-type="float" office:value="18.2225998255641" calcext:value-type="float">
            <text:p>18.22259982556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1.7706489480973" calcext:value-type="float">
            <text:p>81.770648948097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8" calcext:value-type="float">
            <text:p>848</text:p>
          </table:table-cell>
          <table:table-cell office:value-type="float" office:value="18.2090485261036" calcext:value-type="float">
            <text:p>18.20904852610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1.7675492001893" calcext:value-type="float">
            <text:p>81.76754920018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49" calcext:value-type="float">
            <text:p>849</text:p>
          </table:table-cell>
          <table:table-cell office:value-type="float" office:value="18.2123512992696" calcext:value-type="float">
            <text:p>18.21235129926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1.7741980325118" calcext:value-type="float">
            <text:p>81.77419803251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8.2059034619525" calcext:value-type="float">
            <text:p>18.20590346195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1.7582312001156" calcext:value-type="float">
            <text:p>81.75823120011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1" calcext:value-type="float">
            <text:p>851</text:p>
          </table:table-cell>
          <table:table-cell office:value-type="float" office:value="18.222069279404" calcext:value-type="float">
            <text:p>18.2220692794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1.7038067828513" calcext:value-type="float">
            <text:p>81.70380678285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2" calcext:value-type="float">
            <text:p>852</text:p>
          </table:table-cell>
          <table:table-cell office:value-type="float" office:value="18.2766906918731" calcext:value-type="float">
            <text:p>18.27669069187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1.6967375623748" calcext:value-type="float">
            <text:p>81.69673756237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3" calcext:value-type="float">
            <text:p>853</text:p>
          </table:table-cell>
          <table:table-cell office:value-type="float" office:value="18.2839549376024" calcext:value-type="float">
            <text:p>18.28395493760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1.6831889901699" calcext:value-type="float">
            <text:p>81.683188990169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4" calcext:value-type="float">
            <text:p>854</text:p>
          </table:table-cell>
          <table:table-cell office:value-type="float" office:value="18.2976965848076" calcext:value-type="float">
            <text:p>18.29769658480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1.665155899067" calcext:value-type="float">
            <text:p>81.6651558990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5" calcext:value-type="float">
            <text:p>855</text:p>
          </table:table-cell>
          <table:table-cell office:value-type="float" office:value="18.3159208201607" calcext:value-type="float">
            <text:p>18.31592082016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1.6626636321117" calcext:value-type="float">
            <text:p>81.662663632111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6" calcext:value-type="float">
            <text:p>856</text:p>
          </table:table-cell>
          <table:table-cell office:value-type="float" office:value="18.3186023199237" calcext:value-type="float">
            <text:p>18.31860231992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1.6523048020584" calcext:value-type="float">
            <text:p>81.65230480205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7" calcext:value-type="float">
            <text:p>857</text:p>
          </table:table-cell>
          <table:table-cell office:value-type="float" office:value="18.3291484904566" calcext:value-type="float">
            <text:p>18.32914849045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1.6389563572124" calcext:value-type="float">
            <text:p>81.63895635721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8" calcext:value-type="float">
            <text:p>858</text:p>
          </table:table-cell>
          <table:table-cell office:value-type="float" office:value="18.3426824023775" calcext:value-type="float">
            <text:p>18.3426824023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1.6391348409776" calcext:value-type="float">
            <text:p>81.63913484097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59" calcext:value-type="float">
            <text:p>859</text:p>
          </table:table-cell>
          <table:table-cell office:value-type="float" office:value="18.3426875310164" calcext:value-type="float">
            <text:p>18.34268753101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1.614552366288" calcext:value-type="float">
            <text:p>81.6145523662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0" calcext:value-type="float">
            <text:p>860</text:p>
          </table:table-cell>
          <table:table-cell office:value-type="float" office:value="18.3674517819861" calcext:value-type="float">
            <text:p>18.36745178198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1.6086478064805" calcext:value-type="float">
            <text:p>81.60864780648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1" calcext:value-type="float">
            <text:p>861</text:p>
          </table:table-cell>
          <table:table-cell office:value-type="float" office:value="18.3735363003108" calcext:value-type="float">
            <text:p>18.37353630031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1.5747699173727" calcext:value-type="float">
            <text:p>81.57476991737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2" calcext:value-type="float">
            <text:p>862</text:p>
          </table:table-cell>
          <table:table-cell office:value-type="float" office:value="18.4075923483507" calcext:value-type="float">
            <text:p>18.40759234835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1.5559452951221" calcext:value-type="float">
            <text:p>81.55594529512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3" calcext:value-type="float">
            <text:p>863</text:p>
          </table:table-cell>
          <table:table-cell office:value-type="float" office:value="18.4265933479441" calcext:value-type="float">
            <text:p>18.42659334794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1.5727880768078" calcext:value-type="float">
            <text:p>81.57278807680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4" calcext:value-type="float">
            <text:p>864</text:p>
          </table:table-cell>
          <table:table-cell office:value-type="float" office:value="18.4099251798278" calcext:value-type="float">
            <text:p>18.409925179827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1.545034879584" calcext:value-type="float">
            <text:p>81.5450348795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5" calcext:value-type="float">
            <text:p>865</text:p>
          </table:table-cell>
          <table:table-cell office:value-type="float" office:value="18.4378512444852" calcext:value-type="float">
            <text:p>18.43785124448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1.5430893539393" calcext:value-type="float">
            <text:p>81.54308935393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6" calcext:value-type="float">
            <text:p>866</text:p>
          </table:table-cell>
          <table:table-cell office:value-type="float" office:value="18.4399679088892" calcext:value-type="float">
            <text:p>18.43996790888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1.5215773793188" calcext:value-type="float">
            <text:p>81.52157737931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7" calcext:value-type="float">
            <text:p>867</text:p>
          </table:table-cell>
          <table:table-cell office:value-type="float" office:value="18.4616493108814" calcext:value-type="float">
            <text:p>18.46164931088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1.5126116055256" calcext:value-type="float">
            <text:p>81.51261160552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8" calcext:value-type="float">
            <text:p>868</text:p>
          </table:table-cell>
          <table:table-cell office:value-type="float" office:value="18.4707828177726" calcext:value-type="float">
            <text:p>18.47078281777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1.4968775867348" calcext:value-type="float">
            <text:p>81.496877586734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69" calcext:value-type="float">
            <text:p>869</text:p>
          </table:table-cell>
          <table:table-cell office:value-type="float" office:value="18.4866828923304" calcext:value-type="float">
            <text:p>18.4866828923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1.5109243549089" calcext:value-type="float">
            <text:p>81.51092435490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0" calcext:value-type="float">
            <text:p>870</text:p>
          </table:table-cell>
          <table:table-cell office:value-type="float" office:value="18.4728005193657" calcext:value-type="float">
            <text:p>18.47280051936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1.5311444526772" calcext:value-type="float">
            <text:p>81.53114445267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1" calcext:value-type="float">
            <text:p>871</text:p>
          </table:table-cell>
          <table:table-cell office:value-type="float" office:value="18.4527431728546" calcext:value-type="float">
            <text:p>18.4527431728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1.5519912002408" calcext:value-type="float">
            <text:p>81.55199120024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2" calcext:value-type="float">
            <text:p>872</text:p>
          </table:table-cell>
          <table:table-cell office:value-type="float" office:value="18.4320575490357" calcext:value-type="float">
            <text:p>18.4320575490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1.5554368054798" calcext:value-type="float">
            <text:p>81.55543680547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3" calcext:value-type="float">
            <text:p>873</text:p>
          </table:table-cell>
          <table:table-cell office:value-type="float" office:value="18.428771456304" calcext:value-type="float">
            <text:p>18.428771456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1.5653672019679" calcext:value-type="float">
            <text:p>81.56536720196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4" calcext:value-type="float">
            <text:p>874</text:p>
          </table:table-cell>
          <table:table-cell office:value-type="float" office:value="18.418998977198" calcext:value-type="float">
            <text:p>18.4189989771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1.5557741360088" calcext:value-type="float">
            <text:p>81.55577413600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5" calcext:value-type="float">
            <text:p>875</text:p>
          </table:table-cell>
          <table:table-cell office:value-type="float" office:value="18.4287483813654" calcext:value-type="float">
            <text:p>18.42874838136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1.5594254341968" calcext:value-type="float">
            <text:p>81.55942543419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6" calcext:value-type="float">
            <text:p>876</text:p>
          </table:table-cell>
          <table:table-cell office:value-type="float" office:value="18.4252518580037" calcext:value-type="float">
            <text:p>18.42525185800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1.569673876484" calcext:value-type="float">
            <text:p>81.5696738764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7" calcext:value-type="float">
            <text:p>877</text:p>
          </table:table-cell>
          <table:table-cell office:value-type="float" office:value="18.4151566427945" calcext:value-type="float">
            <text:p>18.41515664279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1.5990858333713" calcext:value-type="float">
            <text:p>81.59908583337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8" calcext:value-type="float">
            <text:p>878</text:p>
          </table:table-cell>
          <table:table-cell office:value-type="float" office:value="18.3858963807144" calcext:value-type="float">
            <text:p>18.38589638071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1.6139555091622" calcext:value-type="float">
            <text:p>81.613955509162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79" calcext:value-type="float">
            <text:p>879</text:p>
          </table:table-cell>
          <table:table-cell office:value-type="float" office:value="18.3711768827826" calcext:value-type="float">
            <text:p>18.37117688278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1.6073397635944" calcext:value-type="float">
            <text:p>81.607339763594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0" calcext:value-type="float">
            <text:p>880</text:p>
          </table:table-cell>
          <table:table-cell office:value-type="float" office:value="18.377941304431" calcext:value-type="float">
            <text:p>18.3779413044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1.5672916025515" calcext:value-type="float">
            <text:p>81.5672916025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1" calcext:value-type="float">
            <text:p>881</text:p>
          </table:table-cell>
          <table:table-cell office:value-type="float" office:value="18.4181366547936" calcext:value-type="float">
            <text:p>18.41813665479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1.5317391684537" calcext:value-type="float">
            <text:p>81.53173916845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2" calcext:value-type="float">
            <text:p>882</text:p>
          </table:table-cell>
          <table:table-cell office:value-type="float" office:value="18.4538348063179" calcext:value-type="float">
            <text:p>18.4538348063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1.5248050103021" calcext:value-type="float">
            <text:p>81.52480501030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3" calcext:value-type="float">
            <text:p>883</text:p>
          </table:table-cell>
          <table:table-cell office:value-type="float" office:value="18.4609132247218" calcext:value-type="float">
            <text:p>18.46091322472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1.5280093411515" calcext:value-type="float">
            <text:p>81.52800934115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4" calcext:value-type="float">
            <text:p>884</text:p>
          </table:table-cell>
          <table:table-cell office:value-type="float" office:value="18.4578517115222" calcext:value-type="float">
            <text:p>18.4578517115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1.534481513601" calcext:value-type="float">
            <text:p>81.5344815136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5" calcext:value-type="float">
            <text:p>885</text:p>
          </table:table-cell>
          <table:table-cell office:value-type="float" office:value="18.451520928546" calcext:value-type="float">
            <text:p>18.451520928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1.5283674676957" calcext:value-type="float">
            <text:p>81.52836746769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6" calcext:value-type="float">
            <text:p>886</text:p>
          </table:table-cell>
          <table:table-cell office:value-type="float" office:value="18.4577749500298" calcext:value-type="float">
            <text:p>18.45777495002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1.5350016012379" calcext:value-type="float">
            <text:p>81.53500160123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7" calcext:value-type="float">
            <text:p>887</text:p>
          </table:table-cell>
          <table:table-cell office:value-type="float" office:value="18.4512793923103" calcext:value-type="float">
            <text:p>18.45127939231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1.5106568762309" calcext:value-type="float">
            <text:p>81.510656876230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8" calcext:value-type="float">
            <text:p>888</text:p>
          </table:table-cell>
          <table:table-cell office:value-type="float" office:value="18.4757613073819" calcext:value-type="float">
            <text:p>18.4757613073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1.5024286143469" calcext:value-type="float">
            <text:p>81.50242861434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89" calcext:value-type="float">
            <text:p>889</text:p>
          </table:table-cell>
          <table:table-cell office:value-type="float" office:value="18.4841253874298" calcext:value-type="float">
            <text:p>18.484125387429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1.5242464334666" calcext:value-type="float">
            <text:p>81.52424643346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0" calcext:value-type="float">
            <text:p>890</text:p>
          </table:table-cell>
          <table:table-cell office:value-type="float" office:value="18.4624420282923" calcext:value-type="float">
            <text:p>18.46244202829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1.5446980201234" calcext:value-type="float">
            <text:p>81.54469802012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1" calcext:value-type="float">
            <text:p>891</text:p>
          </table:table-cell>
          <table:table-cell office:value-type="float" office:value="18.4421235570179" calcext:value-type="float">
            <text:p>18.44212355701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1.5451851058562" calcext:value-type="float">
            <text:p>81.54518510585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2" calcext:value-type="float">
            <text:p>892</text:p>
          </table:table-cell>
          <table:table-cell office:value-type="float" office:value="18.4417682555136" calcext:value-type="float">
            <text:p>18.44176825551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1.5324729808251" calcext:value-type="float">
            <text:p>81.532472980825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3" calcext:value-type="float">
            <text:p>893</text:p>
          </table:table-cell>
          <table:table-cell office:value-type="float" office:value="18.4546108469311" calcext:value-type="float">
            <text:p>18.45461084693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1.4879218899853" calcext:value-type="float">
            <text:p>81.487921889985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4" calcext:value-type="float">
            <text:p>894</text:p>
          </table:table-cell>
          <table:table-cell office:value-type="float" office:value="18.4992910994933" calcext:value-type="float">
            <text:p>18.49929109949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1.5028856030226" calcext:value-type="float">
            <text:p>81.50288560302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5" calcext:value-type="float">
            <text:p>895</text:p>
          </table:table-cell>
          <table:table-cell office:value-type="float" office:value="18.4844552565612" calcext:value-type="float">
            <text:p>18.48445525656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1.5101917723731" calcext:value-type="float">
            <text:p>81.5101917723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6" calcext:value-type="float">
            <text:p>896</text:p>
          </table:table-cell>
          <table:table-cell office:value-type="float" office:value="18.4772756786149" calcext:value-type="float">
            <text:p>18.4772756786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1.5302853853756" calcext:value-type="float">
            <text:p>81.530285385375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7" calcext:value-type="float">
            <text:p>897</text:p>
          </table:table-cell>
          <table:table-cell office:value-type="float" office:value="18.4573073911025" calcext:value-type="float">
            <text:p>18.45730739110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1.5383591548985" calcext:value-type="float">
            <text:p>81.53835915489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8" calcext:value-type="float">
            <text:p>898</text:p>
          </table:table-cell>
          <table:table-cell office:value-type="float" office:value="18.4493576938148" calcext:value-type="float">
            <text:p>18.44935769381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1.564929586338" calcext:value-type="float">
            <text:p>81.5649295863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899" calcext:value-type="float">
            <text:p>899</text:p>
          </table:table-cell>
          <table:table-cell office:value-type="float" office:value="18.4229100938882" calcext:value-type="float">
            <text:p>18.422910093888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.585438482565" calcext:value-type="float">
            <text:p>81.58543848256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0" calcext:value-type="float">
            <text:p>900</text:p>
          </table:table-cell>
          <table:table-cell office:value-type="float" office:value="18.4025228008589" calcext:value-type="float">
            <text:p>18.402522800858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1.5918063199616" calcext:value-type="float">
            <text:p>81.59180631996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1" calcext:value-type="float">
            <text:p>901</text:p>
          </table:table-cell>
          <table:table-cell office:value-type="float" office:value="18.3962753506281" calcext:value-type="float">
            <text:p>18.39627535062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1.5482225507101" calcext:value-type="float">
            <text:p>81.54822255071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2" calcext:value-type="float">
            <text:p>902</text:p>
          </table:table-cell>
          <table:table-cell office:value-type="float" office:value="18.4399783031737" calcext:value-type="float">
            <text:p>18.43997830317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1.5061114300189" calcext:value-type="float">
            <text:p>81.50611143001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3" calcext:value-type="float">
            <text:p>903</text:p>
          </table:table-cell>
          <table:table-cell office:value-type="float" office:value="18.4822074153261" calcext:value-type="float">
            <text:p>18.482207415326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1.4823782289978" calcext:value-type="float">
            <text:p>81.48237822899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4" calcext:value-type="float">
            <text:p>904</text:p>
          </table:table-cell>
          <table:table-cell office:value-type="float" office:value="18.5060574278937" calcext:value-type="float">
            <text:p>18.5060574278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1.4465018151289" calcext:value-type="float">
            <text:p>81.44650181512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5" calcext:value-type="float">
            <text:p>905</text:p>
          </table:table-cell>
          <table:table-cell office:value-type="float" office:value="18.5420494851937" calcext:value-type="float">
            <text:p>18.54204948519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1.4304452850413" calcext:value-type="float">
            <text:p>81.430445285041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6" calcext:value-type="float">
            <text:p>906</text:p>
          </table:table-cell>
          <table:table-cell office:value-type="float" office:value="18.5582205022781" calcext:value-type="float">
            <text:p>18.5582205022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1.4234324988575" calcext:value-type="float">
            <text:p>81.42343249885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7" calcext:value-type="float">
            <text:p>907</text:p>
          </table:table-cell>
          <table:table-cell office:value-type="float" office:value="18.5653466305886" calcext:value-type="float">
            <text:p>18.56534663058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1.4069821073869" calcext:value-type="float">
            <text:p>81.40698210738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8" calcext:value-type="float">
            <text:p>908</text:p>
          </table:table-cell>
          <table:table-cell office:value-type="float" office:value="18.5819092307647" calcext:value-type="float">
            <text:p>18.58190923076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1.4047402433023" calcext:value-type="float">
            <text:p>81.40474024330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09" calcext:value-type="float">
            <text:p>909</text:p>
          </table:table-cell>
          <table:table-cell office:value-type="float" office:value="18.5842621814679" calcext:value-type="float">
            <text:p>18.5842621814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1.415384198894" calcext:value-type="float">
            <text:p>81.4153841988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0" calcext:value-type="float">
            <text:p>910</text:p>
          </table:table-cell>
          <table:table-cell office:value-type="float" office:value="18.5737282016285" calcext:value-type="float">
            <text:p>18.57372820162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1.4396378510503" calcext:value-type="float">
            <text:p>81.43963785105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1" calcext:value-type="float">
            <text:p>911</text:p>
          </table:table-cell>
          <table:table-cell office:value-type="float" office:value="18.549583425467" calcext:value-type="float">
            <text:p>18.5495834254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1.4487708843045" calcext:value-type="float">
            <text:p>81.44877088430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2" calcext:value-type="float">
            <text:p>912</text:p>
          </table:table-cell>
          <table:table-cell office:value-type="float" office:value="18.5405581794476" calcext:value-type="float">
            <text:p>18.54055817944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1.4612551856395" calcext:value-type="float">
            <text:p>81.46125518563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3" calcext:value-type="float">
            <text:p>913</text:p>
          </table:table-cell>
          <table:table-cell office:value-type="float" office:value="18.528180587475" calcext:value-type="float">
            <text:p>18.5281805874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1.4395420420672" calcext:value-type="float">
            <text:p>81.43954204206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4" calcext:value-type="float">
            <text:p>914</text:p>
          </table:table-cell>
          <table:table-cell office:value-type="float" office:value="18.5499993733163" calcext:value-type="float">
            <text:p>18.54999937331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1.4325344844433" calcext:value-type="float">
            <text:p>81.43253448444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5" calcext:value-type="float">
            <text:p>915</text:p>
          </table:table-cell>
          <table:table-cell office:value-type="float" office:value="18.5571115167863" calcext:value-type="float">
            <text:p>18.5571115167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1.4148193090904" calcext:value-type="float">
            <text:p>81.41481930909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6" calcext:value-type="float">
            <text:p>916</text:p>
          </table:table-cell>
          <table:table-cell office:value-type="float" office:value="18.5749302321269" calcext:value-type="float">
            <text:p>18.57493023212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1.4041901775831" calcext:value-type="float">
            <text:p>81.40419017758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7" calcext:value-type="float">
            <text:p>917</text:p>
          </table:table-cell>
          <table:table-cell office:value-type="float" office:value="18.585661868222" calcext:value-type="float">
            <text:p>18.585661868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1.4117857027079" calcext:value-type="float">
            <text:p>81.41178570270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8" calcext:value-type="float">
            <text:p>918</text:p>
          </table:table-cell>
          <table:table-cell office:value-type="float" office:value="18.5781678226392" calcext:value-type="float">
            <text:p>18.578167822639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1.4305290354825" calcext:value-type="float">
            <text:p>81.430529035482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19" calcext:value-type="float">
            <text:p>919</text:p>
          </table:table-cell>
          <table:table-cell office:value-type="float" office:value="18.5595249546111" calcext:value-type="float">
            <text:p>18.55952495461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1.4162237451276" calcext:value-type="float">
            <text:p>81.41622374512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0" calcext:value-type="float">
            <text:p>920</text:p>
          </table:table-cell>
          <table:table-cell office:value-type="float" office:value="18.573929705065" calcext:value-type="float">
            <text:p>18.5739297050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1.4134310167203" calcext:value-type="float">
            <text:p>81.413431016720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1" calcext:value-type="float">
            <text:p>921</text:p>
          </table:table-cell>
          <table:table-cell office:value-type="float" office:value="18.5768208989704" calcext:value-type="float">
            <text:p>18.57682089897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1.3788242656082" calcext:value-type="float">
            <text:p>81.37882426560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2" calcext:value-type="float">
            <text:p>922</text:p>
          </table:table-cell>
          <table:table-cell office:value-type="float" office:value="18.6115251309256" calcext:value-type="float">
            <text:p>18.61152513092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1.3655900395726" calcext:value-type="float">
            <text:p>81.36559003957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3" calcext:value-type="float">
            <text:p>923</text:p>
          </table:table-cell>
          <table:table-cell office:value-type="float" office:value="18.6248558629959" calcext:value-type="float">
            <text:p>18.6248558629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1.3497180726949" calcext:value-type="float">
            <text:p>81.349718072694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4" calcext:value-type="float">
            <text:p>924</text:p>
          </table:table-cell>
          <table:table-cell office:value-type="float" office:value="18.6408233708479" calcext:value-type="float">
            <text:p>18.64082337084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1.3068091272621" calcext:value-type="float">
            <text:p>81.306809127262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5" calcext:value-type="float">
            <text:p>925</text:p>
          </table:table-cell>
          <table:table-cell office:value-type="float" office:value="18.6838269018453" calcext:value-type="float">
            <text:p>18.68382690184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1.2584469183424" calcext:value-type="float">
            <text:p>81.258446918342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6" calcext:value-type="float">
            <text:p>926</text:p>
          </table:table-cell>
          <table:table-cell office:value-type="float" office:value="18.7322827504739" calcext:value-type="float">
            <text:p>18.73228275047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1.2533337135268" calcext:value-type="float">
            <text:p>81.253333713526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7" calcext:value-type="float">
            <text:p>927</text:p>
          </table:table-cell>
          <table:table-cell office:value-type="float" office:value="18.7374886586013" calcext:value-type="float">
            <text:p>18.7374886586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1.2147365466043" calcext:value-type="float">
            <text:p>81.214736546604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8" calcext:value-type="float">
            <text:p>928</text:p>
          </table:table-cell>
          <table:table-cell office:value-type="float" office:value="18.7761776018026" calcext:value-type="float">
            <text:p>18.77617760180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1.1925300095406" calcext:value-type="float">
            <text:p>81.192530009540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29" calcext:value-type="float">
            <text:p>929</text:p>
          </table:table-cell>
          <table:table-cell office:value-type="float" office:value="18.7984749973822" calcext:value-type="float">
            <text:p>18.79847499738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1.1980204397823" calcext:value-type="float">
            <text:p>81.19802043978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0" calcext:value-type="float">
            <text:p>930</text:p>
          </table:table-cell>
          <table:table-cell office:value-type="float" office:value="18.7930745170713" calcext:value-type="float">
            <text:p>18.79307451707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1.201758392566" calcext:value-type="float">
            <text:p>81.20175839256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1" calcext:value-type="float">
            <text:p>931</text:p>
          </table:table-cell>
          <table:table-cell office:value-type="float" office:value="18.789425614719" calcext:value-type="float">
            <text:p>18.7894256147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1.2114462349969" calcext:value-type="float">
            <text:p>81.211446234996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2" calcext:value-type="float">
            <text:p>932</text:p>
          </table:table-cell>
          <table:table-cell office:value-type="float" office:value="18.7798259322152" calcext:value-type="float">
            <text:p>18.77982593221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1.2147163880316" calcext:value-type="float">
            <text:p>81.214716388031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3" calcext:value-type="float">
            <text:p>933</text:p>
          </table:table-cell>
          <table:table-cell office:value-type="float" office:value="18.7766430575084" calcext:value-type="float">
            <text:p>18.77664305750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1.222620638033" calcext:value-type="float">
            <text:p>81.2226206380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4" calcext:value-type="float">
            <text:p>934</text:p>
          </table:table-cell>
          <table:table-cell office:value-type="float" office:value="18.7688252130516" calcext:value-type="float">
            <text:p>18.76882521305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1.2165168806323" calcext:value-type="float">
            <text:p>81.2165168806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5" calcext:value-type="float">
            <text:p>935</text:p>
          </table:table-cell>
          <table:table-cell office:value-type="float" office:value="18.7750145119415" calcext:value-type="float">
            <text:p>18.77501451194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1.232769942389" calcext:value-type="float">
            <text:p>81.2327699423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6" calcext:value-type="float">
            <text:p>936</text:p>
          </table:table-cell>
          <table:table-cell office:value-type="float" office:value="18.7588461362591" calcext:value-type="float">
            <text:p>18.75884613625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1.2039180264408" calcext:value-type="float">
            <text:p>81.203918026440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7" calcext:value-type="float">
            <text:p>937</text:p>
          </table:table-cell>
          <table:table-cell office:value-type="float" office:value="18.7877818914207" calcext:value-type="float">
            <text:p>18.78778189142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1.2260497004478" calcext:value-type="float">
            <text:p>81.226049700447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8" calcext:value-type="float">
            <text:p>938</text:p>
          </table:table-cell>
          <table:table-cell office:value-type="float" office:value="18.7657332182351" calcext:value-type="float">
            <text:p>18.76573321823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1.2407612136215" calcext:value-type="float">
            <text:p>81.240761213621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39" calcext:value-type="float">
            <text:p>939</text:p>
          </table:table-cell>
          <table:table-cell office:value-type="float" office:value="18.7511038758747" calcext:value-type="float">
            <text:p>18.751103875874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1.2577374877412" calcext:value-type="float">
            <text:p>81.25773748774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0" calcext:value-type="float">
            <text:p>940</text:p>
          </table:table-cell>
          <table:table-cell office:value-type="float" office:value="18.73420895086" calcext:value-type="float">
            <text:p>18.734208950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1.2649570671785" calcext:value-type="float">
            <text:p>81.264957067178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1" calcext:value-type="float">
            <text:p>941</text:p>
          </table:table-cell>
          <table:table-cell office:value-type="float" office:value="18.7270699070367" calcext:value-type="float">
            <text:p>18.72706990703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1.2254167402042" calcext:value-type="float">
            <text:p>81.225416740204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2" calcext:value-type="float">
            <text:p>942</text:p>
          </table:table-cell>
          <table:table-cell office:value-type="float" office:value="18.7666899642688" calcext:value-type="float">
            <text:p>18.76668996426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1.1912374391123" calcext:value-type="float">
            <text:p>81.19123743911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3" calcext:value-type="float">
            <text:p>943</text:p>
          </table:table-cell>
          <table:table-cell office:value-type="float" office:value="18.800948198316" calcext:value-type="float">
            <text:p>18.8009481983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1.1565527874935" calcext:value-type="float">
            <text:p>81.156552787493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4" calcext:value-type="float">
            <text:p>944</text:p>
          </table:table-cell>
          <table:table-cell office:value-type="float" office:value="18.8357109935605" calcext:value-type="float">
            <text:p>18.83571099356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1.1416446412341" calcext:value-type="float">
            <text:p>81.14164464123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5" calcext:value-type="float">
            <text:p>945</text:p>
          </table:table-cell>
          <table:table-cell office:value-type="float" office:value="18.8506965020093" calcext:value-type="float">
            <text:p>18.85069650200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1.1431957758692" calcext:value-type="float">
            <text:p>81.14319577586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6" calcext:value-type="float">
            <text:p>946</text:p>
          </table:table-cell>
          <table:table-cell office:value-type="float" office:value="18.8492219559419" calcext:value-type="float">
            <text:p>18.84922195594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1.1384648490383" calcext:value-type="float">
            <text:p>81.138464849038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7" calcext:value-type="float">
            <text:p>947</text:p>
          </table:table-cell>
          <table:table-cell office:value-type="float" office:value="18.8540287054546" calcext:value-type="float">
            <text:p>18.85402870545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1.1008591208564" calcext:value-type="float">
            <text:p>81.100859120856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8" calcext:value-type="float">
            <text:p>948</text:p>
          </table:table-cell>
          <table:table-cell office:value-type="float" office:value="18.8917094980916" calcext:value-type="float">
            <text:p>18.89170949809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1.0609676958604" calcext:value-type="float">
            <text:p>81.06096769586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49" calcext:value-type="float">
            <text:p>949</text:p>
          </table:table-cell>
          <table:table-cell office:value-type="float" office:value="18.9316752368981" calcext:value-type="float">
            <text:p>18.93167523689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1.0692769378207" calcext:value-type="float">
            <text:p>81.0692769378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0" calcext:value-type="float">
            <text:p>950</text:p>
          </table:table-cell>
          <table:table-cell office:value-type="float" office:value="18.9234395656102" calcext:value-type="float">
            <text:p>18.9234395656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1.0490033301192" calcext:value-type="float">
            <text:p>81.04900333011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1" calcext:value-type="float">
            <text:p>951</text:p>
          </table:table-cell>
          <table:table-cell office:value-type="float" office:value="18.9437860082775" calcext:value-type="float">
            <text:p>18.943786008277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1.036297230336" calcext:value-type="float">
            <text:p>81.03629723033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2" calcext:value-type="float">
            <text:p>952</text:p>
          </table:table-cell>
          <table:table-cell office:value-type="float" office:value="18.9565642146767" calcext:value-type="float">
            <text:p>18.95656421467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1.0465224933267" calcext:value-type="float">
            <text:p>81.046522493326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3" calcext:value-type="float">
            <text:p>953</text:p>
          </table:table-cell>
          <table:table-cell office:value-type="float" office:value="18.9464103372358" calcext:value-type="float">
            <text:p>18.946410337235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1.061745341788" calcext:value-type="float">
            <text:p>81.0617453417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4" calcext:value-type="float">
            <text:p>954</text:p>
          </table:table-cell>
          <table:table-cell office:value-type="float" office:value="18.931258160469" calcext:value-type="float">
            <text:p>18.9312581604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1.0729363990084" calcext:value-type="float">
            <text:p>81.07293639900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5" calcext:value-type="float">
            <text:p>955</text:p>
          </table:table-cell>
          <table:table-cell office:value-type="float" office:value="18.920137068226" calcext:value-type="float">
            <text:p>18.9201370682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1.0562449753977" calcext:value-type="float">
            <text:p>81.05624497539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6" calcext:value-type="float">
            <text:p>956</text:p>
          </table:table-cell>
          <table:table-cell office:value-type="float" office:value="18.9368977571643" calcext:value-type="float">
            <text:p>18.93689775716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.0752914641912" calcext:value-type="float">
            <text:p>81.075291464191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7" calcext:value-type="float">
            <text:p>957</text:p>
          </table:table-cell>
          <table:table-cell office:value-type="float" office:value="18.9179198410452" calcext:value-type="float">
            <text:p>18.917919841045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1.126876211887" calcext:value-type="float">
            <text:p>81.1268762118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8" calcext:value-type="float">
            <text:p>958</text:p>
          </table:table-cell>
          <table:table-cell office:value-type="float" office:value="18.8664029802971" calcext:value-type="float">
            <text:p>18.86640298029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1.1470681239254" calcext:value-type="float">
            <text:p>81.147068123925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59" calcext:value-type="float">
            <text:p>959</text:p>
          </table:table-cell>
          <table:table-cell office:value-type="float" office:value="18.8462782763368" calcext:value-type="float">
            <text:p>18.846278276336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1.1763054072879" calcext:value-type="float">
            <text:p>81.17630540728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0" calcext:value-type="float">
            <text:p>960</text:p>
          </table:table-cell>
          <table:table-cell office:value-type="float" office:value="18.8171075289717" calcext:value-type="float">
            <text:p>18.8171075289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1.1750686690045" calcext:value-type="float">
            <text:p>81.17506866900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1" calcext:value-type="float">
            <text:p>961</text:p>
          </table:table-cell>
          <table:table-cell office:value-type="float" office:value="18.8184101378925" calcext:value-type="float">
            <text:p>18.81841013789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1.1861027924411" calcext:value-type="float">
            <text:p>81.18610279244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2" calcext:value-type="float">
            <text:p>962</text:p>
          </table:table-cell>
          <table:table-cell office:value-type="float" office:value="18.807441226387" calcext:value-type="float">
            <text:p>18.80744122638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1.2018279714132" calcext:value-type="float">
            <text:p>81.20182797141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3" calcext:value-type="float">
            <text:p>963</text:p>
          </table:table-cell>
          <table:table-cell office:value-type="float" office:value="18.7917806072265" calcext:value-type="float">
            <text:p>18.7917806072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1.2055991653833" calcext:value-type="float">
            <text:p>81.205599165383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4" calcext:value-type="float">
            <text:p>964</text:p>
          </table:table-cell>
          <table:table-cell office:value-type="float" office:value="18.7880733274701" calcext:value-type="float">
            <text:p>18.78807332747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1.2006083911207" calcext:value-type="float">
            <text:p>81.20060839112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5" calcext:value-type="float">
            <text:p>965</text:p>
          </table:table-cell>
          <table:table-cell office:value-type="float" office:value="18.7931273768041" calcext:value-type="float">
            <text:p>18.79312737680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1.2124118310191" calcext:value-type="float">
            <text:p>81.21241183101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6" calcext:value-type="float">
            <text:p>966</text:p>
          </table:table-cell>
          <table:table-cell office:value-type="float" office:value="18.7813865792265" calcext:value-type="float">
            <text:p>18.78138657922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1.2254625378837" calcext:value-type="float">
            <text:p>81.225462537883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7" calcext:value-type="float">
            <text:p>967</text:p>
          </table:table-cell>
          <table:table-cell office:value-type="float" office:value="18.7683978882594" calcext:value-type="float">
            <text:p>18.76839788825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1.2222264801441" calcext:value-type="float">
            <text:p>81.222226480144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8" calcext:value-type="float">
            <text:p>968</text:p>
          </table:table-cell>
          <table:table-cell office:value-type="float" office:value="18.7716953417376" calcext:value-type="float">
            <text:p>18.77169534173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1.1999201817292" calcext:value-type="float">
            <text:p>81.199920181729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69" calcext:value-type="float">
            <text:p>969</text:p>
          </table:table-cell>
          <table:table-cell office:value-type="float" office:value="18.7940624219336" calcext:value-type="float">
            <text:p>18.79406242193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1.2084338004247" calcext:value-type="float">
            <text:p>81.208433800424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0" calcext:value-type="float">
            <text:p>970</text:p>
          </table:table-cell>
          <table:table-cell office:value-type="float" office:value="18.7856089772015" calcext:value-type="float">
            <text:p>18.785608977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1.2188037705145" calcext:value-type="float">
            <text:p>81.218803770514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1" calcext:value-type="float">
            <text:p>971</text:p>
          </table:table-cell>
          <table:table-cell office:value-type="float" office:value="18.7752985793355" calcext:value-type="float">
            <text:p>18.77529857933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1.2534834822293" calcext:value-type="float">
            <text:p>81.253483482229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2" calcext:value-type="float">
            <text:p>972</text:p>
          </table:table-cell>
          <table:table-cell office:value-type="float" office:value="18.7406778441221" calcext:value-type="float">
            <text:p>18.74067784412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1.2499938735377" calcext:value-type="float">
            <text:p>81.249993873537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3" calcext:value-type="float">
            <text:p>973</text:p>
          </table:table-cell>
          <table:table-cell office:value-type="float" office:value="18.7442258395503" calcext:value-type="float">
            <text:p>18.74422583955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1.2432682130175" calcext:value-type="float">
            <text:p>81.24326821301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4" calcext:value-type="float">
            <text:p>974</text:p>
          </table:table-cell>
          <table:table-cell office:value-type="float" office:value="18.7510093029395" calcext:value-type="float">
            <text:p>18.75100930293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1.2292648502591" calcext:value-type="float">
            <text:p>81.229264850259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5" calcext:value-type="float">
            <text:p>975</text:p>
          </table:table-cell>
          <table:table-cell office:value-type="float" office:value="18.7650698905384" calcext:value-type="float">
            <text:p>18.7650698905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1.2115667963511" calcext:value-type="float">
            <text:p>81.21156679635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6" calcext:value-type="float">
            <text:p>976</text:p>
          </table:table-cell>
          <table:table-cell office:value-type="float" office:value="18.7828245970384" calcext:value-type="float">
            <text:p>18.782824597038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1.1903358468862" calcext:value-type="float">
            <text:p>81.19033584688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7" calcext:value-type="float">
            <text:p>977</text:p>
          </table:table-cell>
          <table:table-cell office:value-type="float" office:value="18.8041116325694" calcext:value-type="float">
            <text:p>18.8041116325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1.2189730289579" calcext:value-type="float">
            <text:p>81.218973028957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8" calcext:value-type="float">
            <text:p>978</text:p>
          </table:table-cell>
          <table:table-cell office:value-type="float" office:value="18.7755299757032" calcext:value-type="float">
            <text:p>18.77552997570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1.2472088305832" calcext:value-type="float">
            <text:p>81.247208830583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79" calcext:value-type="float">
            <text:p>979</text:p>
          </table:table-cell>
          <table:table-cell office:value-type="float" office:value="18.7473491440312" calcext:value-type="float">
            <text:p>18.74734914403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1.287449920572" calcext:value-type="float">
            <text:p>81.2874499205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0" calcext:value-type="float">
            <text:p>980</text:p>
          </table:table-cell>
          <table:table-cell office:value-type="float" office:value="18.7071624742964" calcext:value-type="float">
            <text:p>18.70716247429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1.3128107154839" calcext:value-type="float">
            <text:p>81.312810715483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1" calcext:value-type="float">
            <text:p>981</text:p>
          </table:table-cell>
          <table:table-cell office:value-type="float" office:value="18.6818555554357" calcext:value-type="float">
            <text:p>18.68185555543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1.3212906485301" calcext:value-type="float">
            <text:p>81.321290648530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2" calcext:value-type="float">
            <text:p>982</text:p>
          </table:table-cell>
          <table:table-cell office:value-type="float" office:value="18.6734289596804" calcext:value-type="float">
            <text:p>18.67342895968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1.3132725472395" calcext:value-type="float">
            <text:p>81.313272547239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3" calcext:value-type="float">
            <text:p>983</text:p>
          </table:table-cell>
          <table:table-cell office:value-type="float" office:value="18.6814998648888" calcext:value-type="float">
            <text:p>18.681499864888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1.3154807308581" calcext:value-type="float">
            <text:p>81.31548073085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4" calcext:value-type="float">
            <text:p>984</text:p>
          </table:table-cell>
          <table:table-cell office:value-type="float" office:value="18.679343957149" calcext:value-type="float">
            <text:p>18.67934395714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1.3448456085889" calcext:value-type="float">
            <text:p>81.34484560858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5" calcext:value-type="float">
            <text:p>985</text:p>
          </table:table-cell>
          <table:table-cell office:value-type="float" office:value="18.6500308325381" calcext:value-type="float">
            <text:p>18.65003083253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1.3704776122731" calcext:value-type="float">
            <text:p>81.370477612273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6" calcext:value-type="float">
            <text:p>986</text:p>
          </table:table-cell>
          <table:table-cell office:value-type="float" office:value="18.6244500644426" calcext:value-type="float">
            <text:p>18.62445006444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1.3885036053811" calcext:value-type="float">
            <text:p>81.388503605381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7" calcext:value-type="float">
            <text:p>987</text:p>
          </table:table-cell>
          <table:table-cell office:value-type="float" office:value="18.6064747945674" calcext:value-type="float">
            <text:p>18.60647479456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1.4037642979705" calcext:value-type="float">
            <text:p>81.40376429797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8" calcext:value-type="float">
            <text:p>988</text:p>
          </table:table-cell>
          <table:table-cell office:value-type="float" office:value="18.5912643179785" calcext:value-type="float">
            <text:p>18.591264317978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1.4201505951404" calcext:value-type="float">
            <text:p>81.42015059514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89" calcext:value-type="float">
            <text:p>989</text:p>
          </table:table-cell>
          <table:table-cell office:value-type="float" office:value="18.5749277346491" calcext:value-type="float">
            <text:p>18.574927734649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1.4447400211789" calcext:value-type="float">
            <text:p>81.444740021178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0" calcext:value-type="float">
            <text:p>990</text:p>
          </table:table-cell>
          <table:table-cell office:value-type="float" office:value="18.5503875253127" calcext:value-type="float">
            <text:p>18.55038752531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1.4676131951298" calcext:value-type="float">
            <text:p>81.46761319512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1" calcext:value-type="float">
            <text:p>991</text:p>
          </table:table-cell>
          <table:table-cell office:value-type="float" office:value="18.5275630758969" calcext:value-type="float">
            <text:p>18.527563075896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1.4589072124323" calcext:value-type="float">
            <text:p>81.4589072124323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2" calcext:value-type="float">
            <text:p>992</text:p>
          </table:table-cell>
          <table:table-cell office:value-type="float" office:value="18.5363172958842" calcext:value-type="float">
            <text:p>18.53631729588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1.4504123231334" calcext:value-type="float">
            <text:p>81.450412323133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3" calcext:value-type="float">
            <text:p>993</text:p>
          </table:table-cell>
          <table:table-cell office:value-type="float" office:value="18.5448599400999" calcext:value-type="float">
            <text:p>18.54485994009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1.4725418632684" calcext:value-type="float">
            <text:p>81.47254186326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4" calcext:value-type="float">
            <text:p>994</text:p>
          </table:table-cell>
          <table:table-cell office:value-type="float" office:value="18.5227776773325" calcext:value-type="float">
            <text:p>18.52277767733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1.4692918544718" calcext:value-type="float">
            <text:p>81.469291854471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5" calcext:value-type="float">
            <text:p>995</text:p>
          </table:table-cell>
          <table:table-cell office:value-type="float" office:value="18.5260744907231" calcext:value-type="float">
            <text:p>18.52607449072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1.4927190403657" calcext:value-type="float">
            <text:p>81.492719040365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6" calcext:value-type="float">
            <text:p>996</text:p>
          </table:table-cell>
          <table:table-cell office:value-type="float" office:value="18.5026936413773" calcext:value-type="float">
            <text:p>18.50269364137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1.4966504107561" calcext:value-type="float">
            <text:p>81.496650410756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7" calcext:value-type="float">
            <text:p>997</text:p>
          </table:table-cell>
          <table:table-cell office:value-type="float" office:value="18.4988081441695" calcext:value-type="float">
            <text:p>18.49880814416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1.4751347882607" calcext:value-type="float">
            <text:p>81.475134788260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8" calcext:value-type="float">
            <text:p>998</text:p>
          </table:table-cell>
          <table:table-cell office:value-type="float" office:value="18.5203691811157" calcext:value-type="float">
            <text:p>18.52036918111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1.4359516221962" calcext:value-type="float">
            <text:p>81.43595162219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999" calcext:value-type="float">
            <text:p>999</text:p>
          </table:table-cell>
          <table:table-cell office:value-type="float" office:value="18.5595973074863" calcext:value-type="float">
            <text:p>18.55959730748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1.4061665740594" calcext:value-type="float">
            <text:p>81.406166574059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office:value-type="float" office:value="18.5894268663264" calcext:value-type="float">
            <text:p>18.58942686632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1.412884129098" calcext:value-type="float">
            <text:p>81.41288412909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true</text:p>
          </table:table-cell>
          <table:table-cell office:value-type="float" office:value="1001" calcext:value-type="float">
            <text:p>1001</text:p>
          </table:table-cell>
          <table:table-cell office:value-type="float" office:value="18.5827533768839" calcext:value-type="float">
            <text:p>18.58275337688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rue</text:p>
          </table:table-cell>
          <table:table-cell table:number-columns-repeated="25"/>
        </table:table-row>
      </table:table>
      <table:table table:name="Sheet2" table:style-name="ta1">
        <table:shapes>
          <draw:frame draw:z-index="0" draw:style-name="gr1" draw:text-style-name="P1" svg:width="6.2988in" svg:height="3.5429in" svg:x="6.1724in" svg:y="1.0854in">
            <draw:object draw:notify-on-update-of-ranges="Sheet2.A1:Sheet2.A1 Sheet2.A2:Sheet2.A1003 Sheet2.B1:Sheet2.B1 Sheet2.B2:Sheet2.B1003 Sheet2.A1:Sheet2.A1 Sheet2.A2:Sheet2.A1003 Sheet2.C1:Sheet2.C1 Sheet2.C2:Sheet2.C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ater</text:p>
          </table:table-cell>
          <table:table-cell table:number-columns-repeated="2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9" calcext:value-type="float">
            <text:p>1.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701" calcext:value-type="float">
            <text:p>1.97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50399" calcext:value-type="float">
            <text:p>1.9503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93089501" calcext:value-type="float">
            <text:p>2.930895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9015860599" calcext:value-type="float">
            <text:p>3.901586059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862570199301" calcext:value-type="float">
            <text:p>4.8625701993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813944497308" calcext:value-type="float">
            <text:p>5.8139444973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75580505233492" calcext:value-type="float">
            <text:p>6.7558050523349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68824700181157" calcext:value-type="float">
            <text:p>7.6882470018115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.61136453179345" calcext:value-type="float">
            <text:p>8.6113645317934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.52525088647552" calcext:value-type="float">
            <text:p>9.5252508864755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4299983776108" calcext:value-type="float">
            <text:p>10.42999837761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3256983938347" calcext:value-type="float">
            <text:p>11.325698393834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2124414098963" calcext:value-type="float">
            <text:p>12.212441409896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0903169957974" calcext:value-type="float">
            <text:p>13.090316995797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.9594138258394" calcext:value-type="float">
            <text:p>13.959413825839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819819687581" calcext:value-type="float">
            <text:p>14.8198196875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6716214907052" calcext:value-type="float">
            <text:p>15.671621490705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.5149052757981" calcext:value-type="float">
            <text:p>16.51490527579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.3497562230401" calcext:value-type="float">
            <text:p>17.349756223040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.1762586608097" calcext:value-type="float">
            <text:p>18.176258660809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.9944960742016" calcext:value-type="float">
            <text:p>18.99449607420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.8045511134596" calcext:value-type="float">
            <text:p>19.804551113459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.606505602325" calcext:value-type="float">
            <text:p>20.6065056023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.4004405463018" calcext:value-type="float">
            <text:p>21.400440546301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.1864361408388" calcext:value-type="float">
            <text:p>22.186436140838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9645717794304" calcext:value-type="float">
            <text:p>22.96457177943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.7349260616361" calcext:value-type="float">
            <text:p>23.734926061636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.4975768010197" calcext:value-type="float">
            <text:p>24.4975768010197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.2526010330095" calcext:value-type="float">
            <text:p>25.252601033009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.0000750226794" calcext:value-type="float">
            <text:p>26.000075022679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.7400742724526" calcext:value-type="float">
            <text:p>26.740074272452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.4726735297281" calcext:value-type="float">
            <text:p>27.472673529728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8.1979467944308" calcext:value-type="float">
            <text:p>28.197946794430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.9159673264865" calcext:value-type="float">
            <text:p>28.915967326486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.6268076532216" calcext:value-type="float">
            <text:p>29.626807653221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.3305395766894" calcext:value-type="float">
            <text:p>30.330539576689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.0272341809225" calcext:value-type="float">
            <text:p>31.027234180922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.7169618391133" calcext:value-type="float">
            <text:p>31.716961839113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.3997922207222" calcext:value-type="float">
            <text:p>32.399792220722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.075794298515" calcext:value-type="float">
            <text:p>33.07579429851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.7450363555298" calcext:value-type="float">
            <text:p>33.745036355529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.4075859919745" calcext:value-type="float">
            <text:p>34.407585991974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.0635101320548" calcext:value-type="float">
            <text:p>35.063510132054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.7128750307342" calcext:value-type="float">
            <text:p>35.712875030734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3557462804269" calcext:value-type="float">
            <text:p>36.355746280426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.9921888176226" calcext:value-type="float">
            <text:p>36.992188817622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6222669294464" calcext:value-type="float">
            <text:p>37.622266929446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.2460442601519" calcext:value-type="float">
            <text:p>38.246044260151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.8635838175504" calcext:value-type="float">
            <text:p>38.863583817550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.4749479793749" calcext:value-type="float">
            <text:p>39.4749479793749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0.0801984995811" calcext:value-type="float">
            <text:p>40.080198499581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.6793965145853" calcext:value-type="float">
            <text:p>40.679396514585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1.2726025494395" calcext:value-type="float">
            <text:p>41.272602549439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1.8598765239451" calcext:value-type="float">
            <text:p>41.859876523945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2.4412777587056" calcext:value-type="float">
            <text:p>42.441277758705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3.0168649811186" calcext:value-type="float">
            <text:p>43.0168649811186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3.5866963313074" calcext:value-type="float">
            <text:p>43.586696331307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.1508293679943" calcext:value-type="float">
            <text:p>44.150829367994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4.7093210743144" calcext:value-type="float">
            <text:p>44.7093210743144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.2622278635712" calcext:value-type="float">
            <text:p>45.262227863571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.8096055849355" calcext:value-type="float">
            <text:p>45.8096055849355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6.3515095290862" calcext:value-type="float">
            <text:p>46.3515095290862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6.8879944337953" calcext:value-type="float">
            <text:p>46.887994433795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7.4191144894573" calcext:value-type="float">
            <text:p>47.4191144894573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7.9449233445628" calcext:value-type="float">
            <text:p>47.9449233445628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8.4654741111171" calcext:value-type="float">
            <text:p>48.4654741111171</text:p>
          </table:table-cell>
          <table:table-cell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8.9437823329689" calcext:value-type="float">
            <text:p>48.9437823329689</text:p>
          </table:table-cell>
          <table:table-cell office:value-type="float" office:value="0.0370370370370371" calcext:value-type="float">
            <text:p>0.037037037037037</text:p>
          </table:table-cell>
          <table:table-cell table:number-columns-repeated="2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9.4173074726022" calcext:value-type="float">
            <text:p>49.4173074726022</text:p>
          </table:table-cell>
          <table:table-cell office:value-type="float" office:value="0.0737037037037038" calcext:value-type="float">
            <text:p>0.073703703703704</text:p>
          </table:table-cell>
          <table:table-cell table:number-columns-repeated="2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.8846728594146" calcext:value-type="float">
            <text:p>49.8846728594146</text:p>
          </table:table-cell>
          <table:table-cell office:value-type="float" office:value="0.111428205128205" calcext:value-type="float">
            <text:p>0.111428205128205</text:p>
          </table:table-cell>
          <table:table-cell table:number-columns-repeated="2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.3302705752649" calcext:value-type="float">
            <text:p>50.3302705752649</text:p>
          </table:table-cell>
          <table:table-cell office:value-type="float" office:value="0.165869478632479" calcext:value-type="float">
            <text:p>0.165869478632479</text:p>
          </table:table-cell>
          <table:table-cell table:number-columns-repeated="2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.7769678695123" calcext:value-type="float">
            <text:p>50.7769678695123</text:p>
          </table:table-cell>
          <table:table-cell office:value-type="float" office:value="0.214210783846154" calcext:value-type="float">
            <text:p>0.214210783846154</text:p>
          </table:table-cell>
          <table:table-cell table:number-columns-repeated="2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1.2257199299476" calcext:value-type="float">
            <text:p>51.2257199299476</text:p>
          </table:table-cell>
          <table:table-cell office:value-type="float" office:value="0.255546936877258" calcext:value-type="float">
            <text:p>0.255546936877258</text:p>
          </table:table-cell>
          <table:table-cell table:number-columns-repeated="2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.6801293973148" calcext:value-type="float">
            <text:p>51.6801293973148</text:p>
          </table:table-cell>
          <table:table-cell office:value-type="float" office:value="0.286324800841818" calcext:value-type="float">
            <text:p>0.286324800841818</text:p>
          </table:table-cell>
          <table:table-cell table:number-columns-repeated="2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2.1330250730386" calcext:value-type="float">
            <text:p>52.1330250730386</text:p>
          </table:table-cell>
          <table:table-cell office:value-type="float" office:value="0.313764583136431" calcext:value-type="float">
            <text:p>0.313764583136431</text:p>
          </table:table-cell>
          <table:table-cell table:number-columns-repeated="2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2.5616948223082" calcext:value-type="float">
            <text:p>52.5616948223082</text:p>
          </table:table-cell>
          <table:table-cell office:value-type="float" office:value="0.360626937305066" calcext:value-type="float">
            <text:p>0.360626937305066</text:p>
          </table:table-cell>
          <table:table-cell table:number-columns-repeated="2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.9990408370481" calcext:value-type="float">
            <text:p>52.9990408370481</text:p>
          </table:table-cell>
          <table:table-cell office:value-type="float" office:value="0.394057704969053" calcext:value-type="float">
            <text:p>0.394057704969053</text:p>
          </table:table-cell>
          <table:table-cell table:number-columns-repeated="2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3.4255721678081" calcext:value-type="float">
            <text:p>53.4255721678081</text:p>
          </table:table-cell>
          <table:table-cell office:value-type="float" office:value="0.433595388788928" calcext:value-type="float">
            <text:p>0.433595388788928</text:p>
          </table:table-cell>
          <table:table-cell table:number-columns-repeated="2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3.8528549076685" calcext:value-type="float">
            <text:p>53.8528549076685</text:p>
          </table:table-cell>
          <table:table-cell office:value-type="float" office:value="0.467720973362577" calcext:value-type="float">
            <text:p>0.467720973362577</text:p>
          </table:table-cell>
          <table:table-cell table:number-columns-repeated="2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.2643263585918" calcext:value-type="float">
            <text:p>54.2643263585918</text:p>
          </table:table-cell>
          <table:table-cell office:value-type="float" office:value="0.513043763628951" calcext:value-type="float">
            <text:p>0.513043763628951</text:p>
          </table:table-cell>
          <table:table-cell table:number-columns-repeated="2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4.6846460579688" calcext:value-type="float">
            <text:p>54.6846460579688</text:p>
          </table:table-cell>
          <table:table-cell office:value-type="float" office:value="0.544950363029699" calcext:value-type="float">
            <text:p>0.544950363029699</text:p>
          </table:table-cell>
          <table:table-cell table:number-columns-repeated="2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5.1020853116748" calcext:value-type="float">
            <text:p>55.1020853116748</text:p>
          </table:table-cell>
          <table:table-cell office:value-type="float" office:value="0.575215145113687" calcext:value-type="float">
            <text:p>0.575215145113687</text:p>
          </table:table-cell>
          <table:table-cell table:number-columns-repeated="2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.5056099131035" calcext:value-type="float">
            <text:p>55.5056099131035</text:p>
          </table:table-cell>
          <table:table-cell office:value-type="float" office:value="0.614917539117096" calcext:value-type="float">
            <text:p>0.614917539117096</text:p>
          </table:table-cell>
          <table:table-cell table:number-columns-repeated="2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5.912092275511" calcext:value-type="float">
            <text:p>55.912092275511</text:p>
          </table:table-cell>
          <table:table-cell office:value-type="float" office:value="0.647229902187464" calcext:value-type="float">
            <text:p>0.647229902187464</text:p>
          </table:table-cell>
          <table:table-cell table:number-columns-repeated="2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6.3113046860892" calcext:value-type="float">
            <text:p>56.3113046860892</text:p>
          </table:table-cell>
          <table:table-cell office:value-type="float" office:value="0.682424269832256" calcext:value-type="float">
            <text:p>0.682424269832256</text:p>
          </table:table-cell>
          <table:table-cell table:number-columns-repeated="2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6.7169416392283" calcext:value-type="float">
            <text:p>56.7169416392283</text:p>
          </table:table-cell>
          <table:table-cell office:value-type="float" office:value="0.706850027133933" calcext:value-type="float">
            <text:p>0.706850027133933</text:p>
          </table:table-cell>
          <table:table-cell table:number-columns-repeated="2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7.109772222836" calcext:value-type="float">
            <text:p>57.109772222836</text:p>
          </table:table-cell>
          <table:table-cell office:value-type="float" office:value="0.739781526862594" calcext:value-type="float">
            <text:p>0.739781526862594</text:p>
          </table:table-cell>
          <table:table-cell table:number-columns-repeated="2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7.4910554529886" calcext:value-type="float">
            <text:p>57.4910554529886</text:p>
          </table:table-cell>
          <table:table-cell office:value-type="float" office:value="0.780002759213015" calcext:value-type="float">
            <text:p>0.780002759213015</text:p>
          </table:table-cell>
          <table:table-cell table:number-columns-repeated="2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.8923353746492" calcext:value-type="float">
            <text:p>57.8923353746492</text:p>
          </table:table-cell>
          <table:table-cell office:value-type="float" office:value="0.796012255430409" calcext:value-type="float">
            <text:p>0.796012255430409</text:p>
          </table:table-cell>
          <table:table-cell table:number-columns-repeated="2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8.2657929732837" calcext:value-type="float">
            <text:p>58.2657929732837</text:p>
          </table:table-cell>
          <table:table-cell office:value-type="float" office:value="0.835671180495153" calcext:value-type="float">
            <text:p>0.835671180495153</text:p>
          </table:table-cell>
          <table:table-cell table:number-columns-repeated="2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8.6376804980963" calcext:value-type="float">
            <text:p>58.6376804980963</text:p>
          </table:table-cell>
          <table:table-cell office:value-type="float" office:value="0.872769014144747" calcext:value-type="float">
            <text:p>0.872769014144747</text:p>
          </table:table-cell>
          <table:table-cell table:number-columns-repeated="2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.0078254322458" calcext:value-type="float">
            <text:p>59.0078254322458</text:p>
          </table:table-cell>
          <table:table-cell office:value-type="float" office:value="0.907519584872864" calcext:value-type="float">
            <text:p>0.907519584872864</text:p>
          </table:table-cell>
          <table:table-cell table:number-columns-repeated="2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9.38441384459" calcext:value-type="float">
            <text:p>59.38441384459</text:p>
          </table:table-cell>
          <table:table-cell office:value-type="float" office:value="0.931777722357469" calcext:value-type="float">
            <text:p>0.931777722357469</text:p>
          </table:table-cell>
          <table:table-cell table:number-columns-repeated="2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.7655697061441" calcext:value-type="float">
            <text:p>59.7655697061441</text:p>
          </table:table-cell>
          <table:table-cell office:value-type="float" office:value="0.947459945133894" calcext:value-type="float">
            <text:p>0.947459945133894</text:p>
          </table:table-cell>
          <table:table-cell table:number-columns-repeated="2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.1308769720456" calcext:value-type="float">
            <text:p>60.1308769720456</text:p>
          </table:table-cell>
          <table:table-cell office:value-type="float" office:value="0.975022382719593" calcext:value-type="float">
            <text:p>0.975022382719593</text:p>
          </table:table-cell>
          <table:table-cell table:number-columns-repeated="2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0.4629015356585" calcext:value-type="float">
            <text:p>60.4629015356585</text:p>
          </table:table-cell>
          <table:table-cell office:value-type="float" office:value="1.03193882555906" calcext:value-type="float">
            <text:p>1.03193882555906</text:p>
          </table:table-cell>
          <table:table-cell table:number-columns-repeated="2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0.8249391869686" calcext:value-type="float">
            <text:p>60.8249391869686</text:p>
          </table:table-cell>
          <table:table-cell office:value-type="float" office:value="1.05495277063681" calcext:value-type="float">
            <text:p>1.05495277063681</text:p>
          </table:table-cell>
          <table:table-cell table:number-columns-repeated="2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1.187278030393" calcext:value-type="float">
            <text:p>61.187278030393</text:p>
          </table:table-cell>
          <table:table-cell office:value-type="float" office:value="1.07381500763632" calcext:value-type="float">
            <text:p>1.07381500763632</text:p>
          </table:table-cell>
          <table:table-cell table:number-columns-repeated="2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1.5459934853832" calcext:value-type="float">
            <text:p>61.5459934853832</text:p>
          </table:table-cell>
          <table:table-cell office:value-type="float" office:value="1.09248862226584" calcext:value-type="float">
            <text:p>1.09248862226584</text:p>
          </table:table-cell>
          <table:table-cell table:number-columns-repeated="2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.9109257073921" calcext:value-type="float">
            <text:p>61.9109257073921</text:p>
          </table:table-cell>
          <table:table-cell office:value-type="float" office:value="1.10117157918044" calcext:value-type="float">
            <text:p>1.10117157918044</text:p>
          </table:table-cell>
          <table:table-cell table:number-columns-repeated="2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2.2615134200151" calcext:value-type="float">
            <text:p>62.2615134200151</text:p>
          </table:table-cell>
          <table:table-cell office:value-type="float" office:value="1.12046289369166" calcext:value-type="float">
            <text:p>1.12046289369166</text:p>
          </table:table-cell>
          <table:table-cell table:number-columns-repeated="2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2.6103268572436" calcext:value-type="float">
            <text:p>62.6103268572436</text:p>
          </table:table-cell>
          <table:table-cell office:value-type="float" office:value="1.13782969332617" calcext:value-type="float">
            <text:p>1.13782969332617</text:p>
          </table:table-cell>
          <table:table-cell table:number-columns-repeated="2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.951965524155" calcext:value-type="float">
            <text:p>62.951965524155</text:p>
          </table:table-cell>
          <table:table-cell office:value-type="float" office:value="1.15870946090904" calcext:value-type="float">
            <text:p>1.15870946090904</text:p>
          </table:table-cell>
          <table:table-cell table:number-columns-repeated="2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.298055625011" calcext:value-type="float">
            <text:p>63.298055625011</text:p>
          </table:table-cell>
          <table:table-cell office:value-type="float" office:value="1.17151261020239" calcext:value-type="float">
            <text:p>1.17151261020239</text:p>
          </table:table-cell>
          <table:table-cell table:number-columns-repeated="2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3.6394340431199" calcext:value-type="float">
            <text:p>63.6394340431199</text:p>
          </table:table-cell>
          <table:table-cell office:value-type="float" office:value="1.18543850974139" calcext:value-type="float">
            <text:p>1.18543850974139</text:p>
          </table:table-cell>
          <table:table-cell table:number-columns-repeated="2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3.9797838887352" calcext:value-type="float">
            <text:p>63.9797838887352</text:p>
          </table:table-cell>
          <table:table-cell office:value-type="float" office:value="1.19683993859747" calcext:value-type="float">
            <text:p>1.19683993859747</text:p>
          </table:table-cell>
          <table:table-cell table:number-columns-repeated="2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4.3143450242068" calcext:value-type="float">
            <text:p>64.3143450242068</text:p>
          </table:table-cell>
          <table:table-cell office:value-type="float" office:value="1.21051256485252" calcext:value-type="float">
            <text:p>1.21051256485252</text:p>
          </table:table-cell>
          <table:table-cell table:number-columns-repeated="2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4.6468113300623" calcext:value-type="float">
            <text:p>64.6468113300623</text:p>
          </table:table-cell>
          <table:table-cell office:value-type="float" office:value="1.22279768310643" calcext:value-type="float">
            <text:p>1.22279768310643</text:p>
          </table:table-cell>
          <table:table-cell table:number-columns-repeated="2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.9646289310474" calcext:value-type="float">
            <text:p>64.9646289310474</text:p>
          </table:table-cell>
          <table:table-cell office:value-type="float" office:value="1.24628399198965" calcext:value-type="float">
            <text:p>1.24628399198965</text:p>
          </table:table-cell>
          <table:table-cell table:number-columns-repeated="2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5.2827245772208" calcext:value-type="float">
            <text:p>65.2827245772208</text:p>
          </table:table-cell>
          <table:table-cell office:value-type="float" office:value="1.26607921658589" calcext:value-type="float">
            <text:p>1.26607921658589</text:p>
          </table:table-cell>
          <table:table-cell table:number-columns-repeated="2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5.5941830457343" calcext:value-type="float">
            <text:p>65.5941830457343</text:p>
          </table:table-cell>
          <table:table-cell office:value-type="float" office:value="1.28913271013431" calcext:value-type="float">
            <text:p>1.28913271013431</text:p>
          </table:table-cell>
          <table:table-cell table:number-columns-repeated="2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.8982412152769" calcext:value-type="float">
            <text:p>65.8982412152769</text:p>
          </table:table-cell>
          <table:table-cell office:value-type="float" office:value="1.31624138303297" calcext:value-type="float">
            <text:p>1.31624138303297</text:p>
          </table:table-cell>
          <table:table-cell table:number-columns-repeated="2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.2080088031242" calcext:value-type="float">
            <text:p>66.2080088031242</text:p>
          </table:table-cell>
          <table:table-cell office:value-type="float" office:value="1.33432896920264" calcext:value-type="float">
            <text:p>1.33432896920264</text:p>
          </table:table-cell>
          <table:table-cell table:number-columns-repeated="2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.5241895846581" calcext:value-type="float">
            <text:p>66.5241895846581</text:p>
          </table:table-cell>
          <table:table-cell office:value-type="float" office:value="1.3427248099454" calcext:value-type="float">
            <text:p>1.3427248099454</text:p>
          </table:table-cell>
          <table:table-cell table:number-columns-repeated="2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6.8303762602401" calcext:value-type="float">
            <text:p>66.8303762602401</text:p>
          </table:table-cell>
          <table:table-cell office:value-type="float" office:value="1.35786899041737" calcext:value-type="float">
            <text:p>1.35786899041737</text:p>
          </table:table-cell>
          <table:table-cell table:number-columns-repeated="2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7.1370724976377" calcext:value-type="float">
            <text:p>67.1370724976377</text:p>
          </table:table-cell>
          <table:table-cell office:value-type="float" office:value="1.3692903005132" calcext:value-type="float">
            <text:p>1.3692903005132</text:p>
          </table:table-cell>
          <table:table-cell table:number-columns-repeated="2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7.4371303440899" calcext:value-type="float">
            <text:p>67.4371303440899</text:p>
          </table:table-cell>
          <table:table-cell office:value-type="float" office:value="1.38416882607949" calcext:value-type="float">
            <text:p>1.38416882607949</text:p>
          </table:table-cell>
          <table:table-cell table:number-columns-repeated="2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7.7383687967466" calcext:value-type="float">
            <text:p>67.7383687967466</text:p>
          </table:table-cell>
          <table:table-cell office:value-type="float" office:value="1.39471738172114" calcext:value-type="float">
            <text:p>1.39471738172114</text:p>
          </table:table-cell>
          <table:table-cell table:number-columns-repeated="2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8.0421171842508" calcext:value-type="float">
            <text:p>68.0421171842508</text:p>
          </table:table-cell>
          <table:table-cell office:value-type="float" office:value="1.39963813243223" calcext:value-type="float">
            <text:p>1.39963813243223</text:p>
          </table:table-cell>
          <table:table-cell table:number-columns-repeated="2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8.3420881692711" calcext:value-type="float">
            <text:p>68.3420881692711</text:p>
          </table:table-cell>
          <table:table-cell office:value-type="float" office:value="1.40524959424516" calcext:value-type="float">
            <text:p>1.40524959424516</text:p>
          </table:table-cell>
          <table:table-cell table:number-columns-repeated="2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8.6364450653561" calcext:value-type="float">
            <text:p>68.6364450653561</text:p>
          </table:table-cell>
          <table:table-cell office:value-type="float" office:value="1.41341932052493" calcext:value-type="float">
            <text:p>1.41341932052493</text:p>
          </table:table-cell>
          <table:table-cell table:number-columns-repeated="2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8.9273533419753" calcext:value-type="float">
            <text:p>68.9273533419753</text:p>
          </table:table-cell>
          <table:table-cell office:value-type="float" office:value="1.42201240004696" calcext:value-type="float">
            <text:p>1.42201240004696</text:p>
          </table:table-cell>
          <table:table-cell table:number-columns-repeated="2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9.2086680438497" calcext:value-type="float">
            <text:p>69.2086680438497</text:p>
          </table:table-cell>
          <table:table-cell office:value-type="float" office:value="1.43720404075237" calcext:value-type="float">
            <text:p>1.43720404075237</text:p>
          </table:table-cell>
          <table:table-cell table:number-columns-repeated="2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9.4961732001459" calcext:value-type="float">
            <text:p>69.4961732001459</text:p>
          </table:table-cell>
          <table:table-cell office:value-type="float" office:value="1.44324016361015" calcext:value-type="float">
            <text:p>1.44324016361015</text:p>
          </table:table-cell>
          <table:table-cell table:number-columns-repeated="2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9.7779556541909" calcext:value-type="float">
            <text:p>69.7779556541909</text:p>
          </table:table-cell>
          <table:table-cell office:value-type="float" office:value="1.45206357592754" calcext:value-type="float">
            <text:p>1.45206357592754</text:p>
          </table:table-cell>
          <table:table-cell table:number-columns-repeated="25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.0584369672143" calcext:value-type="float">
            <text:p>70.0584369672143</text:p>
          </table:table-cell>
          <table:table-cell office:value-type="float" office:value="1.45928207060304" calcext:value-type="float">
            <text:p>1.45928207060304</text:p>
          </table:table-cell>
          <table:table-cell table:number-columns-repeated="2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0.3315368080684" calcext:value-type="float">
            <text:p>70.3315368080684</text:p>
          </table:table-cell>
          <table:table-cell office:value-type="float" office:value="1.4710050393707" calcext:value-type="float">
            <text:p>1.4710050393707</text:p>
          </table:table-cell>
          <table:table-cell table:number-columns-repeated="25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0.6082214399877" calcext:value-type="float">
            <text:p>70.6082214399877</text:p>
          </table:table-cell>
          <table:table-cell office:value-type="float" office:value="1.47629498897699" calcext:value-type="float">
            <text:p>1.47629498897699</text:p>
          </table:table-cell>
          <table:table-cell table:number-columns-repeated="2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.8821392255879" calcext:value-type="float">
            <text:p>70.8821392255879</text:p>
          </table:table-cell>
          <table:table-cell office:value-type="float" office:value="1.48153203908722" calcext:value-type="float">
            <text:p>1.48153203908722</text:p>
          </table:table-cell>
          <table:table-cell table:number-columns-repeated="2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1.1537099901947" calcext:value-type="float">
            <text:p>71.1537099901947</text:p>
          </table:table-cell>
          <table:table-cell office:value-type="float" office:value="1.4863245618336" calcext:value-type="float">
            <text:p>1.4863245618336</text:p>
          </table:table-cell>
          <table:table-cell table:number-columns-repeated="2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1.4194456175655" calcext:value-type="float">
            <text:p>71.4194456175655</text:p>
          </table:table-cell>
          <table:table-cell office:value-type="float" office:value="1.49418858894254" calcext:value-type="float">
            <text:p>1.49418858894254</text:p>
          </table:table-cell>
          <table:table-cell table:number-columns-repeated="25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1.6830289391676" calcext:value-type="float">
            <text:p>71.6830289391676</text:p>
          </table:table-cell>
          <table:table-cell office:value-type="float" office:value="1.50146892527534" calcext:value-type="float">
            <text:p>1.50146892527534</text:p>
          </table:table-cell>
          <table:table-cell table:number-columns-repeated="2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1.9418084058735" calcext:value-type="float">
            <text:p>71.9418084058735</text:p>
          </table:table-cell>
          <table:table-cell office:value-type="float" office:value="1.51084447992502" calcext:value-type="float">
            <text:p>1.51084447992502</text:p>
          </table:table-cell>
          <table:table-cell table:number-columns-repeated="2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2.2011137260701" calcext:value-type="float">
            <text:p>72.2011137260701</text:p>
          </table:table-cell>
          <table:table-cell office:value-type="float" office:value="1.51701263087045" calcext:value-type="float">
            <text:p>1.51701263087045</text:p>
          </table:table-cell>
          <table:table-cell table:number-columns-repeated="2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2.4586944255441" calcext:value-type="float">
            <text:p>72.4586944255441</text:p>
          </table:table-cell>
          <table:table-cell office:value-type="float" office:value="1.52225066782706" calcext:value-type="float">
            <text:p>1.52225066782706</text:p>
          </table:table-cell>
          <table:table-cell table:number-columns-repeated="25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2.7152395567604" calcext:value-type="float">
            <text:p>72.7152395567604</text:p>
          </table:table-cell>
          <table:table-cell office:value-type="float" office:value="1.52589608567709" calcext:value-type="float">
            <text:p>1.52589608567709</text:p>
          </table:table-cell>
          <table:table-cell table:number-columns-repeated="2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2.9672538278594" calcext:value-type="float">
            <text:p>72.9672538278594</text:p>
          </table:table-cell>
          <table:table-cell office:value-type="float" office:value="1.53147045815365" calcext:value-type="float">
            <text:p>1.53147045815365</text:p>
          </table:table-cell>
          <table:table-cell table:number-columns-repeated="25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3.2200374299317" calcext:value-type="float">
            <text:p>73.2200374299317</text:p>
          </table:table-cell>
          <table:table-cell office:value-type="float" office:value="1.53369961322124" calcext:value-type="float">
            <text:p>1.53369961322124</text:p>
          </table:table-cell>
          <table:table-cell table:number-columns-repeated="2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3.4689691311041" calcext:value-type="float">
            <text:p>73.4689691311041</text:p>
          </table:table-cell>
          <table:table-cell office:value-type="float" office:value="1.53723054161733" calcext:value-type="float">
            <text:p>1.53723054161733</text:p>
          </table:table-cell>
          <table:table-cell table:number-columns-repeated="2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3.7110236258396" calcext:value-type="float">
            <text:p>73.7110236258396</text:p>
          </table:table-cell>
          <table:table-cell office:value-type="float" office:value="1.54511405015464" calcext:value-type="float">
            <text:p>1.54511405015464</text:p>
          </table:table-cell>
          <table:table-cell table:number-columns-repeated="2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3.9445016248753" calcext:value-type="float">
            <text:p>73.9445016248753</text:p>
          </table:table-cell>
          <table:table-cell office:value-type="float" office:value="1.55907467435898" calcext:value-type="float">
            <text:p>1.55907467435898</text:p>
          </table:table-cell>
          <table:table-cell table:number-columns-repeated="25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4.1881074560842" calcext:value-type="float">
            <text:p>74.1881074560842</text:p>
          </table:table-cell>
          <table:table-cell office:value-type="float" office:value="1.56043308015776" calcext:value-type="float">
            <text:p>1.56043308015776</text:p>
          </table:table-cell>
          <table:table-cell table:number-columns-repeated="2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4.4262263815233" calcext:value-type="float">
            <text:p>74.4262263815233</text:p>
          </table:table-cell>
          <table:table-cell office:value-type="float" office:value="1.56482874935618" calcext:value-type="float">
            <text:p>1.56482874935618</text:p>
          </table:table-cell>
          <table:table-cell table:number-columns-repeated="25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4.6652974510414" calcext:value-type="float">
            <text:p>74.6652974510414</text:p>
          </table:table-cell>
          <table:table-cell office:value-type="float" office:value="1.56584712852929" calcext:value-type="float">
            <text:p>1.56584712852929</text:p>
          </table:table-cell>
          <table:table-cell table:number-columns-repeated="2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74.9037191033967" calcext:value-type="float">
            <text:p>74.9037191033967</text:p>
          </table:table-cell>
          <table:table-cell office:value-type="float" office:value="1.56511403037832" calcext:value-type="float">
            <text:p>1.56511403037832</text:p>
          </table:table-cell>
          <table:table-cell table:number-columns-repeated="25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75.1388088964897" calcext:value-type="float">
            <text:p>75.1388088964897</text:p>
          </table:table-cell>
          <table:table-cell office:value-type="float" office:value="1.56533590594755" calcext:value-type="float">
            <text:p>1.56533590594755</text:p>
          </table:table-cell>
          <table:table-cell table:number-columns-repeated="2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5.3695636646677" calcext:value-type="float">
            <text:p>75.3695636646677</text:p>
          </table:table-cell>
          <table:table-cell office:value-type="float" office:value="1.56753968974522" calcext:value-type="float">
            <text:p>1.56753968974522</text:p>
          </table:table-cell>
          <table:table-cell table:number-columns-repeated="25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5.5997389957629" calcext:value-type="float">
            <text:p>75.5997389957629</text:p>
          </table:table-cell>
          <table:table-cell office:value-type="float" office:value="1.56799332510583" calcext:value-type="float">
            <text:p>1.56799332510583</text:p>
          </table:table-cell>
          <table:table-cell table:number-columns-repeated="2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5.8252230872868" calcext:value-type="float">
            <text:p>75.8252230872868</text:p>
          </table:table-cell>
          <table:table-cell office:value-type="float" office:value="1.57083191037329" calcext:value-type="float">
            <text:p>1.57083191037329</text:p>
          </table:table-cell>
          <table:table-cell table:number-columns-repeated="25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6.053081967525" calcext:value-type="float">
            <text:p>76.053081967525</text:p>
          </table:table-cell>
          <table:table-cell office:value-type="float" office:value="1.56901248015845" calcext:value-type="float">
            <text:p>1.56901248015845</text:p>
          </table:table-cell>
          <table:table-cell table:number-columns-repeated="2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76.2746940049926" calcext:value-type="float">
            <text:p>76.2746940049926</text:p>
          </table:table-cell>
          <table:table-cell office:value-type="float" office:value="1.57117949821401" calcext:value-type="float">
            <text:p>1.57117949821401</text:p>
          </table:table-cell>
          <table:table-cell table:number-columns-repeated="25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6.4863060393017" calcext:value-type="float">
            <text:p>76.4863060393017</text:p>
          </table:table-cell>
          <table:table-cell office:value-type="float" office:value="1.58110872887289" calcext:value-type="float">
            <text:p>1.58110872887289</text:p>
          </table:table-cell>
          <table:table-cell table:number-columns-repeated="2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76.6944159518816" calcext:value-type="float">
            <text:p>76.6944159518816</text:p>
          </table:table-cell>
          <table:table-cell office:value-type="float" office:value="1.59232466861119" calcext:value-type="float">
            <text:p>1.59232466861119</text:p>
          </table:table-cell>
          <table:table-cell table:number-columns-repeated="25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76.9086038678345" calcext:value-type="float">
            <text:p>76.9086038678345</text:p>
          </table:table-cell>
          <table:table-cell office:value-type="float" office:value="1.59526934645338" calcext:value-type="float">
            <text:p>1.59526934645338</text:p>
          </table:table-cell>
          <table:table-cell table:number-columns-repeated="2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7.1199099860189" calcext:value-type="float">
            <text:p>77.1199099860189</text:p>
          </table:table-cell>
          <table:table-cell office:value-type="float" office:value="1.5989244961261" calcext:value-type="float">
            <text:p>1.5989244961261</text:p>
          </table:table-cell>
          <table:table-cell table:number-columns-repeated="25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77.3264886639365" calcext:value-type="float">
            <text:p>77.3264886639365</text:p>
          </table:table-cell>
          <table:table-cell office:value-type="float" office:value="1.60515747338706" calcext:value-type="float">
            <text:p>1.60515747338706</text:p>
          </table:table-cell>
          <table:table-cell table:number-columns-repeated="2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7.5350419591153" calcext:value-type="float">
            <text:p>77.5350419591153</text:p>
          </table:table-cell>
          <table:table-cell office:value-type="float" office:value="1.60728771683501" calcext:value-type="float">
            <text:p>1.60728771683501</text:p>
          </table:table-cell>
          <table:table-cell table:number-columns-repeated="25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7.737469317302" calcext:value-type="float">
            <text:p>77.737469317302</text:p>
          </table:table-cell>
          <table:table-cell office:value-type="float" office:value="1.61343706188888" calcext:value-type="float">
            <text:p>1.61343706188888</text:p>
          </table:table-cell>
          <table:table-cell table:number-columns-repeated="2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7.9392612907956" calcext:value-type="float">
            <text:p>77.9392612907956</text:p>
          </table:table-cell>
          <table:table-cell office:value-type="float" office:value="1.61813602460333" calcext:value-type="float">
            <text:p>1.61813602460333</text:p>
          </table:table-cell>
          <table:table-cell table:number-columns-repeated="25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78.1413501593691" calcext:value-type="float">
            <text:p>78.1413501593691</text:p>
          </table:table-cell>
          <table:table-cell office:value-type="float" office:value="1.62047318287581" calcext:value-type="float">
            <text:p>1.62047318287581</text:p>
          </table:table-cell>
          <table:table-cell table:number-columns-repeated="2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8.3386600620308" calcext:value-type="float">
            <text:p>78.3386600620308</text:p>
          </table:table-cell>
          <table:table-cell office:value-type="float" office:value="1.62554504679174" calcext:value-type="float">
            <text:p>1.62554504679174</text:p>
          </table:table-cell>
          <table:table-cell table:number-columns-repeated="25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8.5356656182732" calcext:value-type="float">
            <text:p>78.5356656182732</text:p>
          </table:table-cell>
          <table:table-cell office:value-type="float" office:value="1.62889743946107" calcext:value-type="float">
            <text:p>1.62889743946107</text:p>
          </table:table-cell>
          <table:table-cell table:number-columns-repeated="2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8.7333598095481" calcext:value-type="float">
            <text:p>78.7333598095481</text:p>
          </table:table-cell>
          <table:table-cell office:value-type="float" office:value="1.62955761760884" calcext:value-type="float">
            <text:p>1.62955761760884</text:p>
          </table:table-cell>
          <table:table-cell table:number-columns-repeated="25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8.9287848321423" calcext:value-type="float">
            <text:p>78.9287848321423</text:p>
          </table:table-cell>
          <table:table-cell office:value-type="float" office:value="1.63050342074309" calcext:value-type="float">
            <text:p>1.63050342074309</text:p>
          </table:table-cell>
          <table:table-cell table:number-columns-repeated="2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79.1241123684362" calcext:value-type="float">
            <text:p>79.1241123684362</text:p>
          </table:table-cell>
          <table:table-cell office:value-type="float" office:value="1.62958300192028" calcext:value-type="float">
            <text:p>1.62958300192028</text:p>
          </table:table-cell>
          <table:table-cell table:number-columns-repeated="25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9.3156298654415" calcext:value-type="float">
            <text:p>79.3156298654415</text:p>
          </table:table-cell>
          <table:table-cell office:value-type="float" office:value="1.63052855121142" calcext:value-type="float">
            <text:p>1.63052855121142</text:p>
          </table:table-cell>
          <table:table-cell table:number-columns-repeated="2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9.4997462940599" calcext:value-type="float">
            <text:p>79.4997462940599</text:p>
          </table:table-cell>
          <table:table-cell office:value-type="float" office:value="1.63695053842658" calcext:value-type="float">
            <text:p>1.63695053842658</text:p>
          </table:table-cell>
          <table:table-cell table:number-columns-repeated="25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9.6898234579849" calcext:value-type="float">
            <text:p>79.6898234579849</text:p>
          </table:table-cell>
          <table:table-cell office:value-type="float" office:value="1.63550640617664" calcext:value-type="float">
            <text:p>1.63550640617664</text:p>
          </table:table-cell>
          <table:table-cell table:number-columns-repeated="2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79.8740572988768" calcext:value-type="float">
            <text:p>79.8740572988768</text:p>
          </table:table-cell>
          <table:table-cell office:value-type="float" office:value="1.63801926664317" calcext:value-type="float">
            <text:p>1.63801926664317</text:p>
          </table:table-cell>
          <table:table-cell table:number-columns-repeated="25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0.0540401301433" calcext:value-type="float">
            <text:p>80.0540401301433</text:p>
          </table:table-cell>
          <table:table-cell office:value-type="float" office:value="1.64291566972142" calcext:value-type="float">
            <text:p>1.64291566972142</text:p>
          </table:table-cell>
          <table:table-cell table:number-columns-repeated="2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.2342689596111" calcext:value-type="float">
            <text:p>80.2342689596111</text:p>
          </table:table-cell>
          <table:table-cell office:value-type="float" office:value="1.64571728225498" calcext:value-type="float">
            <text:p>1.64571728225498</text:p>
          </table:table-cell>
          <table:table-cell table:number-columns-repeated="25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.411926270015" calcext:value-type="float">
            <text:p>80.411926270015</text:p>
          </table:table-cell>
          <table:table-cell office:value-type="float" office:value="1.64926010943243" calcext:value-type="float">
            <text:p>1.64926010943243</text:p>
          </table:table-cell>
          <table:table-cell table:number-columns-repeated="2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0.5873988440496" calcext:value-type="float">
            <text:p>80.5873988440496</text:p>
          </table:table-cell>
          <table:table-cell office:value-type="float" office:value="1.65317567160341" calcext:value-type="float">
            <text:p>1.65317567160341</text:p>
          </table:table-cell>
          <table:table-cell table:number-columns-repeated="25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0.7670321019859" calcext:value-type="float">
            <text:p>80.7670321019859</text:p>
          </table:table-cell>
          <table:table-cell office:value-type="float" office:value="1.65113666851056" calcext:value-type="float">
            <text:p>1.65113666851056</text:p>
          </table:table-cell>
          <table:table-cell table:number-columns-repeated="2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0.9401310117353" calcext:value-type="float">
            <text:p>80.9401310117353</text:p>
          </table:table-cell>
          <table:table-cell office:value-type="float" office:value="1.65385607105623" calcext:value-type="float">
            <text:p>1.65385607105623</text:p>
          </table:table-cell>
          <table:table-cell table:number-columns-repeated="2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.1125478834361" calcext:value-type="float">
            <text:p>81.1125478834361</text:p>
          </table:table-cell>
          <table:table-cell office:value-type="float" office:value="1.65549932852748" calcext:value-type="float">
            <text:p>1.65549932852748</text:p>
          </table:table-cell>
          <table:table-cell table:number-columns-repeated="2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1.2857974046017" calcext:value-type="float">
            <text:p>81.2857974046017</text:p>
          </table:table-cell>
          <table:table-cell office:value-type="float" office:value="1.65456933524221" calcext:value-type="float">
            <text:p>1.65456933524221</text:p>
          </table:table-cell>
          <table:table-cell table:number-columns-repeated="25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1.4584466769325" calcext:value-type="float">
            <text:p>81.4584466769325</text:p>
          </table:table-cell>
          <table:table-cell office:value-type="float" office:value="1.65251639551298" calcext:value-type="float">
            <text:p>1.65251639551298</text:p>
          </table:table-cell>
          <table:table-cell table:number-columns-repeated="2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1.6221230797284" calcext:value-type="float">
            <text:p>81.6221230797284</text:p>
          </table:table-cell>
          <table:table-cell office:value-type="float" office:value="1.65773036199263" calcext:value-type="float">
            <text:p>1.65773036199263</text:p>
          </table:table-cell>
          <table:table-cell table:number-columns-repeated="2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1.7862940057939" calcext:value-type="float">
            <text:p>81.7862940057939</text:p>
          </table:table-cell>
          <table:table-cell office:value-type="float" office:value="1.66076090150996" calcext:value-type="float">
            <text:p>1.66076090150996</text:p>
          </table:table-cell>
          <table:table-cell table:number-columns-repeated="2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1.9532795505844" calcext:value-type="float">
            <text:p>81.9532795505844</text:p>
          </table:table-cell>
          <table:table-cell office:value-type="float" office:value="1.65930480764637" calcext:value-type="float">
            <text:p>1.65930480764637</text:p>
          </table:table-cell>
          <table:table-cell table:number-columns-repeated="25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2.1155649368968" calcext:value-type="float">
            <text:p>82.1155649368968</text:p>
          </table:table-cell>
          <table:table-cell office:value-type="float" office:value="1.66089357775173" calcext:value-type="float">
            <text:p>1.66089357775173</text:p>
          </table:table-cell>
          <table:table-cell table:number-columns-repeated="2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2.2815887747073" calcext:value-type="float">
            <text:p>82.2815887747073</text:p>
          </table:table-cell>
          <table:table-cell office:value-type="float" office:value="1.65710515479472" calcext:value-type="float">
            <text:p>1.65710515479472</text:p>
          </table:table-cell>
          <table:table-cell table:number-columns-repeated="25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2.4423794443373" calcext:value-type="float">
            <text:p>82.4423794443373</text:p>
          </table:table-cell>
          <table:table-cell office:value-type="float" office:value="1.65692754586973" calcext:value-type="float">
            <text:p>1.65692754586973</text:p>
          </table:table-cell>
          <table:table-cell table:number-columns-repeated="2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2.604066761005" calcext:value-type="float">
            <text:p>82.604066761005</text:p>
          </table:table-cell>
          <table:table-cell office:value-type="float" office:value="1.65424715929992" calcext:value-type="float">
            <text:p>1.65424715929992</text:p>
          </table:table-cell>
          <table:table-cell table:number-columns-repeated="2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2.7613594267283" calcext:value-type="float">
            <text:p>82.7613594267283</text:p>
          </table:table-cell>
          <table:table-cell office:value-type="float" office:value="1.65437135437359" calcext:value-type="float">
            <text:p>1.65437135437359</text:p>
          </table:table-cell>
          <table:table-cell table:number-columns-repeated="2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.9152273139425" calcext:value-type="float">
            <text:p>82.9152273139425</text:p>
          </table:table-cell>
          <table:table-cell office:value-type="float" office:value="1.65634615934837" calcext:value-type="float">
            <text:p>1.65634615934837</text:p>
          </table:table-cell>
          <table:table-cell table:number-columns-repeated="25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3.0713691584501" calcext:value-type="float">
            <text:p>83.0713691584501</text:p>
          </table:table-cell>
          <table:table-cell office:value-type="float" office:value="1.65448858010783" calcext:value-type="float">
            <text:p>1.65448858010783</text:p>
          </table:table-cell>
          <table:table-cell table:number-columns-repeated="2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3.2259495845127" calcext:value-type="float">
            <text:p>83.2259495845127</text:p>
          </table:table-cell>
          <table:table-cell office:value-type="float" office:value="1.65264957665969" calcext:value-type="float">
            <text:p>1.65264957665969</text:p>
          </table:table-cell>
          <table:table-cell table:number-columns-repeated="25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3.3740822455303" calcext:value-type="float">
            <text:p>83.3740822455303</text:p>
          </table:table-cell>
          <table:table-cell office:value-type="float" office:value="1.65573092403035" calcext:value-type="float">
            <text:p>1.65573092403035</text:p>
          </table:table-cell>
          <table:table-cell table:number-columns-repeated="2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3.5176141503477" calcext:value-type="float">
            <text:p>83.5176141503477</text:p>
          </table:table-cell>
          <table:table-cell office:value-type="float" office:value="1.66190088751732" calcext:value-type="float">
            <text:p>1.66190088751732</text:p>
          </table:table-cell>
          <table:table-cell table:number-columns-repeated="25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3.6648941491951" calcext:value-type="float">
            <text:p>83.6648941491951</text:p>
          </table:table-cell>
          <table:table-cell office:value-type="float" office:value="1.66282573829127" calcext:value-type="float">
            <text:p>1.66282573829127</text:p>
          </table:table-cell>
          <table:table-cell table:number-columns-repeated="2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3.7954583224573" calcext:value-type="float">
            <text:p>83.7954583224573</text:p>
          </table:table-cell>
          <table:table-cell office:value-type="float" office:value="1.67898436615425" calcext:value-type="float">
            <text:p>1.67898436615425</text:p>
          </table:table-cell>
          <table:table-cell table:number-columns-repeated="25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3.9301064789587" calcext:value-type="float">
            <text:p>83.9301064789587</text:p>
          </table:table-cell>
          <table:table-cell office:value-type="float" office:value="1.68959178276668" calcext:value-type="float">
            <text:p>1.68959178276668</text:p>
          </table:table-cell>
          <table:table-cell table:number-columns-repeated="2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4.0613936494633" calcext:value-type="float">
            <text:p>84.0613936494633</text:p>
          </table:table-cell>
          <table:table-cell office:value-type="float" office:value="1.7021076296449" calcext:value-type="float">
            <text:p>1.7021076296449</text:p>
          </table:table-cell>
          <table:table-cell table:number-columns-repeated="25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4.1913679482627" calcext:value-type="float">
            <text:p>84.1913679482627</text:p>
          </table:table-cell>
          <table:table-cell office:value-type="float" office:value="1.71449831805433" calcext:value-type="float">
            <text:p>1.71449831805433</text:p>
          </table:table-cell>
          <table:table-cell table:number-columns-repeated="2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4.3247629107554" calcext:value-type="float">
            <text:p>84.3247629107554</text:p>
          </table:table-cell>
          <table:table-cell office:value-type="float" office:value="1.72204469289848" calcext:value-type="float">
            <text:p>1.72204469289848</text:p>
          </table:table-cell>
          <table:table-cell table:number-columns-repeated="25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4.4502652816479" calcext:value-type="float">
            <text:p>84.4502652816479</text:p>
          </table:table-cell>
          <table:table-cell office:value-type="float" office:value="1.7360742459695" calcext:value-type="float">
            <text:p>1.7360742459695</text:p>
          </table:table-cell>
          <table:table-cell table:number-columns-repeated="2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4.5740165970854" calcext:value-type="float">
            <text:p>84.5740165970854</text:p>
          </table:table-cell>
          <table:table-cell office:value-type="float" office:value="1.75045953525583" calcext:value-type="float">
            <text:p>1.75045953525583</text:p>
          </table:table-cell>
          <table:table-cell table:number-columns-repeated="2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4.7004986533367" calcext:value-type="float">
            <text:p>84.7004986533367</text:p>
          </table:table-cell>
          <table:table-cell office:value-type="float" office:value="1.76073271768105" calcext:value-type="float">
            <text:p>1.76073271768105</text:p>
          </table:table-cell>
          <table:table-cell table:number-columns-repeated="2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.8236429205347" calcext:value-type="float">
            <text:p>84.8236429205347</text:p>
          </table:table-cell>
          <table:table-cell office:value-type="float" office:value="1.7729761367729" calcext:value-type="float">
            <text:p>1.7729761367729</text:p>
          </table:table-cell>
          <table:table-cell table:number-columns-repeated="2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4.9494324653554" calcext:value-type="float">
            <text:p>84.9494324653554</text:p>
          </table:table-cell>
          <table:table-cell office:value-type="float" office:value="1.7812204013792" calcext:value-type="float">
            <text:p>1.7812204013792</text:p>
          </table:table-cell>
          <table:table-cell table:number-columns-repeated="2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5.0856524264161" calcext:value-type="float">
            <text:p>85.0856524264161</text:p>
          </table:table-cell>
          <table:table-cell office:value-type="float" office:value="1.77769391165112" calcext:value-type="float">
            <text:p>1.77769391165112</text:p>
          </table:table-cell>
          <table:table-cell table:number-columns-repeated="25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5.2198705290176" calcext:value-type="float">
            <text:p>85.2198705290176</text:p>
          </table:table-cell>
          <table:table-cell office:value-type="float" office:value="1.77484234566894" calcext:value-type="float">
            <text:p>1.77484234566894</text:p>
          </table:table-cell>
          <table:table-cell table:number-columns-repeated="2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5.3494900055456" calcext:value-type="float">
            <text:p>85.3494900055456</text:p>
          </table:table-cell>
          <table:table-cell office:value-type="float" office:value="1.77527574039407" calcext:value-type="float">
            <text:p>1.77527574039407</text:p>
          </table:table-cell>
          <table:table-cell table:number-columns-repeated="25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.4801220896171" calcext:value-type="float">
            <text:p>85.4801220896171</text:p>
          </table:table-cell>
          <table:table-cell office:value-type="float" office:value="1.77339599886314" calcext:value-type="float">
            <text:p>1.77339599886314</text:p>
          </table:table-cell>
          <table:table-cell table:number-columns-repeated="2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5.605320868721" calcext:value-type="float">
            <text:p>85.605320868721</text:p>
          </table:table-cell>
          <table:table-cell office:value-type="float" office:value="1.77566203887451" calcext:value-type="float">
            <text:p>1.77566203887451</text:p>
          </table:table-cell>
          <table:table-cell table:number-columns-repeated="25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7351831529915" calcext:value-type="float">
            <text:p>85.7351831529915</text:p>
          </table:table-cell>
          <table:table-cell office:value-type="float" office:value="1.77198992552802" calcext:value-type="float">
            <text:p>1.77198992552802</text:p>
          </table:table-cell>
          <table:table-cell table:number-columns-repeated="2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5.8641326913246" calcext:value-type="float">
            <text:p>85.8641326913246</text:p>
          </table:table-cell>
          <table:table-cell office:value-type="float" office:value="1.76796865640972" calcext:value-type="float">
            <text:p>1.76796865640972</text:p>
          </table:table-cell>
          <table:table-cell table:number-columns-repeated="25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5.9876342215542" calcext:value-type="float">
            <text:p>85.9876342215542</text:p>
          </table:table-cell>
          <table:table-cell office:value-type="float" office:value="1.76814611270277" calcext:value-type="float">
            <text:p>1.76814611270277</text:p>
          </table:table-cell>
          <table:table-cell table:number-columns-repeated="2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6.1123732639541" calcext:value-type="float">
            <text:p>86.1123732639541</text:p>
          </table:table-cell>
          <table:table-cell office:value-type="float" office:value="1.76584926696036" calcext:value-type="float">
            <text:p>1.76584926696036</text:p>
          </table:table-cell>
          <table:table-cell table:number-columns-repeated="25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6.2369638170288" calcext:value-type="float">
            <text:p>86.2369638170288</text:p>
          </table:table-cell>
          <table:table-cell office:value-type="float" office:value="1.76247648857647" calcext:value-type="float">
            <text:p>1.76247648857647</text:p>
          </table:table-cell>
          <table:table-cell table:number-columns-repeated="2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6.3564123606767" calcext:value-type="float">
            <text:p>86.3564123606767</text:p>
          </table:table-cell>
          <table:table-cell office:value-type="float" office:value="1.76303354187252" calcext:value-type="float">
            <text:p>1.76303354187252</text:p>
          </table:table-cell>
          <table:table-cell table:number-columns-repeated="25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.4787637300277" calcext:value-type="float">
            <text:p>86.4787637300277</text:p>
          </table:table-cell>
          <table:table-cell office:value-type="float" office:value="1.75948771349605" calcext:value-type="float">
            <text:p>1.75948771349605</text:p>
          </table:table-cell>
          <table:table-cell table:number-columns-repeated="2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6.5985914773428" calcext:value-type="float">
            <text:p>86.5985914773428</text:p>
          </table:table-cell>
          <table:table-cell office:value-type="float" office:value="1.7572774517457" calcext:value-type="float">
            <text:p>1.7572774517457</text:p>
          </table:table-cell>
          <table:table-cell table:number-columns-repeated="25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6.7183198482836" calcext:value-type="float">
            <text:p>86.7183198482836</text:p>
          </table:table-cell>
          <table:table-cell office:value-type="float" office:value="1.75399039151396" calcext:value-type="float">
            <text:p>1.75399039151396</text:p>
          </table:table-cell>
          <table:table-cell table:number-columns-repeated="2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6.837978755064" calcext:value-type="float">
            <text:p>86.837978755064</text:p>
          </table:table-cell>
          <table:table-cell office:value-type="float" office:value="1.74960838233566" calcext:value-type="float">
            <text:p>1.74960838233566</text:p>
          </table:table-cell>
          <table:table-cell table:number-columns-repeated="25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6.9520551078642" calcext:value-type="float">
            <text:p>86.9520551078642</text:p>
          </table:table-cell>
          <table:table-cell office:value-type="float" office:value="1.74965615816143" calcext:value-type="float">
            <text:p>1.74965615816143</text:p>
          </table:table-cell>
          <table:table-cell table:number-columns-repeated="2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7.0646774139284" calcext:value-type="float">
            <text:p>87.0646774139284</text:p>
          </table:table-cell>
          <table:table-cell office:value-type="float" office:value="1.75001673943696" calcext:value-type="float">
            <text:p>1.75001673943696</text:p>
          </table:table-cell>
          <table:table-cell table:number-columns-repeated="25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7.1806973064558" calcext:value-type="float">
            <text:p>87.1806973064558</text:p>
          </table:table-cell>
          <table:table-cell office:value-type="float" office:value="1.74584990537592" calcext:value-type="float">
            <text:p>1.74584990537592</text:p>
          </table:table-cell>
          <table:table-cell table:number-columns-repeated="2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7.2930173175182" calcext:value-type="float">
            <text:p>87.2930173175182</text:p>
          </table:table-cell>
          <table:table-cell office:value-type="float" office:value="1.74426442219518" calcext:value-type="float">
            <text:p>1.74426442219518</text:p>
          </table:table-cell>
          <table:table-cell table:number-columns-repeated="25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7.4065736308295" calcext:value-type="float">
            <text:p>87.4065736308295</text:p>
          </table:table-cell>
          <table:table-cell office:value-type="float" office:value="1.74033529148674" calcext:value-type="float">
            <text:p>1.74033529148674</text:p>
          </table:table-cell>
          <table:table-cell table:number-columns-repeated="2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7.5198496666731" calcext:value-type="float">
            <text:p>87.5198496666731</text:p>
          </table:table-cell>
          <table:table-cell office:value-type="float" office:value="1.73559016641997" calcext:value-type="float">
            <text:p>1.73559016641997</text:p>
          </table:table-cell>
          <table:table-cell table:number-columns-repeated="25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7.632886464124" calcext:value-type="float">
            <text:p>87.632886464124</text:p>
          </table:table-cell>
          <table:table-cell office:value-type="float" office:value="1.72999897063813" calcext:value-type="float">
            <text:p>1.72999897063813</text:p>
          </table:table-cell>
          <table:table-cell table:number-columns-repeated="2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7.7463535178501" calcext:value-type="float">
            <text:p>87.7463535178501</text:p>
          </table:table-cell>
          <table:table-cell office:value-type="float" office:value="1.7229030625644" calcext:value-type="float">
            <text:p>1.7229030625644</text:p>
          </table:table-cell>
          <table:table-cell table:number-columns-repeated="25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7.8450804588621" calcext:value-type="float">
            <text:p>87.8450804588621</text:p>
          </table:table-cell>
          <table:table-cell office:value-type="float" office:value="1.72948355574828" calcext:value-type="float">
            <text:p>1.72948355574828</text:p>
          </table:table-cell>
          <table:table-cell table:number-columns-repeated="2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7.9406556282995" calcext:value-type="float">
            <text:p>87.9406556282995</text:p>
          </table:table-cell>
          <table:table-cell office:value-type="float" office:value="1.73816274616482" calcext:value-type="float">
            <text:p>1.73816274616482</text:p>
          </table:table-cell>
          <table:table-cell table:number-columns-repeated="25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8.036858828114" calcext:value-type="float">
            <text:p>88.036858828114</text:p>
          </table:table-cell>
          <table:table-cell office:value-type="float" office:value="1.74517136260561" calcext:value-type="float">
            <text:p>1.74517136260561</text:p>
          </table:table-cell>
          <table:table-cell table:number-columns-repeated="2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8.1290929795589" calcext:value-type="float">
            <text:p>88.1290929795589</text:p>
          </table:table-cell>
          <table:table-cell office:value-type="float" office:value="1.75511690925353" calcext:value-type="float">
            <text:p>1.75511690925353</text:p>
          </table:table-cell>
          <table:table-cell table:number-columns-repeated="25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8.2155439852472" calcext:value-type="float">
            <text:p>88.2155439852472</text:p>
          </table:table-cell>
          <table:table-cell office:value-type="float" office:value="1.76982380467712" calcext:value-type="float">
            <text:p>1.76982380467712</text:p>
          </table:table-cell>
          <table:table-cell table:number-columns-repeated="2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8.307072755921" calcext:value-type="float">
            <text:p>88.307072755921</text:p>
          </table:table-cell>
          <table:table-cell office:value-type="float" office:value="1.77844135610404" calcext:value-type="float">
            <text:p>1.77844135610404</text:p>
          </table:table-cell>
          <table:table-cell table:number-columns-repeated="25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8.3936989980588" calcext:value-type="float">
            <text:p>88.3936989980588</text:p>
          </table:table-cell>
          <table:table-cell office:value-type="float" office:value="1.79095997284603" calcext:value-type="float">
            <text:p>1.79095997284603</text:p>
          </table:table-cell>
          <table:table-cell table:number-columns-repeated="2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8.4815929939937" calcext:value-type="float">
            <text:p>88.4815929939937</text:p>
          </table:table-cell>
          <table:table-cell office:value-type="float" office:value="1.80121938720207" calcext:value-type="float">
            <text:p>1.80121938720207</text:p>
          </table:table-cell>
          <table:table-cell table:number-columns-repeated="2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8.5664740337507" calcext:value-type="float">
            <text:p>88.5664740337507</text:p>
          </table:table-cell>
          <table:table-cell office:value-type="float" office:value="1.81351022363308" calcext:value-type="float">
            <text:p>1.81351022363308</text:p>
          </table:table-cell>
          <table:table-cell table:number-columns-repeated="2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8.6561179353885" calcext:value-type="float">
            <text:p>88.6561179353885</text:p>
          </table:table-cell>
          <table:table-cell office:value-type="float" office:value="1.82006647942144" calcext:value-type="float">
            <text:p>1.82006647942144</text:p>
          </table:table-cell>
          <table:table-cell table:number-columns-repeated="25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8.7442403003384" calcext:value-type="float">
            <text:p>88.7442403003384</text:p>
          </table:table-cell>
          <table:table-cell office:value-type="float" office:value="1.82718227032343" calcext:value-type="float">
            <text:p>1.82718227032343</text:p>
          </table:table-cell>
          <table:table-cell table:number-columns-repeated="2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8.83810630855" calcext:value-type="float">
            <text:p>88.83810630855</text:p>
          </table:table-cell>
          <table:table-cell office:value-type="float" office:value="1.82760203640524" calcext:value-type="float">
            <text:p>1.82760203640524</text:p>
          </table:table-cell>
          <table:table-cell table:number-columns-repeated="25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8.9291066887635" calcext:value-type="float">
            <text:p>88.9291066887635</text:p>
          </table:table-cell>
          <table:table-cell office:value-type="float" office:value="1.82994457274222" calcext:value-type="float">
            <text:p>1.82994457274222</text:p>
          </table:table-cell>
          <table:table-cell table:number-columns-repeated="2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9.0127885948488" calcext:value-type="float">
            <text:p>89.0127885948488</text:p>
          </table:table-cell>
          <table:table-cell office:value-type="float" office:value="1.83867215404183" calcext:value-type="float">
            <text:p>1.83867215404183</text:p>
          </table:table-cell>
          <table:table-cell table:number-columns-repeated="25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9.0982704649979" calcext:value-type="float">
            <text:p>89.0982704649979</text:p>
          </table:table-cell>
          <table:table-cell office:value-type="float" office:value="1.84467567640385" calcext:value-type="float">
            <text:p>1.84467567640385</text:p>
          </table:table-cell>
          <table:table-cell table:number-columns-repeated="2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9.1774370140793" calcext:value-type="float">
            <text:p>89.1774370140793</text:p>
          </table:table-cell>
          <table:table-cell office:value-type="float" office:value="1.85607966590847" calcext:value-type="float">
            <text:p>1.85607966590847</text:p>
          </table:table-cell>
          <table:table-cell table:number-columns-repeated="2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9.257091215367" calcext:value-type="float">
            <text:p>89.257091215367</text:p>
          </table:table-cell>
          <table:table-cell office:value-type="float" office:value="1.86609029782081" calcext:value-type="float">
            <text:p>1.86609029782081</text:p>
          </table:table-cell>
          <table:table-cell table:number-columns-repeated="2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9.3367425254356" calcext:value-type="float">
            <text:p>89.3367425254356</text:p>
          </table:table-cell>
          <table:table-cell office:value-type="float" office:value="1.87520717262038" calcext:value-type="float">
            <text:p>1.87520717262038</text:p>
          </table:table-cell>
          <table:table-cell table:number-columns-repeated="25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9.4100417668479" calcext:value-type="float">
            <text:p>89.4100417668479</text:p>
          </table:table-cell>
          <table:table-cell office:value-type="float" office:value="1.88978843422751" calcext:value-type="float">
            <text:p>1.88978843422751</text:p>
          </table:table-cell>
          <table:table-cell table:number-columns-repeated="2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9.4881635714016" calcext:value-type="float">
            <text:p>89.4881635714016</text:p>
          </table:table-cell>
          <table:table-cell office:value-type="float" office:value="1.89866832766301" calcext:value-type="float">
            <text:p>1.89866832766301</text:p>
          </table:table-cell>
          <table:table-cell table:number-columns-repeated="25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9.5676409100466" calcext:value-type="float">
            <text:p>89.5676409100466</text:p>
          </table:table-cell>
          <table:table-cell office:value-type="float" office:value="1.90532267002741" calcext:value-type="float">
            <text:p>1.90532267002741</text:p>
          </table:table-cell>
          <table:table-cell table:number-columns-repeated="2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9.6463234753051" calcext:value-type="float">
            <text:p>89.6463234753051</text:p>
          </table:table-cell>
          <table:table-cell office:value-type="float" office:value="1.91191046896816" calcext:value-type="float">
            <text:p>1.91191046896816</text:p>
          </table:table-cell>
          <table:table-cell table:number-columns-repeated="25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9.7285836448074" calcext:value-type="float">
            <text:p>89.7285836448074</text:p>
          </table:table-cell>
          <table:table-cell office:value-type="float" office:value="1.91406796002316" calcext:value-type="float">
            <text:p>1.91406796002316</text:p>
          </table:table-cell>
          <table:table-cell table:number-columns-repeated="2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9.8129491845061" calcext:value-type="float">
            <text:p>89.8129491845061</text:p>
          </table:table-cell>
          <table:table-cell office:value-type="float" office:value="1.91327590427614" calcext:value-type="float">
            <text:p>1.91327590427614</text:p>
          </table:table-cell>
          <table:table-cell table:number-columns-repeated="25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9.8895032369648" calcext:value-type="float">
            <text:p>89.8895032369648</text:p>
          </table:table-cell>
          <table:table-cell office:value-type="float" office:value="1.91945960092958" calcext:value-type="float">
            <text:p>1.91945960092958</text:p>
          </table:table-cell>
          <table:table-cell table:number-columns-repeated="2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9.9628304268174" calcext:value-type="float">
            <text:p>89.9628304268174</text:p>
          </table:table-cell>
          <table:table-cell office:value-type="float" office:value="1.92804278269806" calcext:value-type="float">
            <text:p>1.92804278269806</text:p>
          </table:table-cell>
          <table:table-cell table:number-columns-repeated="2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0.0365354558826" calcext:value-type="float">
            <text:p>90.0365354558826</text:p>
          </table:table-cell>
          <table:table-cell office:value-type="float" office:value="1.93542902153775" calcext:value-type="float">
            <text:p>1.93542902153775</text:p>
          </table:table-cell>
          <table:table-cell table:number-columns-repeated="2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0.1101960753497" calcext:value-type="float">
            <text:p>90.1101960753497</text:p>
          </table:table-cell>
          <table:table-cell office:value-type="float" office:value="1.9420487572964" calcext:value-type="float">
            <text:p>1.9420487572964</text:p>
          </table:table-cell>
          <table:table-cell table:number-columns-repeated="2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0.1863668418689" calcext:value-type="float">
            <text:p>90.1863668418689</text:p>
          </table:table-cell>
          <table:table-cell office:value-type="float" office:value="1.9453555424507" calcext:value-type="float">
            <text:p>1.9453555424507</text:p>
          </table:table-cell>
          <table:table-cell table:number-columns-repeated="2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0.2643011532483" calcext:value-type="float">
            <text:p>90.2643011532483</text:p>
          </table:table-cell>
          <table:table-cell office:value-type="float" office:value="1.94610400722822" calcext:value-type="float">
            <text:p>1.94610400722822</text:p>
          </table:table-cell>
          <table:table-cell table:number-columns-repeated="25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0.3394359194935" calcext:value-type="float">
            <text:p>90.3394359194935</text:p>
          </table:table-cell>
          <table:table-cell office:value-type="float" office:value="1.94886518937816" calcext:value-type="float">
            <text:p>1.94886518937816</text:p>
          </table:table-cell>
          <table:table-cell table:number-columns-repeated="2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0.4180235422806" calcext:value-type="float">
            <text:p>90.4180235422806</text:p>
          </table:table-cell>
          <table:table-cell office:value-type="float" office:value="1.94739455550239" calcext:value-type="float">
            <text:p>1.94739455550239</text:p>
          </table:table-cell>
          <table:table-cell table:number-columns-repeated="25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0.4923379305137" calcext:value-type="float">
            <text:p>90.4923379305137</text:p>
          </table:table-cell>
          <table:table-cell office:value-type="float" office:value="1.94942598629146" calcext:value-type="float">
            <text:p>1.94942598629146</text:p>
          </table:table-cell>
          <table:table-cell table:number-columns-repeated="2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0.5627231931839" calcext:value-type="float">
            <text:p>90.5627231931839</text:p>
          </table:table-cell>
          <table:table-cell office:value-type="float" office:value="1.95462308445323" calcext:value-type="float">
            <text:p>1.95462308445323</text:p>
          </table:table-cell>
          <table:table-cell table:number-columns-repeated="25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0.6338401472985" calcext:value-type="float">
            <text:p>90.6338401472985</text:p>
          </table:table-cell>
          <table:table-cell office:value-type="float" office:value="1.95833266756219" calcext:value-type="float">
            <text:p>1.95833266756219</text:p>
          </table:table-cell>
          <table:table-cell table:number-columns-repeated="2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0.6976509995569" calcext:value-type="float">
            <text:p>90.6976509995569</text:p>
          </table:table-cell>
          <table:table-cell office:value-type="float" office:value="1.96860008715522" calcext:value-type="float">
            <text:p>1.96860008715522</text:p>
          </table:table-cell>
          <table:table-cell table:number-columns-repeated="2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0.7665781040192" calcext:value-type="float">
            <text:p>90.7665781040192</text:p>
          </table:table-cell>
          <table:table-cell office:value-type="float" office:value="1.97301047182584" calcext:value-type="float">
            <text:p>1.97301047182584</text:p>
          </table:table-cell>
          <table:table-cell table:number-columns-repeated="2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0.8348159374368" calcext:value-type="float">
            <text:p>90.8348159374368</text:p>
          </table:table-cell>
          <table:table-cell office:value-type="float" office:value="1.97737675264975" calcext:value-type="float">
            <text:p>1.97737675264975</text:p>
          </table:table-cell>
          <table:table-cell table:number-columns-repeated="25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0.9023713925203" calcext:value-type="float">
            <text:p>90.9023713925203</text:p>
          </table:table-cell>
          <table:table-cell office:value-type="float" office:value="1.98169937066542" calcext:value-type="float">
            <text:p>1.98169937066542</text:p>
          </table:table-cell>
          <table:table-cell table:number-columns-repeated="2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0.9680312228989" calcext:value-type="float">
            <text:p>90.9680312228989</text:p>
          </table:table-cell>
          <table:table-cell office:value-type="float" office:value="1.98719883265497" calcext:value-type="float">
            <text:p>1.98719883265497</text:p>
          </table:table-cell>
          <table:table-cell table:number-columns-repeated="25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1.0361286884477" calcext:value-type="float">
            <text:p>91.0361286884477</text:p>
          </table:table-cell>
          <table:table-cell office:value-type="float" office:value="1.98954906655064" calcext:value-type="float">
            <text:p>1.98954906655064</text:p>
          </table:table-cell>
          <table:table-cell table:number-columns-repeated="2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1.101671016021" calcext:value-type="float">
            <text:p>91.101671016021</text:p>
          </table:table-cell>
          <table:table-cell office:value-type="float" office:value="1.9937499614273" calcext:value-type="float">
            <text:p>1.9937499614273</text:p>
          </table:table-cell>
          <table:table-cell table:number-columns-repeated="2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1.1659629478361" calcext:value-type="float">
            <text:p>91.1659629478361</text:p>
          </table:table-cell>
          <table:table-cell office:value-type="float" office:value="1.99850381983772" calcext:value-type="float">
            <text:p>1.99850381983772</text:p>
          </table:table-cell>
          <table:table-cell table:number-columns-repeated="2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1.2302069328156" calcext:value-type="float">
            <text:p>91.2302069328156</text:p>
          </table:table-cell>
          <table:table-cell office:value-type="float" office:value="2.00261516718151" calcext:value-type="float">
            <text:p>2.00261516718151</text:p>
          </table:table-cell>
          <table:table-cell table:number-columns-repeated="25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1.2744266026179" calcext:value-type="float">
            <text:p>91.2744266026179</text:p>
          </table:table-cell>
          <table:table-cell office:value-type="float" office:value="2.02606727637926" calcext:value-type="float">
            <text:p>2.02606727637926</text:p>
          </table:table-cell>
          <table:table-cell table:number-columns-repeated="2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1.3194288154649" calcext:value-type="float">
            <text:p>91.3194288154649</text:p>
          </table:table-cell>
          <table:table-cell office:value-type="float" office:value="2.04806012474223" calcext:value-type="float">
            <text:p>2.04806012474223</text:p>
          </table:table-cell>
          <table:table-cell table:number-columns-repeated="2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.3649974139082" calcext:value-type="float">
            <text:p>91.3649974139082</text:p>
          </table:table-cell>
          <table:table-cell office:value-type="float" office:value="2.06881663689687" calcext:value-type="float">
            <text:p>2.06881663689687</text:p>
          </table:table-cell>
          <table:table-cell table:number-columns-repeated="2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1.4210444094661" calcext:value-type="float">
            <text:p>91.4210444094661</text:p>
          </table:table-cell>
          <table:table-cell office:value-type="float" office:value="2.07843150083093" calcext:value-type="float">
            <text:p>2.07843150083093</text:p>
          </table:table-cell>
          <table:table-cell table:number-columns-repeated="2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1.4683724269099" calcext:value-type="float">
            <text:p>91.4683724269099</text:p>
          </table:table-cell>
          <table:table-cell office:value-type="float" office:value="2.09610872428416" calcext:value-type="float">
            <text:p>2.09610872428416</text:p>
          </table:table-cell>
          <table:table-cell table:number-columns-repeated="2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1.5233856723378" calcext:value-type="float">
            <text:p>91.5233856723378</text:p>
          </table:table-cell>
          <table:table-cell office:value-type="float" office:value="2.10545066734435" calcext:value-type="float">
            <text:p>2.10545066734435</text:p>
          </table:table-cell>
          <table:table-cell table:number-columns-repeated="2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1.5732680946842" calcext:value-type="float">
            <text:p>91.5732680946842</text:p>
          </table:table-cell>
          <table:table-cell office:value-type="float" office:value="2.11927988160114" calcext:value-type="float">
            <text:p>2.11927988160114</text:p>
          </table:table-cell>
          <table:table-cell table:number-columns-repeated="2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1.6158687470707" calcext:value-type="float">
            <text:p>91.6158687470707</text:p>
          </table:table-cell>
          <table:table-cell office:value-type="float" office:value="2.1397537494518" calcext:value-type="float">
            <text:p>2.1397537494518</text:p>
          </table:table-cell>
          <table:table-cell table:number-columns-repeated="25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1.6497100596" calcext:value-type="float">
            <text:p>91.6497100596</text:p>
          </table:table-cell>
          <table:table-cell office:value-type="float" office:value="2.16835621195728" calcext:value-type="float">
            <text:p>2.16835621195728</text:p>
          </table:table-cell>
          <table:table-cell table:number-columns-repeated="2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1.6923966324733" calcext:value-type="float">
            <text:p>91.6923966324733</text:p>
          </table:table-cell>
          <table:table-cell office:value-type="float" office:value="2.18748897636832" calcext:value-type="float">
            <text:p>2.18748897636832</text:p>
          </table:table-cell>
          <table:table-cell table:number-columns-repeated="25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1.7409899075279" calcext:value-type="float">
            <text:p>91.7409899075279</text:p>
          </table:table-cell>
          <table:table-cell office:value-type="float" office:value="2.20009684522532" calcext:value-type="float">
            <text:p>2.20009684522532</text:p>
          </table:table-cell>
          <table:table-cell table:number-columns-repeated="2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.782763681922" calcext:value-type="float">
            <text:p>91.782763681922</text:p>
          </table:table-cell>
          <table:table-cell office:value-type="float" office:value="2.21891220330368" calcext:value-type="float">
            <text:p>2.21891220330368</text:p>
          </table:table-cell>
          <table:table-cell table:number-columns-repeated="25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1.8355242803969" calcext:value-type="float">
            <text:p>91.8355242803969</text:p>
          </table:table-cell>
          <table:table-cell office:value-type="float" office:value="2.22613484597653" calcext:value-type="float">
            <text:p>2.22613484597653</text:p>
          </table:table-cell>
          <table:table-cell table:number-columns-repeated="2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1.8859190375929" calcext:value-type="float">
            <text:p>91.8859190375929</text:p>
          </table:table-cell>
          <table:table-cell office:value-type="float" office:value="2.23512349751676" calcext:value-type="float">
            <text:p>2.23512349751676</text:p>
          </table:table-cell>
          <table:table-cell table:number-columns-repeated="25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1.8938891155097" calcext:value-type="float">
            <text:p>91.8938891155097</text:p>
          </table:table-cell>
          <table:table-cell office:value-type="float" office:value="2.28594299424891" calcext:value-type="float">
            <text:p>2.28594299424891</text:p>
          </table:table-cell>
          <table:table-cell table:number-columns-repeated="2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1.8704726124143" calcext:value-type="float">
            <text:p>91.8704726124143</text:p>
          </table:table-cell>
          <table:table-cell office:value-type="float" office:value="2.36756117624672" calcext:value-type="float">
            <text:p>2.36756117624672</text:p>
          </table:table-cell>
          <table:table-cell table:number-columns-repeated="25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1.8483196104281" calcext:value-type="float">
            <text:p>91.8483196104281</text:p>
          </table:table-cell>
          <table:table-cell office:value-type="float" office:value="2.44733384034632" calcext:value-type="float">
            <text:p>2.44733384034632</text:p>
          </table:table-cell>
          <table:table-cell table:number-columns-repeated="2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1.8529133374007" calcext:value-type="float">
            <text:p>91.8529133374007</text:p>
          </table:table-cell>
          <table:table-cell office:value-type="float" office:value="2.49978357886594" calcext:value-type="float">
            <text:p>2.49978357886594</text:p>
          </table:table-cell>
          <table:table-cell table:number-columns-repeated="25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1.8718842040267" calcext:value-type="float">
            <text:p>91.8718842040267</text:p>
          </table:table-cell>
          <table:table-cell office:value-type="float" office:value="2.53728574307728" calcext:value-type="float">
            <text:p>2.53728574307728</text:p>
          </table:table-cell>
          <table:table-cell table:number-columns-repeated="2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1.8954730542941" calcext:value-type="float">
            <text:p>91.8954730542941</text:p>
          </table:table-cell>
          <table:table-cell office:value-type="float" office:value="2.56960519333881" calcext:value-type="float">
            <text:p>2.56960519333881</text:p>
          </table:table-cell>
          <table:table-cell table:number-columns-repeated="2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1.9110977630035" calcext:value-type="float">
            <text:p>91.9110977630035</text:p>
          </table:table-cell>
          <table:table-cell office:value-type="float" office:value="2.60932970215309" calcext:value-type="float">
            <text:p>2.60932970215309</text:p>
          </table:table-cell>
          <table:table-cell table:number-columns-repeated="2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1.914400578477" calcext:value-type="float">
            <text:p>91.914400578477</text:p>
          </table:table-cell>
          <table:table-cell office:value-type="float" office:value="2.66082261202811" calcext:value-type="float">
            <text:p>2.66082261202811</text:p>
          </table:table-cell>
          <table:table-cell table:number-columns-repeated="25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1.9152565726922" calcext:value-type="float">
            <text:p>91.9152565726922</text:p>
          </table:table-cell>
          <table:table-cell office:value-type="float" office:value="2.71421438590783" calcext:value-type="float">
            <text:p>2.71421438590783</text:p>
          </table:table-cell>
          <table:table-cell table:number-columns-repeated="2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1.8982779200087" calcext:value-type="float">
            <text:p>91.8982779200087</text:p>
          </table:table-cell>
          <table:table-cell office:value-type="float" office:value="2.78489832900527" calcext:value-type="float">
            <text:p>2.78489832900527</text:p>
          </table:table-cell>
          <table:table-cell table:number-columns-repeated="25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1.8845582987034" calcext:value-type="float">
            <text:p>91.8845582987034</text:p>
          </table:table-cell>
          <table:table-cell office:value-type="float" office:value="2.85178618782048" calcext:value-type="float">
            <text:p>2.85178618782048</text:p>
          </table:table-cell>
          <table:table-cell table:number-columns-repeated="2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1.8929854429891" calcext:value-type="float">
            <text:p>91.8929854429891</text:p>
          </table:table-cell>
          <table:table-cell office:value-type="float" office:value="2.89599559866955" calcext:value-type="float">
            <text:p>2.89599559866955</text:p>
          </table:table-cell>
          <table:table-cell table:number-columns-repeated="25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.8948476677671" calcext:value-type="float">
            <text:p>91.8948476677671</text:p>
          </table:table-cell>
          <table:table-cell office:value-type="float" office:value="2.94624356347493" calcext:value-type="float">
            <text:p>2.94624356347493</text:p>
          </table:table-cell>
          <table:table-cell table:number-columns-repeated="2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1.8879871031774" calcext:value-type="float">
            <text:p>91.8879871031774</text:p>
          </table:table-cell>
          <table:table-cell office:value-type="float" office:value="3.00469321575227" calcext:value-type="float">
            <text:p>3.00469321575227</text:p>
          </table:table-cell>
          <table:table-cell table:number-columns-repeated="25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1.8738691369075" calcext:value-type="float">
            <text:p>91.8738691369075</text:p>
          </table:table-cell>
          <table:table-cell office:value-type="float" office:value="3.06988437883284" calcext:value-type="float">
            <text:p>3.06988437883284</text:p>
          </table:table-cell>
          <table:table-cell table:number-columns-repeated="2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1.9007826194515" calcext:value-type="float">
            <text:p>91.9007826194515</text:p>
          </table:table-cell>
          <table:table-cell office:value-type="float" office:value="3.09353336113147" calcext:value-type="float">
            <text:p>3.09353336113147</text:p>
          </table:table-cell>
          <table:table-cell table:number-columns-repeated="25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1.9073067081506" calcext:value-type="float">
            <text:p>91.9073067081506</text:p>
          </table:table-cell>
          <table:table-cell office:value-type="float" office:value="3.13706611262654" calcext:value-type="float">
            <text:p>3.13706611262654</text:p>
          </table:table-cell>
          <table:table-cell table:number-columns-repeated="2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1.8954501359144" calcext:value-type="float">
            <text:p>91.8954501359144</text:p>
          </table:table-cell>
          <table:table-cell office:value-type="float" office:value="3.19847895665491" calcext:value-type="float">
            <text:p>3.19847895665491</text:p>
          </table:table-cell>
          <table:table-cell table:number-columns-repeated="25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1.9166665747262" calcext:value-type="float">
            <text:p>91.9166665747262</text:p>
          </table:table-cell>
          <table:table-cell office:value-type="float" office:value="3.22632322691743" calcext:value-type="float">
            <text:p>3.22632322691743</text:p>
          </table:table-cell>
          <table:table-cell table:number-columns-repeated="2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.9253349605253" calcext:value-type="float">
            <text:p>91.9253349605253</text:p>
          </table:table-cell>
          <table:table-cell office:value-type="float" office:value="3.26622494310186" calcext:value-type="float">
            <text:p>3.26622494310186</text:p>
          </table:table-cell>
          <table:table-cell table:number-columns-repeated="25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1.955234153293" calcext:value-type="float">
            <text:p>91.955234153293</text:p>
          </table:table-cell>
          <table:table-cell office:value-type="float" office:value="3.28441015129796" calcext:value-type="float">
            <text:p>3.28441015129796</text:p>
          </table:table-cell>
          <table:table-cell table:number-columns-repeated="2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1.97318181176" calcext:value-type="float">
            <text:p>91.97318181176</text:p>
          </table:table-cell>
          <table:table-cell office:value-type="float" office:value="3.31406604978498" calcext:value-type="float">
            <text:p>3.31406604978498</text:p>
          </table:table-cell>
          <table:table-cell table:number-columns-repeated="25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2.0017258557114" calcext:value-type="float">
            <text:p>92.0017258557114</text:p>
          </table:table-cell>
          <table:table-cell office:value-type="float" office:value="3.33264952721816" calcext:value-type="float">
            <text:p>3.33264952721816</text:p>
          </table:table-cell>
          <table:table-cell table:number-columns-repeated="2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.0203050883824" calcext:value-type="float">
            <text:p>92.0203050883824</text:p>
          </table:table-cell>
          <table:table-cell office:value-type="float" office:value="3.36072654071791" calcext:value-type="float">
            <text:p>3.36072654071791</text:p>
          </table:table-cell>
          <table:table-cell table:number-columns-repeated="25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.0449839272623" calcext:value-type="float">
            <text:p>92.0449839272623</text:p>
          </table:table-cell>
          <table:table-cell office:value-type="float" office:value="3.38223738554695" calcext:value-type="float">
            <text:p>3.38223738554695</text:p>
          </table:table-cell>
          <table:table-cell table:number-columns-repeated="2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.0745340879897" calcext:value-type="float">
            <text:p>92.0745340879897</text:p>
          </table:table-cell>
          <table:table-cell office:value-type="float" office:value="3.39841501169148" calcext:value-type="float">
            <text:p>3.39841501169148</text:p>
          </table:table-cell>
          <table:table-cell table:number-columns-repeated="25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.100353632606" calcext:value-type="float">
            <text:p>92.100353632606</text:p>
          </table:table-cell>
          <table:table-cell office:value-type="float" office:value="3.41786597607839" calcext:value-type="float">
            <text:p>3.41786597607839</text:p>
          </table:table-cell>
          <table:table-cell table:number-columns-repeated="2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.1049699309907" calcext:value-type="float">
            <text:p>92.1049699309907</text:p>
          </table:table-cell>
          <table:table-cell office:value-type="float" office:value="3.45806748160686" calcext:value-type="float">
            <text:p>3.45806748160686</text:p>
          </table:table-cell>
          <table:table-cell table:number-columns-repeated="25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2.1202838680444" calcext:value-type="float">
            <text:p>92.1202838680444</text:p>
          </table:table-cell>
          <table:table-cell office:value-type="float" office:value="3.48712317042715" calcext:value-type="float">
            <text:p>3.48712317042715</text:p>
          </table:table-cell>
          <table:table-cell table:number-columns-repeated="2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2.1387362017778" calcext:value-type="float">
            <text:p>92.1387362017778</text:p>
          </table:table-cell>
          <table:table-cell office:value-type="float" office:value="3.51259676630909" calcext:value-type="float">
            <text:p>3.51259676630909</text:p>
          </table:table-cell>
          <table:table-cell table:number-columns-repeated="25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.1459202683314" calcext:value-type="float">
            <text:p>92.1459202683314</text:p>
          </table:table-cell>
          <table:table-cell office:value-type="float" office:value="3.54889937007457" calcext:value-type="float">
            <text:p>3.54889937007457</text:p>
          </table:table-cell>
          <table:table-cell table:number-columns-repeated="2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.1604610656481" calcext:value-type="float">
            <text:p>92.1604610656481</text:p>
          </table:table-cell>
          <table:table-cell office:value-type="float" office:value="3.57741037637382" calcext:value-type="float">
            <text:p>3.57741037637382</text:p>
          </table:table-cell>
          <table:table-cell table:number-columns-repeated="2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2.1360527166739" calcext:value-type="float">
            <text:p>92.1360527166739</text:p>
          </table:table-cell>
          <table:table-cell office:value-type="float" office:value="3.64444001092784" calcext:value-type="float">
            <text:p>3.64444001092784</text:p>
          </table:table-cell>
          <table:table-cell table:number-columns-repeated="2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.1601467349617" calcext:value-type="float">
            <text:p>92.1601467349617</text:p>
          </table:table-cell>
          <table:table-cell office:value-type="float" office:value="3.66254106536402" calcext:value-type="float">
            <text:p>3.66254106536402</text:p>
          </table:table-cell>
          <table:table-cell table:number-columns-repeated="2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.192673707979" calcext:value-type="float">
            <text:p>92.192673707979</text:p>
          </table:table-cell>
          <table:table-cell office:value-type="float" office:value="3.67178721434341" calcext:value-type="float">
            <text:p>3.67178721434341</text:p>
          </table:table-cell>
          <table:table-cell table:number-columns-repeated="2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2.1850326851849" calcext:value-type="float">
            <text:p>92.1850326851849</text:p>
          </table:table-cell>
          <table:table-cell office:value-type="float" office:value="3.72078362791426" calcext:value-type="float">
            <text:p>3.72078362791426</text:p>
          </table:table-cell>
          <table:table-cell table:number-columns-repeated="2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2.1660949796923" calcext:value-type="float">
            <text:p>92.1660949796923</text:p>
          </table:table-cell>
          <table:table-cell office:value-type="float" office:value="3.78066317027589" calcext:value-type="float">
            <text:p>3.78066317027589</text:p>
          </table:table-cell>
          <table:table-cell table:number-columns-repeated="2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2.1217925204614" calcext:value-type="float">
            <text:p>92.1217925204614</text:p>
          </table:table-cell>
          <table:table-cell office:value-type="float" office:value="3.86549804800709" calcext:value-type="float">
            <text:p>3.86549804800709</text:p>
          </table:table-cell>
          <table:table-cell table:number-columns-repeated="25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2.1321985268807" calcext:value-type="float">
            <text:p>92.1321985268807</text:p>
          </table:table-cell>
          <table:table-cell office:value-type="float" office:value="3.89521913590309" calcext:value-type="float">
            <text:p>3.89521913590309</text:p>
          </table:table-cell>
          <table:table-cell table:number-columns-repeated="2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2.1548765416119" calcext:value-type="float">
            <text:p>92.1548765416119</text:p>
          </table:table-cell>
          <table:table-cell office:value-type="float" office:value="3.91226694454406" calcext:value-type="float">
            <text:p>3.91226694454406</text:p>
          </table:table-cell>
          <table:table-cell table:number-columns-repeated="25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2.1878732307413" calcext:value-type="float">
            <text:p>92.1878732307413</text:p>
          </table:table-cell>
          <table:table-cell office:value-type="float" office:value="3.91859882055317" calcext:value-type="float">
            <text:p>3.91859882055317</text:p>
          </table:table-cell>
          <table:table-cell table:number-columns-repeated="2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2.2114490438884" calcext:value-type="float">
            <text:p>92.2114490438884</text:p>
          </table:table-cell>
          <table:table-cell office:value-type="float" office:value="3.93395828689309" calcext:value-type="float">
            <text:p>3.93395828689309</text:p>
          </table:table-cell>
          <table:table-cell table:number-columns-repeated="25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.2231580828613" calcext:value-type="float">
            <text:p>92.2231580828613</text:p>
          </table:table-cell>
          <table:table-cell office:value-type="float" office:value="3.96079517461239" calcext:value-type="float">
            <text:p>3.96079517461239</text:p>
          </table:table-cell>
          <table:table-cell table:number-columns-repeated="2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2.2596893886306" calcext:value-type="float">
            <text:p>92.2596893886306</text:p>
          </table:table-cell>
          <table:table-cell office:value-type="float" office:value="3.96242433626833" calcext:value-type="float">
            <text:p>3.96242433626833</text:p>
          </table:table-cell>
          <table:table-cell table:number-columns-repeated="25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.2936142338747" calcext:value-type="float">
            <text:p>92.2936142338747</text:p>
          </table:table-cell>
          <table:table-cell office:value-type="float" office:value="3.96627835377521" calcext:value-type="float">
            <text:p>3.96627835377521</text:p>
          </table:table-cell>
          <table:table-cell table:number-columns-repeated="2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2.3051043210442" calcext:value-type="float">
            <text:p>92.3051043210442</text:p>
          </table:table-cell>
          <table:table-cell office:value-type="float" office:value="3.99218934072926" calcext:value-type="float">
            <text:p>3.99218934072926</text:p>
          </table:table-cell>
          <table:table-cell table:number-columns-repeated="25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2.3065815797206" calcext:value-type="float">
            <text:p>92.3065815797206</text:p>
          </table:table-cell>
          <table:table-cell office:value-type="float" office:value="4.02773914543518" calcext:value-type="float">
            <text:p>4.02773914543518</text:p>
          </table:table-cell>
          <table:table-cell table:number-columns-repeated="2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.3200237004313" calcext:value-type="float">
            <text:p>92.3200237004313</text:p>
          </table:table-cell>
          <table:table-cell office:value-type="float" office:value="4.05095381747289" calcext:value-type="float">
            <text:p>4.05095381747289</text:p>
          </table:table-cell>
          <table:table-cell table:number-columns-repeated="25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2.3323073343947" calcext:value-type="float">
            <text:p>92.3323073343947</text:p>
          </table:table-cell>
          <table:table-cell office:value-type="float" office:value="4.07496040833042" calcext:value-type="float">
            <text:p>4.07496040833042</text:p>
          </table:table-cell>
          <table:table-cell table:number-columns-repeated="2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2.3386717610508" calcext:value-type="float">
            <text:p>92.3386717610508</text:p>
          </table:table-cell>
          <table:table-cell office:value-type="float" office:value="4.10452330424712" calcext:value-type="float">
            <text:p>4.10452330424712</text:p>
          </table:table-cell>
          <table:table-cell table:number-columns-repeated="25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2.3463195261989" calcext:value-type="float">
            <text:p>92.3463195261989</text:p>
          </table:table-cell>
          <table:table-cell office:value-type="float" office:value="4.13244358844602" calcext:value-type="float">
            <text:p>4.13244358844602</text:p>
          </table:table-cell>
          <table:table-cell table:number-columns-repeated="2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.3496855992296" calcext:value-type="float">
            <text:p>92.3496855992296</text:p>
          </table:table-cell>
          <table:table-cell office:value-type="float" office:value="4.16428988426888" calcext:value-type="float">
            <text:p>4.16428988426888</text:p>
          </table:table-cell>
          <table:table-cell table:number-columns-repeated="25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2.3607681824896" calcext:value-type="float">
            <text:p>92.3607681824896</text:p>
          </table:table-cell>
          <table:table-cell office:value-type="float" office:value="4.18806754617386" calcext:value-type="float">
            <text:p>4.18806754617386</text:p>
          </table:table-cell>
          <table:table-cell table:number-columns-repeated="2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2.3657319292361" calcext:value-type="float">
            <text:p>92.3657319292361</text:p>
          </table:table-cell>
          <table:table-cell office:value-type="float" office:value="4.21761544214069" calcext:value-type="float">
            <text:p>4.21761544214069</text:p>
          </table:table-cell>
          <table:table-cell table:number-columns-repeated="25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.3609935288627" calcext:value-type="float">
            <text:p>92.3609935288627</text:p>
          </table:table-cell>
          <table:table-cell office:value-type="float" office:value="4.25652036880036" calcext:value-type="float">
            <text:p>4.25652036880036</text:p>
          </table:table-cell>
          <table:table-cell table:number-columns-repeated="2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.3754366909192" calcext:value-type="float">
            <text:p>92.3754366909192</text:p>
          </table:table-cell>
          <table:table-cell office:value-type="float" office:value="4.27590206776723" calcext:value-type="float">
            <text:p>4.27590206776723</text:p>
          </table:table-cell>
          <table:table-cell table:number-columns-repeated="25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2.3639630257644" calcext:value-type="float">
            <text:p>92.3639630257644</text:p>
          </table:table-cell>
          <table:table-cell office:value-type="float" office:value="4.32086234533517" calcext:value-type="float">
            <text:p>4.32086234533517</text:p>
          </table:table-cell>
          <table:table-cell table:number-columns-repeated="2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.343236016866" calcext:value-type="float">
            <text:p>92.343236016866</text:p>
          </table:table-cell>
          <table:table-cell office:value-type="float" office:value="4.37474110052259" calcext:value-type="float">
            <text:p>4.37474110052259</text:p>
          </table:table-cell>
          <table:table-cell table:number-columns-repeated="25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2.3145404988026" calcext:value-type="float">
            <text:p>92.3145404988026</text:p>
          </table:table-cell>
          <table:table-cell office:value-type="float" office:value="4.4362568474121" calcext:value-type="float">
            <text:p>4.4362568474121</text:p>
          </table:table-cell>
          <table:table-cell table:number-columns-repeated="2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2.3144720168915" calcext:value-type="float">
            <text:p>92.3144720168915</text:p>
          </table:table-cell>
          <table:table-cell office:value-type="float" office:value="4.46881735586106" calcext:value-type="float">
            <text:p>4.46881735586106</text:p>
          </table:table-cell>
          <table:table-cell table:number-columns-repeated="25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2.3058572112525" calcext:value-type="float">
            <text:p>92.3058572112525</text:p>
          </table:table-cell>
          <table:table-cell office:value-type="float" office:value="4.50959926777253" calcext:value-type="float">
            <text:p>4.50959926777253</text:p>
          </table:table-cell>
          <table:table-cell table:number-columns-repeated="2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2.29479863914" calcext:value-type="float">
            <text:p>92.29479863914</text:p>
          </table:table-cell>
          <table:table-cell office:value-type="float" office:value="4.55250327509481" calcext:value-type="float">
            <text:p>4.55250327509481</text:p>
          </table:table-cell>
          <table:table-cell table:number-columns-repeated="25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2.3120215929195" calcext:value-type="float">
            <text:p>92.3120215929195</text:p>
          </table:table-cell>
          <table:table-cell office:value-type="float" office:value="4.56680730217292" calcext:value-type="float">
            <text:p>4.56680730217292</text:p>
          </table:table-cell>
          <table:table-cell table:number-columns-repeated="2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.3222347103236" calcext:value-type="float">
            <text:p>92.3222347103236</text:p>
          </table:table-cell>
          <table:table-cell office:value-type="float" office:value="4.58780589581786" calcext:value-type="float">
            <text:p>4.58780589581786</text:p>
          </table:table-cell>
          <table:table-cell table:number-columns-repeated="25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2.3416353140401" calcext:value-type="float">
            <text:p>92.3416353140401</text:p>
          </table:table-cell>
          <table:table-cell office:value-type="float" office:value="4.59930488604001" calcext:value-type="float">
            <text:p>4.59930488604001</text:p>
          </table:table-cell>
          <table:table-cell table:number-columns-repeated="2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2.3631008506634" calcext:value-type="float">
            <text:p>92.3631008506634</text:p>
          </table:table-cell>
          <table:table-cell office:value-type="float" office:value="4.60842994741583" calcext:value-type="float">
            <text:p>4.60842994741583</text:p>
          </table:table-cell>
          <table:table-cell table:number-columns-repeated="25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.3680412707282" calcext:value-type="float">
            <text:p>92.3680412707282</text:p>
          </table:table-cell>
          <table:table-cell office:value-type="float" office:value="4.63377421937024" calcext:value-type="float">
            <text:p>4.63377421937024</text:p>
          </table:table-cell>
          <table:table-cell table:number-columns-repeated="2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.3667746511244" calcext:value-type="float">
            <text:p>92.3667746511244</text:p>
          </table:table-cell>
          <table:table-cell office:value-type="float" office:value="4.66502268407309" calcext:value-type="float">
            <text:p>4.66502268407309</text:p>
          </table:table-cell>
          <table:table-cell table:number-columns-repeated="25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2.3758800138569" calcext:value-type="float">
            <text:p>92.3758800138569</text:p>
          </table:table-cell>
          <table:table-cell office:value-type="float" office:value="4.68559934798866" calcext:value-type="float">
            <text:p>4.68559934798866</text:p>
          </table:table-cell>
          <table:table-cell table:number-columns-repeated="2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2.378950482011" calcext:value-type="float">
            <text:p>92.378950482011</text:p>
          </table:table-cell>
          <table:table-cell office:value-type="float" office:value="4.71191408621609" calcext:value-type="float">
            <text:p>4.71191408621609</text:p>
          </table:table-cell>
          <table:table-cell table:number-columns-repeated="25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.360333390984" calcext:value-type="float">
            <text:p>92.360333390984</text:p>
          </table:table-cell>
          <table:table-cell office:value-type="float" office:value="4.75962253156083" calcext:value-type="float">
            <text:p>4.75962253156083</text:p>
          </table:table-cell>
          <table:table-cell table:number-columns-repeated="2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.3343678523497" calcext:value-type="float">
            <text:p>92.3343678523497</text:p>
          </table:table-cell>
          <table:table-cell office:value-type="float" office:value="4.81438851096963" calcext:value-type="float">
            <text:p>4.81438851096963</text:p>
          </table:table-cell>
          <table:table-cell table:number-columns-repeated="25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2.3246932385744" calcext:value-type="float">
            <text:p>92.3246932385744</text:p>
          </table:table-cell>
          <table:table-cell office:value-type="float" office:value="4.85257556111173" calcext:value-type="float">
            <text:p>4.85257556111173</text:p>
          </table:table-cell>
          <table:table-cell table:number-columns-repeated="2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2.3289825380727" calcext:value-type="float">
            <text:p>92.3289825380727</text:p>
          </table:table-cell>
          <table:table-cell office:value-type="float" office:value="4.87651357361656" calcext:value-type="float">
            <text:p>4.87651357361656</text:p>
          </table:table-cell>
          <table:table-cell table:number-columns-repeated="25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.3327000119621" calcext:value-type="float">
            <text:p>92.3327000119621</text:p>
          </table:table-cell>
          <table:table-cell office:value-type="float" office:value="4.90074113861032" calcext:value-type="float">
            <text:p>4.90074113861032</text:p>
          </table:table-cell>
          <table:table-cell table:number-columns-repeated="2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.3300079324774" calcext:value-type="float">
            <text:p>92.3300079324774</text:p>
          </table:table-cell>
          <table:table-cell office:value-type="float" office:value="4.93109880658929" calcext:value-type="float">
            <text:p>4.93109880658929</text:p>
          </table:table-cell>
          <table:table-cell table:number-columns-repeated="25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.2884282832601" calcext:value-type="float">
            <text:p>92.2884282832601</text:p>
          </table:table-cell>
          <table:table-cell office:value-type="float" office:value="5.00006738841587" calcext:value-type="float">
            <text:p>5.00006738841587</text:p>
          </table:table-cell>
          <table:table-cell table:number-columns-repeated="2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.3062219665292" calcext:value-type="float">
            <text:p>92.3062219665292</text:p>
          </table:table-cell>
          <table:table-cell office:value-type="float" office:value="5.00938874843002" calcext:value-type="float">
            <text:p>5.00938874843002</text:p>
          </table:table-cell>
          <table:table-cell table:number-columns-repeated="25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.2930696567738" calcext:value-type="float">
            <text:p>92.2930696567738</text:p>
          </table:table-cell>
          <table:table-cell office:value-type="float" office:value="5.04938495103581" calcext:value-type="float">
            <text:p>5.04938495103581</text:p>
          </table:table-cell>
          <table:table-cell table:number-columns-repeated="2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.2827603194294" calcext:value-type="float">
            <text:p>92.2827603194294</text:p>
          </table:table-cell>
          <table:table-cell office:value-type="float" office:value="5.08626974230215" calcext:value-type="float">
            <text:p>5.08626974230215</text:p>
          </table:table-cell>
          <table:table-cell table:number-columns-repeated="25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.2467251690653" calcext:value-type="float">
            <text:p>92.2467251690653</text:p>
          </table:table-cell>
          <table:table-cell office:value-type="float" office:value="5.14861459204894" calcext:value-type="float">
            <text:p>5.14861459204894</text:p>
          </table:table-cell>
          <table:table-cell table:number-columns-repeated="2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.2494915622345" calcext:value-type="float">
            <text:p>92.2494915622345</text:p>
          </table:table-cell>
          <table:table-cell office:value-type="float" office:value="5.17189480126864" calcext:value-type="float">
            <text:p>5.17189480126864</text:p>
          </table:table-cell>
          <table:table-cell table:number-columns-repeated="25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.2420909862348" calcext:value-type="float">
            <text:p>92.2420909862348</text:p>
          </table:table-cell>
          <table:table-cell office:value-type="float" office:value="5.20508151363331" calcext:value-type="float">
            <text:p>5.20508151363331</text:p>
          </table:table-cell>
          <table:table-cell table:number-columns-repeated="2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.2476700763724" calcext:value-type="float">
            <text:p>92.2476700763724</text:p>
          </table:table-cell>
          <table:table-cell office:value-type="float" office:value="5.22503069849698" calcext:value-type="float">
            <text:p>5.22503069849698</text:p>
          </table:table-cell>
          <table:table-cell table:number-columns-repeated="25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.2649524117533" calcext:value-type="float">
            <text:p>92.2649524117533</text:p>
          </table:table-cell>
          <table:table-cell office:value-type="float" office:value="5.23302135536743" calcext:value-type="float">
            <text:p>5.23302135536743</text:p>
          </table:table-cell>
          <table:table-cell table:number-columns-repeated="2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.2741210694539" calcext:value-type="float">
            <text:p>92.2741210694539</text:p>
          </table:table-cell>
          <table:table-cell office:value-type="float" office:value="5.24887295999557" calcext:value-type="float">
            <text:p>5.24887295999557</text:p>
          </table:table-cell>
          <table:table-cell table:number-columns-repeated="25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.2744567818363" calcext:value-type="float">
            <text:p>92.2744567818363</text:p>
          </table:table-cell>
          <table:table-cell office:value-type="float" office:value="5.27330730731869" calcext:value-type="float">
            <text:p>5.27330730731869</text:p>
          </table:table-cell>
          <table:table-cell table:number-columns-repeated="2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.2770853483463" calcext:value-type="float">
            <text:p>92.2770853483463</text:p>
          </table:table-cell>
          <table:table-cell office:value-type="float" office:value="5.29520109991715" calcext:value-type="float">
            <text:p>5.29520109991715</text:p>
          </table:table-cell>
          <table:table-cell table:number-columns-repeated="25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2.2658189196416" calcext:value-type="float">
            <text:p>92.2658189196416</text:p>
          </table:table-cell>
          <table:table-cell office:value-type="float" office:value="5.33074466413921" calcext:value-type="float">
            <text:p>5.33074466413921</text:p>
          </table:table-cell>
          <table:table-cell table:number-columns-repeated="2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2.2681607304452" calcext:value-type="float">
            <text:p>92.2681607304452</text:p>
          </table:table-cell>
          <table:table-cell office:value-type="float" office:value="5.35243721749782" calcext:value-type="float">
            <text:p>5.35243721749782</text:p>
          </table:table-cell>
          <table:table-cell table:number-columns-repeated="25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2.2553151887145" calcext:value-type="float">
            <text:p>92.2553151887145</text:p>
          </table:table-cell>
          <table:table-cell office:value-type="float" office:value="5.38907677974907" calcext:value-type="float">
            <text:p>5.38907677974907</text:p>
          </table:table-cell>
          <table:table-cell table:number-columns-repeated="2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2.2583818715381" calcext:value-type="float">
            <text:p>92.2583818715381</text:p>
          </table:table-cell>
          <table:table-cell office:value-type="float" office:value="5.40956617724084" calcext:value-type="float">
            <text:p>5.40956617724084</text:p>
          </table:table-cell>
          <table:table-cell table:number-columns-repeated="25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2.2606100828979" calcext:value-type="float">
            <text:p>92.2606100828979</text:p>
          </table:table-cell>
          <table:table-cell office:value-type="float" office:value="5.43065848539324" calcext:value-type="float">
            <text:p>5.43065848539324</text:p>
          </table:table-cell>
          <table:table-cell table:number-columns-repeated="2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2.2824484265133" calcext:value-type="float">
            <text:p>92.2824484265133</text:p>
          </table:table-cell>
          <table:table-cell office:value-type="float" office:value="5.43190745609487" calcext:value-type="float">
            <text:p>5.43190745609487</text:p>
          </table:table-cell>
          <table:table-cell table:number-columns-repeated="25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2.2881953708196" calcext:value-type="float">
            <text:p>92.2881953708196</text:p>
          </table:table-cell>
          <table:table-cell office:value-type="float" office:value="5.44901695296249" calcext:value-type="float">
            <text:p>5.44901695296249</text:p>
          </table:table-cell>
          <table:table-cell table:number-columns-repeated="2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2.2894513481459" calcext:value-type="float">
            <text:p>92.2894513481459</text:p>
          </table:table-cell>
          <table:table-cell office:value-type="float" office:value="5.47038885239838" calcext:value-type="float">
            <text:p>5.47038885239838</text:p>
          </table:table-cell>
          <table:table-cell table:number-columns-repeated="25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2.2884318346645" calcext:value-type="float">
            <text:p>92.2884318346645</text:p>
          </table:table-cell>
          <table:table-cell office:value-type="float" office:value="5.4938099638744" calcext:value-type="float">
            <text:p>5.4938099638744</text:p>
          </table:table-cell>
          <table:table-cell table:number-columns-repeated="2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2.2891586274289" calcext:value-type="float">
            <text:p>92.2891586274289</text:p>
          </table:table-cell>
          <table:table-cell office:value-type="float" office:value="5.51526075312454" calcext:value-type="float">
            <text:p>5.51526075312454</text:p>
          </table:table-cell>
          <table:table-cell table:number-columns-repeated="25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.3000905705664" calcext:value-type="float">
            <text:p>92.3000905705664</text:p>
          </table:table-cell>
          <table:table-cell office:value-type="float" office:value="5.52628461618153" calcext:value-type="float">
            <text:p>5.52628461618153</text:p>
          </table:table-cell>
          <table:table-cell table:number-columns-repeated="2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.3007537869981" calcext:value-type="float">
            <text:p>92.3007537869981</text:p>
          </table:table-cell>
          <table:table-cell office:value-type="float" office:value="5.54735764788231" calcext:value-type="float">
            <text:p>5.54735764788231</text:p>
          </table:table-cell>
          <table:table-cell table:number-columns-repeated="25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.3031193834565" calcext:value-type="float">
            <text:p>92.3031193834565</text:p>
          </table:table-cell>
          <table:table-cell office:value-type="float" office:value="5.56651093707513" calcext:value-type="float">
            <text:p>5.56651093707513</text:p>
          </table:table-cell>
          <table:table-cell table:number-columns-repeated="2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.2931316678828" calcext:value-type="float">
            <text:p>92.2931316678828</text:p>
          </table:table-cell>
          <table:table-cell office:value-type="float" office:value="5.59780234944351" calcext:value-type="float">
            <text:p>5.59780234944351</text:p>
          </table:table-cell>
          <table:table-cell table:number-columns-repeated="25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2.2718396954663" calcext:value-type="float">
            <text:p>92.2718396954663</text:p>
          </table:table-cell>
          <table:table-cell office:value-type="float" office:value="5.64018498168678" calcext:value-type="float">
            <text:p>5.64018498168678</text:p>
          </table:table-cell>
          <table:table-cell table:number-columns-repeated="2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2.2521063731385" calcext:value-type="float">
            <text:p>92.2521063731385</text:p>
          </table:table-cell>
          <table:table-cell office:value-type="float" office:value="5.68079805724305" calcext:value-type="float">
            <text:p>5.68079805724305</text:p>
          </table:table-cell>
          <table:table-cell table:number-columns-repeated="25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2.238676218498" calcext:value-type="float">
            <text:p>92.238676218498</text:p>
          </table:table-cell>
          <table:table-cell office:value-type="float" office:value="5.71489916757971" calcext:value-type="float">
            <text:p>5.71489916757971</text:p>
          </table:table-cell>
          <table:table-cell table:number-columns-repeated="2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2.2303998857609" calcext:value-type="float">
            <text:p>92.2303998857609</text:p>
          </table:table-cell>
          <table:table-cell office:value-type="float" office:value="5.74363974645606" calcext:value-type="float">
            <text:p>5.74363974645606</text:p>
          </table:table-cell>
          <table:table-cell table:number-columns-repeated="25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2.2165465911287" calcext:value-type="float">
            <text:p>92.2165465911287</text:p>
          </table:table-cell>
          <table:table-cell office:value-type="float" office:value="5.77775264476614" calcext:value-type="float">
            <text:p>5.77775264476614</text:p>
          </table:table-cell>
          <table:table-cell table:number-columns-repeated="2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2.1832700141063" calcext:value-type="float">
            <text:p>92.1832700141063</text:p>
          </table:table-cell>
          <table:table-cell office:value-type="float" office:value="5.83108622942959" calcext:value-type="float">
            <text:p>5.83108622942959</text:p>
          </table:table-cell>
          <table:table-cell table:number-columns-repeated="25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2.1712733795389" calcext:value-type="float">
            <text:p>92.1712733795389</text:p>
          </table:table-cell>
          <table:table-cell office:value-type="float" office:value="5.86293930156153" calcext:value-type="float">
            <text:p>5.86293930156153</text:p>
          </table:table-cell>
          <table:table-cell table:number-columns-repeated="2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2.1626041240044" calcext:value-type="float">
            <text:p>92.1626041240044</text:p>
          </table:table-cell>
          <table:table-cell office:value-type="float" office:value="5.89126643028504" calcext:value-type="float">
            <text:p>5.89126643028504</text:p>
          </table:table-cell>
          <table:table-cell table:number-columns-repeated="25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2.1424932342795" calcext:value-type="float">
            <text:p>92.1424932342795</text:p>
          </table:table-cell>
          <table:table-cell office:value-type="float" office:value="5.93083861446704" calcext:value-type="float">
            <text:p>5.93083861446704</text:p>
          </table:table-cell>
          <table:table-cell table:number-columns-repeated="2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2.1210683019367" calcext:value-type="float">
            <text:p>92.1210683019367</text:p>
          </table:table-cell>
          <table:table-cell office:value-type="float" office:value="5.97153022832237" calcext:value-type="float">
            <text:p>5.97153022832237</text:p>
          </table:table-cell>
          <table:table-cell table:number-columns-repeated="25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2.1028426935443" calcext:value-type="float">
            <text:p>92.1028426935443</text:p>
          </table:table-cell>
          <table:table-cell office:value-type="float" office:value="6.00882985141228" calcext:value-type="float">
            <text:p>6.00882985141228</text:p>
          </table:table-cell>
          <table:table-cell table:number-columns-repeated="2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2.0513794840001" calcext:value-type="float">
            <text:p>92.0513794840001</text:p>
          </table:table-cell>
          <table:table-cell office:value-type="float" office:value="6.07917633550685" calcext:value-type="float">
            <text:p>6.07917633550685</text:p>
          </table:table-cell>
          <table:table-cell table:number-columns-repeated="25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2.0316290479387" calcext:value-type="float">
            <text:p>92.0316290479387</text:p>
          </table:table-cell>
          <table:table-cell office:value-type="float" office:value="6.11762121337316" calcext:value-type="float">
            <text:p>6.11762121337316</text:p>
          </table:table-cell>
          <table:table-cell table:number-columns-repeated="2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2.0127212081636" calcext:value-type="float">
            <text:p>92.0127212081636</text:p>
          </table:table-cell>
          <table:table-cell office:value-type="float" office:value="6.1550365505352" calcext:value-type="float">
            <text:p>6.1550365505352</text:p>
          </table:table-cell>
          <table:table-cell table:number-columns-repeated="25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1.9857237670743" calcext:value-type="float">
            <text:p>91.9857237670743</text:p>
          </table:table-cell>
          <table:table-cell office:value-type="float" office:value="6.20035641403748" calcext:value-type="float">
            <text:p>6.20035641403748</text:p>
          </table:table-cell>
          <table:table-cell table:number-columns-repeated="2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1.9749574384945" calcext:value-type="float">
            <text:p>91.9749574384945</text:p>
          </table:table-cell>
          <table:table-cell office:value-type="float" office:value="6.2292619408062" calcext:value-type="float">
            <text:p>6.2292619408062</text:p>
          </table:table-cell>
          <table:table-cell table:number-columns-repeated="25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1.934240122174" calcext:value-type="float">
            <text:p>91.934240122174</text:p>
          </table:table-cell>
          <table:table-cell office:value-type="float" office:value="6.28793706333362" calcext:value-type="float">
            <text:p>6.28793706333362</text:p>
          </table:table-cell>
          <table:table-cell table:number-columns-repeated="2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1.91344844559" calcext:value-type="float">
            <text:p>91.91344844559</text:p>
          </table:table-cell>
          <table:table-cell office:value-type="float" office:value="6.3265069680626" calcext:value-type="float">
            <text:p>6.3265069680626</text:p>
          </table:table-cell>
          <table:table-cell table:number-columns-repeated="25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1.9162997767369" calcext:value-type="float">
            <text:p>91.9162997767369</text:p>
          </table:table-cell>
          <table:table-cell office:value-type="float" office:value="6.34125608277914" calcext:value-type="float">
            <text:p>6.34125608277914</text:p>
          </table:table-cell>
          <table:table-cell table:number-columns-repeated="2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1.9178684862866" calcext:value-type="float">
            <text:p>91.9178684862866</text:p>
          </table:table-cell>
          <table:table-cell office:value-type="float" office:value="6.35711181463428" calcext:value-type="float">
            <text:p>6.35711181463428</text:p>
          </table:table-cell>
          <table:table-cell table:number-columns-repeated="25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1.9176087203427" calcext:value-type="float">
            <text:p>91.9176087203427</text:p>
          </table:table-cell>
          <table:table-cell office:value-type="float" office:value="6.37462177756902" calcext:value-type="float">
            <text:p>6.37462177756902</text:p>
          </table:table-cell>
          <table:table-cell table:number-columns-repeated="2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91.9317659664726" calcext:value-type="float">
            <text:p>91.9317659664726</text:p>
          </table:table-cell>
          <table:table-cell office:value-type="float" office:value="6.37754222645999" calcext:value-type="float">
            <text:p>6.37754222645999</text:p>
          </table:table-cell>
          <table:table-cell table:number-columns-repeated="25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1.9258341335795" calcext:value-type="float">
            <text:p>91.9258341335795</text:p>
          </table:table-cell>
          <table:table-cell office:value-type="float" office:value="6.40038097742374" calcext:value-type="float">
            <text:p>6.40038097742374</text:p>
          </table:table-cell>
          <table:table-cell table:number-columns-repeated="2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1.9238690253264" calcext:value-type="float">
            <text:p>91.9238690253264</text:p>
          </table:table-cell>
          <table:table-cell office:value-type="float" office:value="6.41908393456679" calcext:value-type="float">
            <text:p>6.41908393456679</text:p>
          </table:table-cell>
          <table:table-cell table:number-columns-repeated="25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1.9379636684065" calcext:value-type="float">
            <text:p>91.9379636684065</text:p>
          </table:table-cell>
          <table:table-cell office:value-type="float" office:value="6.42155976188779" calcext:value-type="float">
            <text:p>6.42155976188779</text:p>
          </table:table-cell>
          <table:table-cell table:number-columns-repeated="2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1.9336783713451" calcext:value-type="float">
            <text:p>91.9336783713451</text:p>
          </table:table-cell>
          <table:table-cell office:value-type="float" office:value="6.44224982464627" calcext:value-type="float">
            <text:p>6.44224982464627</text:p>
          </table:table-cell>
          <table:table-cell table:number-columns-repeated="25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91.9221430060713" calcext:value-type="float">
            <text:p>91.9221430060713</text:p>
          </table:table-cell>
          <table:table-cell office:value-type="float" office:value="6.47002590796009" calcext:value-type="float">
            <text:p>6.47002590796009</text:p>
          </table:table-cell>
          <table:table-cell table:number-columns-repeated="2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91.8852745171871" calcext:value-type="float">
            <text:p>91.8852745171871</text:p>
          </table:table-cell>
          <table:table-cell office:value-type="float" office:value="6.52297270770402" calcext:value-type="float">
            <text:p>6.52297270770402</text:p>
          </table:table-cell>
          <table:table-cell table:number-columns-repeated="25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.8755126811061" calcext:value-type="float">
            <text:p>91.8755126811061</text:p>
          </table:table-cell>
          <table:table-cell office:value-type="float" office:value="6.54865207153607" calcext:value-type="float">
            <text:p>6.54865207153607</text:p>
          </table:table-cell>
          <table:table-cell table:number-columns-repeated="2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1.879834477372" calcext:value-type="float">
            <text:p>91.879834477372</text:p>
          </table:table-cell>
          <table:table-cell office:value-type="float" office:value="6.56008862774379" calcext:value-type="float">
            <text:p>6.56008862774379</text:p>
          </table:table-cell>
          <table:table-cell table:number-columns-repeated="25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1.8726007584486" calcext:value-type="float">
            <text:p>91.8726007584486</text:p>
          </table:table-cell>
          <table:table-cell office:value-type="float" office:value="6.58292311561601" calcext:value-type="float">
            <text:p>6.58292311561601</text:p>
          </table:table-cell>
          <table:table-cell table:number-columns-repeated="2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91.8795890365784" calcext:value-type="float">
            <text:p>91.8795890365784</text:p>
          </table:table-cell>
          <table:table-cell office:value-type="float" office:value="6.59137959874557" calcext:value-type="float">
            <text:p>6.59137959874557</text:p>
          </table:table-cell>
          <table:table-cell table:number-columns-repeated="25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1.8957043888162" calcext:value-type="float">
            <text:p>91.8957043888162</text:p>
          </table:table-cell>
          <table:table-cell office:value-type="float" office:value="6.59055456015456" calcext:value-type="float">
            <text:p>6.59055456015456</text:p>
          </table:table-cell>
          <table:table-cell table:number-columns-repeated="2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1.8916409619493" calcext:value-type="float">
            <text:p>91.8916409619493</text:p>
          </table:table-cell>
          <table:table-cell office:value-type="float" office:value="6.60975539753174" calcext:value-type="float">
            <text:p>6.60975539753174</text:p>
          </table:table-cell>
          <table:table-cell table:number-columns-repeated="2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1.8699848263024" calcext:value-type="float">
            <text:p>91.8699848263024</text:p>
          </table:table-cell>
          <table:table-cell office:value-type="float" office:value="6.64639756958382" calcext:value-type="float">
            <text:p>6.64639756958382</text:p>
          </table:table-cell>
          <table:table-cell table:number-columns-repeated="2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1.8586923854468" calcext:value-type="float">
            <text:p>91.8586923854468</text:p>
          </table:table-cell>
          <table:table-cell office:value-type="float" office:value="6.67252618648057" calcext:value-type="float">
            <text:p>6.67252618648057</text:p>
          </table:table-cell>
          <table:table-cell table:number-columns-repeated="25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91.8534387949257" calcext:value-type="float">
            <text:p>91.8534387949257</text:p>
          </table:table-cell>
          <table:table-cell office:value-type="float" office:value="6.69246759128243" calcext:value-type="float">
            <text:p>6.69246759128243</text:p>
          </table:table-cell>
          <table:table-cell table:number-columns-repeated="2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91.8610789036207" calcext:value-type="float">
            <text:p>91.8610789036207</text:p>
          </table:table-cell>
          <table:table-cell office:value-type="float" office:value="6.69936841872531" calcext:value-type="float">
            <text:p>6.69936841872531</text:p>
          </table:table-cell>
          <table:table-cell table:number-columns-repeated="25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1.8297920582465" calcext:value-type="float">
            <text:p>91.8297920582465</text:p>
          </table:table-cell>
          <table:table-cell office:value-type="float" office:value="6.74505079087609" calcext:value-type="float">
            <text:p>6.74505079087609</text:p>
          </table:table-cell>
          <table:table-cell table:number-columns-repeated="2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1.791494137664" calcext:value-type="float">
            <text:p>91.791494137664</text:p>
          </table:table-cell>
          <table:table-cell office:value-type="float" office:value="6.79760028296733" calcext:value-type="float">
            <text:p>6.79760028296733</text:p>
          </table:table-cell>
          <table:table-cell table:number-columns-repeated="25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1.7766094993177" calcext:value-type="float">
            <text:p>91.7766094993177</text:p>
          </table:table-cell>
          <table:table-cell office:value-type="float" office:value="6.82659397710735" calcext:value-type="float">
            <text:p>6.82659397710735</text:p>
          </table:table-cell>
          <table:table-cell table:number-columns-repeated="2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1.7690998145809" calcext:value-type="float">
            <text:p>91.7690998145809</text:p>
          </table:table-cell>
          <table:table-cell office:value-type="float" office:value="6.84807162707987" calcext:value-type="float">
            <text:p>6.84807162707987</text:p>
          </table:table-cell>
          <table:table-cell table:number-columns-repeated="25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1.760499725526" calcext:value-type="float">
            <text:p>91.760499725526</text:p>
          </table:table-cell>
          <table:table-cell office:value-type="float" office:value="6.87050000171816" calcext:value-type="float">
            <text:p>6.87050000171816</text:p>
          </table:table-cell>
          <table:table-cell table:number-columns-repeated="2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1.7512916748356" calcext:value-type="float">
            <text:p>91.7512916748356</text:p>
          </table:table-cell>
          <table:table-cell office:value-type="float" office:value="6.89339805513609" calcext:value-type="float">
            <text:p>6.89339805513609</text:p>
          </table:table-cell>
          <table:table-cell table:number-columns-repeated="25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1.7618363120441" calcext:value-type="float">
            <text:p>91.7618363120441</text:p>
          </table:table-cell>
          <table:table-cell office:value-type="float" office:value="6.8964065206279" calcext:value-type="float">
            <text:p>6.8964065206279</text:p>
          </table:table-cell>
          <table:table-cell table:number-columns-repeated="2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91.7790005576193" calcext:value-type="float">
            <text:p>91.7790005576193</text:p>
          </table:table-cell>
          <table:table-cell office:value-type="float" office:value="6.89265984672596" calcext:value-type="float">
            <text:p>6.89265984672596</text:p>
          </table:table-cell>
          <table:table-cell table:number-columns-repeated="25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91.7876811402784" calcext:value-type="float">
            <text:p>91.7876811402784</text:p>
          </table:table-cell>
          <table:table-cell office:value-type="float" office:value="6.89726266002341" calcext:value-type="float">
            <text:p>6.89726266002341</text:p>
          </table:table-cell>
          <table:table-cell table:number-columns-repeated="2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1.782502741574" calcext:value-type="float">
            <text:p>91.782502741574</text:p>
          </table:table-cell>
          <table:table-cell office:value-type="float" office:value="6.91559162072476" calcext:value-type="float">
            <text:p>6.91559162072476</text:p>
          </table:table-cell>
          <table:table-cell table:number-columns-repeated="25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1.7824859333364" calcext:value-type="float">
            <text:p>91.7824859333364</text:p>
          </table:table-cell>
          <table:table-cell office:value-type="float" office:value="6.92862748533943" calcext:value-type="float">
            <text:p>6.92862748533943</text:p>
          </table:table-cell>
          <table:table-cell table:number-columns-repeated="2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1.7887990050375" calcext:value-type="float">
            <text:p>91.7887990050375</text:p>
          </table:table-cell>
          <table:table-cell office:value-type="float" office:value="6.93520327945156" calcext:value-type="float">
            <text:p>6.93520327945156</text:p>
          </table:table-cell>
          <table:table-cell table:number-columns-repeated="25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1.796836940913" calcext:value-type="float">
            <text:p>91.796836940913</text:p>
          </table:table-cell>
          <table:table-cell office:value-type="float" office:value="6.93992532073112" calcext:value-type="float">
            <text:p>6.93992532073112</text:p>
          </table:table-cell>
          <table:table-cell table:number-columns-repeated="2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1.7979437160126" calcext:value-type="float">
            <text:p>91.7979437160126</text:p>
          </table:table-cell>
          <table:table-cell office:value-type="float" office:value="6.95145092301513" calcext:value-type="float">
            <text:p>6.95145092301513</text:p>
          </table:table-cell>
          <table:table-cell table:number-columns-repeated="25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91.8119370679681" calcext:value-type="float">
            <text:p>91.8119370679681</text:p>
          </table:table-cell>
          <table:table-cell office:value-type="float" office:value="6.94996362466934" calcext:value-type="float">
            <text:p>6.94996362466934</text:p>
          </table:table-cell>
          <table:table-cell table:number-columns-repeated="2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1.8177943054755" calcext:value-type="float">
            <text:p>91.8177943054755</text:p>
          </table:table-cell>
          <table:table-cell office:value-type="float" office:value="6.95648738023551" calcext:value-type="float">
            <text:p>6.95648738023551</text:p>
          </table:table-cell>
          <table:table-cell table:number-columns-repeated="25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91.8030646382829" calcext:value-type="float">
            <text:p>91.8030646382829</text:p>
          </table:table-cell>
          <table:table-cell office:value-type="float" office:value="6.98347423057108" calcext:value-type="float">
            <text:p>6.98347423057108</text:p>
          </table:table-cell>
          <table:table-cell table:number-columns-repeated="2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91.8032729856107" calcext:value-type="float">
            <text:p>91.8032729856107</text:p>
          </table:table-cell>
          <table:table-cell office:value-type="float" office:value="6.99540049455468" calcext:value-type="float">
            <text:p>6.99540049455468</text:p>
          </table:table-cell>
          <table:table-cell table:number-columns-repeated="25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1.8122065478894" calcext:value-type="float">
            <text:p>91.8122065478894</text:p>
          </table:table-cell>
          <table:table-cell office:value-type="float" office:value="6.9984801974743" calcext:value-type="float">
            <text:p>6.9984801974743</text:p>
          </table:table-cell>
          <table:table-cell table:number-columns-repeated="2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91.8205550706458" calcext:value-type="float">
            <text:p>91.8205550706458</text:p>
          </table:table-cell>
          <table:table-cell office:value-type="float" office:value="7.00202480726427" calcext:value-type="float">
            <text:p>7.00202480726427</text:p>
          </table:table-cell>
          <table:table-cell table:number-columns-repeated="25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1.8249301651007" calcext:value-type="float">
            <text:p>91.8249301651007</text:p>
          </table:table-cell>
          <table:table-cell office:value-type="float" office:value="7.00942391403033" calcext:value-type="float">
            <text:p>7.00942391403033</text:p>
          </table:table-cell>
          <table:table-cell table:number-columns-repeated="2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1.8052315880874" calcext:value-type="float">
            <text:p>91.8052315880874</text:p>
          </table:table-cell>
          <table:table-cell office:value-type="float" office:value="7.04077895025235" calcext:value-type="float">
            <text:p>7.04077895025235</text:p>
          </table:table-cell>
          <table:table-cell table:number-columns-repeated="25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1.8175590190419" calcext:value-type="float">
            <text:p>91.8175590190419</text:p>
          </table:table-cell>
          <table:table-cell office:value-type="float" office:value="7.03999141391438" calcext:value-type="float">
            <text:p>7.03999141391438</text:p>
          </table:table-cell>
          <table:table-cell table:number-columns-repeated="2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1.8124269071124" calcext:value-type="float">
            <text:p>91.8124269071124</text:p>
          </table:table-cell>
          <table:table-cell office:value-type="float" office:value="7.05654802151437" calcext:value-type="float">
            <text:p>7.05654802151437</text:p>
          </table:table-cell>
          <table:table-cell table:number-columns-repeated="25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91.8005526380412" calcext:value-type="float">
            <text:p>91.8005526380412</text:p>
          </table:table-cell>
          <table:table-cell office:value-type="float" office:value="7.07973254129923" calcext:value-type="float">
            <text:p>7.07973254129923</text:p>
          </table:table-cell>
          <table:table-cell table:number-columns-repeated="2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91.7937897152111" calcext:value-type="float">
            <text:p>91.7937897152111</text:p>
          </table:table-cell>
          <table:table-cell office:value-type="float" office:value="7.09769261233594" calcext:value-type="float">
            <text:p>7.09769261233594</text:p>
          </table:table-cell>
          <table:table-cell table:number-columns-repeated="25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1.7898303126827" calcext:value-type="float">
            <text:p>91.7898303126827</text:p>
          </table:table-cell>
          <table:table-cell office:value-type="float" office:value="7.11273719158892" calcext:value-type="float">
            <text:p>7.11273719158892</text:p>
          </table:table-cell>
          <table:table-cell table:number-columns-repeated="2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1.7885986762225" calcext:value-type="float">
            <text:p>91.7885986762225</text:p>
          </table:table-cell>
          <table:table-cell office:value-type="float" office:value="7.12494315300637" calcext:value-type="float">
            <text:p>7.12494315300637</text:p>
          </table:table-cell>
          <table:table-cell table:number-columns-repeated="25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1.7933317370794" calcext:value-type="float">
            <text:p>91.7933317370794</text:p>
          </table:table-cell>
          <table:table-cell office:value-type="float" office:value="7.13107467385725" calcext:value-type="float">
            <text:p>7.13107467385725</text:p>
          </table:table-cell>
          <table:table-cell table:number-columns-repeated="2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1.7580799839544" calcext:value-type="float">
            <text:p>91.7580799839544</text:p>
          </table:table-cell>
          <table:table-cell office:value-type="float" office:value="7.17708236287287" calcext:value-type="float">
            <text:p>7.17708236287287</text:p>
          </table:table-cell>
          <table:table-cell table:number-columns-repeated="25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1.7265751334819" calcext:value-type="float">
            <text:p>91.7265751334819</text:p>
          </table:table-cell>
          <table:table-cell office:value-type="float" office:value="7.21923558987705" calcext:value-type="float">
            <text:p>7.21923558987705</text:p>
          </table:table-cell>
          <table:table-cell table:number-columns-repeated="2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1.6332530441189" calcext:value-type="float">
            <text:p>91.6332530441189</text:p>
          </table:table-cell>
          <table:table-cell office:value-type="float" office:value="7.32309957200645" calcext:value-type="float">
            <text:p>7.32309957200645</text:p>
          </table:table-cell>
          <table:table-cell table:number-columns-repeated="25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1.569681249874" calcext:value-type="float">
            <text:p>91.569681249874</text:p>
          </table:table-cell>
          <table:table-cell office:value-type="float" office:value="7.39710784009007" calcext:value-type="float">
            <text:p>7.39710784009007</text:p>
          </table:table-cell>
          <table:table-cell table:number-columns-repeated="2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1.5305276472518" calcext:value-type="float">
            <text:p>91.5305276472518</text:p>
          </table:table-cell>
          <table:table-cell office:value-type="float" office:value="7.44659355181263" calcext:value-type="float">
            <text:p>7.44659355181263</text:p>
          </table:table-cell>
          <table:table-cell table:number-columns-repeated="25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1.4641432340887" calcext:value-type="float">
            <text:p>91.4641432340887</text:p>
          </table:table-cell>
          <table:table-cell office:value-type="float" office:value="7.52320675298515" calcext:value-type="float">
            <text:p>7.52320675298515</text:p>
          </table:table-cell>
          <table:table-cell table:number-columns-repeated="2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91.4423589446049" calcext:value-type="float">
            <text:p>91.4423589446049</text:p>
          </table:table-cell>
          <table:table-cell office:value-type="float" office:value="7.55511754259815" calcext:value-type="float">
            <text:p>7.55511754259815</text:p>
          </table:table-cell>
          <table:table-cell table:number-columns-repeated="25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91.4168242440478" calcext:value-type="float">
            <text:p>91.4168242440478</text:p>
          </table:table-cell>
          <table:table-cell office:value-type="float" office:value="7.59067747828328" calcext:value-type="float">
            <text:p>7.59067747828328</text:p>
          </table:table-cell>
          <table:table-cell table:number-columns-repeated="2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1.3662923652436" calcext:value-type="float">
            <text:p>91.3662923652436</text:p>
          </table:table-cell>
          <table:table-cell office:value-type="float" office:value="7.65113433986409" calcext:value-type="float">
            <text:p>7.65113433986409</text:p>
          </table:table-cell>
          <table:table-cell table:number-columns-repeated="25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1.3360650244133" calcext:value-type="float">
            <text:p>91.3360650244133</text:p>
          </table:table-cell>
          <table:table-cell office:value-type="float" office:value="7.69118741364336" calcext:value-type="float">
            <text:p>7.69118741364336</text:p>
          </table:table-cell>
          <table:table-cell table:number-columns-repeated="2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91.3344690800515" calcext:value-type="float">
            <text:p>91.3344690800515</text:p>
          </table:table-cell>
          <table:table-cell office:value-type="float" office:value="7.70251083362457" calcext:value-type="float">
            <text:p>7.70251083362457</text:p>
          </table:table-cell>
          <table:table-cell table:number-columns-repeated="25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1.3031119668907" calcext:value-type="float">
            <text:p>91.3031119668907</text:p>
          </table:table-cell>
          <table:table-cell office:value-type="float" office:value="7.74349814764858" calcext:value-type="float">
            <text:p>7.74349814764858</text:p>
          </table:table-cell>
          <table:table-cell table:number-columns-repeated="2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1.3031243254827" calcext:value-type="float">
            <text:p>91.3031243254827</text:p>
          </table:table-cell>
          <table:table-cell office:value-type="float" office:value="7.75301968791122" calcext:value-type="float">
            <text:p>7.75301968791122</text:p>
          </table:table-cell>
          <table:table-cell table:number-columns-repeated="25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91.2769978441326" calcext:value-type="float">
            <text:p>91.2769978441326</text:p>
          </table:table-cell>
          <table:table-cell office:value-type="float" office:value="7.78858472912735" calcext:value-type="float">
            <text:p>7.78858472912735</text:p>
          </table:table-cell>
          <table:table-cell table:number-columns-repeated="2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1.2442278656913" calcext:value-type="float">
            <text:p>91.2442278656913</text:p>
          </table:table-cell>
          <table:table-cell office:value-type="float" office:value="7.83069888183607" calcext:value-type="float">
            <text:p>7.83069888183607</text:p>
          </table:table-cell>
          <table:table-cell table:number-columns-repeated="25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91.2029512312062" calcext:value-type="float">
            <text:p>91.2029512312062</text:p>
          </table:table-cell>
          <table:table-cell office:value-type="float" office:value="7.88122624884593" calcext:value-type="float">
            <text:p>7.88122624884593</text:p>
          </table:table-cell>
          <table:table-cell table:number-columns-repeated="2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91.179810607783" calcext:value-type="float">
            <text:p>91.179810607783</text:p>
          </table:table-cell>
          <table:table-cell office:value-type="float" office:value="7.91352509746858" calcext:value-type="float">
            <text:p>7.91352509746858</text:p>
          </table:table-cell>
          <table:table-cell table:number-columns-repeated="25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91.1523662432018" calcext:value-type="float">
            <text:p>91.1523662432018</text:p>
          </table:table-cell>
          <table:table-cell office:value-type="float" office:value="7.9500361049973" calcext:value-type="float">
            <text:p>7.9500361049973</text:p>
          </table:table-cell>
          <table:table-cell table:number-columns-repeated="2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91.1541373784576" calcext:value-type="float">
            <text:p>91.1541373784576</text:p>
          </table:table-cell>
          <table:table-cell office:value-type="float" office:value="7.95724094625947" calcext:value-type="float">
            <text:p>7.95724094625947</text:p>
          </table:table-cell>
          <table:table-cell table:number-columns-repeated="25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91.146851323822" calcext:value-type="float">
            <text:p>91.146851323822</text:p>
          </table:table-cell>
          <table:table-cell office:value-type="float" office:value="7.97341321764793" calcext:value-type="float">
            <text:p>7.97341321764793</text:p>
          </table:table-cell>
          <table:table-cell table:number-columns-repeated="2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91.1171032406913" calcext:value-type="float">
            <text:p>91.1171032406913</text:p>
          </table:table-cell>
          <table:table-cell office:value-type="float" office:value="8.01195865536393" calcext:value-type="float">
            <text:p>8.01195865536393</text:p>
          </table:table-cell>
          <table:table-cell table:number-columns-repeated="25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1.0849131000041" calcext:value-type="float">
            <text:p>91.0849131000041</text:p>
          </table:table-cell>
          <table:table-cell office:value-type="float" office:value="8.05285817709054" calcext:value-type="float">
            <text:p>8.05285817709054</text:p>
          </table:table-cell>
          <table:table-cell table:number-columns-repeated="2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91.0793894127911" calcext:value-type="float">
            <text:p>91.0793894127911</text:p>
          </table:table-cell>
          <table:table-cell office:value-type="float" office:value="8.06700415153266" calcext:value-type="float">
            <text:p>8.06700415153266</text:p>
          </table:table-cell>
          <table:table-cell table:number-columns-repeated="25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91.0710345430534" calcext:value-type="float">
            <text:p>91.0710345430534</text:p>
          </table:table-cell>
          <table:table-cell office:value-type="float" office:value="8.08389508562708" calcext:value-type="float">
            <text:p>8.08389508562708</text:p>
          </table:table-cell>
          <table:table-cell table:number-columns-repeated="2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91.0305944678931" calcext:value-type="float">
            <text:p>91.0305944678931</text:p>
          </table:table-cell>
          <table:table-cell office:value-type="float" office:value="8.13278586450054" calcext:value-type="float">
            <text:p>8.13278586450054</text:p>
          </table:table-cell>
          <table:table-cell table:number-columns-repeated="25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91.0019453279479" calcext:value-type="float">
            <text:p>91.0019453279479</text:p>
          </table:table-cell>
          <table:table-cell office:value-type="float" office:value="8.16980120112181" calcext:value-type="float">
            <text:p>8.16980120112181</text:p>
          </table:table-cell>
          <table:table-cell table:number-columns-repeated="2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90.9326902058786" calcext:value-type="float">
            <text:p>90.9326902058786</text:p>
          </table:table-cell>
          <table:table-cell office:value-type="float" office:value="8.2473388579004" calcext:value-type="float">
            <text:p>8.2473388579004</text:p>
          </table:table-cell>
          <table:table-cell table:number-columns-repeated="25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90.8900299704865" calcext:value-type="float">
            <text:p>90.8900299704865</text:p>
          </table:table-cell>
          <table:table-cell office:value-type="float" office:value="8.29819880265473" calcext:value-type="float">
            <text:p>8.29819880265473</text:p>
          </table:table-cell>
          <table:table-cell table:number-columns-repeated="2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.8735347340728" calcext:value-type="float">
            <text:p>90.8735347340728</text:p>
          </table:table-cell>
          <table:table-cell office:value-type="float" office:value="8.32281175133704" calcext:value-type="float">
            <text:p>8.32281175133704</text:p>
          </table:table-cell>
          <table:table-cell table:number-columns-repeated="25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0.8809284189901" calcext:value-type="float">
            <text:p>90.8809284189901</text:p>
          </table:table-cell>
          <table:table-cell office:value-type="float" office:value="8.32345460156561" calcext:value-type="float">
            <text:p>8.32345460156561</text:p>
          </table:table-cell>
          <table:table-cell table:number-columns-repeated="2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90.8914739735099" calcext:value-type="float">
            <text:p>90.8914739735099</text:p>
          </table:table-cell>
          <table:table-cell office:value-type="float" office:value="8.32086521684027" calcext:value-type="float">
            <text:p>8.32086521684027</text:p>
          </table:table-cell>
          <table:table-cell table:number-columns-repeated="25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0.8825592337748" calcext:value-type="float">
            <text:p>90.8825592337748</text:p>
          </table:table-cell>
          <table:table-cell office:value-type="float" office:value="8.33765656467187" calcext:value-type="float">
            <text:p>8.33765656467187</text:p>
          </table:table-cell>
          <table:table-cell table:number-columns-repeated="2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0.8678512884959" calcext:value-type="float">
            <text:p>90.8678512884959</text:p>
          </table:table-cell>
          <table:table-cell office:value-type="float" office:value="8.36016235196633" calcext:value-type="float">
            <text:p>8.36016235196633</text:p>
          </table:table-cell>
          <table:table-cell table:number-columns-repeated="25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90.8627260751033" calcext:value-type="float">
            <text:p>90.8627260751033</text:p>
          </table:table-cell>
          <table:table-cell office:value-type="float" office:value="8.37300742895428" calcext:value-type="float">
            <text:p>8.37300742895428</text:p>
          </table:table-cell>
          <table:table-cell table:number-columns-repeated="2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90.8540988143523" calcext:value-type="float">
            <text:p>90.8540988143523</text:p>
          </table:table-cell>
          <table:table-cell office:value-type="float" office:value="8.38927735466474" calcext:value-type="float">
            <text:p>8.38927735466474</text:p>
          </table:table-cell>
          <table:table-cell table:number-columns-repeated="25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90.8395670427986" calcext:value-type="float">
            <text:p>90.8395670427986</text:p>
          </table:table-cell>
          <table:table-cell office:value-type="float" office:value="8.41137536452823" calcext:value-type="float">
            <text:p>8.41137536452823</text:p>
          </table:table-cell>
          <table:table-cell table:number-columns-repeated="2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0.8322130390373" calcext:value-type="float">
            <text:p>90.8322130390373</text:p>
          </table:table-cell>
          <table:table-cell office:value-type="float" office:value="8.42621994421628" calcext:value-type="float">
            <text:p>8.42621994421628</text:p>
          </table:table-cell>
          <table:table-cell table:number-columns-repeated="25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0.7995971233362" calcext:value-type="float">
            <text:p>90.7995971233362</text:p>
          </table:table-cell>
          <table:table-cell office:value-type="float" office:value="8.46625153008485" calcext:value-type="float">
            <text:p>8.46625153008485</text:p>
          </table:table-cell>
          <table:table-cell table:number-columns-repeated="2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90.7743172014856" calcext:value-type="float">
            <text:p>90.7743172014856</text:p>
          </table:table-cell>
          <table:table-cell office:value-type="float" office:value="8.49887296540129" calcext:value-type="float">
            <text:p>8.49887296540129</text:p>
          </table:table-cell>
          <table:table-cell table:number-columns-repeated="25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0.7010111155634" calcext:value-type="float">
            <text:p>90.7010111155634</text:p>
          </table:table-cell>
          <table:table-cell office:value-type="float" office:value="8.57944714965456" calcext:value-type="float">
            <text:p>8.57944714965456</text:p>
          </table:table-cell>
          <table:table-cell table:number-columns-repeated="2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0.6430576081814" calcext:value-type="float">
            <text:p>90.6430576081814</text:p>
          </table:table-cell>
          <table:table-cell office:value-type="float" office:value="8.64459607438443" calcext:value-type="float">
            <text:p>8.64459607438443</text:p>
          </table:table-cell>
          <table:table-cell table:number-columns-repeated="25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0.593010010823" calcext:value-type="float">
            <text:p>90.593010010823</text:p>
          </table:table-cell>
          <table:table-cell office:value-type="float" office:value="8.70176713491718" calcext:value-type="float">
            <text:p>8.70176713491718</text:p>
          </table:table-cell>
          <table:table-cell table:number-columns-repeated="2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0.5434017497952" calcext:value-type="float">
            <text:p>90.5434017497952</text:p>
          </table:table-cell>
          <table:table-cell office:value-type="float" office:value="8.75842762448755" calcext:value-type="float">
            <text:p>8.75842762448755</text:p>
          </table:table-cell>
          <table:table-cell table:number-columns-repeated="25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0.520649296543" calcext:value-type="float">
            <text:p>90.520649296543</text:p>
          </table:table-cell>
          <table:table-cell office:value-type="float" office:value="8.78816178399686" calcext:value-type="float">
            <text:p>8.78816178399686</text:p>
          </table:table-cell>
          <table:table-cell table:number-columns-repeated="2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0.4657422047752" calcext:value-type="float">
            <text:p>90.4657422047752</text:p>
          </table:table-cell>
          <table:table-cell office:value-type="float" office:value="8.84998076495929" calcext:value-type="float">
            <text:p>8.84998076495929</text:p>
          </table:table-cell>
          <table:table-cell table:number-columns-repeated="25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90.4547018040041" calcext:value-type="float">
            <text:p>90.4547018040041</text:p>
          </table:table-cell>
          <table:table-cell office:value-type="float" office:value="8.8678639360331" calcext:value-type="float">
            <text:p>8.8678639360331</text:p>
          </table:table-cell>
          <table:table-cell table:number-columns-repeated="2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0.4215833573926" calcext:value-type="float">
            <text:p>90.4215833573926</text:p>
          </table:table-cell>
          <table:table-cell office:value-type="float" office:value="8.9077567252442" calcext:value-type="float">
            <text:p>8.9077567252442</text:p>
          </table:table-cell>
          <table:table-cell table:number-columns-repeated="25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90.3625288141413" calcext:value-type="float">
            <text:p>90.3625288141413</text:p>
          </table:table-cell>
          <table:table-cell office:value-type="float" office:value="8.97351786766918" calcext:value-type="float">
            <text:p>8.97351786766918</text:p>
          </table:table-cell>
          <table:table-cell table:number-columns-repeated="2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90.3325298996262" calcext:value-type="float">
            <text:p>90.3325298996262</text:p>
          </table:table-cell>
          <table:table-cell office:value-type="float" office:value="9.01015631536611" calcext:value-type="float">
            <text:p>9.01015631536611</text:p>
          </table:table-cell>
          <table:table-cell table:number-columns-repeated="25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90.2933350354126" calcext:value-type="float">
            <text:p>90.2933350354126</text:p>
          </table:table-cell>
          <table:table-cell office:value-type="float" office:value="9.05592431742984" calcext:value-type="float">
            <text:p>9.05592431742984</text:p>
          </table:table-cell>
          <table:table-cell table:number-columns-repeated="2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0.2654016850584" calcext:value-type="float">
            <text:p>90.2654016850584</text:p>
          </table:table-cell>
          <table:table-cell office:value-type="float" office:value="9.09036507425554" calcext:value-type="float">
            <text:p>9.09036507425554</text:p>
          </table:table-cell>
          <table:table-cell table:number-columns-repeated="2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0.2473630528232" calcext:value-type="float">
            <text:p>90.2473630528232</text:p>
          </table:table-cell>
          <table:table-cell office:value-type="float" office:value="9.1148460388976" calcext:value-type="float">
            <text:p>9.1148460388976</text:p>
          </table:table-cell>
          <table:table-cell table:number-columns-repeated="2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90.2129097268635" calcext:value-type="float">
            <text:p>90.2129097268635</text:p>
          </table:table-cell>
          <table:table-cell office:value-type="float" office:value="9.15567727394009" calcext:value-type="float">
            <text:p>9.15567727394009</text:p>
          </table:table-cell>
          <table:table-cell table:number-columns-repeated="25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90.2097167998076" calcext:value-type="float">
            <text:p>90.2097167998076</text:p>
          </table:table-cell>
          <table:table-cell office:value-type="float" office:value="9.16518433098793" calcext:value-type="float">
            <text:p>9.16518433098793</text:p>
          </table:table-cell>
          <table:table-cell table:number-columns-repeated="2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90.2149367049803" calcext:value-type="float">
            <text:p>90.2149367049803</text:p>
          </table:table-cell>
          <table:table-cell office:value-type="float" office:value="9.16621541450732" calcext:value-type="float">
            <text:p>9.16621541450732</text:p>
          </table:table-cell>
          <table:table-cell table:number-columns-repeated="2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90.218342893486" calcext:value-type="float">
            <text:p>90.218342893486</text:p>
          </table:table-cell>
          <table:table-cell office:value-type="float" office:value="9.16899770480669" calcext:value-type="float">
            <text:p>9.16899770480669</text:p>
          </table:table-cell>
          <table:table-cell table:number-columns-repeated="2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0.198841028797" calcext:value-type="float">
            <text:p>90.198841028797</text:p>
          </table:table-cell>
          <table:table-cell office:value-type="float" office:value="9.19462616351281" calcext:value-type="float">
            <text:p>9.19462616351281</text:p>
          </table:table-cell>
          <table:table-cell table:number-columns-repeated="25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90.1990265315525" calcext:value-type="float">
            <text:p>90.1990265315525</text:p>
          </table:table-cell>
          <table:table-cell office:value-type="float" office:value="9.20050598883421" calcext:value-type="float">
            <text:p>9.20050598883421</text:p>
          </table:table-cell>
          <table:table-cell table:number-columns-repeated="2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0.1838287190672" calcext:value-type="float">
            <text:p>90.1838287190672</text:p>
          </table:table-cell>
          <table:table-cell office:value-type="float" office:value="9.22170847611567" calcext:value-type="float">
            <text:p>9.22170847611567</text:p>
          </table:table-cell>
          <table:table-cell table:number-columns-repeated="2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0.1769904318765" calcext:value-type="float">
            <text:p>90.1769904318765</text:p>
          </table:table-cell>
          <table:table-cell office:value-type="float" office:value="9.23449139135452" calcext:value-type="float">
            <text:p>9.23449139135452</text:p>
          </table:table-cell>
          <table:table-cell table:number-columns-repeated="2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0.1635700421208" calcext:value-type="float">
            <text:p>90.1635700421208</text:p>
          </table:table-cell>
          <table:table-cell office:value-type="float" office:value="9.25379696287787" calcext:value-type="float">
            <text:p>9.25379696287787</text:p>
          </table:table-cell>
          <table:table-cell table:number-columns-repeated="25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0.1569343416996" calcext:value-type="float">
            <text:p>90.1569343416996</text:p>
          </table:table-cell>
          <table:table-cell office:value-type="float" office:value="9.26625899324909" calcext:value-type="float">
            <text:p>9.26625899324909</text:p>
          </table:table-cell>
          <table:table-cell table:number-columns-repeated="2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90.1310406739583" calcext:value-type="float">
            <text:p>90.1310406739583</text:p>
          </table:table-cell>
          <table:table-cell office:value-type="float" office:value="9.29792072764092" calcext:value-type="float">
            <text:p>9.29792072764092</text:p>
          </table:table-cell>
          <table:table-cell table:number-columns-repeated="25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90.127457539946" calcext:value-type="float">
            <text:p>90.127457539946</text:p>
          </table:table-cell>
          <table:table-cell office:value-type="float" office:value="9.30721424763724" calcext:value-type="float">
            <text:p>9.30721424763724</text:p>
          </table:table-cell>
          <table:table-cell table:number-columns-repeated="2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90.1315084083335" calcext:value-type="float">
            <text:p>90.1315084083335</text:p>
          </table:table-cell>
          <table:table-cell office:value-type="float" office:value="9.30881666137389" calcext:value-type="float">
            <text:p>9.30881666137389</text:p>
          </table:table-cell>
          <table:table-cell table:number-columns-repeated="2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0.1246377686946" calcext:value-type="float">
            <text:p>90.1246377686946</text:p>
          </table:table-cell>
          <table:table-cell office:value-type="float" office:value="9.3212840503157" calcext:value-type="float">
            <text:p>9.3212840503157</text:p>
          </table:table-cell>
          <table:table-cell table:number-columns-repeated="2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90.1379642553293" calcext:value-type="float">
            <text:p>90.1379642553293</text:p>
          </table:table-cell>
          <table:table-cell office:value-type="float" office:value="9.31349834549094" calcext:value-type="float">
            <text:p>9.31349834549094</text:p>
          </table:table-cell>
          <table:table-cell table:number-columns-repeated="2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0.1230710992625" calcext:value-type="float">
            <text:p>90.1230710992625</text:p>
          </table:table-cell>
          <table:table-cell office:value-type="float" office:value="9.33387687554954" calcext:value-type="float">
            <text:p>9.33387687554954</text:p>
          </table:table-cell>
          <table:table-cell table:number-columns-repeated="2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0.0736922401217" calcext:value-type="float">
            <text:p>90.0736922401217</text:p>
          </table:table-cell>
          <table:table-cell office:value-type="float" office:value="9.3886862549422" calcext:value-type="float">
            <text:p>9.3886862549422</text:p>
          </table:table-cell>
          <table:table-cell table:number-columns-repeated="2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90.0465185361113" calcext:value-type="float">
            <text:p>90.0465185361113</text:p>
          </table:table-cell>
          <table:table-cell office:value-type="float" office:value="9.42123617400197" calcext:value-type="float">
            <text:p>9.42123617400197</text:p>
          </table:table-cell>
          <table:table-cell table:number-columns-repeated="2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90.0417588722226" calcext:value-type="float">
            <text:p>90.0417588722226</text:p>
          </table:table-cell>
          <table:table-cell office:value-type="float" office:value="9.43131829078956" calcext:value-type="float">
            <text:p>9.43131829078956</text:p>
          </table:table-cell>
          <table:table-cell table:number-columns-repeated="2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90.0097623361319" calcext:value-type="float">
            <text:p>90.0097623361319</text:p>
          </table:table-cell>
          <table:table-cell office:value-type="float" office:value="9.46858405525008" calcext:value-type="float">
            <text:p>9.46858405525008</text:p>
          </table:table-cell>
          <table:table-cell table:number-columns-repeated="2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9692152745684" calcext:value-type="float">
            <text:p>89.9692152745684</text:p>
          </table:table-cell>
          <table:table-cell office:value-type="float" office:value="9.51434765289983" calcext:value-type="float">
            <text:p>9.51434765289983</text:p>
          </table:table-cell>
          <table:table-cell table:number-columns-repeated="2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9.974045734888" calcext:value-type="float">
            <text:p>89.974045734888</text:p>
          </table:table-cell>
          <table:table-cell office:value-type="float" office:value="9.51468156330551" calcext:value-type="float">
            <text:p>9.51468156330551</text:p>
          </table:table-cell>
          <table:table-cell table:number-columns-repeated="2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90.0040350072688" calcext:value-type="float">
            <text:p>90.0040350072688</text:p>
          </table:table-cell>
          <table:table-cell office:value-type="float" office:value="9.48980501794272" calcext:value-type="float">
            <text:p>9.48980501794272</text:p>
          </table:table-cell>
          <table:table-cell table:number-columns-repeated="2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90.041137514339" calcext:value-type="float">
            <text:p>90.041137514339</text:p>
          </table:table-cell>
          <table:table-cell office:value-type="float" office:value="9.45776411062043" calcext:value-type="float">
            <text:p>9.45776411062043</text:p>
          </table:table-cell>
          <table:table-cell table:number-columns-repeated="2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90.0321547106242" calcext:value-type="float">
            <text:p>90.0321547106242</text:p>
          </table:table-cell>
          <table:table-cell office:value-type="float" office:value="9.47175789808566" calcext:value-type="float">
            <text:p>9.47175789808566</text:p>
          </table:table-cell>
          <table:table-cell table:number-columns-repeated="2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90.0189299377115" calcext:value-type="float">
            <text:p>90.0189299377115</text:p>
          </table:table-cell>
          <table:table-cell office:value-type="float" office:value="9.48994354491125" calcext:value-type="float">
            <text:p>9.48994354491125</text:p>
          </table:table-cell>
          <table:table-cell table:number-columns-repeated="2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90.0297354027323" calcext:value-type="float">
            <text:p>90.0297354027323</text:p>
          </table:table-cell>
          <table:table-cell office:value-type="float" office:value="9.48404934506424" calcext:value-type="float">
            <text:p>9.48404934506424</text:p>
          </table:table-cell>
          <table:table-cell table:number-columns-repeated="25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0.0536804729474" calcext:value-type="float">
            <text:p>90.0536804729474</text:p>
          </table:table-cell>
          <table:table-cell office:value-type="float" office:value="9.46496642737117" calcext:value-type="float">
            <text:p>9.46496642737117</text:p>
          </table:table-cell>
          <table:table-cell table:number-columns-repeated="2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0.0622345773088" calcext:value-type="float">
            <text:p>90.0622345773088</text:p>
          </table:table-cell>
          <table:table-cell office:value-type="float" office:value="9.46122585400655" calcext:value-type="float">
            <text:p>9.46122585400655</text:p>
          </table:table-cell>
          <table:table-cell table:number-columns-repeated="25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.0480987180222" calcext:value-type="float">
            <text:p>90.0480987180222</text:p>
          </table:table-cell>
          <table:table-cell office:value-type="float" office:value="9.48012710898" calcext:value-type="float">
            <text:p>9.48012710898</text:p>
          </table:table-cell>
          <table:table-cell table:number-columns-repeated="2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0.0370649670229" calcext:value-type="float">
            <text:p>90.0370649670229</text:p>
          </table:table-cell>
          <table:table-cell office:value-type="float" office:value="9.49587860170929" calcext:value-type="float">
            <text:p>9.49587860170929</text:p>
          </table:table-cell>
          <table:table-cell table:number-columns-repeated="2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0.0129829771465" calcext:value-type="float">
            <text:p>90.0129829771465</text:p>
          </table:table-cell>
          <table:table-cell office:value-type="float" office:value="9.52463115589839" calcext:value-type="float">
            <text:p>9.52463115589839</text:p>
          </table:table-cell>
          <table:table-cell table:number-columns-repeated="2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0.0067925413144" calcext:value-type="float">
            <text:p>90.0067925413144</text:p>
          </table:table-cell>
          <table:table-cell office:value-type="float" office:value="9.53544545040001" calcext:value-type="float">
            <text:p>9.53544545040001</text:p>
          </table:table-cell>
          <table:table-cell table:number-columns-repeated="2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90.0166345258112" calcext:value-type="float">
            <text:p>90.0166345258112</text:p>
          </table:table-cell>
          <table:table-cell office:value-type="float" office:value="9.5301810859861" calcext:value-type="float">
            <text:p>9.5301810859861</text:p>
          </table:table-cell>
          <table:table-cell table:number-columns-repeated="2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90.008360072445" calcext:value-type="float">
            <text:p>90.008360072445</text:p>
          </table:table-cell>
          <table:table-cell office:value-type="float" office:value="9.54298738323435" calcext:value-type="float">
            <text:p>9.54298738323435</text:p>
          </table:table-cell>
          <table:table-cell table:number-columns-repeated="25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9.9601283235723" calcext:value-type="float">
            <text:p>89.9601283235723</text:p>
          </table:table-cell>
          <table:table-cell office:value-type="float" office:value="9.59570565755015" calcext:value-type="float">
            <text:p>9.59570565755015</text:p>
          </table:table-cell>
          <table:table-cell table:number-columns-repeated="2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9.9416081214177" calcext:value-type="float">
            <text:p>89.9416081214177</text:p>
          </table:table-cell>
          <table:table-cell office:value-type="float" office:value="9.61866751989357" calcext:value-type="float">
            <text:p>9.61866751989357</text:p>
          </table:table-cell>
          <table:table-cell table:number-columns-repeated="25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9.9387437643415" calcext:value-type="float">
            <text:p>89.9387437643415</text:p>
          </table:table-cell>
          <table:table-cell office:value-type="float" office:value="9.6259291205567" calcext:value-type="float">
            <text:p>9.6259291205567</text:p>
          </table:table-cell>
          <table:table-cell table:number-columns-repeated="2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9.9325602101932" calcext:value-type="float">
            <text:p>89.9325602101932</text:p>
          </table:table-cell>
          <table:table-cell office:value-type="float" office:value="9.63646594585599" calcext:value-type="float">
            <text:p>9.63646594585599</text:p>
          </table:table-cell>
          <table:table-cell table:number-columns-repeated="25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9.9271740020306" calcext:value-type="float">
            <text:p>89.9271740020306</text:p>
          </table:table-cell>
          <table:table-cell office:value-type="float" office:value="9.64616189245803" calcext:value-type="float">
            <text:p>9.64616189245803</text:p>
          </table:table-cell>
          <table:table-cell table:number-columns-repeated="2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9.9076836827754" calcext:value-type="float">
            <text:p>89.9076836827754</text:p>
          </table:table-cell>
          <table:table-cell office:value-type="float" office:value="9.66991885276843" calcext:value-type="float">
            <text:p>9.66991885276843</text:p>
          </table:table-cell>
          <table:table-cell table:number-columns-repeated="2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9.8887911777448" calcext:value-type="float">
            <text:p>89.8887911777448</text:p>
          </table:table-cell>
          <table:table-cell office:value-type="float" office:value="9.69303533244351" calcext:value-type="float">
            <text:p>9.69303533244351</text:p>
          </table:table-cell>
          <table:table-cell table:number-columns-repeated="2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9.8642751252639" calcext:value-type="float">
            <text:p>89.8642751252639</text:p>
          </table:table-cell>
          <table:table-cell office:value-type="float" office:value="9.72173311982259" calcext:value-type="float">
            <text:p>9.72173311982259</text:p>
          </table:table-cell>
          <table:table-cell table:number-columns-repeated="2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9.8303666735282" calcext:value-type="float">
            <text:p>89.8303666735282</text:p>
          </table:table-cell>
          <table:table-cell office:value-type="float" office:value="9.75978148910745" calcext:value-type="float">
            <text:p>9.75978148910745</text:p>
          </table:table-cell>
          <table:table-cell table:number-columns-repeated="2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9.8428611288586" calcext:value-type="float">
            <text:p>89.8428611288586</text:p>
          </table:table-cell>
          <table:table-cell office:value-type="float" office:value="9.75138555215065" calcext:value-type="float">
            <text:p>9.75138555215065</text:p>
          </table:table-cell>
          <table:table-cell table:number-columns-repeated="25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9.8355216264809" calcext:value-type="float">
            <text:p>89.8355216264809</text:p>
          </table:table-cell>
          <table:table-cell office:value-type="float" office:value="9.76278258771825" calcext:value-type="float">
            <text:p>9.76278258771825</text:p>
          </table:table-cell>
          <table:table-cell table:number-columns-repeated="2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9.7704997435494" calcext:value-type="float">
            <text:p>89.7704997435494</text:p>
          </table:table-cell>
          <table:table-cell office:value-type="float" office:value="9.83182142850774" calcext:value-type="float">
            <text:p>9.83182142850774</text:p>
          </table:table-cell>
          <table:table-cell table:number-columns-repeated="25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9.7359526408508" calcext:value-type="float">
            <text:p>89.7359526408508</text:p>
          </table:table-cell>
          <table:table-cell office:value-type="float" office:value="9.87034531948582" calcext:value-type="float">
            <text:p>9.87034531948582</text:p>
          </table:table-cell>
          <table:table-cell table:number-columns-repeated="2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9.6950745959238" calcext:value-type="float">
            <text:p>89.6950745959238</text:p>
          </table:table-cell>
          <table:table-cell office:value-type="float" office:value="9.91516038480948" calcext:value-type="float">
            <text:p>9.91516038480948</text:p>
          </table:table-cell>
          <table:table-cell table:number-columns-repeated="2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9.6491876797517" calcext:value-type="float">
            <text:p>89.6491876797517</text:p>
          </table:table-cell>
          <table:table-cell office:value-type="float" office:value="9.96494495117415" calcext:value-type="float">
            <text:p>9.96494495117415</text:p>
          </table:table-cell>
          <table:table-cell table:number-columns-repeated="2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89.6200427417297" calcext:value-type="float">
            <text:p>89.6200427417297</text:p>
          </table:table-cell>
          <table:table-cell office:value-type="float" office:value="9.9979485628869" calcext:value-type="float">
            <text:p>9.9979485628869</text:p>
          </table:table-cell>
          <table:table-cell table:number-columns-repeated="2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9.6006195654973" calcext:value-type="float">
            <text:p>89.6006195654973</text:p>
          </table:table-cell>
          <table:table-cell office:value-type="float" office:value="10.0211918260732" calcext:value-type="float">
            <text:p>10.0211918260732</text:p>
          </table:table-cell>
          <table:table-cell table:number-columns-repeated="2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9.5993502119476" calcext:value-type="float">
            <text:p>89.5993502119476</text:p>
          </table:table-cell>
          <table:table-cell office:value-type="float" office:value="10.0262430657072" calcext:value-type="float">
            <text:p>10.0262430657072</text:p>
          </table:table-cell>
          <table:table-cell table:number-columns-repeated="2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9.6079210251808" calcext:value-type="float">
            <text:p>89.6079210251808</text:p>
          </table:table-cell>
          <table:table-cell office:value-type="float" office:value="10.0214163196974" calcext:value-type="float">
            <text:p>10.0214163196974</text:p>
          </table:table-cell>
          <table:table-cell table:number-columns-repeated="2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9.6389251482623" calcext:value-type="float">
            <text:p>89.6389251482623</text:p>
          </table:table-cell>
          <table:table-cell office:value-type="float" office:value="9.99411882316712" calcext:value-type="float">
            <text:p>9.99411882316712</text:p>
          </table:table-cell>
          <table:table-cell table:number-columns-repeated="25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9.6337276066242" calcext:value-type="float">
            <text:p>89.6337276066242</text:p>
          </table:table-cell>
          <table:table-cell office:value-type="float" office:value="10.0029859250909" calcext:value-type="float">
            <text:p>10.0029859250909</text:p>
          </table:table-cell>
          <table:table-cell table:number-columns-repeated="2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9.6356204190536" calcext:value-type="float">
            <text:p>89.6356204190536</text:p>
          </table:table-cell>
          <table:table-cell office:value-type="float" office:value="10.0047259773444" calcext:value-type="float">
            <text:p>10.0047259773444</text:p>
          </table:table-cell>
          <table:table-cell table:number-columns-repeated="2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9.6251089637215" calcext:value-type="float">
            <text:p>89.6251089637215</text:p>
          </table:table-cell>
          <table:table-cell office:value-type="float" office:value="10.0188339687125" calcext:value-type="float">
            <text:p>10.0188339687125</text:p>
          </table:table-cell>
          <table:table-cell table:number-columns-repeated="2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9.600515628095" calcext:value-type="float">
            <text:p>89.600515628095</text:p>
          </table:table-cell>
          <table:table-cell office:value-type="float" office:value="10.0469878750147" calcext:value-type="float">
            <text:p>10.0469878750147</text:p>
          </table:table-cell>
          <table:table-cell table:number-columns-repeated="25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9.5801085579384" calcext:value-type="float">
            <text:p>89.5801085579384</text:p>
          </table:table-cell>
          <table:table-cell office:value-type="float" office:value="10.0709199101401" calcext:value-type="float">
            <text:p>10.0709199101401</text:p>
          </table:table-cell>
          <table:table-cell table:number-columns-repeated="2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89.5798298604187" calcext:value-type="float">
            <text:p>89.5798298604187</text:p>
          </table:table-cell>
          <table:table-cell office:value-type="float" office:value="10.074688322979" calcext:value-type="float">
            <text:p>10.074688322979</text:p>
          </table:table-cell>
          <table:table-cell table:number-columns-repeated="2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9.5691990259294" calcext:value-type="float">
            <text:p>89.5691990259294</text:p>
          </table:table-cell>
          <table:table-cell office:value-type="float" office:value="10.0887739756344" calcext:value-type="float">
            <text:p>10.0887739756344</text:p>
          </table:table-cell>
          <table:table-cell table:number-columns-repeated="2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9.5606865228496" calcext:value-type="float">
            <text:p>89.5606865228496</text:p>
          </table:table-cell>
          <table:table-cell office:value-type="float" office:value="10.1007067486986" calcext:value-type="float">
            <text:p>10.1007067486986</text:p>
          </table:table-cell>
          <table:table-cell table:number-columns-repeated="2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9.5248081644084" calcext:value-type="float">
            <text:p>89.5248081644084</text:p>
          </table:table-cell>
          <table:table-cell office:value-type="float" office:value="10.1399711744243" calcext:value-type="float">
            <text:p>10.1399711744243</text:p>
          </table:table-cell>
          <table:table-cell table:number-columns-repeated="2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9.4620959679318" calcext:value-type="float">
            <text:p>89.4620959679318</text:p>
          </table:table-cell>
          <table:table-cell office:value-type="float" office:value="10.2060355775126" calcext:value-type="float">
            <text:p>10.2060355775126</text:p>
          </table:table-cell>
          <table:table-cell table:number-columns-repeated="25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9.4216416749191" calcext:value-type="float">
            <text:p>89.4216416749191</text:p>
          </table:table-cell>
          <table:table-cell office:value-type="float" office:value="10.2498085550708" calcext:value-type="float">
            <text:p>10.2498085550708</text:p>
          </table:table-cell>
          <table:table-cell table:number-columns-repeated="2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89.3861823203168" calcext:value-type="float">
            <text:p>89.3861823203168</text:p>
          </table:table-cell>
          <table:table-cell office:value-type="float" office:value="10.2885534073732" calcext:value-type="float">
            <text:p>10.2885534073732</text:p>
          </table:table-cell>
          <table:table-cell table:number-columns-repeated="2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9.3686645831352" calcext:value-type="float">
            <text:p>89.3686645831352</text:p>
          </table:table-cell>
          <table:table-cell office:value-type="float" office:value="10.3093237872779" calcext:value-type="float">
            <text:p>10.3093237872779</text:p>
          </table:table-cell>
          <table:table-cell table:number-columns-repeated="2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9.3453483076742" calcext:value-type="float">
            <text:p>89.3453483076742</text:p>
          </table:table-cell>
          <table:table-cell office:value-type="float" office:value="10.3358601790348" calcext:value-type="float">
            <text:p>10.3358601790348</text:p>
          </table:table-cell>
          <table:table-cell table:number-columns-repeated="25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9.3470913311477" calcext:value-type="float">
            <text:p>89.3470913311477</text:p>
          </table:table-cell>
          <table:table-cell office:value-type="float" office:value="10.3373050706942" calcext:value-type="float">
            <text:p>10.3373050706942</text:p>
          </table:table-cell>
          <table:table-cell table:number-columns-repeated="2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9.3273046283625" calcext:value-type="float">
            <text:p>89.3273046283625</text:p>
          </table:table-cell>
          <table:table-cell office:value-type="float" office:value="10.360247809461" calcext:value-type="float">
            <text:p>10.360247809461</text:p>
          </table:table-cell>
          <table:table-cell table:number-columns-repeated="25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9.3296837559919" calcext:value-type="float">
            <text:p>89.3296837559919</text:p>
          </table:table-cell>
          <table:table-cell office:value-type="float" office:value="10.3609931574533" calcext:value-type="float">
            <text:p>10.3609931574533</text:p>
          </table:table-cell>
          <table:table-cell table:number-columns-repeated="2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9.3258341546129" calcext:value-type="float">
            <text:p>89.3258341546129</text:p>
          </table:table-cell>
          <table:table-cell office:value-type="float" office:value="10.3679359896979" calcext:value-type="float">
            <text:p>10.3679359896979</text:p>
          </table:table-cell>
          <table:table-cell table:number-columns-repeated="25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9.3075758130668" calcext:value-type="float">
            <text:p>89.3075758130668</text:p>
          </table:table-cell>
          <table:table-cell office:value-type="float" office:value="10.3892566298009" calcext:value-type="float">
            <text:p>10.3892566298009</text:p>
          </table:table-cell>
          <table:table-cell table:number-columns-repeated="2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9.2751965723491" calcext:value-type="float">
            <text:p>89.2751965723491</text:p>
          </table:table-cell>
          <table:table-cell office:value-type="float" office:value="10.4246675460899" calcext:value-type="float">
            <text:p>10.4246675460899</text:p>
          </table:table-cell>
          <table:table-cell table:number-columns-repeated="25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9.281987985621" calcext:value-type="float">
            <text:p>89.281987985621</text:p>
          </table:table-cell>
          <table:table-cell office:value-type="float" office:value="10.4208774916336" calcext:value-type="float">
            <text:p>10.4208774916336</text:p>
          </table:table-cell>
          <table:table-cell table:number-columns-repeated="2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9.2595384761352" calcext:value-type="float">
            <text:p>89.2595384761352</text:p>
          </table:table-cell>
          <table:table-cell office:value-type="float" office:value="10.4462983463469" calcext:value-type="float">
            <text:p>10.4462983463469</text:p>
          </table:table-cell>
          <table:table-cell table:number-columns-repeated="2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9.2318079562387" calcext:value-type="float">
            <text:p>89.2318079562387</text:p>
          </table:table-cell>
          <table:table-cell office:value-type="float" office:value="10.4769704980186" calcext:value-type="float">
            <text:p>10.4769704980186</text:p>
          </table:table-cell>
          <table:table-cell table:number-columns-repeated="2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9.2298407538693" calcext:value-type="float">
            <text:p>89.2298407538693</text:p>
          </table:table-cell>
          <table:table-cell office:value-type="float" office:value="10.4818499158454" calcext:value-type="float">
            <text:p>10.4818499158454</text:p>
          </table:table-cell>
          <table:table-cell table:number-columns-repeated="25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9.2307462298257" calcext:value-type="float">
            <text:p>89.2307462298257</text:p>
          </table:table-cell>
          <table:table-cell office:value-type="float" office:value="10.4838275331918" calcext:value-type="float">
            <text:p>10.4838275331918</text:p>
          </table:table-cell>
          <table:table-cell table:number-columns-repeated="2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9.2676840505463" calcext:value-type="float">
            <text:p>89.2676840505463</text:p>
          </table:table-cell>
          <table:table-cell office:value-type="float" office:value="10.449743974841" calcext:value-type="float">
            <text:p>10.449743974841</text:p>
          </table:table-cell>
          <table:table-cell table:number-columns-repeated="2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9.2990578429523" calcext:value-type="float">
            <text:p>89.2990578429523</text:p>
          </table:table-cell>
          <table:table-cell office:value-type="float" office:value="10.4211959021812" calcext:value-type="float">
            <text:p>10.4211959021812</text:p>
          </table:table-cell>
          <table:table-cell table:number-columns-repeated="2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9.2590084409934" calcext:value-type="float">
            <text:p>89.2590084409934</text:p>
          </table:table-cell>
          <table:table-cell office:value-type="float" office:value="10.4640427666888" calcext:value-type="float">
            <text:p>10.4640427666888</text:p>
          </table:table-cell>
          <table:table-cell table:number-columns-repeated="25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9.231397259537" calcext:value-type="float">
            <text:p>89.231397259537</text:p>
          </table:table-cell>
          <table:table-cell office:value-type="float" office:value="10.4944234360683" calcext:value-type="float">
            <text:p>10.4944234360683</text:p>
          </table:table-cell>
          <table:table-cell table:number-columns-repeated="2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9.1859732390947" calcext:value-type="float">
            <text:p>89.1859732390947</text:p>
          </table:table-cell>
          <table:table-cell office:value-type="float" office:value="10.5425892495545" calcext:value-type="float">
            <text:p>10.5425892495545</text:p>
          </table:table-cell>
          <table:table-cell table:number-columns-repeated="2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9.1537626295108" calcext:value-type="float">
            <text:p>89.1537626295108</text:p>
          </table:table-cell>
          <table:table-cell office:value-type="float" office:value="10.577514234252" calcext:value-type="float">
            <text:p>10.577514234252</text:p>
          </table:table-cell>
          <table:table-cell table:number-columns-repeated="2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9.1360988770896" calcext:value-type="float">
            <text:p>89.1360988770896</text:p>
          </table:table-cell>
          <table:table-cell office:value-type="float" office:value="10.5978652180356" calcext:value-type="float">
            <text:p>10.5978652180356</text:p>
          </table:table-cell>
          <table:table-cell table:number-columns-repeated="25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9.1621291926665" calcext:value-type="float">
            <text:p>89.1621291926665</text:p>
          </table:table-cell>
          <table:table-cell office:value-type="float" office:value="10.5744952615074" calcext:value-type="float">
            <text:p>10.5744952615074</text:p>
          </table:table-cell>
          <table:table-cell table:number-columns-repeated="2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9.1643132104744" calcext:value-type="float">
            <text:p>89.1643132104744</text:p>
          </table:table-cell>
          <table:table-cell office:value-type="float" office:value="10.5749449991578" calcext:value-type="float">
            <text:p>10.5749449991578</text:p>
          </table:table-cell>
          <table:table-cell table:number-columns-repeated="25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9.166609472309" calcext:value-type="float">
            <text:p>89.166609472309</text:p>
          </table:table-cell>
          <table:table-cell office:value-type="float" office:value="10.5752561552268" calcext:value-type="float">
            <text:p>10.5752561552268</text:p>
          </table:table-cell>
          <table:table-cell table:number-columns-repeated="2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9.1615413157302" calcext:value-type="float">
            <text:p>89.1615413157302</text:p>
          </table:table-cell>
          <table:table-cell office:value-type="float" office:value="10.5829056555302" calcext:value-type="float">
            <text:p>10.5829056555302</text:p>
          </table:table-cell>
          <table:table-cell table:number-columns-repeated="2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9.1443445072241" calcext:value-type="float">
            <text:p>89.1443445072241</text:p>
          </table:table-cell>
          <table:table-cell office:value-type="float" office:value="10.6026579943238" calcext:value-type="float">
            <text:p>10.6026579943238</text:p>
          </table:table-cell>
          <table:table-cell table:number-columns-repeated="2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9.127319666803" calcext:value-type="float">
            <text:p>89.127319666803</text:p>
          </table:table-cell>
          <table:table-cell office:value-type="float" office:value="10.6222128097294" calcext:value-type="float">
            <text:p>10.6222128097294</text:p>
          </table:table-cell>
          <table:table-cell table:number-columns-repeated="25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9.0888383483076" calcext:value-type="float">
            <text:p>89.0888383483076</text:p>
          </table:table-cell>
          <table:table-cell office:value-type="float" office:value="10.6631988034595" calcext:value-type="float">
            <text:p>10.6631988034595</text:p>
          </table:table-cell>
          <table:table-cell table:number-columns-repeated="2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9.087330495798" calcext:value-type="float">
            <text:p>89.087330495798</text:p>
          </table:table-cell>
          <table:table-cell office:value-type="float" office:value="10.6671862844515" calcext:value-type="float">
            <text:p>10.6671862844515</text:p>
          </table:table-cell>
          <table:table-cell table:number-columns-repeated="25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9.0415276133752" calcext:value-type="float">
            <text:p>89.0415276133752</text:p>
          </table:table-cell>
          <table:table-cell office:value-type="float" office:value="10.7154439990717" calcext:value-type="float">
            <text:p>10.7154439990717</text:p>
          </table:table-cell>
          <table:table-cell table:number-columns-repeated="2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89.0169132030423" calcext:value-type="float">
            <text:p>89.0169132030423</text:p>
          </table:table-cell>
          <table:table-cell office:value-type="float" office:value="10.7424886932801" calcext:value-type="float">
            <text:p>10.7424886932801</text:p>
          </table:table-cell>
          <table:table-cell table:number-columns-repeated="25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8.9519867894585" calcext:value-type="float">
            <text:p>88.9519867894585</text:p>
          </table:table-cell>
          <table:table-cell office:value-type="float" office:value="10.8098210879007" calcext:value-type="float">
            <text:p>10.8098210879007</text:p>
          </table:table-cell>
          <table:table-cell table:number-columns-repeated="2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88.8931120828542" calcext:value-type="float">
            <text:p>88.8931120828542</text:p>
          </table:table-cell>
          <table:table-cell office:value-type="float" office:value="10.8710777157314" calcext:value-type="float">
            <text:p>10.8710777157314</text:p>
          </table:table-cell>
          <table:table-cell table:number-columns-repeated="25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8.827413285258" calcext:value-type="float">
            <text:p>88.827413285258</text:p>
          </table:table-cell>
          <table:table-cell office:value-type="float" office:value="10.9391346153418" calcext:value-type="float">
            <text:p>10.9391346153418</text:p>
          </table:table-cell>
          <table:table-cell table:number-columns-repeated="2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8.7943427723149" calcext:value-type="float">
            <text:p>88.7943427723149</text:p>
          </table:table-cell>
          <table:table-cell office:value-type="float" office:value="10.9745396492789" calcext:value-type="float">
            <text:p>10.9745396492789</text:p>
          </table:table-cell>
          <table:table-cell table:number-columns-repeated="2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8.7629015867443" calcext:value-type="float">
            <text:p>88.7629015867443</text:p>
          </table:table-cell>
          <table:table-cell office:value-type="float" office:value="11.0082920106336" calcext:value-type="float">
            <text:p>11.0082920106336</text:p>
          </table:table-cell>
          <table:table-cell table:number-columns-repeated="2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88.7290461557825" calcext:value-type="float">
            <text:p>88.7290461557825</text:p>
          </table:table-cell>
          <table:table-cell office:value-type="float" office:value="11.0444355056216" calcext:value-type="float">
            <text:p>11.0444355056216</text:p>
          </table:table-cell>
          <table:table-cell table:number-columns-repeated="2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8.7033628370818" calcext:value-type="float">
            <text:p>88.7033628370818</text:p>
          </table:table-cell>
          <table:table-cell office:value-type="float" office:value="11.0723840077082" calcext:value-type="float">
            <text:p>11.0723840077082</text:p>
          </table:table-cell>
          <table:table-cell table:number-columns-repeated="2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88.645276577132" calcext:value-type="float">
            <text:p>88.645276577132</text:p>
          </table:table-cell>
          <table:table-cell office:value-type="float" office:value="11.1327127992101" calcext:value-type="float">
            <text:p>11.1327127992101</text:p>
          </table:table-cell>
          <table:table-cell table:number-columns-repeated="2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8.6097010043432" calcext:value-type="float">
            <text:p>88.6097010043432</text:p>
          </table:table-cell>
          <table:table-cell office:value-type="float" office:value="11.1705084782356" calcext:value-type="float">
            <text:p>11.1705084782356</text:p>
          </table:table-cell>
          <table:table-cell table:number-columns-repeated="2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88.5395243923097" calcext:value-type="float">
            <text:p>88.5395243923097</text:p>
          </table:table-cell>
          <table:table-cell office:value-type="float" office:value="11.2428829954432" calcext:value-type="float">
            <text:p>11.2428829954432</text:p>
          </table:table-cell>
          <table:table-cell table:number-columns-repeated="25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8.5140325300291" calcext:value-type="float">
            <text:p>88.5140325300291</text:p>
          </table:table-cell>
          <table:table-cell office:value-type="float" office:value="11.2705507838463" calcext:value-type="float">
            <text:p>11.2705507838463</text:p>
          </table:table-cell>
          <table:table-cell table:number-columns-repeated="2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8.5015337141628" calcext:value-type="float">
            <text:p>88.5015337141628</text:p>
          </table:table-cell>
          <table:table-cell office:value-type="float" office:value="11.2852037665739" calcext:value-type="float">
            <text:p>11.2852037665739</text:p>
          </table:table-cell>
          <table:table-cell table:number-columns-repeated="25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8.4852966575641" calcext:value-type="float">
            <text:p>88.4852966575641</text:p>
          </table:table-cell>
          <table:table-cell office:value-type="float" office:value="11.3035734483652" calcext:value-type="float">
            <text:p>11.3035734483652</text:p>
          </table:table-cell>
          <table:table-cell table:number-columns-repeated="2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8.4582214687663" calcext:value-type="float">
            <text:p>88.4582214687663</text:p>
          </table:table-cell>
          <table:table-cell office:value-type="float" office:value="11.3327599361037" calcext:value-type="float">
            <text:p>11.3327599361037</text:p>
          </table:table-cell>
          <table:table-cell table:number-columns-repeated="2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8.4157445172365" calcext:value-type="float">
            <text:p>88.4157445172365</text:p>
          </table:table-cell>
          <table:table-cell office:value-type="float" office:value="11.3773270735848" calcext:value-type="float">
            <text:p>11.3773270735848</text:p>
          </table:table-cell>
          <table:table-cell table:number-columns-repeated="2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8.3768251673022" calcext:value-type="float">
            <text:p>88.3768251673022</text:p>
          </table:table-cell>
          <table:table-cell office:value-type="float" office:value="11.4183157076108" calcext:value-type="float">
            <text:p>11.4183157076108</text:p>
          </table:table-cell>
          <table:table-cell table:number-columns-repeated="2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8.3027735148195" calcext:value-type="float">
            <text:p>88.3027735148195</text:p>
          </table:table-cell>
          <table:table-cell office:value-type="float" office:value="11.4944159513445" calcext:value-type="float">
            <text:p>11.4944159513445</text:p>
          </table:table-cell>
          <table:table-cell table:number-columns-repeated="2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8.2585887548779" calcext:value-type="float">
            <text:p>88.2585887548779</text:p>
          </table:table-cell>
          <table:table-cell office:value-type="float" office:value="11.5406288166244" calcext:value-type="float">
            <text:p>11.5406288166244</text:p>
          </table:table-cell>
          <table:table-cell table:number-columns-repeated="25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8.2412202586335" calcext:value-type="float">
            <text:p>88.2412202586335</text:p>
          </table:table-cell>
          <table:table-cell office:value-type="float" office:value="11.5600051371538" calcext:value-type="float">
            <text:p>11.5600051371538</text:p>
          </table:table-cell>
          <table:table-cell table:number-columns-repeated="2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8.2353020799515" calcext:value-type="float">
            <text:p>88.2353020799515</text:p>
          </table:table-cell>
          <table:table-cell office:value-type="float" office:value="11.5679110618779" calcext:value-type="float">
            <text:p>11.5679110618779</text:p>
          </table:table-cell>
          <table:table-cell table:number-columns-repeated="25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8.2112167756875" calcext:value-type="float">
            <text:p>88.2112167756875</text:p>
          </table:table-cell>
          <table:table-cell office:value-type="float" office:value="11.5939642347237" calcext:value-type="float">
            <text:p>11.5939642347237</text:p>
          </table:table-cell>
          <table:table-cell table:number-columns-repeated="2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8.1371854160114" calcext:value-type="float">
            <text:p>88.1371854160114</text:p>
          </table:table-cell>
          <table:table-cell office:value-type="float" office:value="11.6699437842956" calcext:value-type="float">
            <text:p>11.6699437842956</text:p>
          </table:table-cell>
          <table:table-cell table:number-columns-repeated="25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8.1177183237561" calcext:value-type="float">
            <text:p>88.1177183237561</text:p>
          </table:table-cell>
          <table:table-cell office:value-type="float" office:value="11.6913395845479" calcext:value-type="float">
            <text:p>11.6913395845479</text:p>
          </table:table-cell>
          <table:table-cell table:number-columns-repeated="2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8.0651125690899" calcext:value-type="float">
            <text:p>88.0651125690899</text:p>
          </table:table-cell>
          <table:table-cell office:value-type="float" office:value="11.745854760131" calcext:value-type="float">
            <text:p>11.745854760131</text:p>
          </table:table-cell>
          <table:table-cell table:number-columns-repeated="25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8.0605298194674" calcext:value-type="float">
            <text:p>88.0605298194674</text:p>
          </table:table-cell>
          <table:table-cell office:value-type="float" office:value="11.7523278364613" calcext:value-type="float">
            <text:p>11.7523278364613</text:p>
          </table:table-cell>
          <table:table-cell table:number-columns-repeated="2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88.0213342129027" calcext:value-type="float">
            <text:p>88.0213342129027</text:p>
          </table:table-cell>
          <table:table-cell office:value-type="float" office:value="11.7933948664667" calcext:value-type="float">
            <text:p>11.7933948664667</text:p>
          </table:table-cell>
          <table:table-cell table:number-columns-repeated="2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8.0105086258757" calcext:value-type="float">
            <text:p>88.0105086258757</text:p>
          </table:table-cell>
          <table:table-cell office:value-type="float" office:value="11.8060731627" calcext:value-type="float">
            <text:p>11.8060731627</text:p>
          </table:table-cell>
          <table:table-cell table:number-columns-repeated="2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88.0162303112705" calcext:value-type="float">
            <text:p>88.0162303112705</text:p>
          </table:table-cell>
          <table:table-cell office:value-type="float" office:value="11.8021856594195" calcext:value-type="float">
            <text:p>11.8021856594195</text:p>
          </table:table-cell>
          <table:table-cell table:number-columns-repeated="25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7.9774141620039" calcext:value-type="float">
            <text:p>87.9774141620039</text:p>
          </table:table-cell>
          <table:table-cell office:value-type="float" office:value="11.8428176489791" calcext:value-type="float">
            <text:p>11.8428176489791</text:p>
          </table:table-cell>
          <table:table-cell table:number-columns-repeated="2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87.9441516482909" calcext:value-type="float">
            <text:p>87.9441516482909</text:p>
          </table:table-cell>
          <table:table-cell office:value-type="float" office:value="11.8778778445824" calcext:value-type="float">
            <text:p>11.8778778445824</text:p>
          </table:table-cell>
          <table:table-cell table:number-columns-repeated="25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7.8706173048037" calcext:value-type="float">
            <text:p>87.8706173048037</text:p>
          </table:table-cell>
          <table:table-cell office:value-type="float" office:value="11.9531918931408" calcext:value-type="float">
            <text:p>11.9531918931408</text:p>
          </table:table-cell>
          <table:table-cell table:number-columns-repeated="2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87.8282747681193" calcext:value-type="float">
            <text:p>87.8282747681193</text:p>
          </table:table-cell>
          <table:table-cell office:value-type="float" office:value="11.9972963378457" calcext:value-type="float">
            <text:p>11.9972963378457</text:p>
          </table:table-cell>
          <table:table-cell table:number-columns-repeated="25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7.795180304957" calcext:value-type="float">
            <text:p>87.795180304957</text:p>
          </table:table-cell>
          <table:table-cell office:value-type="float" office:value="12.0321350899484" calcext:value-type="float">
            <text:p>12.0321350899484</text:p>
          </table:table-cell>
          <table:table-cell table:number-columns-repeated="2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7.7702750968895" calcext:value-type="float">
            <text:p>87.7702750968895</text:p>
          </table:table-cell>
          <table:table-cell office:value-type="float" office:value="12.0587671440669" calcext:value-type="float">
            <text:p>12.0587671440669</text:p>
          </table:table-cell>
          <table:table-cell table:number-columns-repeated="25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7.7043370518029" calcext:value-type="float">
            <text:p>87.7043370518029</text:p>
          </table:table-cell>
          <table:table-cell office:value-type="float" office:value="12.1264147667439" calcext:value-type="float">
            <text:p>12.1264147667439</text:p>
          </table:table-cell>
          <table:table-cell table:number-columns-repeated="2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7.6474691198814" calcext:value-type="float">
            <text:p>87.6474691198814</text:p>
          </table:table-cell>
          <table:table-cell office:value-type="float" office:value="12.1849751804799" calcext:value-type="float">
            <text:p>12.1849751804799</text:p>
          </table:table-cell>
          <table:table-cell table:number-columns-repeated="25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7.6183839869155" calcext:value-type="float">
            <text:p>87.6183839869155</text:p>
          </table:table-cell>
          <table:table-cell office:value-type="float" office:value="12.2157358704422" calcext:value-type="float">
            <text:p>12.2157358704422</text:p>
          </table:table-cell>
          <table:table-cell table:number-columns-repeated="2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7.5892150724195" calcext:value-type="float">
            <text:p>87.5892150724195</text:p>
          </table:table-cell>
          <table:table-cell office:value-type="float" office:value="12.2465635863646" calcext:value-type="float">
            <text:p>12.2465635863646</text:p>
          </table:table-cell>
          <table:table-cell table:number-columns-repeated="2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7.5642320126044" calcext:value-type="float">
            <text:p>87.5642320126044</text:p>
          </table:table-cell>
          <table:table-cell office:value-type="float" office:value="12.2731888595919" calcext:value-type="float">
            <text:p>12.2731888595919</text:p>
          </table:table-cell>
          <table:table-cell table:number-columns-repeated="2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7.5758077375911" calcext:value-type="float">
            <text:p>87.5758077375911</text:p>
          </table:table-cell>
          <table:table-cell office:value-type="float" office:value="12.2632389258832" calcext:value-type="float">
            <text:p>12.2632389258832</text:p>
          </table:table-cell>
          <table:table-cell table:number-columns-repeated="25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7.5577138937919" calcext:value-type="float">
            <text:p>87.5577138937919</text:p>
          </table:table-cell>
          <table:table-cell office:value-type="float" office:value="12.2829423030477" calcext:value-type="float">
            <text:p>12.2829423030477</text:p>
          </table:table-cell>
          <table:table-cell table:number-columns-repeated="2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7.5097229617505" calcext:value-type="float">
            <text:p>87.5097229617505</text:p>
          </table:table-cell>
          <table:table-cell office:value-type="float" office:value="12.3325266731207" calcext:value-type="float">
            <text:p>12.3325266731207</text:p>
          </table:table-cell>
          <table:table-cell table:number-columns-repeated="25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7.4882842687184" calcext:value-type="float">
            <text:p>87.4882842687184</text:p>
          </table:table-cell>
          <table:table-cell office:value-type="float" office:value="12.3555428698041" calcext:value-type="float">
            <text:p>12.3555428698041</text:p>
          </table:table-cell>
          <table:table-cell table:number-columns-repeated="2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7.4530638732886" calcext:value-type="float">
            <text:p>87.4530638732886</text:p>
          </table:table-cell>
          <table:table-cell office:value-type="float" office:value="12.3923249938487" calcext:value-type="float">
            <text:p>12.3923249938487</text:p>
          </table:table-cell>
          <table:table-cell table:number-columns-repeated="25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7.448098451947" calcext:value-type="float">
            <text:p>87.448098451947</text:p>
          </table:table-cell>
          <table:table-cell office:value-type="float" office:value="12.3988365265189" calcext:value-type="float">
            <text:p>12.3988365265189</text:p>
          </table:table-cell>
          <table:table-cell table:number-columns-repeated="2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7.4537827566837" calcext:value-type="float">
            <text:p>87.4537827566837</text:p>
          </table:table-cell>
          <table:table-cell office:value-type="float" office:value="12.3946828719975" calcext:value-type="float">
            <text:p>12.3946828719975</text:p>
          </table:table-cell>
          <table:table-cell table:number-columns-repeated="25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7.4459115957836" calcext:value-type="float">
            <text:p>87.4459115957836</text:p>
          </table:table-cell>
          <table:table-cell office:value-type="float" office:value="12.4040693766109" calcext:value-type="float">
            <text:p>12.4040693766109</text:p>
          </table:table-cell>
          <table:table-cell table:number-columns-repeated="2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87.4347003430736" calcext:value-type="float">
            <text:p>87.4347003430736</text:p>
          </table:table-cell>
          <table:table-cell office:value-type="float" office:value="12.4167808195969" calcext:value-type="float">
            <text:p>12.4167808195969</text:p>
          </table:table-cell>
          <table:table-cell table:number-columns-repeated="25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7.4250876391598" calcext:value-type="float">
            <text:p>87.4250876391598</text:p>
          </table:table-cell>
          <table:table-cell office:value-type="float" office:value="12.427878711884" calcext:value-type="float">
            <text:p>12.427878711884</text:p>
          </table:table-cell>
          <table:table-cell table:number-columns-repeated="2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87.4364456188567" calcext:value-type="float">
            <text:p>87.4364456188567</text:p>
          </table:table-cell>
          <table:table-cell office:value-type="float" office:value="12.4179910686766" calcext:value-type="float">
            <text:p>12.4179910686766</text:p>
          </table:table-cell>
          <table:table-cell table:number-columns-repeated="25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7.39742252813" calcext:value-type="float">
            <text:p>87.39742252813</text:p>
          </table:table-cell>
          <table:table-cell office:value-type="float" office:value="12.458469792528" calcext:value-type="float">
            <text:p>12.458469792528</text:p>
          </table:table-cell>
          <table:table-cell table:number-columns-repeated="2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7.3683462620324" calcext:value-type="float">
            <text:p>87.3683462620324</text:p>
          </table:table-cell>
          <table:table-cell office:value-type="float" office:value="12.4889871354191" calcext:value-type="float">
            <text:p>12.4889871354191</text:p>
          </table:table-cell>
          <table:table-cell table:number-columns-repeated="25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7.3681805859733" calcext:value-type="float">
            <text:p>87.3681805859733</text:p>
          </table:table-cell>
          <table:table-cell office:value-type="float" office:value="12.4905794775036" calcext:value-type="float">
            <text:p>12.4905794775036</text:p>
          </table:table-cell>
          <table:table-cell table:number-columns-repeated="2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7.3278321134469" calcext:value-type="float">
            <text:p>87.3278321134469</text:p>
          </table:table-cell>
          <table:table-cell office:value-type="float" office:value="12.5323403493952" calcext:value-type="float">
            <text:p>12.5323403493952</text:p>
          </table:table-cell>
          <table:table-cell table:number-columns-repeated="25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.3003871256458" calcext:value-type="float">
            <text:p>87.3003871256458</text:p>
          </table:table-cell>
          <table:table-cell office:value-type="float" office:value="12.561183612568" calcext:value-type="float">
            <text:p>12.561183612568</text:p>
          </table:table-cell>
          <table:table-cell table:number-columns-repeated="2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7.2629388099449" calcext:value-type="float">
            <text:p>87.2629388099449</text:p>
          </table:table-cell>
          <table:table-cell office:value-type="float" office:value="12.6000162208867" calcext:value-type="float">
            <text:p>12.6000162208867</text:p>
          </table:table-cell>
          <table:table-cell table:number-columns-repeated="25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7.2474522789883" calcext:value-type="float">
            <text:p>87.2474522789883</text:p>
          </table:table-cell>
          <table:table-cell office:value-type="float" office:value="12.616873201535" calcext:value-type="float">
            <text:p>12.616873201535</text:p>
          </table:table-cell>
          <table:table-cell table:number-columns-repeated="2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87.2466591721276" calcext:value-type="float">
            <text:p>87.2466591721276</text:p>
          </table:table-cell>
          <table:table-cell office:value-type="float" office:value="12.6190230535904" calcext:value-type="float">
            <text:p>12.6190230535904</text:p>
          </table:table-cell>
          <table:table-cell table:number-columns-repeated="25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7.2402640089777" calcext:value-type="float">
            <text:p>87.2402640089777</text:p>
          </table:table-cell>
          <table:table-cell office:value-type="float" office:value="12.6267613944831" calcext:value-type="float">
            <text:p>12.6267613944831</text:p>
          </table:table-cell>
          <table:table-cell table:number-columns-repeated="2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87.2483923423393" calcext:value-type="float">
            <text:p>87.2483923423393</text:p>
          </table:table-cell>
          <table:table-cell office:value-type="float" office:value="12.6199628070869" calcext:value-type="float">
            <text:p>12.6199628070869</text:p>
          </table:table-cell>
          <table:table-cell table:number-columns-repeated="25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7.2596293491485" calcext:value-type="float">
            <text:p>87.2596293491485</text:p>
          </table:table-cell>
          <table:table-cell office:value-type="float" office:value="12.6100422487835" calcext:value-type="float">
            <text:p>12.6100422487835</text:p>
          </table:table-cell>
          <table:table-cell table:number-columns-repeated="2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87.2720905269214" calcext:value-type="float">
            <text:p>87.2720905269214</text:p>
          </table:table-cell>
          <table:table-cell office:value-type="float" office:value="12.5988843550313" calcext:value-type="float">
            <text:p>12.5988843550313</text:p>
          </table:table-cell>
          <table:table-cell table:number-columns-repeated="25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7.2778742945493" calcext:value-type="float">
            <text:p>87.2778742945493</text:p>
          </table:table-cell>
          <table:table-cell office:value-type="float" office:value="12.5943908385838" calcext:value-type="float">
            <text:p>12.5943908385838</text:p>
          </table:table-cell>
          <table:table-cell table:number-columns-repeated="2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7.2654729100944" calcext:value-type="float">
            <text:p>87.2654729100944</text:p>
          </table:table-cell>
          <table:table-cell office:value-type="float" office:value="12.6080695717074" calcext:value-type="float">
            <text:p>12.6080695717074</text:p>
          </table:table-cell>
          <table:table-cell table:number-columns-repeated="2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7.2236452486626" calcext:value-type="float">
            <text:p>87.2236452486626</text:p>
          </table:table-cell>
          <table:table-cell office:value-type="float" office:value="12.6511618083212" calcext:value-type="float">
            <text:p>12.6511618083212</text:p>
          </table:table-cell>
          <table:table-cell table:number-columns-repeated="2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87.182950014814" calcext:value-type="float">
            <text:p>87.182950014814</text:p>
          </table:table-cell>
          <table:table-cell office:value-type="float" office:value="12.6931089715999" calcext:value-type="float">
            <text:p>12.6931089715999</text:p>
          </table:table-cell>
          <table:table-cell table:number-columns-repeated="2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7.1416990270626" calcext:value-type="float">
            <text:p>87.1416990270626</text:p>
          </table:table-cell>
          <table:table-cell office:value-type="float" office:value="12.7355993694873" calcext:value-type="float">
            <text:p>12.7355993694873</text:p>
          </table:table-cell>
          <table:table-cell table:number-columns-repeated="2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87.1199060969423" calcext:value-type="float">
            <text:p>87.1199060969423</text:p>
          </table:table-cell>
          <table:table-cell office:value-type="float" office:value="12.758619315642" calcext:value-type="float">
            <text:p>12.758619315642</text:p>
          </table:table-cell>
          <table:table-cell table:number-columns-repeated="25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7.0599520158926" calcext:value-type="float">
            <text:p>87.0599520158926</text:p>
          </table:table-cell>
          <table:table-cell office:value-type="float" office:value="12.8197881425659" calcext:value-type="float">
            <text:p>12.8197881425659</text:p>
          </table:table-cell>
          <table:table-cell table:number-columns-repeated="2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87.0268083261223" calcext:value-type="float">
            <text:p>87.0268083261223</text:p>
          </table:table-cell>
          <table:table-cell office:value-type="float" office:value="12.8541344307516" calcext:value-type="float">
            <text:p>12.8541344307516</text:p>
          </table:table-cell>
          <table:table-cell table:number-columns-repeated="25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6.9904625043452" calcext:value-type="float">
            <text:p>86.9904625043452</text:p>
          </table:table-cell>
          <table:table-cell office:value-type="float" office:value="12.8916708249599" calcext:value-type="float">
            <text:p>12.8916708249599</text:p>
          </table:table-cell>
          <table:table-cell table:number-columns-repeated="2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6.9159246746686" calcext:value-type="float">
            <text:p>86.9159246746686</text:p>
          </table:table-cell>
          <table:table-cell office:value-type="float" office:value="12.9673873213435" calcext:value-type="float">
            <text:p>12.9673873213435</text:p>
          </table:table-cell>
          <table:table-cell table:number-columns-repeated="25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6.8452445153744" calcext:value-type="float">
            <text:p>86.8452445153744</text:p>
          </table:table-cell>
          <table:table-cell office:value-type="float" office:value="13.0392343606776" calcext:value-type="float">
            <text:p>13.0392343606776</text:p>
          </table:table-cell>
          <table:table-cell table:number-columns-repeated="2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86.7705663892867" calcext:value-type="float">
            <text:p>86.7705663892867</text:p>
          </table:table-cell>
          <table:table-cell office:value-type="float" office:value="13.1150676980047" calcext:value-type="float">
            <text:p>13.1150676980047</text:p>
          </table:table-cell>
          <table:table-cell table:number-columns-repeated="25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6.701471836505" calcext:value-type="float">
            <text:p>86.701471836505</text:p>
          </table:table-cell>
          <table:table-cell office:value-type="float" office:value="13.1853059099136" calcext:value-type="float">
            <text:p>13.1853059099136</text:p>
          </table:table-cell>
          <table:table-cell table:number-columns-repeated="2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86.6677904514733" calcext:value-type="float">
            <text:p>86.6677904514733</text:p>
          </table:table-cell>
          <table:table-cell office:value-type="float" office:value="13.2201195174811" calcext:value-type="float">
            <text:p>13.2201195174811</text:p>
          </table:table-cell>
          <table:table-cell table:number-columns-repeated="25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6.6216253674714" calcext:value-type="float">
            <text:p>86.6216253674714</text:p>
          </table:table-cell>
          <table:table-cell office:value-type="float" office:value="13.2674055017935" calcext:value-type="float">
            <text:p>13.2674055017935</text:p>
          </table:table-cell>
          <table:table-cell table:number-columns-repeated="2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6.5671245949682" calcext:value-type="float">
            <text:p>86.5671245949682</text:p>
          </table:table-cell>
          <table:table-cell office:value-type="float" office:value="13.323015965604" calcext:value-type="float">
            <text:p>13.323015965604</text:p>
          </table:table-cell>
          <table:table-cell table:number-columns-repeated="25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6.5014533490185" calcext:value-type="float">
            <text:p>86.5014533490185</text:p>
          </table:table-cell>
          <table:table-cell office:value-type="float" office:value="13.3897858059479" calcext:value-type="float">
            <text:p>13.3897858059479</text:p>
          </table:table-cell>
          <table:table-cell table:number-columns-repeated="2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86.4395884218275" calcext:value-type="float">
            <text:p>86.4395884218275</text:p>
          </table:table-cell>
          <table:table-cell office:value-type="float" office:value="13.4527383415892" calcext:value-type="float">
            <text:p>13.4527383415892</text:p>
          </table:table-cell>
          <table:table-cell table:number-columns-repeated="25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6.3686707984788" calcext:value-type="float">
            <text:p>86.3686707984788</text:p>
          </table:table-cell>
          <table:table-cell office:value-type="float" office:value="13.5247326973038" calcext:value-type="float">
            <text:p>13.5247326973038</text:p>
          </table:table-cell>
          <table:table-cell table:number-columns-repeated="2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6.3022349496006" calcext:value-type="float">
            <text:p>86.3022349496006</text:p>
          </table:table-cell>
          <table:table-cell office:value-type="float" office:value="13.5922345112242" calcext:value-type="float">
            <text:p>13.5922345112242</text:p>
          </table:table-cell>
          <table:table-cell table:number-columns-repeated="2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6.2517126001046" calcext:value-type="float">
            <text:p>86.2517126001046</text:p>
          </table:table-cell>
          <table:table-cell office:value-type="float" office:value="13.643812166112" calcext:value-type="float">
            <text:p>13.643812166112</text:p>
          </table:table-cell>
          <table:table-cell table:number-columns-repeated="2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86.2142779823543" calcext:value-type="float">
            <text:p>86.2142779823543</text:p>
          </table:table-cell>
          <table:table-cell office:value-type="float" office:value="13.6822915362" calcext:value-type="float">
            <text:p>13.6822915362</text:p>
          </table:table-cell>
          <table:table-cell table:number-columns-repeated="25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6.1618237838457" calcext:value-type="float">
            <text:p>86.1618237838457</text:p>
          </table:table-cell>
          <table:table-cell office:value-type="float" office:value="13.7357800395231" calcext:value-type="float">
            <text:p>13.7357800395231</text:p>
          </table:table-cell>
          <table:table-cell table:number-columns-repeated="2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6.1002055460072" calcext:value-type="float">
            <text:p>86.1002055460072</text:p>
          </table:table-cell>
          <table:table-cell office:value-type="float" office:value="13.7984222391279" calcext:value-type="float">
            <text:p>13.7984222391279</text:p>
          </table:table-cell>
          <table:table-cell table:number-columns-repeated="2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6.0867871336698" calcext:value-type="float">
            <text:p>86.0867871336698</text:p>
          </table:table-cell>
          <table:table-cell office:value-type="float" office:value="13.812854373614" calcext:value-type="float">
            <text:p>13.812854373614</text:p>
          </table:table-cell>
          <table:table-cell table:number-columns-repeated="2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0996034728594" calcext:value-type="float">
            <text:p>86.0996034728594</text:p>
          </table:table-cell>
          <table:table-cell office:value-type="float" office:value="13.8010416193515" calcext:value-type="float">
            <text:p>13.8010416193515</text:p>
          </table:table-cell>
          <table:table-cell table:number-columns-repeated="25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6.0794378879578" calcext:value-type="float">
            <text:p>86.0794378879578</text:p>
          </table:table-cell>
          <table:table-cell office:value-type="float" office:value="13.822200753331" calcext:value-type="float">
            <text:p>13.822200753331</text:p>
          </table:table-cell>
          <table:table-cell table:number-columns-repeated="2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86.0587795635" calcext:value-type="float">
            <text:p>86.0587795635</text:p>
          </table:table-cell>
          <table:table-cell office:value-type="float" office:value="13.8438426913759" calcext:value-type="float">
            <text:p>13.8438426913759</text:p>
          </table:table-cell>
          <table:table-cell table:number-columns-repeated="25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6.0376078262592" calcext:value-type="float">
            <text:p>86.0376078262592</text:p>
          </table:table-cell>
          <table:table-cell office:value-type="float" office:value="13.865988206068" calcext:value-type="float">
            <text:p>13.865988206068</text:p>
          </table:table-cell>
          <table:table-cell table:number-columns-repeated="2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6.011847132612" calcext:value-type="float">
            <text:p>86.011847132612</text:p>
          </table:table-cell>
          <table:table-cell office:value-type="float" office:value="13.8927129393919" calcext:value-type="float">
            <text:p>13.8927129393919</text:p>
          </table:table-cell>
          <table:table-cell table:number-columns-repeated="25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5.9581802741891" calcext:value-type="float">
            <text:p>85.9581802741891</text:p>
          </table:table-cell>
          <table:table-cell office:value-type="float" office:value="13.9473341970948" calcext:value-type="float">
            <text:p>13.9473341970948</text:p>
          </table:table-cell>
          <table:table-cell table:number-columns-repeated="2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5.9088174495494" calcext:value-type="float">
            <text:p>85.9088174495494</text:p>
          </table:table-cell>
          <table:table-cell office:value-type="float" office:value="13.9976418770217" calcext:value-type="float">
            <text:p>13.9976418770217</text:p>
          </table:table-cell>
          <table:table-cell table:number-columns-repeated="25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5.8270730250539" calcext:value-type="float">
            <text:p>85.8270730250539</text:p>
          </table:table-cell>
          <table:table-cell office:value-type="float" office:value="14.0803217082514" calcext:value-type="float">
            <text:p>14.0803217082514</text:p>
          </table:table-cell>
          <table:table-cell table:number-columns-repeated="2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5.7358705678957" calcext:value-type="float">
            <text:p>85.7358705678957</text:p>
          </table:table-cell>
          <table:table-cell office:value-type="float" office:value="14.1724502180765" calcext:value-type="float">
            <text:p>14.1724502180765</text:p>
          </table:table-cell>
          <table:table-cell table:number-columns-repeated="25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5.6875396399946" calcext:value-type="float">
            <text:p>85.6875396399946</text:p>
          </table:table-cell>
          <table:table-cell office:value-type="float" office:value="14.221697938118" calcext:value-type="float">
            <text:p>14.221697938118</text:p>
          </table:table-cell>
          <table:table-cell table:number-columns-repeated="2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5.6995781012725" calcext:value-type="float">
            <text:p>85.6995781012725</text:p>
          </table:table-cell>
          <table:table-cell office:value-type="float" office:value="14.2105671010589" calcext:value-type="float">
            <text:p>14.2105671010589</text:p>
          </table:table-cell>
          <table:table-cell table:number-columns-repeated="25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5.6913795711189" calcext:value-type="float">
            <text:p>85.6913795711189</text:p>
          </table:table-cell>
          <table:table-cell office:value-type="float" office:value="14.2196641791892" calcext:value-type="float">
            <text:p>14.2196641791892</text:p>
          </table:table-cell>
          <table:table-cell table:number-columns-repeated="2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85.6694826104245" calcext:value-type="float">
            <text:p>85.6694826104245</text:p>
          </table:table-cell>
          <table:table-cell office:value-type="float" office:value="14.2424507023805" calcext:value-type="float">
            <text:p>14.2424507023805</text:p>
          </table:table-cell>
          <table:table-cell table:number-columns-repeated="2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5.6882594824335" calcext:value-type="float">
            <text:p>85.6882594824335</text:p>
          </table:table-cell>
          <table:table-cell office:value-type="float" office:value="14.2245544972435" calcext:value-type="float">
            <text:p>14.2245544972435</text:p>
          </table:table-cell>
          <table:table-cell table:number-columns-repeated="2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5.6967615029938" calcext:value-type="float">
            <text:p>85.6967615029938</text:p>
          </table:table-cell>
          <table:table-cell office:value-type="float" office:value="14.2169243368864" calcext:value-type="float">
            <text:p>14.2169243368864</text:p>
          </table:table-cell>
          <table:table-cell table:number-columns-repeated="25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5.6757938879638" calcext:value-type="float">
            <text:p>85.6757938879638</text:p>
          </table:table-cell>
          <table:table-cell office:value-type="float" office:value="14.2387550935176" calcext:value-type="float">
            <text:p>14.2387550935176</text:p>
          </table:table-cell>
          <table:table-cell table:number-columns-repeated="2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5.644210774259" calcext:value-type="float">
            <text:p>85.644210774259</text:p>
          </table:table-cell>
          <table:table-cell office:value-type="float" office:value="14.2711927174076" calcext:value-type="float">
            <text:p>14.2711927174076</text:p>
          </table:table-cell>
          <table:table-cell table:number-columns-repeated="25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5.5960393432082" calcext:value-type="float">
            <text:p>85.5960393432082</text:p>
          </table:table-cell>
          <table:table-cell office:value-type="float" office:value="14.3202101135418" calcext:value-type="float">
            <text:p>14.3202101135418</text:p>
          </table:table-cell>
          <table:table-cell table:number-columns-repeated="2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85.5765101765419" calcext:value-type="float">
            <text:p>85.5765101765419</text:p>
          </table:table-cell>
          <table:table-cell office:value-type="float" office:value="14.3405767856406" calcext:value-type="float">
            <text:p>14.3405767856406</text:p>
          </table:table-cell>
          <table:table-cell table:number-columns-repeated="25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5.5262058256297" calcext:value-type="float">
            <text:p>85.5262058256297</text:p>
          </table:table-cell>
          <table:table-cell office:value-type="float" office:value="14.3917102669309" calcext:value-type="float">
            <text:p>14.3917102669309</text:p>
          </table:table-cell>
          <table:table-cell table:number-columns-repeated="25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5.4840925563007" calcext:value-type="float">
            <text:p>85.4840925563007</text:p>
          </table:table-cell>
          <table:table-cell office:value-type="float" office:value="14.4346443753343" calcext:value-type="float">
            <text:p>14.4346443753343</text:p>
          </table:table-cell>
          <table:table-cell table:number-columns-repeated="25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5.4329553344414" calcext:value-type="float">
            <text:p>85.4329553344414</text:p>
          </table:table-cell>
          <table:table-cell office:value-type="float" office:value="14.4865942278772" calcext:value-type="float">
            <text:p>14.4865942278772</text:p>
          </table:table-cell>
          <table:table-cell table:number-columns-repeated="2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5.3807091144303" calcext:value-type="float">
            <text:p>85.3807091144303</text:p>
          </table:table-cell>
          <table:table-cell office:value-type="float" office:value="14.5396449522651" calcext:value-type="float">
            <text:p>14.5396449522651</text:p>
          </table:table-cell>
          <table:table-cell table:number-columns-repeated="25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5.3366035158233" calcext:value-type="float">
            <text:p>85.3366035158233</text:p>
          </table:table-cell>
          <table:table-cell office:value-type="float" office:value="14.5845470102051" calcext:value-type="float">
            <text:p>14.5845470102051</text:p>
          </table:table-cell>
          <table:table-cell table:number-columns-repeated="2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5.3214727747828" calcext:value-type="float">
            <text:p>85.3214727747828</text:p>
          </table:table-cell>
          <table:table-cell office:value-type="float" office:value="14.6004662459854" calcext:value-type="float">
            <text:p>14.6004662459854</text:p>
          </table:table-cell>
          <table:table-cell table:number-columns-repeated="25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5.3038285168336" calcext:value-type="float">
            <text:p>85.3038285168336</text:p>
          </table:table-cell>
          <table:table-cell office:value-type="float" office:value="14.6188911137269" calcext:value-type="float">
            <text:p>14.6188911137269</text:p>
          </table:table-cell>
          <table:table-cell table:number-columns-repeated="2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5.294993130216" calcext:value-type="float">
            <text:p>85.294993130216</text:p>
          </table:table-cell>
          <table:table-cell office:value-type="float" office:value="14.6284993040389" calcext:value-type="float">
            <text:p>14.6284993040389</text:p>
          </table:table-cell>
          <table:table-cell table:number-columns-repeated="25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5.315177527272" calcext:value-type="float">
            <text:p>85.315177527272</text:p>
          </table:table-cell>
          <table:table-cell office:value-type="float" office:value="14.6090799826403" calcext:value-type="float">
            <text:p>14.6090799826403</text:p>
          </table:table-cell>
          <table:table-cell table:number-columns-repeated="2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5.2768405668141" calcext:value-type="float">
            <text:p>85.2768405668141</text:p>
          </table:table-cell>
          <table:table-cell office:value-type="float" office:value="14.6481743679991" calcext:value-type="float">
            <text:p>14.6481743679991</text:p>
          </table:table-cell>
          <table:table-cell table:number-columns-repeated="25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5.2296277167015" calcext:value-type="float">
            <text:p>85.2296277167015</text:p>
          </table:table-cell>
          <table:table-cell office:value-type="float" office:value="14.6961370687636" calcext:value-type="float">
            <text:p>14.6961370687636</text:p>
          </table:table-cell>
          <table:table-cell table:number-columns-repeated="2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5.186491744878" calcext:value-type="float">
            <text:p>85.186491744878</text:p>
          </table:table-cell>
          <table:table-cell office:value-type="float" office:value="14.7400153927324" calcext:value-type="float">
            <text:p>14.7400153927324</text:p>
          </table:table-cell>
          <table:table-cell table:number-columns-repeated="25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5.1493121421145" calcext:value-type="float">
            <text:p>85.1493121421145</text:p>
          </table:table-cell>
          <table:table-cell office:value-type="float" office:value="14.7779299241198" calcext:value-type="float">
            <text:p>14.7779299241198</text:p>
          </table:table-cell>
          <table:table-cell table:number-columns-repeated="2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85.1085333064077" calcext:value-type="float">
            <text:p>85.1085333064077</text:p>
          </table:table-cell>
          <table:table-cell office:value-type="float" office:value="14.8194363391643" calcext:value-type="float">
            <text:p>14.8194363391643</text:p>
          </table:table-cell>
          <table:table-cell table:number-columns-repeated="25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5.0566757725714" calcext:value-type="float">
            <text:p>85.0566757725714</text:p>
          </table:table-cell>
          <table:table-cell office:value-type="float" office:value="14.8720141765449" calcext:value-type="float">
            <text:p>14.8720141765449</text:p>
          </table:table-cell>
          <table:table-cell table:number-columns-repeated="2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5.0221625265514" calcext:value-type="float">
            <text:p>85.0221625265514</text:p>
          </table:table-cell>
          <table:table-cell office:value-type="float" office:value="14.9072405230737" calcext:value-type="float">
            <text:p>14.9072405230737</text:p>
          </table:table-cell>
          <table:table-cell table:number-columns-repeated="25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4.9751537526915" calcext:value-type="float">
            <text:p>84.9751537526915</text:p>
          </table:table-cell>
          <table:table-cell office:value-type="float" office:value="14.9549552664374" calcext:value-type="float">
            <text:p>14.9549552664374</text:p>
          </table:table-cell>
          <table:table-cell table:number-columns-repeated="2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84.9084904504587" calcext:value-type="float">
            <text:p>84.9084904504587</text:p>
          </table:table-cell>
          <table:table-cell office:value-type="float" office:value="15.0223174784789" calcext:value-type="float">
            <text:p>15.0223174784789</text:p>
          </table:table-cell>
          <table:table-cell table:number-columns-repeated="25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4.8538306330621" calcext:value-type="float">
            <text:p>84.8538306330621</text:p>
          </table:table-cell>
          <table:table-cell office:value-type="float" office:value="15.0776692165861" calcext:value-type="float">
            <text:p>15.0776692165861</text:p>
          </table:table-cell>
          <table:table-cell table:number-columns-repeated="2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4.7920570326138" calcext:value-type="float">
            <text:p>84.7920570326138</text:p>
          </table:table-cell>
          <table:table-cell office:value-type="float" office:value="15.1401278185379" calcext:value-type="float">
            <text:p>15.1401278185379</text:p>
          </table:table-cell>
          <table:table-cell table:number-columns-repeated="25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4.7560176504065" calcext:value-type="float">
            <text:p>84.7560176504065</text:p>
          </table:table-cell>
          <table:table-cell office:value-type="float" office:value="15.1768453522337" calcext:value-type="float">
            <text:p>15.1768453522337</text:p>
          </table:table-cell>
          <table:table-cell table:number-columns-repeated="2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4.7037594873253" calcext:value-type="float">
            <text:p>84.7037594873253</text:p>
          </table:table-cell>
          <table:table-cell office:value-type="float" office:value="15.2297748852885" calcext:value-type="float">
            <text:p>15.2297748852885</text:p>
          </table:table-cell>
          <table:table-cell table:number-columns-repeated="25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4.6446006803308" calcext:value-type="float">
            <text:p>84.6446006803308</text:p>
          </table:table-cell>
          <table:table-cell office:value-type="float" office:value="15.2895983485568" calcext:value-type="float">
            <text:p>15.2895983485568</text:p>
          </table:table-cell>
          <table:table-cell table:number-columns-repeated="2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84.5968345415143" calcext:value-type="float">
            <text:p>84.5968345415143</text:p>
          </table:table-cell>
          <table:table-cell office:value-type="float" office:value="15.3380224970845" calcext:value-type="float">
            <text:p>15.3380224970845</text:p>
          </table:table-cell>
          <table:table-cell table:number-columns-repeated="2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4.5488794411323" calcext:value-type="float">
            <text:p>84.5488794411323</text:p>
          </table:table-cell>
          <table:table-cell office:value-type="float" office:value="15.3866290270805" calcext:value-type="float">
            <text:p>15.3866290270805</text:p>
          </table:table-cell>
          <table:table-cell table:number-columns-repeated="2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84.4875176308479" calcext:value-type="float">
            <text:p>84.4875176308479</text:p>
          </table:table-cell>
          <table:table-cell office:value-type="float" office:value="15.4486357526827" calcext:value-type="float">
            <text:p>15.4486357526827</text:p>
          </table:table-cell>
          <table:table-cell table:number-columns-repeated="25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4.4698029483666" calcext:value-type="float">
            <text:p>84.4698029483666</text:p>
          </table:table-cell>
          <table:table-cell office:value-type="float" office:value="15.4669889013287" calcext:value-type="float">
            <text:p>15.4669889013287</text:p>
          </table:table-cell>
          <table:table-cell table:number-columns-repeated="2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4.3924660299941" calcext:value-type="float">
            <text:p>84.3924660299941</text:p>
          </table:table-cell>
          <table:table-cell office:value-type="float" office:value="15.5449579012043" calcext:value-type="float">
            <text:p>15.5449579012043</text:p>
          </table:table-cell>
          <table:table-cell table:number-columns-repeated="25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4.3764634476162" calcext:value-type="float">
            <text:p>84.3764634476162</text:p>
          </table:table-cell>
          <table:table-cell office:value-type="float" office:value="15.5615862442702" calcext:value-type="float">
            <text:p>15.5615862442702</text:p>
          </table:table-cell>
          <table:table-cell table:number-columns-repeated="2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4.3697595160154" calcext:value-type="float">
            <text:p>84.3697595160154</text:p>
          </table:table-cell>
          <table:table-cell office:value-type="float" office:value="15.5689096789521" calcext:value-type="float">
            <text:p>15.5689096789521</text:p>
          </table:table-cell>
          <table:table-cell table:number-columns-repeated="25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4.3155356050658" calcext:value-type="float">
            <text:p>84.3155356050658</text:p>
          </table:table-cell>
          <table:table-cell office:value-type="float" office:value="15.6237468979521" calcext:value-type="float">
            <text:p>15.6237468979521</text:p>
          </table:table-cell>
          <table:table-cell table:number-columns-repeated="2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4.2882532648882" calcext:value-type="float">
            <text:p>84.2882532648882</text:p>
          </table:table-cell>
          <table:table-cell office:value-type="float" office:value="15.6516364130995" calcext:value-type="float">
            <text:p>15.6516364130995</text:p>
          </table:table-cell>
          <table:table-cell table:number-columns-repeated="2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4.2869856390716" calcext:value-type="float">
            <text:p>84.2869856390716</text:p>
          </table:table-cell>
          <table:table-cell office:value-type="float" office:value="15.6535051421362" calcext:value-type="float">
            <text:p>15.6535051421362</text:p>
          </table:table-cell>
          <table:table-cell table:number-columns-repeated="2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84.2747867091984" calcext:value-type="float">
            <text:p>84.2747867091984</text:p>
          </table:table-cell>
          <table:table-cell office:value-type="float" office:value="15.6662991641973" calcext:value-type="float">
            <text:p>15.6662991641973</text:p>
          </table:table-cell>
          <table:table-cell table:number-columns-repeated="25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4.245658913791" calcext:value-type="float">
            <text:p>84.245658913791</text:p>
          </table:table-cell>
          <table:table-cell office:value-type="float" office:value="15.6960161008707" calcext:value-type="float">
            <text:p>15.6960161008707</text:p>
          </table:table-cell>
          <table:table-cell table:number-columns-repeated="2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84.230057448328" calcext:value-type="float">
            <text:p>84.230057448328</text:p>
          </table:table-cell>
          <table:table-cell office:value-type="float" office:value="15.7122008161871" calcext:value-type="float">
            <text:p>15.7122008161871</text:p>
          </table:table-cell>
          <table:table-cell table:number-columns-repeated="25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4.218526104614" calcext:value-type="float">
            <text:p>84.218526104614</text:p>
          </table:table-cell>
          <table:table-cell office:value-type="float" office:value="15.724309577256" calcext:value-type="float">
            <text:p>15.724309577256</text:p>
          </table:table-cell>
          <table:table-cell table:number-columns-repeated="2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4.1892904838556" calcext:value-type="float">
            <text:p>84.1892904838556</text:p>
          </table:table-cell>
          <table:table-cell office:value-type="float" office:value="15.7541168411957" calcext:value-type="float">
            <text:p>15.7541168411957</text:p>
          </table:table-cell>
          <table:table-cell table:number-columns-repeated="25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4.1587183337341" calcext:value-type="float">
            <text:p>84.1587183337341</text:p>
          </table:table-cell>
          <table:table-cell office:value-type="float" office:value="15.7852549180668" calcext:value-type="float">
            <text:p>15.7852549180668</text:p>
          </table:table-cell>
          <table:table-cell table:number-columns-repeated="2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84.1003026714323" calcext:value-type="float">
            <text:p>84.1003026714323</text:p>
          </table:table-cell>
          <table:table-cell office:value-type="float" office:value="15.8442308478505" calcext:value-type="float">
            <text:p>15.8442308478505</text:p>
          </table:table-cell>
          <table:table-cell table:number-columns-repeated="25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4.011023782649" calcext:value-type="float">
            <text:p>84.011023782649</text:p>
          </table:table-cell>
          <table:table-cell office:value-type="float" office:value="15.9340644014409" calcext:value-type="float">
            <text:p>15.9340644014409</text:p>
          </table:table-cell>
          <table:table-cell table:number-columns-repeated="2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83.9289206622603" calcext:value-type="float">
            <text:p>83.9289206622603</text:p>
          </table:table-cell>
          <table:table-cell office:value-type="float" office:value="16.0167166399888" calcext:value-type="float">
            <text:p>16.0167166399888</text:p>
          </table:table-cell>
          <table:table-cell table:number-columns-repeated="25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3.8991552651615" calcext:value-type="float">
            <text:p>83.8991552651615</text:p>
          </table:table-cell>
          <table:table-cell office:value-type="float" office:value="16.0470256640651" calcext:value-type="float">
            <text:p>16.0470256640651</text:p>
          </table:table-cell>
          <table:table-cell table:number-columns-repeated="2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3.8636724844397" calcext:value-type="float">
            <text:p>83.8636724844397</text:p>
          </table:table-cell>
          <table:table-cell office:value-type="float" office:value="16.0830466354946" calcext:value-type="float">
            <text:p>16.0830466354946</text:p>
          </table:table-cell>
          <table:table-cell table:number-columns-repeated="2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3.8737199701216" calcext:value-type="float">
            <text:p>83.8737199701216</text:p>
          </table:table-cell>
          <table:table-cell office:value-type="float" office:value="16.0735319586134" calcext:value-type="float">
            <text:p>16.0735319586134</text:p>
          </table:table-cell>
          <table:table-cell table:number-columns-repeated="2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3.8503137808734" calcext:value-type="float">
            <text:p>83.8503137808734</text:p>
          </table:table-cell>
          <table:table-cell office:value-type="float" office:value="16.0974656285743" calcext:value-type="float">
            <text:p>16.0974656285743</text:p>
          </table:table-cell>
          <table:table-cell table:number-columns-repeated="25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3.8297020168665" calcext:value-type="float">
            <text:p>83.8297020168665</text:p>
          </table:table-cell>
          <table:table-cell office:value-type="float" office:value="16.1185995984866" calcext:value-type="float">
            <text:p>16.1185995984866</text:p>
          </table:table-cell>
          <table:table-cell table:number-columns-repeated="2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3.8089945732451" calcext:value-type="float">
            <text:p>83.8089945732451</text:p>
          </table:table-cell>
          <table:table-cell office:value-type="float" office:value="16.1398240259545" calcext:value-type="float">
            <text:p>16.1398240259545</text:p>
          </table:table-cell>
          <table:table-cell table:number-columns-repeated="25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3.7422356855331" calcext:value-type="float">
            <text:p>83.7422356855331</text:p>
          </table:table-cell>
          <table:table-cell office:value-type="float" office:value="16.2070947276745" calcext:value-type="float">
            <text:p>16.2070947276745</text:p>
          </table:table-cell>
          <table:table-cell table:number-columns-repeated="2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83.6803908864336" calcext:value-type="float">
            <text:p>83.6803908864336</text:p>
          </table:table-cell>
          <table:table-cell office:value-type="float" office:value="16.269446222642" calcext:value-type="float">
            <text:p>16.269446222642</text:p>
          </table:table-cell>
          <table:table-cell table:number-columns-repeated="25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3.6246327292032" calcext:value-type="float">
            <text:p>83.6246327292032</text:p>
          </table:table-cell>
          <table:table-cell office:value-type="float" office:value="16.3257060087816" calcext:value-type="float">
            <text:p>16.3257060087816</text:p>
          </table:table-cell>
          <table:table-cell table:number-columns-repeated="2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3.5903033348185" calcext:value-type="float">
            <text:p>83.5903033348185</text:p>
          </table:table-cell>
          <table:table-cell office:value-type="float" office:value="16.3605320157864" calcext:value-type="float">
            <text:p>16.3605320157864</text:p>
          </table:table-cell>
          <table:table-cell table:number-columns-repeated="25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3.5411135881837" calcext:value-type="float">
            <text:p>83.5411135881837</text:p>
          </table:table-cell>
          <table:table-cell office:value-type="float" office:value="16.4102134089153" calcext:value-type="float">
            <text:p>16.4102134089153</text:p>
          </table:table-cell>
          <table:table-cell table:number-columns-repeated="2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3.5010819902556" calcext:value-type="float">
            <text:p>83.5010819902556</text:p>
          </table:table-cell>
          <table:table-cell office:value-type="float" office:value="16.4507317368723" calcext:value-type="float">
            <text:p>16.4507317368723</text:p>
          </table:table-cell>
          <table:table-cell table:number-columns-repeated="25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3.4640509683328" calcext:value-type="float">
            <text:p>83.4640509683328</text:p>
          </table:table-cell>
          <table:table-cell office:value-type="float" office:value="16.4882446215238" calcext:value-type="float">
            <text:p>16.4882446215238</text:p>
          </table:table-cell>
          <table:table-cell table:number-columns-repeated="2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3.4583578270706" calcext:value-type="float">
            <text:p>83.4583578270706</text:p>
          </table:table-cell>
          <table:table-cell office:value-type="float" office:value="16.4944148068875" calcext:value-type="float">
            <text:p>16.4944148068875</text:p>
          </table:table-cell>
          <table:table-cell table:number-columns-repeated="25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3.4393770856793" calcext:value-type="float">
            <text:p>83.4393770856793</text:p>
          </table:table-cell>
          <table:table-cell office:value-type="float" office:value="16.5138678219392" calcext:value-type="float">
            <text:p>16.5138678219392</text:p>
          </table:table-cell>
          <table:table-cell table:number-columns-repeated="2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83.3983412484018" calcext:value-type="float">
            <text:p>83.3983412484018</text:p>
          </table:table-cell>
          <table:table-cell office:value-type="float" office:value="16.5553712101405" calcext:value-type="float">
            <text:p>16.5553712101405</text:p>
          </table:table-cell>
          <table:table-cell table:number-columns-repeated="25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3.3862328359178" calcext:value-type="float">
            <text:p>83.3862328359178</text:p>
          </table:table-cell>
          <table:table-cell office:value-type="float" office:value="16.5679424980391" calcext:value-type="float">
            <text:p>16.5679424980391</text:p>
          </table:table-cell>
          <table:table-cell table:number-columns-repeated="2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3.3789958945556" calcext:value-type="float">
            <text:p>83.3789958945556</text:p>
          </table:table-cell>
          <table:table-cell office:value-type="float" office:value="16.5756376860618" calcext:value-type="float">
            <text:p>16.5756376860618</text:p>
          </table:table-cell>
          <table:table-cell table:number-columns-repeated="25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3.3780033632627" calcext:value-type="float">
            <text:p>83.3780033632627</text:p>
          </table:table-cell>
          <table:table-cell office:value-type="float" office:value="16.5770838815484" calcext:value-type="float">
            <text:p>16.5770838815484</text:p>
          </table:table-cell>
          <table:table-cell table:number-columns-repeated="2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83.3656519010587" calcext:value-type="float">
            <text:p>83.3656519010587</text:p>
          </table:table-cell>
          <table:table-cell office:value-type="float" office:value="16.5898844713044" calcext:value-type="float">
            <text:p>16.5898844713044</text:p>
          </table:table-cell>
          <table:table-cell table:number-columns-repeated="25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3.3626142745562" calcext:value-type="float">
            <text:p>83.3626142745562</text:p>
          </table:table-cell>
          <table:table-cell office:value-type="float" office:value="16.5933667340832" calcext:value-type="float">
            <text:p>16.5933667340832</text:p>
          </table:table-cell>
          <table:table-cell table:number-columns-repeated="2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83.3324364076728" calcext:value-type="float">
            <text:p>83.3324364076728</text:p>
          </table:table-cell>
          <table:table-cell office:value-type="float" office:value="16.6239847908803" calcext:value-type="float">
            <text:p>16.6239847908803</text:p>
          </table:table-cell>
          <table:table-cell table:number-columns-repeated="25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3.2619986415342" calcext:value-type="float">
            <text:p>83.2619986415342</text:p>
          </table:table-cell>
          <table:table-cell office:value-type="float" office:value="16.6948583450333" calcext:value-type="float">
            <text:p>16.6948583450333</text:p>
          </table:table-cell>
          <table:table-cell table:number-columns-repeated="2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83.2281006998473" calcext:value-type="float">
            <text:p>83.2281006998473</text:p>
          </table:table-cell>
          <table:table-cell office:value-type="float" office:value="16.7291877168546" calcext:value-type="float">
            <text:p>16.7291877168546</text:p>
          </table:table-cell>
          <table:table-cell table:number-columns-repeated="25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3.1702099367512" calcext:value-type="float">
            <text:p>83.1702099367512</text:p>
          </table:table-cell>
          <table:table-cell office:value-type="float" office:value="16.7875055957836" calcext:value-type="float">
            <text:p>16.7875055957836</text:p>
          </table:table-cell>
          <table:table-cell table:number-columns-repeated="2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3.0910161985877" calcext:value-type="float">
            <text:p>83.0910161985877</text:p>
          </table:table-cell>
          <table:table-cell office:value-type="float" office:value="16.8671221786217" calcext:value-type="float">
            <text:p>16.8671221786217</text:p>
          </table:table-cell>
          <table:table-cell table:number-columns-repeated="25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3.0386076652663" calcext:value-type="float">
            <text:p>83.0386076652663</text:p>
          </table:table-cell>
          <table:table-cell office:value-type="float" office:value="16.919949328171" calcext:value-type="float">
            <text:p>16.919949328171</text:p>
          </table:table-cell>
          <table:table-cell table:number-columns-repeated="2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3.020133814319" calcext:value-type="float">
            <text:p>83.020133814319</text:p>
          </table:table-cell>
          <table:table-cell office:value-type="float" office:value="16.938837609184" calcext:value-type="float">
            <text:p>16.938837609184</text:p>
          </table:table-cell>
          <table:table-cell table:number-columns-repeated="25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2.9629587919653" calcext:value-type="float">
            <text:p>82.9629587919653</text:p>
          </table:table-cell>
          <table:table-cell office:value-type="float" office:value="16.9964229173027" calcext:value-type="float">
            <text:p>16.9964229173027</text:p>
          </table:table-cell>
          <table:table-cell table:number-columns-repeated="2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82.9645792040456" calcext:value-type="float">
            <text:p>82.9645792040456</text:p>
          </table:table-cell>
          <table:table-cell office:value-type="float" office:value="16.9952086881296" calcext:value-type="float">
            <text:p>16.9952086881296</text:p>
          </table:table-cell>
          <table:table-cell table:number-columns-repeated="25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2.9349334120052" calcext:value-type="float">
            <text:p>82.9349334120052</text:p>
          </table:table-cell>
          <table:table-cell office:value-type="float" office:value="17.0252566012483" calcext:value-type="float">
            <text:p>17.0252566012483</text:p>
          </table:table-cell>
          <table:table-cell table:number-columns-repeated="2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82.8968884257112" calcext:value-type="float">
            <text:p>82.8968884257112</text:p>
          </table:table-cell>
          <table:table-cell office:value-type="float" office:value="17.0636996874098" calcext:value-type="float">
            <text:p>17.0636996874098</text:p>
          </table:table-cell>
          <table:table-cell table:number-columns-repeated="25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2.8543273084444" calcext:value-type="float">
            <text:p>82.8543273084444</text:p>
          </table:table-cell>
          <table:table-cell office:value-type="float" office:value="17.1066549235454" calcext:value-type="float">
            <text:p>17.1066549235454</text:p>
          </table:table-cell>
          <table:table-cell table:number-columns-repeated="2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82.8191173686933" calcext:value-type="float">
            <text:p>82.8191173686933</text:p>
          </table:table-cell>
          <table:table-cell office:value-type="float" office:value="17.1422550409766" calcext:value-type="float">
            <text:p>17.1422550409766</text:p>
          </table:table-cell>
          <table:table-cell table:number-columns-repeated="25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2.8016404807206" calcext:value-type="float">
            <text:p>82.8016404807206</text:p>
          </table:table-cell>
          <table:table-cell office:value-type="float" office:value="17.1601182048525" calcext:value-type="float">
            <text:p>17.1601182048525</text:p>
          </table:table-cell>
          <table:table-cell table:number-columns-repeated="2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82.7793565599899" calcext:value-type="float">
            <text:p>82.7793565599899</text:p>
          </table:table-cell>
          <table:table-cell office:value-type="float" office:value="17.1827845387276" calcext:value-type="float">
            <text:p>17.1827845387276</text:p>
          </table:table-cell>
          <table:table-cell table:number-columns-repeated="2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2.7215978375955" calcext:value-type="float">
            <text:p>82.7215978375955</text:p>
          </table:table-cell>
          <table:table-cell office:value-type="float" office:value="17.2409218501347" calcext:value-type="float">
            <text:p>17.2409218501347</text:p>
          </table:table-cell>
          <table:table-cell table:number-columns-repeated="2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2.6762610538504" calcext:value-type="float">
            <text:p>82.6762610538504</text:p>
          </table:table-cell>
          <table:table-cell office:value-type="float" office:value="17.2866334370025" calcext:value-type="float">
            <text:p>17.2866334370025</text:p>
          </table:table-cell>
          <table:table-cell table:number-columns-repeated="25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2.6228317766453" calcext:value-type="float">
            <text:p>82.6228317766453</text:p>
          </table:table-cell>
          <table:table-cell office:value-type="float" office:value="17.3404337692992" calcext:value-type="float">
            <text:p>17.3404337692992</text:p>
          </table:table-cell>
          <table:table-cell table:number-columns-repeated="2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82.5863932486686" calcext:value-type="float">
            <text:p>82.5863932486686</text:p>
          </table:table-cell>
          <table:table-cell office:value-type="float" office:value="17.3772396418164" calcext:value-type="float">
            <text:p>17.3772396418164</text:p>
          </table:table-cell>
          <table:table-cell table:number-columns-repeated="25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2.5350100283481" calcext:value-type="float">
            <text:p>82.5350100283481</text:p>
          </table:table-cell>
          <table:table-cell office:value-type="float" office:value="17.428986533232" calcext:value-type="float">
            <text:p>17.428986533232</text:p>
          </table:table-cell>
          <table:table-cell table:number-columns-repeated="2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2.46927531268" calcext:value-type="float">
            <text:p>82.46927531268</text:p>
          </table:table-cell>
          <table:table-cell office:value-type="float" office:value="17.4950812832843" calcext:value-type="float">
            <text:p>17.4950812832843</text:p>
          </table:table-cell>
          <table:table-cell table:number-columns-repeated="25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2.4264617541841" calcext:value-type="float">
            <text:p>82.4264617541841</text:p>
          </table:table-cell>
          <table:table-cell office:value-type="float" office:value="17.5382512758206" calcext:value-type="float">
            <text:p>17.5382512758206</text:p>
          </table:table-cell>
          <table:table-cell table:number-columns-repeated="2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82.4248271060612" calcext:value-type="float">
            <text:p>82.4248271060612</text:p>
          </table:table-cell>
          <table:table-cell office:value-type="float" office:value="17.5402387936435" calcext:value-type="float">
            <text:p>17.5402387936435</text:p>
          </table:table-cell>
          <table:table-cell table:number-columns-repeated="25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2.3878128775538" calcext:value-type="float">
            <text:p>82.3878128775538</text:p>
          </table:table-cell>
          <table:table-cell office:value-type="float" office:value="17.5776023631538" calcext:value-type="float">
            <text:p>17.5776023631538</text:p>
          </table:table-cell>
          <table:table-cell table:number-columns-repeated="2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2.3834189894659" calcext:value-type="float">
            <text:p>82.3834189894659</text:p>
          </table:table-cell>
          <table:table-cell office:value-type="float" office:value="17.5823420988346" calcext:value-type="float">
            <text:p>17.5823420988346</text:p>
          </table:table-cell>
          <table:table-cell table:number-columns-repeated="25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2.3294963039961" calcext:value-type="float">
            <text:p>82.3294963039961</text:p>
          </table:table-cell>
          <table:table-cell office:value-type="float" office:value="17.6366071734215" calcext:value-type="float">
            <text:p>17.6366071734215</text:p>
          </table:table-cell>
          <table:table-cell table:number-columns-repeated="2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2.3036696953865" calcext:value-type="float">
            <text:p>82.3036696953865</text:p>
          </table:table-cell>
          <table:table-cell office:value-type="float" office:value="17.6627727472569" calcext:value-type="float">
            <text:p>17.6627727472569</text:p>
          </table:table-cell>
          <table:table-cell table:number-columns-repeated="25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2.2835315491573" calcext:value-type="float">
            <text:p>82.2835315491573</text:p>
          </table:table-cell>
          <table:table-cell office:value-type="float" office:value="17.6832464690597" calcext:value-type="float">
            <text:p>17.6832464690597</text:p>
          </table:table-cell>
          <table:table-cell table:number-columns-repeated="2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.2571034192944" calcext:value-type="float">
            <text:p>82.2571034192944</text:p>
          </table:table-cell>
          <table:table-cell office:value-type="float" office:value="17.7100068187403" calcext:value-type="float">
            <text:p>17.7100068187403</text:p>
          </table:table-cell>
          <table:table-cell table:number-columns-repeated="25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2.2209100940798" calcext:value-type="float">
            <text:p>82.2209100940798</text:p>
          </table:table-cell>
          <table:table-cell office:value-type="float" office:value="17.7465290415746" calcext:value-type="float">
            <text:p>17.7465290415746</text:p>
          </table:table-cell>
          <table:table-cell table:number-columns-repeated="2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2.1702143462547" calcext:value-type="float">
            <text:p>82.1702143462547</text:p>
          </table:table-cell>
          <table:table-cell office:value-type="float" office:value="17.7975503980431" calcext:value-type="float">
            <text:p>17.7975503980431</text:p>
          </table:table-cell>
          <table:table-cell table:number-columns-repeated="25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2.1342264885065" calcext:value-type="float">
            <text:p>82.1342264885065</text:p>
          </table:table-cell>
          <table:table-cell office:value-type="float" office:value="17.8338606083484" calcext:value-type="float">
            <text:p>17.8338606083484</text:p>
          </table:table-cell>
          <table:table-cell table:number-columns-repeated="2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2.1238598333775" calcext:value-type="float">
            <text:p>82.1238598333775</text:p>
          </table:table-cell>
          <table:table-cell office:value-type="float" office:value="17.8445463925088" calcext:value-type="float">
            <text:p>17.8445463925088</text:p>
          </table:table-cell>
          <table:table-cell table:number-columns-repeated="25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2.065872118436" calcext:value-type="float">
            <text:p>82.065872118436</text:p>
          </table:table-cell>
          <table:table-cell office:value-type="float" office:value="17.9028500451915" calcext:value-type="float">
            <text:p>17.9028500451915</text:p>
          </table:table-cell>
          <table:table-cell table:number-columns-repeated="2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82.0537942553374" calcext:value-type="float">
            <text:p>82.0537942553374</text:p>
          </table:table-cell>
          <table:table-cell office:value-type="float" office:value="17.9152406866538" calcext:value-type="float">
            <text:p>17.9152406866538</text:p>
          </table:table-cell>
          <table:table-cell table:number-columns-repeated="25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2.0781408012329" calcext:value-type="float">
            <text:p>82.0781408012329</text:p>
          </table:table-cell>
          <table:table-cell office:value-type="float" office:value="17.8912037913384" calcext:value-type="float">
            <text:p>17.8912037913384</text:p>
          </table:table-cell>
          <table:table-cell table:number-columns-repeated="2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82.1161490185808" calcext:value-type="float">
            <text:p>82.1161490185808</text:p>
          </table:table-cell>
          <table:table-cell office:value-type="float" office:value="17.8535021280648" calcext:value-type="float">
            <text:p>17.8535021280648</text:p>
          </table:table-cell>
          <table:table-cell table:number-columns-repeated="25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2.1208133542208" calcext:value-type="float">
            <text:p>82.1208133542208</text:p>
          </table:table-cell>
          <table:table-cell office:value-type="float" office:value="17.8491412809583" calcext:value-type="float">
            <text:p>17.8491412809583</text:p>
          </table:table-cell>
          <table:table-cell table:number-columns-repeated="2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82.1101642268898" calcext:value-type="float">
            <text:p>82.1101642268898</text:p>
          </table:table-cell>
          <table:table-cell office:value-type="float" office:value="17.8600908619376" calcext:value-type="float">
            <text:p>17.8600908619376</text:p>
          </table:table-cell>
          <table:table-cell table:number-columns-repeated="25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2.0932794520908" calcext:value-type="float">
            <text:p>82.0932794520908</text:p>
          </table:table-cell>
          <table:table-cell office:value-type="float" office:value="17.8772730858483" calcext:value-type="float">
            <text:p>17.8772730858483</text:p>
          </table:table-cell>
          <table:table-cell table:number-columns-repeated="2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0800389652622" calcext:value-type="float">
            <text:p>82.0800389652622</text:p>
          </table:table-cell>
          <table:table-cell office:value-type="float" office:value="17.8908080472975" calcext:value-type="float">
            <text:p>17.8908080472975</text:p>
          </table:table-cell>
          <table:table-cell table:number-columns-repeated="25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2.0539405623645" calcext:value-type="float">
            <text:p>82.0539405623645</text:p>
          </table:table-cell>
          <table:table-cell office:value-type="float" office:value="17.9171979800696" calcext:value-type="float">
            <text:p>17.9171979800696</text:p>
          </table:table-cell>
          <table:table-cell table:number-columns-repeated="2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82.058113800419" calcext:value-type="float">
            <text:p>82.058113800419</text:p>
          </table:table-cell>
          <table:table-cell office:value-type="float" office:value="17.9133133565907" calcext:value-type="float">
            <text:p>17.9133133565907</text:p>
          </table:table-cell>
          <table:table-cell table:number-columns-repeated="25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2.0461135205006" calcext:value-type="float">
            <text:p>82.0461135205006</text:p>
          </table:table-cell>
          <table:table-cell office:value-type="float" office:value="17.925599364939" calcext:value-type="float">
            <text:p>17.925599364939</text:p>
          </table:table-cell>
          <table:table-cell table:number-columns-repeated="2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2.0341630235935" calcext:value-type="float">
            <text:p>82.0341630235935</text:p>
          </table:table-cell>
          <table:table-cell office:value-type="float" office:value="17.9378327329917" calcext:value-type="float">
            <text:p>17.9378327329917</text:p>
          </table:table-cell>
          <table:table-cell table:number-columns-repeated="25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2.0421346463696" calcext:value-type="float">
            <text:p>82.0421346463696</text:p>
          </table:table-cell>
          <table:table-cell office:value-type="float" office:value="17.9301411526498" calcext:value-type="float">
            <text:p>17.9301411526498</text:p>
          </table:table-cell>
          <table:table-cell table:number-columns-repeated="2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2.0271025214628" calcext:value-type="float">
            <text:p>82.0271025214628</text:p>
          </table:table-cell>
          <table:table-cell office:value-type="float" office:value="17.9454505195664" calcext:value-type="float">
            <text:p>17.9454505195664</text:p>
          </table:table-cell>
          <table:table-cell table:number-columns-repeated="25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2.0333621084931" calcext:value-type="float">
            <text:p>82.0333621084931</text:p>
          </table:table-cell>
          <table:table-cell office:value-type="float" office:value="17.9394654021258" calcext:value-type="float">
            <text:p>17.9394654021258</text:p>
          </table:table-cell>
          <table:table-cell table:number-columns-repeated="2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2.0354583939502" calcext:value-type="float">
            <text:p>82.0354583939502</text:p>
          </table:table-cell>
          <table:table-cell office:value-type="float" office:value="17.9376408415625" calcext:value-type="float">
            <text:p>17.9376408415625</text:p>
          </table:table-cell>
          <table:table-cell table:number-columns-repeated="25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81.98268790787" calcext:value-type="float">
            <text:p>81.98268790787</text:p>
          </table:table-cell>
          <table:table-cell office:value-type="float" office:value="17.9906803352876" calcext:value-type="float">
            <text:p>17.9906803352876</text:p>
          </table:table-cell>
          <table:table-cell table:number-columns-repeated="2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81.9572535521558" calcext:value-type="float">
            <text:p>81.9572535521558</text:p>
          </table:table-cell>
          <table:table-cell office:value-type="float" office:value="18.0163810085702" calcext:value-type="float">
            <text:p>18.0163810085702</text:p>
          </table:table-cell>
          <table:table-cell table:number-columns-repeated="25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1.923148144662" calcext:value-type="float">
            <text:p>81.923148144662</text:p>
          </table:table-cell>
          <table:table-cell office:value-type="float" office:value="18.0507500704568" calcext:value-type="float">
            <text:p>18.0507500704568</text:p>
          </table:table-cell>
          <table:table-cell table:number-columns-repeated="2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1.9491179016054" calcext:value-type="float">
            <text:p>81.9491179016054</text:p>
          </table:table-cell>
          <table:table-cell office:value-type="float" office:value="18.0250413313622" calcext:value-type="float">
            <text:p>18.0250413313622</text:p>
          </table:table-cell>
          <table:table-cell table:number-columns-repeated="25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1.9601822781449" calcext:value-type="float">
            <text:p>81.9601822781449</text:p>
          </table:table-cell>
          <table:table-cell office:value-type="float" office:value="18.014235362493" calcext:value-type="float">
            <text:p>18.014235362493</text:p>
          </table:table-cell>
          <table:table-cell table:number-columns-repeated="2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81.9628026775857" calcext:value-type="float">
            <text:p>81.9628026775857</text:p>
          </table:table-cell>
          <table:table-cell office:value-type="float" office:value="18.0118707866458" calcext:value-type="float">
            <text:p>18.0118707866458</text:p>
          </table:table-cell>
          <table:table-cell table:number-columns-repeated="25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1.9168749566202" calcext:value-type="float">
            <text:p>81.9168749566202</text:p>
          </table:table-cell>
          <table:table-cell office:value-type="float" office:value="18.058051772969" calcext:value-type="float">
            <text:p>18.058051772969</text:p>
          </table:table-cell>
          <table:table-cell table:number-columns-repeated="2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1.9004839848318" calcext:value-type="float">
            <text:p>81.9004839848318</text:p>
          </table:table-cell>
          <table:table-cell office:value-type="float" office:value="18.0746934774615" calcext:value-type="float">
            <text:p>18.0746934774615</text:p>
          </table:table-cell>
          <table:table-cell table:number-columns-repeated="2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1.8928563904925" calcext:value-type="float">
            <text:p>81.8928563904925</text:p>
          </table:table-cell>
          <table:table-cell office:value-type="float" office:value="18.0825692971779" calcext:value-type="float">
            <text:p>18.0825692971779</text:p>
          </table:table-cell>
          <table:table-cell table:number-columns-repeated="2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1.8714738388575" calcext:value-type="float">
            <text:p>81.8714738388575</text:p>
          </table:table-cell>
          <table:table-cell office:value-type="float" office:value="18.1041975919362" calcext:value-type="float">
            <text:p>18.1041975919362</text:p>
          </table:table-cell>
          <table:table-cell table:number-columns-repeated="25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1.8204061592924" calcext:value-type="float">
            <text:p>81.8204061592924</text:p>
          </table:table-cell>
          <table:table-cell office:value-type="float" office:value="18.1555085571933" calcext:value-type="float">
            <text:p>18.1555085571933</text:p>
          </table:table-cell>
          <table:table-cell table:number-columns-repeated="2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1.8350933443839" calcext:value-type="float">
            <text:p>81.8350933443839</text:p>
          </table:table-cell>
          <table:table-cell office:value-type="float" office:value="18.141062224937" calcext:value-type="float">
            <text:p>18.141062224937</text:p>
          </table:table-cell>
          <table:table-cell table:number-columns-repeated="25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1.81879896621" calcext:value-type="float">
            <text:p>81.81879896621</text:p>
          </table:table-cell>
          <table:table-cell office:value-type="float" office:value="18.1575950474177" calcext:value-type="float">
            <text:p>18.1575950474177</text:p>
          </table:table-cell>
          <table:table-cell table:number-columns-repeated="2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1.7770815647831" calcext:value-type="float">
            <text:p>81.7770815647831</text:p>
          </table:table-cell>
          <table:table-cell office:value-type="float" office:value="18.1995485087083" calcext:value-type="float">
            <text:p>18.1995485087083</text:p>
          </table:table-cell>
          <table:table-cell table:number-columns-repeated="25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1.7575303337051" calcext:value-type="float">
            <text:p>81.7575303337051</text:p>
          </table:table-cell>
          <table:table-cell office:value-type="float" office:value="18.2193334390514" calcext:value-type="float">
            <text:p>18.2193334390514</text:p>
          </table:table-cell>
          <table:table-cell table:number-columns-repeated="2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1.7555169900222" calcext:value-type="float">
            <text:p>81.7555169900222</text:p>
          </table:table-cell>
          <table:table-cell office:value-type="float" office:value="18.2215781450067" calcext:value-type="float">
            <text:p>18.2215781450067</text:p>
          </table:table-cell>
          <table:table-cell table:number-columns-repeated="25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1.7221563489973" calcext:value-type="float">
            <text:p>81.7221563489973</text:p>
          </table:table-cell>
          <table:table-cell office:value-type="float" office:value="18.2551678346813" calcext:value-type="float">
            <text:p>18.2551678346813</text:p>
          </table:table-cell>
          <table:table-cell table:number-columns-repeated="2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1.7061770215322" calcext:value-type="float">
            <text:p>81.7061770215322</text:p>
          </table:table-cell>
          <table:table-cell office:value-type="float" office:value="18.2713739203096" calcext:value-type="float">
            <text:p>18.2713739203096</text:p>
          </table:table-cell>
          <table:table-cell table:number-columns-repeated="25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1.6473933970122" calcext:value-type="float">
            <text:p>81.6473933970122</text:p>
          </table:table-cell>
          <table:table-cell office:value-type="float" office:value="18.3303820354112" calcext:value-type="float">
            <text:p>18.3303820354112</text:p>
          </table:table-cell>
          <table:table-cell table:number-columns-repeated="2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81.6147032468259" calcext:value-type="float">
            <text:p>81.6147032468259</text:p>
          </table:table-cell>
          <table:table-cell office:value-type="float" office:value="18.3632944312733" calcext:value-type="float">
            <text:p>18.3632944312733</text:p>
          </table:table-cell>
          <table:table-cell table:number-columns-repeated="25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1.61700859531" calcext:value-type="float">
            <text:p>81.61700859531</text:p>
          </table:table-cell>
          <table:table-cell office:value-type="float" office:value="18.3612091060082" calcext:value-type="float">
            <text:p>18.3612091060082</text:p>
          </table:table-cell>
          <table:table-cell table:number-columns-repeated="2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1.6179813664998" calcext:value-type="float">
            <text:p>81.6179813664998</text:p>
          </table:table-cell>
          <table:table-cell office:value-type="float" office:value="18.3604541578052" calcext:value-type="float">
            <text:p>18.3604541578052</text:p>
          </table:table-cell>
          <table:table-cell table:number-columns-repeated="25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1.631772734391" calcext:value-type="float">
            <text:p>81.631772734391</text:p>
          </table:table-cell>
          <table:table-cell office:value-type="float" office:value="18.346878434671" calcext:value-type="float">
            <text:p>18.346878434671</text:p>
          </table:table-cell>
          <table:table-cell table:number-columns-repeated="2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81.6771913414522" calcext:value-type="float">
            <text:p>81.6771913414522</text:p>
          </table:table-cell>
          <table:table-cell office:value-type="float" office:value="18.3016733159191" calcext:value-type="float">
            <text:p>18.3016733159191</text:p>
          </table:table-cell>
          <table:table-cell table:number-columns-repeated="2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1.7036146943099" calcext:value-type="float">
            <text:p>81.7036146943099</text:p>
          </table:table-cell>
          <table:table-cell office:value-type="float" office:value="18.2754613164877" calcext:value-type="float">
            <text:p>18.2754613164877</text:p>
          </table:table-cell>
          <table:table-cell table:number-columns-repeated="2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81.7383135631397" calcext:value-type="float">
            <text:p>81.7383135631397</text:p>
          </table:table-cell>
          <table:table-cell office:value-type="float" office:value="18.24097168755" calcext:value-type="float">
            <text:p>18.24097168755</text:p>
          </table:table-cell>
          <table:table-cell table:number-columns-repeated="2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1.7568925726187" calcext:value-type="float">
            <text:p>81.7568925726187</text:p>
          </table:table-cell>
          <table:table-cell office:value-type="float" office:value="18.2225998255641" calcext:value-type="float">
            <text:p>18.2225998255641</text:p>
          </table:table-cell>
          <table:table-cell table:number-columns-repeated="2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1.7706489480973" calcext:value-type="float">
            <text:p>81.7706489480973</text:p>
          </table:table-cell>
          <table:table-cell office:value-type="float" office:value="18.2090485261036" calcext:value-type="float">
            <text:p>18.2090485261036</text:p>
          </table:table-cell>
          <table:table-cell table:number-columns-repeated="25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1.7675492001893" calcext:value-type="float">
            <text:p>81.7675492001893</text:p>
          </table:table-cell>
          <table:table-cell office:value-type="float" office:value="18.2123512992696" calcext:value-type="float">
            <text:p>18.2123512992696</text:p>
          </table:table-cell>
          <table:table-cell table:number-columns-repeated="2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1.7741980325118" calcext:value-type="float">
            <text:p>81.7741980325118</text:p>
          </table:table-cell>
          <table:table-cell office:value-type="float" office:value="18.2059034619525" calcext:value-type="float">
            <text:p>18.2059034619525</text:p>
          </table:table-cell>
          <table:table-cell table:number-columns-repeated="25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1.7582312001156" calcext:value-type="float">
            <text:p>81.7582312001156</text:p>
          </table:table-cell>
          <table:table-cell office:value-type="float" office:value="18.222069279404" calcext:value-type="float">
            <text:p>18.222069279404</text:p>
          </table:table-cell>
          <table:table-cell table:number-columns-repeated="2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81.7038067828513" calcext:value-type="float">
            <text:p>81.7038067828513</text:p>
          </table:table-cell>
          <table:table-cell office:value-type="float" office:value="18.2766906918731" calcext:value-type="float">
            <text:p>18.2766906918731</text:p>
          </table:table-cell>
          <table:table-cell table:number-columns-repeated="25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1.6967375623748" calcext:value-type="float">
            <text:p>81.6967375623748</text:p>
          </table:table-cell>
          <table:table-cell office:value-type="float" office:value="18.2839549376024" calcext:value-type="float">
            <text:p>18.2839549376024</text:p>
          </table:table-cell>
          <table:table-cell table:number-columns-repeated="2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81.6831889901699" calcext:value-type="float">
            <text:p>81.6831889901699</text:p>
          </table:table-cell>
          <table:table-cell office:value-type="float" office:value="18.2976965848076" calcext:value-type="float">
            <text:p>18.2976965848076</text:p>
          </table:table-cell>
          <table:table-cell table:number-columns-repeated="25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1.665155899067" calcext:value-type="float">
            <text:p>81.665155899067</text:p>
          </table:table-cell>
          <table:table-cell office:value-type="float" office:value="18.3159208201607" calcext:value-type="float">
            <text:p>18.3159208201607</text:p>
          </table:table-cell>
          <table:table-cell table:number-columns-repeated="2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1.6626636321117" calcext:value-type="float">
            <text:p>81.6626636321117</text:p>
          </table:table-cell>
          <table:table-cell office:value-type="float" office:value="18.3186023199237" calcext:value-type="float">
            <text:p>18.3186023199237</text:p>
          </table:table-cell>
          <table:table-cell table:number-columns-repeated="25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1.6523048020584" calcext:value-type="float">
            <text:p>81.6523048020584</text:p>
          </table:table-cell>
          <table:table-cell office:value-type="float" office:value="18.3291484904566" calcext:value-type="float">
            <text:p>18.3291484904566</text:p>
          </table:table-cell>
          <table:table-cell table:number-columns-repeated="2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1.6389563572124" calcext:value-type="float">
            <text:p>81.6389563572124</text:p>
          </table:table-cell>
          <table:table-cell office:value-type="float" office:value="18.3426824023775" calcext:value-type="float">
            <text:p>18.3426824023775</text:p>
          </table:table-cell>
          <table:table-cell table:number-columns-repeated="25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1.6391348409776" calcext:value-type="float">
            <text:p>81.6391348409776</text:p>
          </table:table-cell>
          <table:table-cell office:value-type="float" office:value="18.3426875310164" calcext:value-type="float">
            <text:p>18.3426875310164</text:p>
          </table:table-cell>
          <table:table-cell table:number-columns-repeated="2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1.614552366288" calcext:value-type="float">
            <text:p>81.614552366288</text:p>
          </table:table-cell>
          <table:table-cell office:value-type="float" office:value="18.3674517819861" calcext:value-type="float">
            <text:p>18.3674517819861</text:p>
          </table:table-cell>
          <table:table-cell table:number-columns-repeated="25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1.6086478064805" calcext:value-type="float">
            <text:p>81.6086478064805</text:p>
          </table:table-cell>
          <table:table-cell office:value-type="float" office:value="18.3735363003108" calcext:value-type="float">
            <text:p>18.3735363003108</text:p>
          </table:table-cell>
          <table:table-cell table:number-columns-repeated="2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81.5747699173727" calcext:value-type="float">
            <text:p>81.5747699173727</text:p>
          </table:table-cell>
          <table:table-cell office:value-type="float" office:value="18.4075923483507" calcext:value-type="float">
            <text:p>18.4075923483507</text:p>
          </table:table-cell>
          <table:table-cell table:number-columns-repeated="25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1.5559452951221" calcext:value-type="float">
            <text:p>81.5559452951221</text:p>
          </table:table-cell>
          <table:table-cell office:value-type="float" office:value="18.4265933479441" calcext:value-type="float">
            <text:p>18.4265933479441</text:p>
          </table:table-cell>
          <table:table-cell table:number-columns-repeated="2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1.5727880768078" calcext:value-type="float">
            <text:p>81.5727880768078</text:p>
          </table:table-cell>
          <table:table-cell office:value-type="float" office:value="18.4099251798278" calcext:value-type="float">
            <text:p>18.4099251798278</text:p>
          </table:table-cell>
          <table:table-cell table:number-columns-repeated="25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1.545034879584" calcext:value-type="float">
            <text:p>81.545034879584</text:p>
          </table:table-cell>
          <table:table-cell office:value-type="float" office:value="18.4378512444852" calcext:value-type="float">
            <text:p>18.4378512444852</text:p>
          </table:table-cell>
          <table:table-cell table:number-columns-repeated="2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81.5430893539393" calcext:value-type="float">
            <text:p>81.5430893539393</text:p>
          </table:table-cell>
          <table:table-cell office:value-type="float" office:value="18.4399679088892" calcext:value-type="float">
            <text:p>18.4399679088892</text:p>
          </table:table-cell>
          <table:table-cell table:number-columns-repeated="25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1.5215773793188" calcext:value-type="float">
            <text:p>81.5215773793188</text:p>
          </table:table-cell>
          <table:table-cell office:value-type="float" office:value="18.4616493108814" calcext:value-type="float">
            <text:p>18.4616493108814</text:p>
          </table:table-cell>
          <table:table-cell table:number-columns-repeated="2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81.5126116055256" calcext:value-type="float">
            <text:p>81.5126116055256</text:p>
          </table:table-cell>
          <table:table-cell office:value-type="float" office:value="18.4707828177726" calcext:value-type="float">
            <text:p>18.4707828177726</text:p>
          </table:table-cell>
          <table:table-cell table:number-columns-repeated="25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1.4968775867348" calcext:value-type="float">
            <text:p>81.4968775867348</text:p>
          </table:table-cell>
          <table:table-cell office:value-type="float" office:value="18.4866828923304" calcext:value-type="float">
            <text:p>18.4866828923304</text:p>
          </table:table-cell>
          <table:table-cell table:number-columns-repeated="2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1.5109243549089" calcext:value-type="float">
            <text:p>81.5109243549089</text:p>
          </table:table-cell>
          <table:table-cell office:value-type="float" office:value="18.4728005193657" calcext:value-type="float">
            <text:p>18.4728005193657</text:p>
          </table:table-cell>
          <table:table-cell table:number-columns-repeated="25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1.5311444526772" calcext:value-type="float">
            <text:p>81.5311444526772</text:p>
          </table:table-cell>
          <table:table-cell office:value-type="float" office:value="18.4527431728546" calcext:value-type="float">
            <text:p>18.4527431728546</text:p>
          </table:table-cell>
          <table:table-cell table:number-columns-repeated="2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1.5519912002408" calcext:value-type="float">
            <text:p>81.5519912002408</text:p>
          </table:table-cell>
          <table:table-cell office:value-type="float" office:value="18.4320575490357" calcext:value-type="float">
            <text:p>18.4320575490357</text:p>
          </table:table-cell>
          <table:table-cell table:number-columns-repeated="2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1.5554368054798" calcext:value-type="float">
            <text:p>81.5554368054798</text:p>
          </table:table-cell>
          <table:table-cell office:value-type="float" office:value="18.428771456304" calcext:value-type="float">
            <text:p>18.428771456304</text:p>
          </table:table-cell>
          <table:table-cell table:number-columns-repeated="2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81.5653672019679" calcext:value-type="float">
            <text:p>81.5653672019679</text:p>
          </table:table-cell>
          <table:table-cell office:value-type="float" office:value="18.418998977198" calcext:value-type="float">
            <text:p>18.418998977198</text:p>
          </table:table-cell>
          <table:table-cell table:number-columns-repeated="25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1.5557741360088" calcext:value-type="float">
            <text:p>81.5557741360088</text:p>
          </table:table-cell>
          <table:table-cell office:value-type="float" office:value="18.4287483813654" calcext:value-type="float">
            <text:p>18.4287483813654</text:p>
          </table:table-cell>
          <table:table-cell table:number-columns-repeated="2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81.5594254341968" calcext:value-type="float">
            <text:p>81.5594254341968</text:p>
          </table:table-cell>
          <table:table-cell office:value-type="float" office:value="18.4252518580037" calcext:value-type="float">
            <text:p>18.4252518580037</text:p>
          </table:table-cell>
          <table:table-cell table:number-columns-repeated="25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1.569673876484" calcext:value-type="float">
            <text:p>81.569673876484</text:p>
          </table:table-cell>
          <table:table-cell office:value-type="float" office:value="18.4151566427945" calcext:value-type="float">
            <text:p>18.4151566427945</text:p>
          </table:table-cell>
          <table:table-cell table:number-columns-repeated="2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1.5990858333713" calcext:value-type="float">
            <text:p>81.5990858333713</text:p>
          </table:table-cell>
          <table:table-cell office:value-type="float" office:value="18.3858963807144" calcext:value-type="float">
            <text:p>18.3858963807144</text:p>
          </table:table-cell>
          <table:table-cell table:number-columns-repeated="25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1.6139555091622" calcext:value-type="float">
            <text:p>81.6139555091622</text:p>
          </table:table-cell>
          <table:table-cell office:value-type="float" office:value="18.3711768827826" calcext:value-type="float">
            <text:p>18.3711768827826</text:p>
          </table:table-cell>
          <table:table-cell table:number-columns-repeated="2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1.6073397635944" calcext:value-type="float">
            <text:p>81.6073397635944</text:p>
          </table:table-cell>
          <table:table-cell office:value-type="float" office:value="18.377941304431" calcext:value-type="float">
            <text:p>18.377941304431</text:p>
          </table:table-cell>
          <table:table-cell table:number-columns-repeated="25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1.5672916025515" calcext:value-type="float">
            <text:p>81.5672916025515</text:p>
          </table:table-cell>
          <table:table-cell office:value-type="float" office:value="18.4181366547936" calcext:value-type="float">
            <text:p>18.4181366547936</text:p>
          </table:table-cell>
          <table:table-cell table:number-columns-repeated="2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81.5317391684537" calcext:value-type="float">
            <text:p>81.5317391684537</text:p>
          </table:table-cell>
          <table:table-cell office:value-type="float" office:value="18.4538348063179" calcext:value-type="float">
            <text:p>18.4538348063179</text:p>
          </table:table-cell>
          <table:table-cell table:number-columns-repeated="25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1.5248050103021" calcext:value-type="float">
            <text:p>81.5248050103021</text:p>
          </table:table-cell>
          <table:table-cell office:value-type="float" office:value="18.4609132247218" calcext:value-type="float">
            <text:p>18.4609132247218</text:p>
          </table:table-cell>
          <table:table-cell table:number-columns-repeated="2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1.5280093411515" calcext:value-type="float">
            <text:p>81.5280093411515</text:p>
          </table:table-cell>
          <table:table-cell office:value-type="float" office:value="18.4578517115222" calcext:value-type="float">
            <text:p>18.4578517115222</text:p>
          </table:table-cell>
          <table:table-cell table:number-columns-repeated="25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1.534481513601" calcext:value-type="float">
            <text:p>81.534481513601</text:p>
          </table:table-cell>
          <table:table-cell office:value-type="float" office:value="18.451520928546" calcext:value-type="float">
            <text:p>18.451520928546</text:p>
          </table:table-cell>
          <table:table-cell table:number-columns-repeated="2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1.5283674676957" calcext:value-type="float">
            <text:p>81.5283674676957</text:p>
          </table:table-cell>
          <table:table-cell office:value-type="float" office:value="18.4577749500298" calcext:value-type="float">
            <text:p>18.4577749500298</text:p>
          </table:table-cell>
          <table:table-cell table:number-columns-repeated="25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1.5350016012379" calcext:value-type="float">
            <text:p>81.5350016012379</text:p>
          </table:table-cell>
          <table:table-cell office:value-type="float" office:value="18.4512793923103" calcext:value-type="float">
            <text:p>18.4512793923103</text:p>
          </table:table-cell>
          <table:table-cell table:number-columns-repeated="2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1.5106568762309" calcext:value-type="float">
            <text:p>81.5106568762309</text:p>
          </table:table-cell>
          <table:table-cell office:value-type="float" office:value="18.4757613073819" calcext:value-type="float">
            <text:p>18.4757613073819</text:p>
          </table:table-cell>
          <table:table-cell table:number-columns-repeated="25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1.5024286143469" calcext:value-type="float">
            <text:p>81.5024286143469</text:p>
          </table:table-cell>
          <table:table-cell office:value-type="float" office:value="18.4841253874298" calcext:value-type="float">
            <text:p>18.4841253874298</text:p>
          </table:table-cell>
          <table:table-cell table:number-columns-repeated="2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81.5242464334666" calcext:value-type="float">
            <text:p>81.5242464334666</text:p>
          </table:table-cell>
          <table:table-cell office:value-type="float" office:value="18.4624420282923" calcext:value-type="float">
            <text:p>18.4624420282923</text:p>
          </table:table-cell>
          <table:table-cell table:number-columns-repeated="25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1.5446980201234" calcext:value-type="float">
            <text:p>81.5446980201234</text:p>
          </table:table-cell>
          <table:table-cell office:value-type="float" office:value="18.4421235570179" calcext:value-type="float">
            <text:p>18.4421235570179</text:p>
          </table:table-cell>
          <table:table-cell table:number-columns-repeated="2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81.5451851058562" calcext:value-type="float">
            <text:p>81.5451851058562</text:p>
          </table:table-cell>
          <table:table-cell office:value-type="float" office:value="18.4417682555136" calcext:value-type="float">
            <text:p>18.4417682555136</text:p>
          </table:table-cell>
          <table:table-cell table:number-columns-repeated="25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1.5324729808251" calcext:value-type="float">
            <text:p>81.5324729808251</text:p>
          </table:table-cell>
          <table:table-cell office:value-type="float" office:value="18.4546108469311" calcext:value-type="float">
            <text:p>18.4546108469311</text:p>
          </table:table-cell>
          <table:table-cell table:number-columns-repeated="2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81.4879218899853" calcext:value-type="float">
            <text:p>81.4879218899853</text:p>
          </table:table-cell>
          <table:table-cell office:value-type="float" office:value="18.4992910994933" calcext:value-type="float">
            <text:p>18.4992910994933</text:p>
          </table:table-cell>
          <table:table-cell table:number-columns-repeated="2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1.5028856030226" calcext:value-type="float">
            <text:p>81.5028856030226</text:p>
          </table:table-cell>
          <table:table-cell office:value-type="float" office:value="18.4844552565612" calcext:value-type="float">
            <text:p>18.4844552565612</text:p>
          </table:table-cell>
          <table:table-cell table:number-columns-repeated="2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1.5101917723731" calcext:value-type="float">
            <text:p>81.5101917723731</text:p>
          </table:table-cell>
          <table:table-cell office:value-type="float" office:value="18.4772756786149" calcext:value-type="float">
            <text:p>18.4772756786149</text:p>
          </table:table-cell>
          <table:table-cell table:number-columns-repeated="25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1.5302853853756" calcext:value-type="float">
            <text:p>81.5302853853756</text:p>
          </table:table-cell>
          <table:table-cell office:value-type="float" office:value="18.4573073911025" calcext:value-type="float">
            <text:p>18.4573073911025</text:p>
          </table:table-cell>
          <table:table-cell table:number-columns-repeated="2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81.5383591548985" calcext:value-type="float">
            <text:p>81.5383591548985</text:p>
          </table:table-cell>
          <table:table-cell office:value-type="float" office:value="18.4493576938148" calcext:value-type="float">
            <text:p>18.4493576938148</text:p>
          </table:table-cell>
          <table:table-cell table:number-columns-repeated="25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1.564929586338" calcext:value-type="float">
            <text:p>81.564929586338</text:p>
          </table:table-cell>
          <table:table-cell office:value-type="float" office:value="18.4229100938882" calcext:value-type="float">
            <text:p>18.4229100938882</text:p>
          </table:table-cell>
          <table:table-cell table:number-columns-repeated="2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1.585438482565" calcext:value-type="float">
            <text:p>81.585438482565</text:p>
          </table:table-cell>
          <table:table-cell office:value-type="float" office:value="18.4025228008589" calcext:value-type="float">
            <text:p>18.4025228008589</text:p>
          </table:table-cell>
          <table:table-cell table:number-columns-repeated="25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1.5918063199616" calcext:value-type="float">
            <text:p>81.5918063199616</text:p>
          </table:table-cell>
          <table:table-cell office:value-type="float" office:value="18.3962753506281" calcext:value-type="float">
            <text:p>18.3962753506281</text:p>
          </table:table-cell>
          <table:table-cell table:number-columns-repeated="2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1.5482225507101" calcext:value-type="float">
            <text:p>81.5482225507101</text:p>
          </table:table-cell>
          <table:table-cell office:value-type="float" office:value="18.4399783031737" calcext:value-type="float">
            <text:p>18.4399783031737</text:p>
          </table:table-cell>
          <table:table-cell table:number-columns-repeated="25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1.5061114300189" calcext:value-type="float">
            <text:p>81.5061114300189</text:p>
          </table:table-cell>
          <table:table-cell office:value-type="float" office:value="18.4822074153261" calcext:value-type="float">
            <text:p>18.4822074153261</text:p>
          </table:table-cell>
          <table:table-cell table:number-columns-repeated="2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1.4823782289978" calcext:value-type="float">
            <text:p>81.4823782289978</text:p>
          </table:table-cell>
          <table:table-cell office:value-type="float" office:value="18.5060574278937" calcext:value-type="float">
            <text:p>18.5060574278937</text:p>
          </table:table-cell>
          <table:table-cell table:number-columns-repeated="25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1.4465018151289" calcext:value-type="float">
            <text:p>81.4465018151289</text:p>
          </table:table-cell>
          <table:table-cell office:value-type="float" office:value="18.5420494851937" calcext:value-type="float">
            <text:p>18.5420494851937</text:p>
          </table:table-cell>
          <table:table-cell table:number-columns-repeated="2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1.4304452850413" calcext:value-type="float">
            <text:p>81.4304452850413</text:p>
          </table:table-cell>
          <table:table-cell office:value-type="float" office:value="18.5582205022781" calcext:value-type="float">
            <text:p>18.5582205022781</text:p>
          </table:table-cell>
          <table:table-cell table:number-columns-repeated="25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1.4234324988575" calcext:value-type="float">
            <text:p>81.4234324988575</text:p>
          </table:table-cell>
          <table:table-cell office:value-type="float" office:value="18.5653466305886" calcext:value-type="float">
            <text:p>18.5653466305886</text:p>
          </table:table-cell>
          <table:table-cell table:number-columns-repeated="2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1.4069821073869" calcext:value-type="float">
            <text:p>81.4069821073869</text:p>
          </table:table-cell>
          <table:table-cell office:value-type="float" office:value="18.5819092307647" calcext:value-type="float">
            <text:p>18.5819092307647</text:p>
          </table:table-cell>
          <table:table-cell table:number-columns-repeated="25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1.4047402433023" calcext:value-type="float">
            <text:p>81.4047402433023</text:p>
          </table:table-cell>
          <table:table-cell office:value-type="float" office:value="18.5842621814679" calcext:value-type="float">
            <text:p>18.5842621814679</text:p>
          </table:table-cell>
          <table:table-cell table:number-columns-repeated="2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1.415384198894" calcext:value-type="float">
            <text:p>81.415384198894</text:p>
          </table:table-cell>
          <table:table-cell office:value-type="float" office:value="18.5737282016285" calcext:value-type="float">
            <text:p>18.5737282016285</text:p>
          </table:table-cell>
          <table:table-cell table:number-columns-repeated="2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1.4396378510503" calcext:value-type="float">
            <text:p>81.4396378510503</text:p>
          </table:table-cell>
          <table:table-cell office:value-type="float" office:value="18.549583425467" calcext:value-type="float">
            <text:p>18.549583425467</text:p>
          </table:table-cell>
          <table:table-cell table:number-columns-repeated="2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81.4487708843045" calcext:value-type="float">
            <text:p>81.4487708843045</text:p>
          </table:table-cell>
          <table:table-cell office:value-type="float" office:value="18.5405581794476" calcext:value-type="float">
            <text:p>18.5405581794476</text:p>
          </table:table-cell>
          <table:table-cell table:number-columns-repeated="25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1.4612551856395" calcext:value-type="float">
            <text:p>81.4612551856395</text:p>
          </table:table-cell>
          <table:table-cell office:value-type="float" office:value="18.528180587475" calcext:value-type="float">
            <text:p>18.528180587475</text:p>
          </table:table-cell>
          <table:table-cell table:number-columns-repeated="2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1.4395420420672" calcext:value-type="float">
            <text:p>81.4395420420672</text:p>
          </table:table-cell>
          <table:table-cell office:value-type="float" office:value="18.5499993733163" calcext:value-type="float">
            <text:p>18.5499993733163</text:p>
          </table:table-cell>
          <table:table-cell table:number-columns-repeated="25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1.4325344844433" calcext:value-type="float">
            <text:p>81.4325344844433</text:p>
          </table:table-cell>
          <table:table-cell office:value-type="float" office:value="18.5571115167863" calcext:value-type="float">
            <text:p>18.5571115167863</text:p>
          </table:table-cell>
          <table:table-cell table:number-columns-repeated="2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81.4148193090904" calcext:value-type="float">
            <text:p>81.4148193090904</text:p>
          </table:table-cell>
          <table:table-cell office:value-type="float" office:value="18.5749302321269" calcext:value-type="float">
            <text:p>18.5749302321269</text:p>
          </table:table-cell>
          <table:table-cell table:number-columns-repeated="25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1.4041901775831" calcext:value-type="float">
            <text:p>81.4041901775831</text:p>
          </table:table-cell>
          <table:table-cell office:value-type="float" office:value="18.585661868222" calcext:value-type="float">
            <text:p>18.585661868222</text:p>
          </table:table-cell>
          <table:table-cell table:number-columns-repeated="2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81.4117857027079" calcext:value-type="float">
            <text:p>81.4117857027079</text:p>
          </table:table-cell>
          <table:table-cell office:value-type="float" office:value="18.5781678226392" calcext:value-type="float">
            <text:p>18.5781678226392</text:p>
          </table:table-cell>
          <table:table-cell table:number-columns-repeated="25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1.4305290354825" calcext:value-type="float">
            <text:p>81.4305290354825</text:p>
          </table:table-cell>
          <table:table-cell office:value-type="float" office:value="18.5595249546111" calcext:value-type="float">
            <text:p>18.5595249546111</text:p>
          </table:table-cell>
          <table:table-cell table:number-columns-repeated="2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1.4162237451276" calcext:value-type="float">
            <text:p>81.4162237451276</text:p>
          </table:table-cell>
          <table:table-cell office:value-type="float" office:value="18.573929705065" calcext:value-type="float">
            <text:p>18.573929705065</text:p>
          </table:table-cell>
          <table:table-cell table:number-columns-repeated="25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1.4134310167203" calcext:value-type="float">
            <text:p>81.4134310167203</text:p>
          </table:table-cell>
          <table:table-cell office:value-type="float" office:value="18.5768208989704" calcext:value-type="float">
            <text:p>18.5768208989704</text:p>
          </table:table-cell>
          <table:table-cell table:number-columns-repeated="2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81.3788242656082" calcext:value-type="float">
            <text:p>81.3788242656082</text:p>
          </table:table-cell>
          <table:table-cell office:value-type="float" office:value="18.6115251309256" calcext:value-type="float">
            <text:p>18.6115251309256</text:p>
          </table:table-cell>
          <table:table-cell table:number-columns-repeated="25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1.3655900395726" calcext:value-type="float">
            <text:p>81.3655900395726</text:p>
          </table:table-cell>
          <table:table-cell office:value-type="float" office:value="18.6248558629959" calcext:value-type="float">
            <text:p>18.6248558629959</text:p>
          </table:table-cell>
          <table:table-cell table:number-columns-repeated="2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81.3497180726949" calcext:value-type="float">
            <text:p>81.3497180726949</text:p>
          </table:table-cell>
          <table:table-cell office:value-type="float" office:value="18.6408233708479" calcext:value-type="float">
            <text:p>18.6408233708479</text:p>
          </table:table-cell>
          <table:table-cell table:number-columns-repeated="25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1.3068091272621" calcext:value-type="float">
            <text:p>81.3068091272621</text:p>
          </table:table-cell>
          <table:table-cell office:value-type="float" office:value="18.6838269018453" calcext:value-type="float">
            <text:p>18.6838269018453</text:p>
          </table:table-cell>
          <table:table-cell table:number-columns-repeated="2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1.2584469183424" calcext:value-type="float">
            <text:p>81.2584469183424</text:p>
          </table:table-cell>
          <table:table-cell office:value-type="float" office:value="18.7322827504739" calcext:value-type="float">
            <text:p>18.7322827504739</text:p>
          </table:table-cell>
          <table:table-cell table:number-columns-repeated="25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1.2533337135268" calcext:value-type="float">
            <text:p>81.2533337135268</text:p>
          </table:table-cell>
          <table:table-cell office:value-type="float" office:value="18.7374886586013" calcext:value-type="float">
            <text:p>18.7374886586013</text:p>
          </table:table-cell>
          <table:table-cell table:number-columns-repeated="2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1.2147365466043" calcext:value-type="float">
            <text:p>81.2147365466043</text:p>
          </table:table-cell>
          <table:table-cell office:value-type="float" office:value="18.7761776018026" calcext:value-type="float">
            <text:p>18.7761776018026</text:p>
          </table:table-cell>
          <table:table-cell table:number-columns-repeated="25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1.1925300095406" calcext:value-type="float">
            <text:p>81.1925300095406</text:p>
          </table:table-cell>
          <table:table-cell office:value-type="float" office:value="18.7984749973822" calcext:value-type="float">
            <text:p>18.7984749973822</text:p>
          </table:table-cell>
          <table:table-cell table:number-columns-repeated="2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81.1980204397823" calcext:value-type="float">
            <text:p>81.1980204397823</text:p>
          </table:table-cell>
          <table:table-cell office:value-type="float" office:value="18.7930745170713" calcext:value-type="float">
            <text:p>18.7930745170713</text:p>
          </table:table-cell>
          <table:table-cell table:number-columns-repeated="2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1.201758392566" calcext:value-type="float">
            <text:p>81.201758392566</text:p>
          </table:table-cell>
          <table:table-cell office:value-type="float" office:value="18.789425614719" calcext:value-type="float">
            <text:p>18.789425614719</text:p>
          </table:table-cell>
          <table:table-cell table:number-columns-repeated="2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81.2114462349969" calcext:value-type="float">
            <text:p>81.2114462349969</text:p>
          </table:table-cell>
          <table:table-cell office:value-type="float" office:value="18.7798259322152" calcext:value-type="float">
            <text:p>18.7798259322152</text:p>
          </table:table-cell>
          <table:table-cell table:number-columns-repeated="25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1.2147163880316" calcext:value-type="float">
            <text:p>81.2147163880316</text:p>
          </table:table-cell>
          <table:table-cell office:value-type="float" office:value="18.7766430575084" calcext:value-type="float">
            <text:p>18.7766430575084</text:p>
          </table:table-cell>
          <table:table-cell table:number-columns-repeated="2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81.222620638033" calcext:value-type="float">
            <text:p>81.222620638033</text:p>
          </table:table-cell>
          <table:table-cell office:value-type="float" office:value="18.7688252130516" calcext:value-type="float">
            <text:p>18.7688252130516</text:p>
          </table:table-cell>
          <table:table-cell table:number-columns-repeated="25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1.2165168806323" calcext:value-type="float">
            <text:p>81.2165168806323</text:p>
          </table:table-cell>
          <table:table-cell office:value-type="float" office:value="18.7750145119415" calcext:value-type="float">
            <text:p>18.7750145119415</text:p>
          </table:table-cell>
          <table:table-cell table:number-columns-repeated="2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1.232769942389" calcext:value-type="float">
            <text:p>81.232769942389</text:p>
          </table:table-cell>
          <table:table-cell office:value-type="float" office:value="18.7588461362591" calcext:value-type="float">
            <text:p>18.7588461362591</text:p>
          </table:table-cell>
          <table:table-cell table:number-columns-repeated="25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1.2039180264408" calcext:value-type="float">
            <text:p>81.2039180264408</text:p>
          </table:table-cell>
          <table:table-cell office:value-type="float" office:value="18.7877818914207" calcext:value-type="float">
            <text:p>18.7877818914207</text:p>
          </table:table-cell>
          <table:table-cell table:number-columns-repeated="2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1.2260497004478" calcext:value-type="float">
            <text:p>81.2260497004478</text:p>
          </table:table-cell>
          <table:table-cell office:value-type="float" office:value="18.7657332182351" calcext:value-type="float">
            <text:p>18.7657332182351</text:p>
          </table:table-cell>
          <table:table-cell table:number-columns-repeated="25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1.2407612136215" calcext:value-type="float">
            <text:p>81.2407612136215</text:p>
          </table:table-cell>
          <table:table-cell office:value-type="float" office:value="18.7511038758747" calcext:value-type="float">
            <text:p>18.7511038758747</text:p>
          </table:table-cell>
          <table:table-cell table:number-columns-repeated="2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1.2577374877412" calcext:value-type="float">
            <text:p>81.2577374877412</text:p>
          </table:table-cell>
          <table:table-cell office:value-type="float" office:value="18.73420895086" calcext:value-type="float">
            <text:p>18.73420895086</text:p>
          </table:table-cell>
          <table:table-cell table:number-columns-repeated="25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1.2649570671785" calcext:value-type="float">
            <text:p>81.2649570671785</text:p>
          </table:table-cell>
          <table:table-cell office:value-type="float" office:value="18.7270699070367" calcext:value-type="float">
            <text:p>18.7270699070367</text:p>
          </table:table-cell>
          <table:table-cell table:number-columns-repeated="2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1.2254167402042" calcext:value-type="float">
            <text:p>81.2254167402042</text:p>
          </table:table-cell>
          <table:table-cell office:value-type="float" office:value="18.7666899642688" calcext:value-type="float">
            <text:p>18.7666899642688</text:p>
          </table:table-cell>
          <table:table-cell table:number-columns-repeated="25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1.1912374391123" calcext:value-type="float">
            <text:p>81.1912374391123</text:p>
          </table:table-cell>
          <table:table-cell office:value-type="float" office:value="18.800948198316" calcext:value-type="float">
            <text:p>18.800948198316</text:p>
          </table:table-cell>
          <table:table-cell table:number-columns-repeated="2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1.1565527874935" calcext:value-type="float">
            <text:p>81.1565527874935</text:p>
          </table:table-cell>
          <table:table-cell office:value-type="float" office:value="18.8357109935605" calcext:value-type="float">
            <text:p>18.8357109935605</text:p>
          </table:table-cell>
          <table:table-cell table:number-columns-repeated="25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1.1416446412341" calcext:value-type="float">
            <text:p>81.1416446412341</text:p>
          </table:table-cell>
          <table:table-cell office:value-type="float" office:value="18.8506965020093" calcext:value-type="float">
            <text:p>18.8506965020093</text:p>
          </table:table-cell>
          <table:table-cell table:number-columns-repeated="2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1.1431957758692" calcext:value-type="float">
            <text:p>81.1431957758692</text:p>
          </table:table-cell>
          <table:table-cell office:value-type="float" office:value="18.8492219559419" calcext:value-type="float">
            <text:p>18.8492219559419</text:p>
          </table:table-cell>
          <table:table-cell table:number-columns-repeated="25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1.1384648490383" calcext:value-type="float">
            <text:p>81.1384648490383</text:p>
          </table:table-cell>
          <table:table-cell office:value-type="float" office:value="18.8540287054546" calcext:value-type="float">
            <text:p>18.8540287054546</text:p>
          </table:table-cell>
          <table:table-cell table:number-columns-repeated="2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81.1008591208564" calcext:value-type="float">
            <text:p>81.1008591208564</text:p>
          </table:table-cell>
          <table:table-cell office:value-type="float" office:value="18.8917094980916" calcext:value-type="float">
            <text:p>18.8917094980916</text:p>
          </table:table-cell>
          <table:table-cell table:number-columns-repeated="25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1.0609676958604" calcext:value-type="float">
            <text:p>81.0609676958604</text:p>
          </table:table-cell>
          <table:table-cell office:value-type="float" office:value="18.9316752368981" calcext:value-type="float">
            <text:p>18.9316752368981</text:p>
          </table:table-cell>
          <table:table-cell table:number-columns-repeated="2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81.0692769378207" calcext:value-type="float">
            <text:p>81.0692769378207</text:p>
          </table:table-cell>
          <table:table-cell office:value-type="float" office:value="18.9234395656102" calcext:value-type="float">
            <text:p>18.9234395656102</text:p>
          </table:table-cell>
          <table:table-cell table:number-columns-repeated="25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1.0490033301192" calcext:value-type="float">
            <text:p>81.0490033301192</text:p>
          </table:table-cell>
          <table:table-cell office:value-type="float" office:value="18.9437860082775" calcext:value-type="float">
            <text:p>18.9437860082775</text:p>
          </table:table-cell>
          <table:table-cell table:number-columns-repeated="2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1.036297230336" calcext:value-type="float">
            <text:p>81.036297230336</text:p>
          </table:table-cell>
          <table:table-cell office:value-type="float" office:value="18.9565642146767" calcext:value-type="float">
            <text:p>18.9565642146767</text:p>
          </table:table-cell>
          <table:table-cell table:number-columns-repeated="25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1.0465224933267" calcext:value-type="float">
            <text:p>81.0465224933267</text:p>
          </table:table-cell>
          <table:table-cell office:value-type="float" office:value="18.9464103372358" calcext:value-type="float">
            <text:p>18.9464103372358</text:p>
          </table:table-cell>
          <table:table-cell table:number-columns-repeated="2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81.061745341788" calcext:value-type="float">
            <text:p>81.061745341788</text:p>
          </table:table-cell>
          <table:table-cell office:value-type="float" office:value="18.931258160469" calcext:value-type="float">
            <text:p>18.931258160469</text:p>
          </table:table-cell>
          <table:table-cell table:number-columns-repeated="25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1.0729363990084" calcext:value-type="float">
            <text:p>81.0729363990084</text:p>
          </table:table-cell>
          <table:table-cell office:value-type="float" office:value="18.920137068226" calcext:value-type="float">
            <text:p>18.920137068226</text:p>
          </table:table-cell>
          <table:table-cell table:number-columns-repeated="2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81.0562449753977" calcext:value-type="float">
            <text:p>81.0562449753977</text:p>
          </table:table-cell>
          <table:table-cell office:value-type="float" office:value="18.9368977571643" calcext:value-type="float">
            <text:p>18.9368977571643</text:p>
          </table:table-cell>
          <table:table-cell table:number-columns-repeated="25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1.0752914641912" calcext:value-type="float">
            <text:p>81.0752914641912</text:p>
          </table:table-cell>
          <table:table-cell office:value-type="float" office:value="18.9179198410452" calcext:value-type="float">
            <text:p>18.9179198410452</text:p>
          </table:table-cell>
          <table:table-cell table:number-columns-repeated="2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81.126876211887" calcext:value-type="float">
            <text:p>81.126876211887</text:p>
          </table:table-cell>
          <table:table-cell office:value-type="float" office:value="18.8664029802971" calcext:value-type="float">
            <text:p>18.8664029802971</text:p>
          </table:table-cell>
          <table:table-cell table:number-columns-repeated="25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1.1470681239254" calcext:value-type="float">
            <text:p>81.1470681239254</text:p>
          </table:table-cell>
          <table:table-cell office:value-type="float" office:value="18.8462782763368" calcext:value-type="float">
            <text:p>18.8462782763368</text:p>
          </table:table-cell>
          <table:table-cell table:number-columns-repeated="2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1.1763054072879" calcext:value-type="float">
            <text:p>81.1763054072879</text:p>
          </table:table-cell>
          <table:table-cell office:value-type="float" office:value="18.8171075289717" calcext:value-type="float">
            <text:p>18.8171075289717</text:p>
          </table:table-cell>
          <table:table-cell table:number-columns-repeated="25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1.1750686690045" calcext:value-type="float">
            <text:p>81.1750686690045</text:p>
          </table:table-cell>
          <table:table-cell office:value-type="float" office:value="18.8184101378925" calcext:value-type="float">
            <text:p>18.8184101378925</text:p>
          </table:table-cell>
          <table:table-cell table:number-columns-repeated="2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1.1861027924411" calcext:value-type="float">
            <text:p>81.1861027924411</text:p>
          </table:table-cell>
          <table:table-cell office:value-type="float" office:value="18.807441226387" calcext:value-type="float">
            <text:p>18.807441226387</text:p>
          </table:table-cell>
          <table:table-cell table:number-columns-repeated="25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1.2018279714132" calcext:value-type="float">
            <text:p>81.2018279714132</text:p>
          </table:table-cell>
          <table:table-cell office:value-type="float" office:value="18.7917806072265" calcext:value-type="float">
            <text:p>18.7917806072265</text:p>
          </table:table-cell>
          <table:table-cell table:number-columns-repeated="2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81.2055991653833" calcext:value-type="float">
            <text:p>81.2055991653833</text:p>
          </table:table-cell>
          <table:table-cell office:value-type="float" office:value="18.7880733274701" calcext:value-type="float">
            <text:p>18.7880733274701</text:p>
          </table:table-cell>
          <table:table-cell table:number-columns-repeated="25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1.2006083911207" calcext:value-type="float">
            <text:p>81.2006083911207</text:p>
          </table:table-cell>
          <table:table-cell office:value-type="float" office:value="18.7931273768041" calcext:value-type="float">
            <text:p>18.7931273768041</text:p>
          </table:table-cell>
          <table:table-cell table:number-columns-repeated="2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1.2124118310191" calcext:value-type="float">
            <text:p>81.2124118310191</text:p>
          </table:table-cell>
          <table:table-cell office:value-type="float" office:value="18.7813865792265" calcext:value-type="float">
            <text:p>18.7813865792265</text:p>
          </table:table-cell>
          <table:table-cell table:number-columns-repeated="25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1.2254625378837" calcext:value-type="float">
            <text:p>81.2254625378837</text:p>
          </table:table-cell>
          <table:table-cell office:value-type="float" office:value="18.7683978882594" calcext:value-type="float">
            <text:p>18.7683978882594</text:p>
          </table:table-cell>
          <table:table-cell table:number-columns-repeated="2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81.2222264801441" calcext:value-type="float">
            <text:p>81.2222264801441</text:p>
          </table:table-cell>
          <table:table-cell office:value-type="float" office:value="18.7716953417376" calcext:value-type="float">
            <text:p>18.7716953417376</text:p>
          </table:table-cell>
          <table:table-cell table:number-columns-repeated="25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1.1999201817292" calcext:value-type="float">
            <text:p>81.1999201817292</text:p>
          </table:table-cell>
          <table:table-cell office:value-type="float" office:value="18.7940624219336" calcext:value-type="float">
            <text:p>18.7940624219336</text:p>
          </table:table-cell>
          <table:table-cell table:number-columns-repeated="2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81.2084338004247" calcext:value-type="float">
            <text:p>81.2084338004247</text:p>
          </table:table-cell>
          <table:table-cell office:value-type="float" office:value="18.7856089772015" calcext:value-type="float">
            <text:p>18.7856089772015</text:p>
          </table:table-cell>
          <table:table-cell table:number-columns-repeated="25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1.2188037705145" calcext:value-type="float">
            <text:p>81.2188037705145</text:p>
          </table:table-cell>
          <table:table-cell office:value-type="float" office:value="18.7752985793355" calcext:value-type="float">
            <text:p>18.7752985793355</text:p>
          </table:table-cell>
          <table:table-cell table:number-columns-repeated="2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81.2534834822293" calcext:value-type="float">
            <text:p>81.2534834822293</text:p>
          </table:table-cell>
          <table:table-cell office:value-type="float" office:value="18.7406778441221" calcext:value-type="float">
            <text:p>18.7406778441221</text:p>
          </table:table-cell>
          <table:table-cell table:number-columns-repeated="25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1.2499938735377" calcext:value-type="float">
            <text:p>81.2499938735377</text:p>
          </table:table-cell>
          <table:table-cell office:value-type="float" office:value="18.7442258395503" calcext:value-type="float">
            <text:p>18.7442258395503</text:p>
          </table:table-cell>
          <table:table-cell table:number-columns-repeated="2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81.2432682130175" calcext:value-type="float">
            <text:p>81.2432682130175</text:p>
          </table:table-cell>
          <table:table-cell office:value-type="float" office:value="18.7510093029395" calcext:value-type="float">
            <text:p>18.7510093029395</text:p>
          </table:table-cell>
          <table:table-cell table:number-columns-repeated="25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1.2292648502591" calcext:value-type="float">
            <text:p>81.2292648502591</text:p>
          </table:table-cell>
          <table:table-cell office:value-type="float" office:value="18.7650698905384" calcext:value-type="float">
            <text:p>18.7650698905384</text:p>
          </table:table-cell>
          <table:table-cell table:number-columns-repeated="2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81.2115667963511" calcext:value-type="float">
            <text:p>81.2115667963511</text:p>
          </table:table-cell>
          <table:table-cell office:value-type="float" office:value="18.7828245970384" calcext:value-type="float">
            <text:p>18.7828245970384</text:p>
          </table:table-cell>
          <table:table-cell table:number-columns-repeated="25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1.1903358468862" calcext:value-type="float">
            <text:p>81.1903358468862</text:p>
          </table:table-cell>
          <table:table-cell office:value-type="float" office:value="18.8041116325694" calcext:value-type="float">
            <text:p>18.8041116325694</text:p>
          </table:table-cell>
          <table:table-cell table:number-columns-repeated="2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1.2189730289579" calcext:value-type="float">
            <text:p>81.2189730289579</text:p>
          </table:table-cell>
          <table:table-cell office:value-type="float" office:value="18.7755299757032" calcext:value-type="float">
            <text:p>18.7755299757032</text:p>
          </table:table-cell>
          <table:table-cell table:number-columns-repeated="25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1.2472088305832" calcext:value-type="float">
            <text:p>81.2472088305832</text:p>
          </table:table-cell>
          <table:table-cell office:value-type="float" office:value="18.7473491440312" calcext:value-type="float">
            <text:p>18.7473491440312</text:p>
          </table:table-cell>
          <table:table-cell table:number-columns-repeated="2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81.287449920572" calcext:value-type="float">
            <text:p>81.287449920572</text:p>
          </table:table-cell>
          <table:table-cell office:value-type="float" office:value="18.7071624742964" calcext:value-type="float">
            <text:p>18.7071624742964</text:p>
          </table:table-cell>
          <table:table-cell table:number-columns-repeated="25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1.3128107154839" calcext:value-type="float">
            <text:p>81.3128107154839</text:p>
          </table:table-cell>
          <table:table-cell office:value-type="float" office:value="18.6818555554357" calcext:value-type="float">
            <text:p>18.6818555554357</text:p>
          </table:table-cell>
          <table:table-cell table:number-columns-repeated="2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81.3212906485301" calcext:value-type="float">
            <text:p>81.3212906485301</text:p>
          </table:table-cell>
          <table:table-cell office:value-type="float" office:value="18.6734289596804" calcext:value-type="float">
            <text:p>18.6734289596804</text:p>
          </table:table-cell>
          <table:table-cell table:number-columns-repeated="25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1.3132725472395" calcext:value-type="float">
            <text:p>81.3132725472395</text:p>
          </table:table-cell>
          <table:table-cell office:value-type="float" office:value="18.6814998648888" calcext:value-type="float">
            <text:p>18.6814998648888</text:p>
          </table:table-cell>
          <table:table-cell table:number-columns-repeated="2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81.3154807308581" calcext:value-type="float">
            <text:p>81.3154807308581</text:p>
          </table:table-cell>
          <table:table-cell office:value-type="float" office:value="18.679343957149" calcext:value-type="float">
            <text:p>18.679343957149</text:p>
          </table:table-cell>
          <table:table-cell table:number-columns-repeated="25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1.3448456085889" calcext:value-type="float">
            <text:p>81.3448456085889</text:p>
          </table:table-cell>
          <table:table-cell office:value-type="float" office:value="18.6500308325381" calcext:value-type="float">
            <text:p>18.6500308325381</text:p>
          </table:table-cell>
          <table:table-cell table:number-columns-repeated="2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81.3704776122731" calcext:value-type="float">
            <text:p>81.3704776122731</text:p>
          </table:table-cell>
          <table:table-cell office:value-type="float" office:value="18.6244500644426" calcext:value-type="float">
            <text:p>18.6244500644426</text:p>
          </table:table-cell>
          <table:table-cell table:number-columns-repeated="25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1.3885036053811" calcext:value-type="float">
            <text:p>81.3885036053811</text:p>
          </table:table-cell>
          <table:table-cell office:value-type="float" office:value="18.6064747945674" calcext:value-type="float">
            <text:p>18.6064747945674</text:p>
          </table:table-cell>
          <table:table-cell table:number-columns-repeated="2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81.4037642979705" calcext:value-type="float">
            <text:p>81.4037642979705</text:p>
          </table:table-cell>
          <table:table-cell office:value-type="float" office:value="18.5912643179785" calcext:value-type="float">
            <text:p>18.5912643179785</text:p>
          </table:table-cell>
          <table:table-cell table:number-columns-repeated="25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1.4201505951404" calcext:value-type="float">
            <text:p>81.4201505951404</text:p>
          </table:table-cell>
          <table:table-cell office:value-type="float" office:value="18.5749277346491" calcext:value-type="float">
            <text:p>18.5749277346491</text:p>
          </table:table-cell>
          <table:table-cell table:number-columns-repeated="2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1.4447400211789" calcext:value-type="float">
            <text:p>81.4447400211789</text:p>
          </table:table-cell>
          <table:table-cell office:value-type="float" office:value="18.5503875253127" calcext:value-type="float">
            <text:p>18.5503875253127</text:p>
          </table:table-cell>
          <table:table-cell table:number-columns-repeated="25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1.4676131951298" calcext:value-type="float">
            <text:p>81.4676131951298</text:p>
          </table:table-cell>
          <table:table-cell office:value-type="float" office:value="18.5275630758969" calcext:value-type="float">
            <text:p>18.5275630758969</text:p>
          </table:table-cell>
          <table:table-cell table:number-columns-repeated="2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1.4589072124323" calcext:value-type="float">
            <text:p>81.4589072124323</text:p>
          </table:table-cell>
          <table:table-cell office:value-type="float" office:value="18.5363172958842" calcext:value-type="float">
            <text:p>18.5363172958842</text:p>
          </table:table-cell>
          <table:table-cell table:number-columns-repeated="2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1.4504123231334" calcext:value-type="float">
            <text:p>81.4504123231334</text:p>
          </table:table-cell>
          <table:table-cell office:value-type="float" office:value="18.5448599400999" calcext:value-type="float">
            <text:p>18.5448599400999</text:p>
          </table:table-cell>
          <table:table-cell table:number-columns-repeated="2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81.4725418632684" calcext:value-type="float">
            <text:p>81.4725418632684</text:p>
          </table:table-cell>
          <table:table-cell office:value-type="float" office:value="18.5227776773325" calcext:value-type="float">
            <text:p>18.5227776773325</text:p>
          </table:table-cell>
          <table:table-cell table:number-columns-repeated="25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1.4692918544718" calcext:value-type="float">
            <text:p>81.4692918544718</text:p>
          </table:table-cell>
          <table:table-cell office:value-type="float" office:value="18.5260744907231" calcext:value-type="float">
            <text:p>18.5260744907231</text:p>
          </table:table-cell>
          <table:table-cell table:number-columns-repeated="2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1.4927190403657" calcext:value-type="float">
            <text:p>81.4927190403657</text:p>
          </table:table-cell>
          <table:table-cell office:value-type="float" office:value="18.5026936413773" calcext:value-type="float">
            <text:p>18.5026936413773</text:p>
          </table:table-cell>
          <table:table-cell table:number-columns-repeated="25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1.4966504107561" calcext:value-type="float">
            <text:p>81.4966504107561</text:p>
          </table:table-cell>
          <table:table-cell office:value-type="float" office:value="18.4988081441695" calcext:value-type="float">
            <text:p>18.4988081441695</text:p>
          </table:table-cell>
          <table:table-cell table:number-columns-repeated="2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81.4751347882607" calcext:value-type="float">
            <text:p>81.4751347882607</text:p>
          </table:table-cell>
          <table:table-cell office:value-type="float" office:value="18.5203691811157" calcext:value-type="float">
            <text:p>18.5203691811157</text:p>
          </table:table-cell>
          <table:table-cell table:number-columns-repeated="25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1.4359516221962" calcext:value-type="float">
            <text:p>81.4359516221962</text:p>
          </table:table-cell>
          <table:table-cell office:value-type="float" office:value="18.5595973074863" calcext:value-type="float">
            <text:p>18.5595973074863</text:p>
          </table:table-cell>
          <table:table-cell table:number-columns-repeated="2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1.4061665740594" calcext:value-type="float">
            <text:p>81.4061665740594</text:p>
          </table:table-cell>
          <table:table-cell office:value-type="float" office:value="18.5894268663264" calcext:value-type="float">
            <text:p>18.5894268663264</text:p>
          </table:table-cell>
          <table:table-cell table:number-columns-repeated="2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1.412884129098" calcext:value-type="float">
            <text:p>81.412884129098</text:p>
          </table:table-cell>
          <table:table-cell office:value-type="float" office:value="18.5827533768839" calcext:value-type="float">
            <text:p>18.5827533768839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04T01:01:48.172977833</dc:date>
    <meta:editing-duration>PT3M13S</meta:editing-duration>
    <meta:editing-cycles>2</meta:editing-cycles>
    <meta:generator>LibreOffice/6.4.6.2$Linux_X86_64 LibreOffice_project/40$Build-2</meta:generator>
    <meta:document-statistic meta:table-count="2" meta:cell-count="111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3.952cm" style:legend-expansion="high" chart:style-name="ch2"/>
        <chart:plot-area chart:style-name="ch3" table:cell-range-address="Sheet2.A1:Sheet2.C1003" chart:data-source-has-labels="row" svg:x="1.331cm" svg:y="0.18cm" svg:width="11.973cm" svg:height="7.659cm">
          <chartooo:coordinate-region svg:x="1.952cm" svg:y="0.379cm" svg:width="10.794cm" svg:height="6.813cm"/>
          <chart:axis chart:dimension="x" chart:name="primary-x" chart:style-name="ch4">
            <chart:title svg:x="6.757cm" svg:y="8.019cm" chart:style-name="ch5">
              <text:p>rounds</text:p>
            </chart:title>
          </chart:axis>
          <chart:axis chart:dimension="y" chart:name="primary-y" chart:style-name="ch4">
            <chart:title svg:x="0.451cm" svg:y="4.635cm" chart:style-name="ch6">
              <text:p>% posts</text:p>
            </chart:title>
            <chart:grid chart:style-name="ch7" chart:class="major"/>
          </chart:axis>
          <chart:series chart:style-name="ch8" chart:values-cell-range-address="Sheet2.B2:Sheet2.B1003" chart:label-cell-address="Sheet2.B1:Sheet2.B1" chart:class="chart:scatter">
            <chart:domain table:cell-range-address="Sheet2.A2:Sheet2.A1003"/>
            <chart:data-point chart:repeated="1002"/>
          </chart:series>
          <chart:series chart:style-name="ch9" chart:values-cell-range-address="Sheet2.C2:Sheet2.C1003" chart:label-cell-address="Sheet2.C1:Sheet2.C1" chart:class="chart:scatter">
            <chart:data-point chart:repeated="100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</text:p>
                <draw:g>
                  <svg:desc>Sheet2.B1:Sheet2.B1</svg:desc>
                </draw:g>
              </table:table-cell>
              <table:table-cell office:value-type="string">
                <text:p>hater</text:p>
                <draw:g>
                  <svg:desc>Sheet2.C1:Sheet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2:Sheet2.A1003</svg:desc>
                </draw:g>
              </table:table-cell>
              <table:table-cell office:value-type="float" office:value="0">
                <text:p>0</text:p>
                <draw:g>
                  <svg:desc>Sheet2.B2:Sheet2.B1003</svg:desc>
                </draw:g>
              </table:table-cell>
              <table:table-cell office:value-type="float" office:value="0">
                <text:p>0</text:p>
                <draw:g>
                  <svg:desc>Sheet2.C2:Sheet2.C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9701">
                <text:p>1.97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950399">
                <text:p>1.95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93089501">
                <text:p>2.930895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9015860599">
                <text:p>3.901586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862570199301">
                <text:p>4.862570199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.813944497308">
                <text:p>5.813944497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6.75580505233492">
                <text:p>6.755805052334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68824700181157">
                <text:p>7.68824700181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.61136453179345">
                <text:p>8.61136453179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52525088647552">
                <text:p>9.52525088647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.4299983776108">
                <text:p>10.4299983776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.3256983938347">
                <text:p>11.3256983938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2.2124414098963">
                <text:p>12.2124414098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3.0903169957974">
                <text:p>13.0903169957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.9594138258394">
                <text:p>13.959413825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.819819687581">
                <text:p>14.819819687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6716214907052">
                <text:p>15.6716214907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6.5149052757981">
                <text:p>16.5149052757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7.3497562230401">
                <text:p>17.3497562230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.1762586608097">
                <text:p>18.1762586608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.9944960742016">
                <text:p>18.9944960742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.8045511134596">
                <text:p>19.8045511134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0.606505602325">
                <text:p>20.606505602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.4004405463018">
                <text:p>21.4004405463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2.1864361408388">
                <text:p>22.1864361408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.9645717794304">
                <text:p>22.964571779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3.7349260616361">
                <text:p>23.7349260616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4.4975768010197">
                <text:p>24.4975768010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.2526010330095">
                <text:p>25.2526010330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.0000750226794">
                <text:p>26.000075022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6.7400742724526">
                <text:p>26.7400742724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7.4726735297281">
                <text:p>27.4726735297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8.1979467944308">
                <text:p>28.1979467944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8.9159673264865">
                <text:p>28.9159673264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9.6268076532216">
                <text:p>29.6268076532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0.3305395766894">
                <text:p>30.3305395766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1.0272341809225">
                <text:p>31.0272341809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1.7169618391133">
                <text:p>31.7169618391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2.3997922207222">
                <text:p>32.3997922207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3.075794298515">
                <text:p>33.0757942985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3.7450363555298">
                <text:p>33.7450363555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4.4075859919745">
                <text:p>34.40758599197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5.0635101320548">
                <text:p>35.06351013205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5.7128750307342">
                <text:p>35.7128750307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6.3557462804269">
                <text:p>36.3557462804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6.9921888176226">
                <text:p>36.9921888176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7.6222669294464">
                <text:p>37.6222669294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8.2460442601519">
                <text:p>38.24604426015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8.8635838175504">
                <text:p>38.86358381755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9.4749479793749">
                <text:p>39.4749479793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0.0801984995811">
                <text:p>40.0801984995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0.6793965145853">
                <text:p>40.6793965145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1.2726025494395">
                <text:p>41.2726025494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1.8598765239451">
                <text:p>41.8598765239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2.4412777587056">
                <text:p>42.4412777587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3.0168649811186">
                <text:p>43.0168649811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3.5866963313074">
                <text:p>43.58669633130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4.1508293679943">
                <text:p>44.1508293679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4.7093210743144">
                <text:p>44.7093210743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5.2622278635712">
                <text:p>45.26222786357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5.8096055849355">
                <text:p>45.8096055849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6.3515095290862">
                <text:p>46.3515095290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6.8879944337953">
                <text:p>46.8879944337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7.4191144894573">
                <text:p>47.4191144894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7.9449233445628">
                <text:p>47.94492334456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8.4654741111171">
                <text:p>48.4654741111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8.9437823329689">
                <text:p>48.9437823329689</text:p>
              </table:table-cell>
              <table:table-cell office:value-type="float" office:value="0.0370370370370371">
                <text:p>0.03703703703703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.4173074726022">
                <text:p>49.4173074726022</text:p>
              </table:table-cell>
              <table:table-cell office:value-type="float" office:value="0.0737037037037038">
                <text:p>0.07370370370370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9.8846728594146">
                <text:p>49.8846728594146</text:p>
              </table:table-cell>
              <table:table-cell office:value-type="float" office:value="0.111428205128205">
                <text:p>0.1114282051282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50.3302705752649">
                <text:p>50.3302705752649</text:p>
              </table:table-cell>
              <table:table-cell office:value-type="float" office:value="0.165869478632479">
                <text:p>0.1658694786324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0.7769678695123">
                <text:p>50.7769678695123</text:p>
              </table:table-cell>
              <table:table-cell office:value-type="float" office:value="0.214210783846154">
                <text:p>0.214210783846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1.2257199299476">
                <text:p>51.2257199299476</text:p>
              </table:table-cell>
              <table:table-cell office:value-type="float" office:value="0.255546936877258">
                <text:p>0.2555469368772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1.6801293973148">
                <text:p>51.6801293973148</text:p>
              </table:table-cell>
              <table:table-cell office:value-type="float" office:value="0.286324800841818">
                <text:p>0.2863248008418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2.1330250730386">
                <text:p>52.1330250730386</text:p>
              </table:table-cell>
              <table:table-cell office:value-type="float" office:value="0.313764583136431">
                <text:p>0.313764583136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2.5616948223082">
                <text:p>52.5616948223082</text:p>
              </table:table-cell>
              <table:table-cell office:value-type="float" office:value="0.360626937305066">
                <text:p>0.360626937305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2.9990408370481">
                <text:p>52.9990408370481</text:p>
              </table:table-cell>
              <table:table-cell office:value-type="float" office:value="0.394057704969053">
                <text:p>0.394057704969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3.4255721678081">
                <text:p>53.4255721678081</text:p>
              </table:table-cell>
              <table:table-cell office:value-type="float" office:value="0.433595388788928">
                <text:p>0.4335953887889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3.8528549076685">
                <text:p>53.8528549076685</text:p>
              </table:table-cell>
              <table:table-cell office:value-type="float" office:value="0.467720973362577">
                <text:p>0.4677209733625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54.2643263585918">
                <text:p>54.2643263585918</text:p>
              </table:table-cell>
              <table:table-cell office:value-type="float" office:value="0.513043763628951">
                <text:p>0.513043763628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4.6846460579688">
                <text:p>54.6846460579688</text:p>
              </table:table-cell>
              <table:table-cell office:value-type="float" office:value="0.544950363029699">
                <text:p>0.5449503630296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55.1020853116748">
                <text:p>55.1020853116748</text:p>
              </table:table-cell>
              <table:table-cell office:value-type="float" office:value="0.575215145113687">
                <text:p>0.5752151451136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5.5056099131035">
                <text:p>55.5056099131035</text:p>
              </table:table-cell>
              <table:table-cell office:value-type="float" office:value="0.614917539117096">
                <text:p>0.6149175391170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55.912092275511">
                <text:p>55.912092275511</text:p>
              </table:table-cell>
              <table:table-cell office:value-type="float" office:value="0.647229902187464">
                <text:p>0.6472299021874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6.3113046860892">
                <text:p>56.3113046860892</text:p>
              </table:table-cell>
              <table:table-cell office:value-type="float" office:value="0.682424269832256">
                <text:p>0.6824242698322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56.7169416392283">
                <text:p>56.7169416392283</text:p>
              </table:table-cell>
              <table:table-cell office:value-type="float" office:value="0.706850027133933">
                <text:p>0.7068500271339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57.109772222836">
                <text:p>57.109772222836</text:p>
              </table:table-cell>
              <table:table-cell office:value-type="float" office:value="0.739781526862594">
                <text:p>0.7397815268625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7.4910554529886">
                <text:p>57.4910554529886</text:p>
              </table:table-cell>
              <table:table-cell office:value-type="float" office:value="0.780002759213015">
                <text:p>0.7800027592130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57.8923353746492">
                <text:p>57.8923353746492</text:p>
              </table:table-cell>
              <table:table-cell office:value-type="float" office:value="0.796012255430409">
                <text:p>0.7960122554304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58.2657929732837">
                <text:p>58.2657929732837</text:p>
              </table:table-cell>
              <table:table-cell office:value-type="float" office:value="0.835671180495153">
                <text:p>0.8356711804951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8.6376804980963">
                <text:p>58.6376804980963</text:p>
              </table:table-cell>
              <table:table-cell office:value-type="float" office:value="0.872769014144747">
                <text:p>0.872769014144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59.0078254322458">
                <text:p>59.0078254322458</text:p>
              </table:table-cell>
              <table:table-cell office:value-type="float" office:value="0.907519584872864">
                <text:p>0.9075195848728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9.38441384459">
                <text:p>59.38441384459</text:p>
              </table:table-cell>
              <table:table-cell office:value-type="float" office:value="0.931777722357469">
                <text:p>0.9317777223574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59.7655697061441">
                <text:p>59.7655697061441</text:p>
              </table:table-cell>
              <table:table-cell office:value-type="float" office:value="0.947459945133894">
                <text:p>0.9474599451338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60.1308769720456">
                <text:p>60.1308769720456</text:p>
              </table:table-cell>
              <table:table-cell office:value-type="float" office:value="0.975022382719593">
                <text:p>0.9750223827195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60.4629015356585">
                <text:p>60.4629015356585</text:p>
              </table:table-cell>
              <table:table-cell office:value-type="float" office:value="1.03193882555906">
                <text:p>1.031938825559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60.8249391869686">
                <text:p>60.8249391869686</text:p>
              </table:table-cell>
              <table:table-cell office:value-type="float" office:value="1.05495277063681">
                <text:p>1.054952770636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1.187278030393">
                <text:p>61.187278030393</text:p>
              </table:table-cell>
              <table:table-cell office:value-type="float" office:value="1.07381500763632">
                <text:p>1.07381500763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61.5459934853832">
                <text:p>61.5459934853832</text:p>
              </table:table-cell>
              <table:table-cell office:value-type="float" office:value="1.09248862226584">
                <text:p>1.0924886222658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61.9109257073921">
                <text:p>61.9109257073921</text:p>
              </table:table-cell>
              <table:table-cell office:value-type="float" office:value="1.10117157918044">
                <text:p>1.10117157918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62.2615134200151">
                <text:p>62.2615134200151</text:p>
              </table:table-cell>
              <table:table-cell office:value-type="float" office:value="1.12046289369166">
                <text:p>1.1204628936916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62.6103268572436">
                <text:p>62.6103268572436</text:p>
              </table:table-cell>
              <table:table-cell office:value-type="float" office:value="1.13782969332617">
                <text:p>1.137829693326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62.951965524155">
                <text:p>62.951965524155</text:p>
              </table:table-cell>
              <table:table-cell office:value-type="float" office:value="1.15870946090904">
                <text:p>1.158709460909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63.298055625011">
                <text:p>63.298055625011</text:p>
              </table:table-cell>
              <table:table-cell office:value-type="float" office:value="1.17151261020239">
                <text:p>1.171512610202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3.6394340431199">
                <text:p>63.6394340431199</text:p>
              </table:table-cell>
              <table:table-cell office:value-type="float" office:value="1.18543850974139">
                <text:p>1.185438509741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63.9797838887352">
                <text:p>63.9797838887352</text:p>
              </table:table-cell>
              <table:table-cell office:value-type="float" office:value="1.19683993859747">
                <text:p>1.196839938597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4.3143450242068">
                <text:p>64.3143450242068</text:p>
              </table:table-cell>
              <table:table-cell office:value-type="float" office:value="1.21051256485252">
                <text:p>1.210512564852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64.6468113300623">
                <text:p>64.6468113300623</text:p>
              </table:table-cell>
              <table:table-cell office:value-type="float" office:value="1.22279768310643">
                <text:p>1.222797683106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64.9646289310474">
                <text:p>64.9646289310474</text:p>
              </table:table-cell>
              <table:table-cell office:value-type="float" office:value="1.24628399198965">
                <text:p>1.246283991989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65.2827245772208">
                <text:p>65.2827245772208</text:p>
              </table:table-cell>
              <table:table-cell office:value-type="float" office:value="1.26607921658589">
                <text:p>1.266079216585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65.5941830457343">
                <text:p>65.5941830457343</text:p>
              </table:table-cell>
              <table:table-cell office:value-type="float" office:value="1.28913271013431">
                <text:p>1.28913271013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65.8982412152769">
                <text:p>65.8982412152769</text:p>
              </table:table-cell>
              <table:table-cell office:value-type="float" office:value="1.31624138303297">
                <text:p>1.316241383032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66.2080088031242">
                <text:p>66.2080088031242</text:p>
              </table:table-cell>
              <table:table-cell office:value-type="float" office:value="1.33432896920264">
                <text:p>1.334328969202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6.5241895846581">
                <text:p>66.5241895846581</text:p>
              </table:table-cell>
              <table:table-cell office:value-type="float" office:value="1.3427248099454">
                <text:p>1.34272480994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66.8303762602401">
                <text:p>66.8303762602401</text:p>
              </table:table-cell>
              <table:table-cell office:value-type="float" office:value="1.35786899041737">
                <text:p>1.357868990417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67.1370724976377">
                <text:p>67.1370724976377</text:p>
              </table:table-cell>
              <table:table-cell office:value-type="float" office:value="1.3692903005132">
                <text:p>1.36929030051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67.4371303440899">
                <text:p>67.4371303440899</text:p>
              </table:table-cell>
              <table:table-cell office:value-type="float" office:value="1.38416882607949">
                <text:p>1.384168826079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67.7383687967466">
                <text:p>67.7383687967466</text:p>
              </table:table-cell>
              <table:table-cell office:value-type="float" office:value="1.39471738172114">
                <text:p>1.394717381721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68.0421171842508">
                <text:p>68.0421171842508</text:p>
              </table:table-cell>
              <table:table-cell office:value-type="float" office:value="1.39963813243223">
                <text:p>1.399638132432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68.3420881692711">
                <text:p>68.3420881692711</text:p>
              </table:table-cell>
              <table:table-cell office:value-type="float" office:value="1.40524959424516">
                <text:p>1.405249594245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68.6364450653561">
                <text:p>68.6364450653561</text:p>
              </table:table-cell>
              <table:table-cell office:value-type="float" office:value="1.41341932052493">
                <text:p>1.413419320524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68.9273533419753">
                <text:p>68.9273533419753</text:p>
              </table:table-cell>
              <table:table-cell office:value-type="float" office:value="1.42201240004696">
                <text:p>1.422012400046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69.2086680438497">
                <text:p>69.2086680438497</text:p>
              </table:table-cell>
              <table:table-cell office:value-type="float" office:value="1.43720404075237">
                <text:p>1.43720404075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9.4961732001459">
                <text:p>69.4961732001459</text:p>
              </table:table-cell>
              <table:table-cell office:value-type="float" office:value="1.44324016361015">
                <text:p>1.44324016361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69.7779556541909">
                <text:p>69.7779556541909</text:p>
              </table:table-cell>
              <table:table-cell office:value-type="float" office:value="1.45206357592754">
                <text:p>1.452063575927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70.0584369672143">
                <text:p>70.0584369672143</text:p>
              </table:table-cell>
              <table:table-cell office:value-type="float" office:value="1.45928207060304">
                <text:p>1.459282070603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70.3315368080684">
                <text:p>70.3315368080684</text:p>
              </table:table-cell>
              <table:table-cell office:value-type="float" office:value="1.4710050393707">
                <text:p>1.47100503937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70.6082214399877">
                <text:p>70.6082214399877</text:p>
              </table:table-cell>
              <table:table-cell office:value-type="float" office:value="1.47629498897699">
                <text:p>1.476294988976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70.8821392255879">
                <text:p>70.8821392255879</text:p>
              </table:table-cell>
              <table:table-cell office:value-type="float" office:value="1.48153203908722">
                <text:p>1.481532039087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71.1537099901947">
                <text:p>71.1537099901947</text:p>
              </table:table-cell>
              <table:table-cell office:value-type="float" office:value="1.4863245618336">
                <text:p>1.48632456183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71.4194456175655">
                <text:p>71.4194456175655</text:p>
              </table:table-cell>
              <table:table-cell office:value-type="float" office:value="1.49418858894254">
                <text:p>1.494188588942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71.6830289391676">
                <text:p>71.6830289391676</text:p>
              </table:table-cell>
              <table:table-cell office:value-type="float" office:value="1.50146892527534">
                <text:p>1.50146892527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71.9418084058735">
                <text:p>71.9418084058735</text:p>
              </table:table-cell>
              <table:table-cell office:value-type="float" office:value="1.51084447992502">
                <text:p>1.510844479925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72.2011137260701">
                <text:p>72.2011137260701</text:p>
              </table:table-cell>
              <table:table-cell office:value-type="float" office:value="1.51701263087045">
                <text:p>1.51701263087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72.4586944255441">
                <text:p>72.4586944255441</text:p>
              </table:table-cell>
              <table:table-cell office:value-type="float" office:value="1.52225066782706">
                <text:p>1.522250667827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72.7152395567604">
                <text:p>72.7152395567604</text:p>
              </table:table-cell>
              <table:table-cell office:value-type="float" office:value="1.52589608567709">
                <text:p>1.525896085677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2.9672538278594">
                <text:p>72.9672538278594</text:p>
              </table:table-cell>
              <table:table-cell office:value-type="float" office:value="1.53147045815365">
                <text:p>1.531470458153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73.2200374299317">
                <text:p>73.2200374299317</text:p>
              </table:table-cell>
              <table:table-cell office:value-type="float" office:value="1.53369961322124">
                <text:p>1.533699613221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73.4689691311041">
                <text:p>73.4689691311041</text:p>
              </table:table-cell>
              <table:table-cell office:value-type="float" office:value="1.53723054161733">
                <text:p>1.537230541617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73.7110236258396">
                <text:p>73.7110236258396</text:p>
              </table:table-cell>
              <table:table-cell office:value-type="float" office:value="1.54511405015464">
                <text:p>1.5451140501546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73.9445016248753">
                <text:p>73.9445016248753</text:p>
              </table:table-cell>
              <table:table-cell office:value-type="float" office:value="1.55907467435898">
                <text:p>1.559074674358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74.1881074560842">
                <text:p>74.1881074560842</text:p>
              </table:table-cell>
              <table:table-cell office:value-type="float" office:value="1.56043308015776">
                <text:p>1.560433080157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74.4262263815233">
                <text:p>74.4262263815233</text:p>
              </table:table-cell>
              <table:table-cell office:value-type="float" office:value="1.56482874935618">
                <text:p>1.564828749356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74.6652974510414">
                <text:p>74.6652974510414</text:p>
              </table:table-cell>
              <table:table-cell office:value-type="float" office:value="1.56584712852929">
                <text:p>1.565847128529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74.9037191033967">
                <text:p>74.9037191033967</text:p>
              </table:table-cell>
              <table:table-cell office:value-type="float" office:value="1.56511403037832">
                <text:p>1.565114030378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75.1388088964897">
                <text:p>75.1388088964897</text:p>
              </table:table-cell>
              <table:table-cell office:value-type="float" office:value="1.56533590594755">
                <text:p>1.565335905947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75.3695636646677">
                <text:p>75.3695636646677</text:p>
              </table:table-cell>
              <table:table-cell office:value-type="float" office:value="1.56753968974522">
                <text:p>1.5675396897452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75.5997389957629">
                <text:p>75.5997389957629</text:p>
              </table:table-cell>
              <table:table-cell office:value-type="float" office:value="1.56799332510583">
                <text:p>1.5679933251058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75.8252230872868">
                <text:p>75.8252230872868</text:p>
              </table:table-cell>
              <table:table-cell office:value-type="float" office:value="1.57083191037329">
                <text:p>1.570831910373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76.053081967525">
                <text:p>76.053081967525</text:p>
              </table:table-cell>
              <table:table-cell office:value-type="float" office:value="1.56901248015845">
                <text:p>1.56901248015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76.2746940049926">
                <text:p>76.2746940049926</text:p>
              </table:table-cell>
              <table:table-cell office:value-type="float" office:value="1.57117949821401">
                <text:p>1.571179498214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6.4863060393017">
                <text:p>76.4863060393017</text:p>
              </table:table-cell>
              <table:table-cell office:value-type="float" office:value="1.58110872887289">
                <text:p>1.581108728872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76.6944159518816">
                <text:p>76.6944159518816</text:p>
              </table:table-cell>
              <table:table-cell office:value-type="float" office:value="1.59232466861119">
                <text:p>1.592324668611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76.9086038678345">
                <text:p>76.9086038678345</text:p>
              </table:table-cell>
              <table:table-cell office:value-type="float" office:value="1.59526934645338">
                <text:p>1.595269346453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77.1199099860189">
                <text:p>77.1199099860189</text:p>
              </table:table-cell>
              <table:table-cell office:value-type="float" office:value="1.5989244961261">
                <text:p>1.598924496126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77.3264886639365">
                <text:p>77.3264886639365</text:p>
              </table:table-cell>
              <table:table-cell office:value-type="float" office:value="1.60515747338706">
                <text:p>1.605157473387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77.5350419591153">
                <text:p>77.5350419591153</text:p>
              </table:table-cell>
              <table:table-cell office:value-type="float" office:value="1.60728771683501">
                <text:p>1.607287716835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77.737469317302">
                <text:p>77.737469317302</text:p>
              </table:table-cell>
              <table:table-cell office:value-type="float" office:value="1.61343706188888">
                <text:p>1.6134370618888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77.9392612907956">
                <text:p>77.9392612907956</text:p>
              </table:table-cell>
              <table:table-cell office:value-type="float" office:value="1.61813602460333">
                <text:p>1.618136024603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78.1413501593691">
                <text:p>78.1413501593691</text:p>
              </table:table-cell>
              <table:table-cell office:value-type="float" office:value="1.62047318287581">
                <text:p>1.6204731828758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78.3386600620308">
                <text:p>78.3386600620308</text:p>
              </table:table-cell>
              <table:table-cell office:value-type="float" office:value="1.62554504679174">
                <text:p>1.625545046791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78.5356656182732">
                <text:p>78.5356656182732</text:p>
              </table:table-cell>
              <table:table-cell office:value-type="float" office:value="1.62889743946107">
                <text:p>1.62889743946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78.7333598095481">
                <text:p>78.7333598095481</text:p>
              </table:table-cell>
              <table:table-cell office:value-type="float" office:value="1.62955761760884">
                <text:p>1.629557617608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78.9287848321423">
                <text:p>78.9287848321423</text:p>
              </table:table-cell>
              <table:table-cell office:value-type="float" office:value="1.63050342074309">
                <text:p>1.63050342074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79.1241123684362">
                <text:p>79.1241123684362</text:p>
              </table:table-cell>
              <table:table-cell office:value-type="float" office:value="1.62958300192028">
                <text:p>1.629583001920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79.3156298654415">
                <text:p>79.3156298654415</text:p>
              </table:table-cell>
              <table:table-cell office:value-type="float" office:value="1.63052855121142">
                <text:p>1.630528551211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79.4997462940599">
                <text:p>79.4997462940599</text:p>
              </table:table-cell>
              <table:table-cell office:value-type="float" office:value="1.63695053842658">
                <text:p>1.63695053842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79.6898234579849">
                <text:p>79.6898234579849</text:p>
              </table:table-cell>
              <table:table-cell office:value-type="float" office:value="1.63550640617664">
                <text:p>1.635506406176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9.8740572988768">
                <text:p>79.8740572988768</text:p>
              </table:table-cell>
              <table:table-cell office:value-type="float" office:value="1.63801926664317">
                <text:p>1.638019266643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80.0540401301433">
                <text:p>80.0540401301433</text:p>
              </table:table-cell>
              <table:table-cell office:value-type="float" office:value="1.64291566972142">
                <text:p>1.642915669721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80.2342689596111">
                <text:p>80.2342689596111</text:p>
              </table:table-cell>
              <table:table-cell office:value-type="float" office:value="1.64571728225498">
                <text:p>1.64571728225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80.411926270015">
                <text:p>80.411926270015</text:p>
              </table:table-cell>
              <table:table-cell office:value-type="float" office:value="1.64926010943243">
                <text:p>1.649260109432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80.5873988440496">
                <text:p>80.5873988440496</text:p>
              </table:table-cell>
              <table:table-cell office:value-type="float" office:value="1.65317567160341">
                <text:p>1.6531756716034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80.7670321019859">
                <text:p>80.7670321019859</text:p>
              </table:table-cell>
              <table:table-cell office:value-type="float" office:value="1.65113666851056">
                <text:p>1.6511366685105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80.9401310117353">
                <text:p>80.9401310117353</text:p>
              </table:table-cell>
              <table:table-cell office:value-type="float" office:value="1.65385607105623">
                <text:p>1.653856071056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81.1125478834361">
                <text:p>81.1125478834361</text:p>
              </table:table-cell>
              <table:table-cell office:value-type="float" office:value="1.65549932852748">
                <text:p>1.655499328527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81.2857974046017">
                <text:p>81.2857974046017</text:p>
              </table:table-cell>
              <table:table-cell office:value-type="float" office:value="1.65456933524221">
                <text:p>1.654569335242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81.4584466769325">
                <text:p>81.4584466769325</text:p>
              </table:table-cell>
              <table:table-cell office:value-type="float" office:value="1.65251639551298">
                <text:p>1.652516395512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1.6221230797284">
                <text:p>81.6221230797284</text:p>
              </table:table-cell>
              <table:table-cell office:value-type="float" office:value="1.65773036199263">
                <text:p>1.657730361992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.7862940057939">
                <text:p>81.7862940057939</text:p>
              </table:table-cell>
              <table:table-cell office:value-type="float" office:value="1.66076090150996">
                <text:p>1.660760901509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1.9532795505844">
                <text:p>81.9532795505844</text:p>
              </table:table-cell>
              <table:table-cell office:value-type="float" office:value="1.65930480764637">
                <text:p>1.659304807646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2.1155649368968">
                <text:p>82.1155649368968</text:p>
              </table:table-cell>
              <table:table-cell office:value-type="float" office:value="1.66089357775173">
                <text:p>1.66089357775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2.2815887747073">
                <text:p>82.2815887747073</text:p>
              </table:table-cell>
              <table:table-cell office:value-type="float" office:value="1.65710515479472">
                <text:p>1.657105154794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2.4423794443373">
                <text:p>82.4423794443373</text:p>
              </table:table-cell>
              <table:table-cell office:value-type="float" office:value="1.65692754586973">
                <text:p>1.6569275458697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2.604066761005">
                <text:p>82.604066761005</text:p>
              </table:table-cell>
              <table:table-cell office:value-type="float" office:value="1.65424715929992">
                <text:p>1.654247159299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2.7613594267283">
                <text:p>82.7613594267283</text:p>
              </table:table-cell>
              <table:table-cell office:value-type="float" office:value="1.65437135437359">
                <text:p>1.654371354373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2.9152273139425">
                <text:p>82.9152273139425</text:p>
              </table:table-cell>
              <table:table-cell office:value-type="float" office:value="1.65634615934837">
                <text:p>1.656346159348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3.0713691584501">
                <text:p>83.0713691584501</text:p>
              </table:table-cell>
              <table:table-cell office:value-type="float" office:value="1.65448858010783">
                <text:p>1.654488580107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83.2259495845127">
                <text:p>83.2259495845127</text:p>
              </table:table-cell>
              <table:table-cell office:value-type="float" office:value="1.65264957665969">
                <text:p>1.652649576659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83.3740822455303">
                <text:p>83.3740822455303</text:p>
              </table:table-cell>
              <table:table-cell office:value-type="float" office:value="1.65573092403035">
                <text:p>1.6557309240303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83.5176141503477">
                <text:p>83.5176141503477</text:p>
              </table:table-cell>
              <table:table-cell office:value-type="float" office:value="1.66190088751732">
                <text:p>1.661900887517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83.6648941491951">
                <text:p>83.6648941491951</text:p>
              </table:table-cell>
              <table:table-cell office:value-type="float" office:value="1.66282573829127">
                <text:p>1.6628257382912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83.7954583224573">
                <text:p>83.7954583224573</text:p>
              </table:table-cell>
              <table:table-cell office:value-type="float" office:value="1.67898436615425">
                <text:p>1.678984366154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83.9301064789587">
                <text:p>83.9301064789587</text:p>
              </table:table-cell>
              <table:table-cell office:value-type="float" office:value="1.68959178276668">
                <text:p>1.6895917827666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84.0613936494633">
                <text:p>84.0613936494633</text:p>
              </table:table-cell>
              <table:table-cell office:value-type="float" office:value="1.7021076296449">
                <text:p>1.70210762964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84.1913679482627">
                <text:p>84.1913679482627</text:p>
              </table:table-cell>
              <table:table-cell office:value-type="float" office:value="1.71449831805433">
                <text:p>1.714498318054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84.3247629107554">
                <text:p>84.3247629107554</text:p>
              </table:table-cell>
              <table:table-cell office:value-type="float" office:value="1.72204469289848">
                <text:p>1.7220446928984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84.4502652816479">
                <text:p>84.4502652816479</text:p>
              </table:table-cell>
              <table:table-cell office:value-type="float" office:value="1.7360742459695">
                <text:p>1.73607424596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84.5740165970854">
                <text:p>84.5740165970854</text:p>
              </table:table-cell>
              <table:table-cell office:value-type="float" office:value="1.75045953525583">
                <text:p>1.7504595352558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84.7004986533367">
                <text:p>84.7004986533367</text:p>
              </table:table-cell>
              <table:table-cell office:value-type="float" office:value="1.76073271768105">
                <text:p>1.7607327176810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84.8236429205347">
                <text:p>84.8236429205347</text:p>
              </table:table-cell>
              <table:table-cell office:value-type="float" office:value="1.7729761367729">
                <text:p>1.77297613677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84.9494324653554">
                <text:p>84.9494324653554</text:p>
              </table:table-cell>
              <table:table-cell office:value-type="float" office:value="1.7812204013792">
                <text:p>1.781220401379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85.0856524264161">
                <text:p>85.0856524264161</text:p>
              </table:table-cell>
              <table:table-cell office:value-type="float" office:value="1.77769391165112">
                <text:p>1.777693911651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85.2198705290176">
                <text:p>85.2198705290176</text:p>
              </table:table-cell>
              <table:table-cell office:value-type="float" office:value="1.77484234566894">
                <text:p>1.774842345668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85.3494900055456">
                <text:p>85.3494900055456</text:p>
              </table:table-cell>
              <table:table-cell office:value-type="float" office:value="1.77527574039407">
                <text:p>1.775275740394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85.4801220896171">
                <text:p>85.4801220896171</text:p>
              </table:table-cell>
              <table:table-cell office:value-type="float" office:value="1.77339599886314">
                <text:p>1.7733959988631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85.605320868721">
                <text:p>85.605320868721</text:p>
              </table:table-cell>
              <table:table-cell office:value-type="float" office:value="1.77566203887451">
                <text:p>1.775662038874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5.7351831529915">
                <text:p>85.7351831529915</text:p>
              </table:table-cell>
              <table:table-cell office:value-type="float" office:value="1.77198992552802">
                <text:p>1.771989925528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85.8641326913246">
                <text:p>85.8641326913246</text:p>
              </table:table-cell>
              <table:table-cell office:value-type="float" office:value="1.76796865640972">
                <text:p>1.767968656409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85.9876342215542">
                <text:p>85.9876342215542</text:p>
              </table:table-cell>
              <table:table-cell office:value-type="float" office:value="1.76814611270277">
                <text:p>1.7681461127027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86.1123732639541">
                <text:p>86.1123732639541</text:p>
              </table:table-cell>
              <table:table-cell office:value-type="float" office:value="1.76584926696036">
                <text:p>1.765849266960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86.2369638170288">
                <text:p>86.2369638170288</text:p>
              </table:table-cell>
              <table:table-cell office:value-type="float" office:value="1.76247648857647">
                <text:p>1.762476488576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86.3564123606767">
                <text:p>86.3564123606767</text:p>
              </table:table-cell>
              <table:table-cell office:value-type="float" office:value="1.76303354187252">
                <text:p>1.76303354187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86.4787637300277">
                <text:p>86.4787637300277</text:p>
              </table:table-cell>
              <table:table-cell office:value-type="float" office:value="1.75948771349605">
                <text:p>1.759487713496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86.5985914773428">
                <text:p>86.5985914773428</text:p>
              </table:table-cell>
              <table:table-cell office:value-type="float" office:value="1.7572774517457">
                <text:p>1.75727745174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86.7183198482836">
                <text:p>86.7183198482836</text:p>
              </table:table-cell>
              <table:table-cell office:value-type="float" office:value="1.75399039151396">
                <text:p>1.753990391513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86.837978755064">
                <text:p>86.837978755064</text:p>
              </table:table-cell>
              <table:table-cell office:value-type="float" office:value="1.74960838233566">
                <text:p>1.7496083823356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86.9520551078642">
                <text:p>86.9520551078642</text:p>
              </table:table-cell>
              <table:table-cell office:value-type="float" office:value="1.74965615816143">
                <text:p>1.749656158161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87.0646774139284">
                <text:p>87.0646774139284</text:p>
              </table:table-cell>
              <table:table-cell office:value-type="float" office:value="1.75001673943696">
                <text:p>1.75001673943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7.1806973064558">
                <text:p>87.1806973064558</text:p>
              </table:table-cell>
              <table:table-cell office:value-type="float" office:value="1.74584990537592">
                <text:p>1.745849905375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7.2930173175182">
                <text:p>87.2930173175182</text:p>
              </table:table-cell>
              <table:table-cell office:value-type="float" office:value="1.74426442219518">
                <text:p>1.744264422195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7.4065736308295">
                <text:p>87.4065736308295</text:p>
              </table:table-cell>
              <table:table-cell office:value-type="float" office:value="1.74033529148674">
                <text:p>1.7403352914867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7.5198496666731">
                <text:p>87.5198496666731</text:p>
              </table:table-cell>
              <table:table-cell office:value-type="float" office:value="1.73559016641997">
                <text:p>1.7355901664199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7.632886464124">
                <text:p>87.632886464124</text:p>
              </table:table-cell>
              <table:table-cell office:value-type="float" office:value="1.72999897063813">
                <text:p>1.729998970638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7.7463535178501">
                <text:p>87.7463535178501</text:p>
              </table:table-cell>
              <table:table-cell office:value-type="float" office:value="1.7229030625644">
                <text:p>1.722903062564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7.8450804588621">
                <text:p>87.8450804588621</text:p>
              </table:table-cell>
              <table:table-cell office:value-type="float" office:value="1.72948355574828">
                <text:p>1.729483555748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7.9406556282995">
                <text:p>87.9406556282995</text:p>
              </table:table-cell>
              <table:table-cell office:value-type="float" office:value="1.73816274616482">
                <text:p>1.738162746164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8.036858828114">
                <text:p>88.036858828114</text:p>
              </table:table-cell>
              <table:table-cell office:value-type="float" office:value="1.74517136260561">
                <text:p>1.745171362605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8.1290929795589">
                <text:p>88.1290929795589</text:p>
              </table:table-cell>
              <table:table-cell office:value-type="float" office:value="1.75511690925353">
                <text:p>1.755116909253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8.2155439852472">
                <text:p>88.2155439852472</text:p>
              </table:table-cell>
              <table:table-cell office:value-type="float" office:value="1.76982380467712">
                <text:p>1.769823804677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8.307072755921">
                <text:p>88.307072755921</text:p>
              </table:table-cell>
              <table:table-cell office:value-type="float" office:value="1.77844135610404">
                <text:p>1.7784413561040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8.3936989980588">
                <text:p>88.3936989980588</text:p>
              </table:table-cell>
              <table:table-cell office:value-type="float" office:value="1.79095997284603">
                <text:p>1.790959972846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8.4815929939937">
                <text:p>88.4815929939937</text:p>
              </table:table-cell>
              <table:table-cell office:value-type="float" office:value="1.80121938720207">
                <text:p>1.801219387202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8.5664740337507">
                <text:p>88.5664740337507</text:p>
              </table:table-cell>
              <table:table-cell office:value-type="float" office:value="1.81351022363308">
                <text:p>1.813510223633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8.6561179353885">
                <text:p>88.6561179353885</text:p>
              </table:table-cell>
              <table:table-cell office:value-type="float" office:value="1.82006647942144">
                <text:p>1.820066479421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8.7442403003384">
                <text:p>88.7442403003384</text:p>
              </table:table-cell>
              <table:table-cell office:value-type="float" office:value="1.82718227032343">
                <text:p>1.827182270323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8.83810630855">
                <text:p>88.83810630855</text:p>
              </table:table-cell>
              <table:table-cell office:value-type="float" office:value="1.82760203640524">
                <text:p>1.827602036405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8.9291066887635">
                <text:p>88.9291066887635</text:p>
              </table:table-cell>
              <table:table-cell office:value-type="float" office:value="1.82994457274222">
                <text:p>1.829944572742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9.0127885948488">
                <text:p>89.0127885948488</text:p>
              </table:table-cell>
              <table:table-cell office:value-type="float" office:value="1.83867215404183">
                <text:p>1.838672154041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89.0982704649979">
                <text:p>89.0982704649979</text:p>
              </table:table-cell>
              <table:table-cell office:value-type="float" office:value="1.84467567640385">
                <text:p>1.844675676403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89.1774370140793">
                <text:p>89.1774370140793</text:p>
              </table:table-cell>
              <table:table-cell office:value-type="float" office:value="1.85607966590847">
                <text:p>1.8560796659084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89.257091215367">
                <text:p>89.257091215367</text:p>
              </table:table-cell>
              <table:table-cell office:value-type="float" office:value="1.86609029782081">
                <text:p>1.866090297820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89.3367425254356">
                <text:p>89.3367425254356</text:p>
              </table:table-cell>
              <table:table-cell office:value-type="float" office:value="1.87520717262038">
                <text:p>1.875207172620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89.4100417668479">
                <text:p>89.4100417668479</text:p>
              </table:table-cell>
              <table:table-cell office:value-type="float" office:value="1.88978843422751">
                <text:p>1.889788434227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89.4881635714016">
                <text:p>89.4881635714016</text:p>
              </table:table-cell>
              <table:table-cell office:value-type="float" office:value="1.89866832766301">
                <text:p>1.898668327663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89.5676409100466">
                <text:p>89.5676409100466</text:p>
              </table:table-cell>
              <table:table-cell office:value-type="float" office:value="1.90532267002741">
                <text:p>1.905322670027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89.6463234753051">
                <text:p>89.6463234753051</text:p>
              </table:table-cell>
              <table:table-cell office:value-type="float" office:value="1.91191046896816">
                <text:p>1.9119104689681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89.7285836448074">
                <text:p>89.7285836448074</text:p>
              </table:table-cell>
              <table:table-cell office:value-type="float" office:value="1.91406796002316">
                <text:p>1.91406796002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89.8129491845061">
                <text:p>89.8129491845061</text:p>
              </table:table-cell>
              <table:table-cell office:value-type="float" office:value="1.91327590427614">
                <text:p>1.913275904276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89.8895032369648">
                <text:p>89.8895032369648</text:p>
              </table:table-cell>
              <table:table-cell office:value-type="float" office:value="1.91945960092958">
                <text:p>1.919459600929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89.9628304268174">
                <text:p>89.9628304268174</text:p>
              </table:table-cell>
              <table:table-cell office:value-type="float" office:value="1.92804278269806">
                <text:p>1.928042782698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90.0365354558826">
                <text:p>90.0365354558826</text:p>
              </table:table-cell>
              <table:table-cell office:value-type="float" office:value="1.93542902153775">
                <text:p>1.9354290215377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90.1101960753497">
                <text:p>90.1101960753497</text:p>
              </table:table-cell>
              <table:table-cell office:value-type="float" office:value="1.9420487572964">
                <text:p>1.94204875729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90.1863668418689">
                <text:p>90.1863668418689</text:p>
              </table:table-cell>
              <table:table-cell office:value-type="float" office:value="1.9453555424507">
                <text:p>1.945355542450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90.2643011532483">
                <text:p>90.2643011532483</text:p>
              </table:table-cell>
              <table:table-cell office:value-type="float" office:value="1.94610400722822">
                <text:p>1.946104007228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90.3394359194935">
                <text:p>90.3394359194935</text:p>
              </table:table-cell>
              <table:table-cell office:value-type="float" office:value="1.94886518937816">
                <text:p>1.9488651893781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90.4180235422806">
                <text:p>90.4180235422806</text:p>
              </table:table-cell>
              <table:table-cell office:value-type="float" office:value="1.94739455550239">
                <text:p>1.9473945555023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90.4923379305137">
                <text:p>90.4923379305137</text:p>
              </table:table-cell>
              <table:table-cell office:value-type="float" office:value="1.94942598629146">
                <text:p>1.949425986291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90.5627231931839">
                <text:p>90.5627231931839</text:p>
              </table:table-cell>
              <table:table-cell office:value-type="float" office:value="1.95462308445323">
                <text:p>1.954623084453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90.6338401472985">
                <text:p>90.6338401472985</text:p>
              </table:table-cell>
              <table:table-cell office:value-type="float" office:value="1.95833266756219">
                <text:p>1.958332667562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90.6976509995569">
                <text:p>90.6976509995569</text:p>
              </table:table-cell>
              <table:table-cell office:value-type="float" office:value="1.96860008715522">
                <text:p>1.968600087155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90.7665781040192">
                <text:p>90.7665781040192</text:p>
              </table:table-cell>
              <table:table-cell office:value-type="float" office:value="1.97301047182584">
                <text:p>1.9730104718258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90.8348159374368">
                <text:p>90.8348159374368</text:p>
              </table:table-cell>
              <table:table-cell office:value-type="float" office:value="1.97737675264975">
                <text:p>1.977376752649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90.9023713925203">
                <text:p>90.9023713925203</text:p>
              </table:table-cell>
              <table:table-cell office:value-type="float" office:value="1.98169937066542">
                <text:p>1.9816993706654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90.9680312228989">
                <text:p>90.9680312228989</text:p>
              </table:table-cell>
              <table:table-cell office:value-type="float" office:value="1.98719883265497">
                <text:p>1.987198832654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91.0361286884477">
                <text:p>91.0361286884477</text:p>
              </table:table-cell>
              <table:table-cell office:value-type="float" office:value="1.98954906655064">
                <text:p>1.9895490665506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91.101671016021">
                <text:p>91.101671016021</text:p>
              </table:table-cell>
              <table:table-cell office:value-type="float" office:value="1.9937499614273">
                <text:p>1.99374996142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91.1659629478361">
                <text:p>91.1659629478361</text:p>
              </table:table-cell>
              <table:table-cell office:value-type="float" office:value="1.99850381983772">
                <text:p>1.9985038198377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91.2302069328156">
                <text:p>91.2302069328156</text:p>
              </table:table-cell>
              <table:table-cell office:value-type="float" office:value="2.00261516718151">
                <text:p>2.002615167181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91.2744266026179">
                <text:p>91.2744266026179</text:p>
              </table:table-cell>
              <table:table-cell office:value-type="float" office:value="2.02606727637926">
                <text:p>2.026067276379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91.3194288154649">
                <text:p>91.3194288154649</text:p>
              </table:table-cell>
              <table:table-cell office:value-type="float" office:value="2.04806012474223">
                <text:p>2.0480601247422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91.3649974139082">
                <text:p>91.3649974139082</text:p>
              </table:table-cell>
              <table:table-cell office:value-type="float" office:value="2.06881663689687">
                <text:p>2.0688166368968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91.4210444094661">
                <text:p>91.4210444094661</text:p>
              </table:table-cell>
              <table:table-cell office:value-type="float" office:value="2.07843150083093">
                <text:p>2.078431500830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91.4683724269099">
                <text:p>91.4683724269099</text:p>
              </table:table-cell>
              <table:table-cell office:value-type="float" office:value="2.09610872428416">
                <text:p>2.096108724284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91.5233856723378">
                <text:p>91.5233856723378</text:p>
              </table:table-cell>
              <table:table-cell office:value-type="float" office:value="2.10545066734435">
                <text:p>2.1054506673443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91.5732680946842">
                <text:p>91.5732680946842</text:p>
              </table:table-cell>
              <table:table-cell office:value-type="float" office:value="2.11927988160114">
                <text:p>2.119279881601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91.6158687470707">
                <text:p>91.6158687470707</text:p>
              </table:table-cell>
              <table:table-cell office:value-type="float" office:value="2.1397537494518">
                <text:p>2.13975374945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91.6497100596">
                <text:p>91.6497100596</text:p>
              </table:table-cell>
              <table:table-cell office:value-type="float" office:value="2.16835621195728">
                <text:p>2.1683562119572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91.6923966324733">
                <text:p>91.6923966324733</text:p>
              </table:table-cell>
              <table:table-cell office:value-type="float" office:value="2.18748897636832">
                <text:p>2.187488976368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91.7409899075279">
                <text:p>91.7409899075279</text:p>
              </table:table-cell>
              <table:table-cell office:value-type="float" office:value="2.20009684522532">
                <text:p>2.200096845225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91.782763681922">
                <text:p>91.782763681922</text:p>
              </table:table-cell>
              <table:table-cell office:value-type="float" office:value="2.21891220330368">
                <text:p>2.218912203303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91.8355242803969">
                <text:p>91.8355242803969</text:p>
              </table:table-cell>
              <table:table-cell office:value-type="float" office:value="2.22613484597653">
                <text:p>2.226134845976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91.8859190375929">
                <text:p>91.8859190375929</text:p>
              </table:table-cell>
              <table:table-cell office:value-type="float" office:value="2.23512349751676">
                <text:p>2.235123497516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91.8938891155097">
                <text:p>91.8938891155097</text:p>
              </table:table-cell>
              <table:table-cell office:value-type="float" office:value="2.28594299424891">
                <text:p>2.285942994248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91.8704726124143">
                <text:p>91.8704726124143</text:p>
              </table:table-cell>
              <table:table-cell office:value-type="float" office:value="2.36756117624672">
                <text:p>2.36756117624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91.8483196104281">
                <text:p>91.8483196104281</text:p>
              </table:table-cell>
              <table:table-cell office:value-type="float" office:value="2.44733384034632">
                <text:p>2.447333840346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91.8529133374007">
                <text:p>91.8529133374007</text:p>
              </table:table-cell>
              <table:table-cell office:value-type="float" office:value="2.49978357886594">
                <text:p>2.4997835788659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91.8718842040267">
                <text:p>91.8718842040267</text:p>
              </table:table-cell>
              <table:table-cell office:value-type="float" office:value="2.53728574307728">
                <text:p>2.5372857430772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1.8954730542941">
                <text:p>91.8954730542941</text:p>
              </table:table-cell>
              <table:table-cell office:value-type="float" office:value="2.56960519333881">
                <text:p>2.569605193338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.9110977630035">
                <text:p>91.9110977630035</text:p>
              </table:table-cell>
              <table:table-cell office:value-type="float" office:value="2.60932970215309">
                <text:p>2.6093297021530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1.914400578477">
                <text:p>91.914400578477</text:p>
              </table:table-cell>
              <table:table-cell office:value-type="float" office:value="2.66082261202811">
                <text:p>2.660822612028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1.9152565726922">
                <text:p>91.9152565726922</text:p>
              </table:table-cell>
              <table:table-cell office:value-type="float" office:value="2.71421438590783">
                <text:p>2.714214385907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1.8982779200087">
                <text:p>91.8982779200087</text:p>
              </table:table-cell>
              <table:table-cell office:value-type="float" office:value="2.78489832900527">
                <text:p>2.784898329005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1.8845582987034">
                <text:p>91.8845582987034</text:p>
              </table:table-cell>
              <table:table-cell office:value-type="float" office:value="2.85178618782048">
                <text:p>2.851786187820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1.8929854429891">
                <text:p>91.8929854429891</text:p>
              </table:table-cell>
              <table:table-cell office:value-type="float" office:value="2.89599559866955">
                <text:p>2.895995598669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1.8948476677671">
                <text:p>91.8948476677671</text:p>
              </table:table-cell>
              <table:table-cell office:value-type="float" office:value="2.94624356347493">
                <text:p>2.946243563474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1.8879871031774">
                <text:p>91.8879871031774</text:p>
              </table:table-cell>
              <table:table-cell office:value-type="float" office:value="3.00469321575227">
                <text:p>3.004693215752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1.8738691369075">
                <text:p>91.8738691369075</text:p>
              </table:table-cell>
              <table:table-cell office:value-type="float" office:value="3.06988437883284">
                <text:p>3.069884378832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91.9007826194515">
                <text:p>91.9007826194515</text:p>
              </table:table-cell>
              <table:table-cell office:value-type="float" office:value="3.09353336113147">
                <text:p>3.0935333611314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91.9073067081506">
                <text:p>91.9073067081506</text:p>
              </table:table-cell>
              <table:table-cell office:value-type="float" office:value="3.13706611262654">
                <text:p>3.137066112626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91.8954501359144">
                <text:p>91.8954501359144</text:p>
              </table:table-cell>
              <table:table-cell office:value-type="float" office:value="3.19847895665491">
                <text:p>3.198478956654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91.9166665747262">
                <text:p>91.9166665747262</text:p>
              </table:table-cell>
              <table:table-cell office:value-type="float" office:value="3.22632322691743">
                <text:p>3.226323226917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91.9253349605253">
                <text:p>91.9253349605253</text:p>
              </table:table-cell>
              <table:table-cell office:value-type="float" office:value="3.26622494310186">
                <text:p>3.2662249431018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91.955234153293">
                <text:p>91.955234153293</text:p>
              </table:table-cell>
              <table:table-cell office:value-type="float" office:value="3.28441015129796">
                <text:p>3.284410151297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91.97318181176">
                <text:p>91.97318181176</text:p>
              </table:table-cell>
              <table:table-cell office:value-type="float" office:value="3.31406604978498">
                <text:p>3.3140660497849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92.0017258557114">
                <text:p>92.0017258557114</text:p>
              </table:table-cell>
              <table:table-cell office:value-type="float" office:value="3.33264952721816">
                <text:p>3.3326495272181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92.0203050883824">
                <text:p>92.0203050883824</text:p>
              </table:table-cell>
              <table:table-cell office:value-type="float" office:value="3.36072654071791">
                <text:p>3.360726540717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92.0449839272623">
                <text:p>92.0449839272623</text:p>
              </table:table-cell>
              <table:table-cell office:value-type="float" office:value="3.38223738554695">
                <text:p>3.382237385546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92.0745340879897">
                <text:p>92.0745340879897</text:p>
              </table:table-cell>
              <table:table-cell office:value-type="float" office:value="3.39841501169148">
                <text:p>3.398415011691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92.100353632606">
                <text:p>92.100353632606</text:p>
              </table:table-cell>
              <table:table-cell office:value-type="float" office:value="3.41786597607839">
                <text:p>3.417865976078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92.1049699309907">
                <text:p>92.1049699309907</text:p>
              </table:table-cell>
              <table:table-cell office:value-type="float" office:value="3.45806748160686">
                <text:p>3.45806748160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92.1202838680444">
                <text:p>92.1202838680444</text:p>
              </table:table-cell>
              <table:table-cell office:value-type="float" office:value="3.48712317042715">
                <text:p>3.487123170427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92.1387362017778">
                <text:p>92.1387362017778</text:p>
              </table:table-cell>
              <table:table-cell office:value-type="float" office:value="3.51259676630909">
                <text:p>3.51259676630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92.1459202683314">
                <text:p>92.1459202683314</text:p>
              </table:table-cell>
              <table:table-cell office:value-type="float" office:value="3.54889937007457">
                <text:p>3.548899370074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92.1604610656481">
                <text:p>92.1604610656481</text:p>
              </table:table-cell>
              <table:table-cell office:value-type="float" office:value="3.57741037637382">
                <text:p>3.5774103763738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92.1360527166739">
                <text:p>92.1360527166739</text:p>
              </table:table-cell>
              <table:table-cell office:value-type="float" office:value="3.64444001092784">
                <text:p>3.6444400109278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92.1601467349617">
                <text:p>92.1601467349617</text:p>
              </table:table-cell>
              <table:table-cell office:value-type="float" office:value="3.66254106536402">
                <text:p>3.662541065364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92.192673707979">
                <text:p>92.192673707979</text:p>
              </table:table-cell>
              <table:table-cell office:value-type="float" office:value="3.67178721434341">
                <text:p>3.671787214343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92.1850326851849">
                <text:p>92.1850326851849</text:p>
              </table:table-cell>
              <table:table-cell office:value-type="float" office:value="3.72078362791426">
                <text:p>3.720783627914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92.1660949796923">
                <text:p>92.1660949796923</text:p>
              </table:table-cell>
              <table:table-cell office:value-type="float" office:value="3.78066317027589">
                <text:p>3.780663170275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92.1217925204614">
                <text:p>92.1217925204614</text:p>
              </table:table-cell>
              <table:table-cell office:value-type="float" office:value="3.86549804800709">
                <text:p>3.8654980480070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92.1321985268807">
                <text:p>92.1321985268807</text:p>
              </table:table-cell>
              <table:table-cell office:value-type="float" office:value="3.89521913590309">
                <text:p>3.895219135903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92.1548765416119">
                <text:p>92.1548765416119</text:p>
              </table:table-cell>
              <table:table-cell office:value-type="float" office:value="3.91226694454406">
                <text:p>3.912266944544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92.1878732307413">
                <text:p>92.1878732307413</text:p>
              </table:table-cell>
              <table:table-cell office:value-type="float" office:value="3.91859882055317">
                <text:p>3.918598820553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92.2114490438884">
                <text:p>92.2114490438884</text:p>
              </table:table-cell>
              <table:table-cell office:value-type="float" office:value="3.93395828689309">
                <text:p>3.933958286893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92.2231580828613">
                <text:p>92.2231580828613</text:p>
              </table:table-cell>
              <table:table-cell office:value-type="float" office:value="3.96079517461239">
                <text:p>3.9607951746123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92.2596893886306">
                <text:p>92.2596893886306</text:p>
              </table:table-cell>
              <table:table-cell office:value-type="float" office:value="3.96242433626833">
                <text:p>3.962424336268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92.2936142338747">
                <text:p>92.2936142338747</text:p>
              </table:table-cell>
              <table:table-cell office:value-type="float" office:value="3.96627835377521">
                <text:p>3.966278353775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92.3051043210442">
                <text:p>92.3051043210442</text:p>
              </table:table-cell>
              <table:table-cell office:value-type="float" office:value="3.99218934072926">
                <text:p>3.992189340729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92.3065815797206">
                <text:p>92.3065815797206</text:p>
              </table:table-cell>
              <table:table-cell office:value-type="float" office:value="4.02773914543518">
                <text:p>4.027739145435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92.3200237004313">
                <text:p>92.3200237004313</text:p>
              </table:table-cell>
              <table:table-cell office:value-type="float" office:value="4.05095381747289">
                <text:p>4.0509538174728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92.3323073343947">
                <text:p>92.3323073343947</text:p>
              </table:table-cell>
              <table:table-cell office:value-type="float" office:value="4.07496040833042">
                <text:p>4.074960408330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92.3386717610508">
                <text:p>92.3386717610508</text:p>
              </table:table-cell>
              <table:table-cell office:value-type="float" office:value="4.10452330424712">
                <text:p>4.104523304247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92.3463195261989">
                <text:p>92.3463195261989</text:p>
              </table:table-cell>
              <table:table-cell office:value-type="float" office:value="4.13244358844602">
                <text:p>4.1324435884460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92.3496855992296">
                <text:p>92.3496855992296</text:p>
              </table:table-cell>
              <table:table-cell office:value-type="float" office:value="4.16428988426888">
                <text:p>4.164289884268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92.3607681824896">
                <text:p>92.3607681824896</text:p>
              </table:table-cell>
              <table:table-cell office:value-type="float" office:value="4.18806754617386">
                <text:p>4.188067546173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92.3657319292361">
                <text:p>92.3657319292361</text:p>
              </table:table-cell>
              <table:table-cell office:value-type="float" office:value="4.21761544214069">
                <text:p>4.2176154421406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92.3609935288627">
                <text:p>92.3609935288627</text:p>
              </table:table-cell>
              <table:table-cell office:value-type="float" office:value="4.25652036880036">
                <text:p>4.256520368800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92.3754366909192">
                <text:p>92.3754366909192</text:p>
              </table:table-cell>
              <table:table-cell office:value-type="float" office:value="4.27590206776723">
                <text:p>4.275902067767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92.3639630257644">
                <text:p>92.3639630257644</text:p>
              </table:table-cell>
              <table:table-cell office:value-type="float" office:value="4.32086234533517">
                <text:p>4.320862345335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92.343236016866">
                <text:p>92.343236016866</text:p>
              </table:table-cell>
              <table:table-cell office:value-type="float" office:value="4.37474110052259">
                <text:p>4.374741100522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92.3145404988026">
                <text:p>92.3145404988026</text:p>
              </table:table-cell>
              <table:table-cell office:value-type="float" office:value="4.4362568474121">
                <text:p>4.436256847412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92.3144720168915">
                <text:p>92.3144720168915</text:p>
              </table:table-cell>
              <table:table-cell office:value-type="float" office:value="4.46881735586106">
                <text:p>4.4688173558610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92.3058572112525">
                <text:p>92.3058572112525</text:p>
              </table:table-cell>
              <table:table-cell office:value-type="float" office:value="4.50959926777253">
                <text:p>4.5095992677725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92.29479863914">
                <text:p>92.29479863914</text:p>
              </table:table-cell>
              <table:table-cell office:value-type="float" office:value="4.55250327509481">
                <text:p>4.5525032750948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92.3120215929195">
                <text:p>92.3120215929195</text:p>
              </table:table-cell>
              <table:table-cell office:value-type="float" office:value="4.56680730217292">
                <text:p>4.5668073021729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92.3222347103236">
                <text:p>92.3222347103236</text:p>
              </table:table-cell>
              <table:table-cell office:value-type="float" office:value="4.58780589581786">
                <text:p>4.587805895817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92.3416353140401">
                <text:p>92.3416353140401</text:p>
              </table:table-cell>
              <table:table-cell office:value-type="float" office:value="4.59930488604001">
                <text:p>4.599304886040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92.3631008506634">
                <text:p>92.3631008506634</text:p>
              </table:table-cell>
              <table:table-cell office:value-type="float" office:value="4.60842994741583">
                <text:p>4.608429947415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92.3680412707282">
                <text:p>92.3680412707282</text:p>
              </table:table-cell>
              <table:table-cell office:value-type="float" office:value="4.63377421937024">
                <text:p>4.633774219370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92.3667746511244">
                <text:p>92.3667746511244</text:p>
              </table:table-cell>
              <table:table-cell office:value-type="float" office:value="4.66502268407309">
                <text:p>4.665022684073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92.3758800138569">
                <text:p>92.3758800138569</text:p>
              </table:table-cell>
              <table:table-cell office:value-type="float" office:value="4.68559934798866">
                <text:p>4.6855993479886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92.378950482011">
                <text:p>92.378950482011</text:p>
              </table:table-cell>
              <table:table-cell office:value-type="float" office:value="4.71191408621609">
                <text:p>4.711914086216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92.360333390984">
                <text:p>92.360333390984</text:p>
              </table:table-cell>
              <table:table-cell office:value-type="float" office:value="4.75962253156083">
                <text:p>4.759622531560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92.3343678523497">
                <text:p>92.3343678523497</text:p>
              </table:table-cell>
              <table:table-cell office:value-type="float" office:value="4.81438851096963">
                <text:p>4.814388510969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92.3246932385744">
                <text:p>92.3246932385744</text:p>
              </table:table-cell>
              <table:table-cell office:value-type="float" office:value="4.85257556111173">
                <text:p>4.852575561111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92.3289825380727">
                <text:p>92.3289825380727</text:p>
              </table:table-cell>
              <table:table-cell office:value-type="float" office:value="4.87651357361656">
                <text:p>4.8765135736165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92.3327000119621">
                <text:p>92.3327000119621</text:p>
              </table:table-cell>
              <table:table-cell office:value-type="float" office:value="4.90074113861032">
                <text:p>4.9007411386103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92.3300079324774">
                <text:p>92.3300079324774</text:p>
              </table:table-cell>
              <table:table-cell office:value-type="float" office:value="4.93109880658929">
                <text:p>4.931098806589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92.2884282832601">
                <text:p>92.2884282832601</text:p>
              </table:table-cell>
              <table:table-cell office:value-type="float" office:value="5.00006738841587">
                <text:p>5.000067388415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92.3062219665292">
                <text:p>92.3062219665292</text:p>
              </table:table-cell>
              <table:table-cell office:value-type="float" office:value="5.00938874843002">
                <text:p>5.0093887484300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92.2930696567738">
                <text:p>92.2930696567738</text:p>
              </table:table-cell>
              <table:table-cell office:value-type="float" office:value="5.04938495103581">
                <text:p>5.0493849510358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92.2827603194294">
                <text:p>92.2827603194294</text:p>
              </table:table-cell>
              <table:table-cell office:value-type="float" office:value="5.08626974230215">
                <text:p>5.086269742302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92.2467251690653">
                <text:p>92.2467251690653</text:p>
              </table:table-cell>
              <table:table-cell office:value-type="float" office:value="5.14861459204894">
                <text:p>5.148614592048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92.2494915622345">
                <text:p>92.2494915622345</text:p>
              </table:table-cell>
              <table:table-cell office:value-type="float" office:value="5.17189480126864">
                <text:p>5.171894801268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92.2420909862348">
                <text:p>92.2420909862348</text:p>
              </table:table-cell>
              <table:table-cell office:value-type="float" office:value="5.20508151363331">
                <text:p>5.205081513633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92.2476700763724">
                <text:p>92.2476700763724</text:p>
              </table:table-cell>
              <table:table-cell office:value-type="float" office:value="5.22503069849698">
                <text:p>5.225030698496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92.2649524117533">
                <text:p>92.2649524117533</text:p>
              </table:table-cell>
              <table:table-cell office:value-type="float" office:value="5.23302135536743">
                <text:p>5.2330213553674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92.2741210694539">
                <text:p>92.2741210694539</text:p>
              </table:table-cell>
              <table:table-cell office:value-type="float" office:value="5.24887295999557">
                <text:p>5.248872959995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92.2744567818363">
                <text:p>92.2744567818363</text:p>
              </table:table-cell>
              <table:table-cell office:value-type="float" office:value="5.27330730731869">
                <text:p>5.273307307318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92.2770853483463">
                <text:p>92.2770853483463</text:p>
              </table:table-cell>
              <table:table-cell office:value-type="float" office:value="5.29520109991715">
                <text:p>5.295201099917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92.2658189196416">
                <text:p>92.2658189196416</text:p>
              </table:table-cell>
              <table:table-cell office:value-type="float" office:value="5.33074466413921">
                <text:p>5.3307446641392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92.2681607304452">
                <text:p>92.2681607304452</text:p>
              </table:table-cell>
              <table:table-cell office:value-type="float" office:value="5.35243721749782">
                <text:p>5.352437217497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92.2553151887145">
                <text:p>92.2553151887145</text:p>
              </table:table-cell>
              <table:table-cell office:value-type="float" office:value="5.38907677974907">
                <text:p>5.389076779749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92.2583818715381">
                <text:p>92.2583818715381</text:p>
              </table:table-cell>
              <table:table-cell office:value-type="float" office:value="5.40956617724084">
                <text:p>5.409566177240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92.2606100828979">
                <text:p>92.2606100828979</text:p>
              </table:table-cell>
              <table:table-cell office:value-type="float" office:value="5.43065848539324">
                <text:p>5.430658485393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92.2824484265133">
                <text:p>92.2824484265133</text:p>
              </table:table-cell>
              <table:table-cell office:value-type="float" office:value="5.43190745609487">
                <text:p>5.4319074560948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92.2881953708196">
                <text:p>92.2881953708196</text:p>
              </table:table-cell>
              <table:table-cell office:value-type="float" office:value="5.44901695296249">
                <text:p>5.4490169529624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92.2894513481459">
                <text:p>92.2894513481459</text:p>
              </table:table-cell>
              <table:table-cell office:value-type="float" office:value="5.47038885239838">
                <text:p>5.4703888523983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92.2884318346645">
                <text:p>92.2884318346645</text:p>
              </table:table-cell>
              <table:table-cell office:value-type="float" office:value="5.4938099638744">
                <text:p>5.49380996387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92.2891586274289">
                <text:p>92.2891586274289</text:p>
              </table:table-cell>
              <table:table-cell office:value-type="float" office:value="5.51526075312454">
                <text:p>5.5152607531245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92.3000905705664">
                <text:p>92.3000905705664</text:p>
              </table:table-cell>
              <table:table-cell office:value-type="float" office:value="5.52628461618153">
                <text:p>5.5262846161815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92.3007537869981">
                <text:p>92.3007537869981</text:p>
              </table:table-cell>
              <table:table-cell office:value-type="float" office:value="5.54735764788231">
                <text:p>5.547357647882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92.3031193834565">
                <text:p>92.3031193834565</text:p>
              </table:table-cell>
              <table:table-cell office:value-type="float" office:value="5.56651093707513">
                <text:p>5.566510937075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92.2931316678828">
                <text:p>92.2931316678828</text:p>
              </table:table-cell>
              <table:table-cell office:value-type="float" office:value="5.59780234944351">
                <text:p>5.5978023494435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92.2718396954663">
                <text:p>92.2718396954663</text:p>
              </table:table-cell>
              <table:table-cell office:value-type="float" office:value="5.64018498168678">
                <text:p>5.640184981686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92.2521063731385">
                <text:p>92.2521063731385</text:p>
              </table:table-cell>
              <table:table-cell office:value-type="float" office:value="5.68079805724305">
                <text:p>5.680798057243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92.238676218498">
                <text:p>92.238676218498</text:p>
              </table:table-cell>
              <table:table-cell office:value-type="float" office:value="5.71489916757971">
                <text:p>5.714899167579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92.2303998857609">
                <text:p>92.2303998857609</text:p>
              </table:table-cell>
              <table:table-cell office:value-type="float" office:value="5.74363974645606">
                <text:p>5.743639746456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92.2165465911287">
                <text:p>92.2165465911287</text:p>
              </table:table-cell>
              <table:table-cell office:value-type="float" office:value="5.77775264476614">
                <text:p>5.777752644766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92.1832700141063">
                <text:p>92.1832700141063</text:p>
              </table:table-cell>
              <table:table-cell office:value-type="float" office:value="5.83108622942959">
                <text:p>5.8310862294295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92.1712733795389">
                <text:p>92.1712733795389</text:p>
              </table:table-cell>
              <table:table-cell office:value-type="float" office:value="5.86293930156153">
                <text:p>5.862939301561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92.1626041240044">
                <text:p>92.1626041240044</text:p>
              </table:table-cell>
              <table:table-cell office:value-type="float" office:value="5.89126643028504">
                <text:p>5.891266430285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92.1424932342795">
                <text:p>92.1424932342795</text:p>
              </table:table-cell>
              <table:table-cell office:value-type="float" office:value="5.93083861446704">
                <text:p>5.930838614467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92.1210683019367">
                <text:p>92.1210683019367</text:p>
              </table:table-cell>
              <table:table-cell office:value-type="float" office:value="5.97153022832237">
                <text:p>5.971530228322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92.1028426935443">
                <text:p>92.1028426935443</text:p>
              </table:table-cell>
              <table:table-cell office:value-type="float" office:value="6.00882985141228">
                <text:p>6.0088298514122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92.0513794840001">
                <text:p>92.0513794840001</text:p>
              </table:table-cell>
              <table:table-cell office:value-type="float" office:value="6.07917633550685">
                <text:p>6.0791763355068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92.0316290479387">
                <text:p>92.0316290479387</text:p>
              </table:table-cell>
              <table:table-cell office:value-type="float" office:value="6.11762121337316">
                <text:p>6.117621213373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92.0127212081636">
                <text:p>92.0127212081636</text:p>
              </table:table-cell>
              <table:table-cell office:value-type="float" office:value="6.1550365505352">
                <text:p>6.155036550535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91.9857237670743">
                <text:p>91.9857237670743</text:p>
              </table:table-cell>
              <table:table-cell office:value-type="float" office:value="6.20035641403748">
                <text:p>6.2003564140374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91.9749574384945">
                <text:p>91.9749574384945</text:p>
              </table:table-cell>
              <table:table-cell office:value-type="float" office:value="6.2292619408062">
                <text:p>6.22926194080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91.934240122174">
                <text:p>91.934240122174</text:p>
              </table:table-cell>
              <table:table-cell office:value-type="float" office:value="6.28793706333362">
                <text:p>6.287937063333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91.91344844559">
                <text:p>91.91344844559</text:p>
              </table:table-cell>
              <table:table-cell office:value-type="float" office:value="6.3265069680626">
                <text:p>6.326506968062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91.9162997767369">
                <text:p>91.9162997767369</text:p>
              </table:table-cell>
              <table:table-cell office:value-type="float" office:value="6.34125608277914">
                <text:p>6.341256082779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91.9178684862866">
                <text:p>91.9178684862866</text:p>
              </table:table-cell>
              <table:table-cell office:value-type="float" office:value="6.35711181463428">
                <text:p>6.357111814634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91.9176087203427">
                <text:p>91.9176087203427</text:p>
              </table:table-cell>
              <table:table-cell office:value-type="float" office:value="6.37462177756902">
                <text:p>6.3746217775690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91.9317659664726">
                <text:p>91.9317659664726</text:p>
              </table:table-cell>
              <table:table-cell office:value-type="float" office:value="6.37754222645999">
                <text:p>6.377542226459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91.9258341335795">
                <text:p>91.9258341335795</text:p>
              </table:table-cell>
              <table:table-cell office:value-type="float" office:value="6.40038097742374">
                <text:p>6.4003809774237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91.9238690253264">
                <text:p>91.9238690253264</text:p>
              </table:table-cell>
              <table:table-cell office:value-type="float" office:value="6.41908393456679">
                <text:p>6.4190839345667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91.9379636684065">
                <text:p>91.9379636684065</text:p>
              </table:table-cell>
              <table:table-cell office:value-type="float" office:value="6.42155976188779">
                <text:p>6.4215597618877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91.9336783713451">
                <text:p>91.9336783713451</text:p>
              </table:table-cell>
              <table:table-cell office:value-type="float" office:value="6.44224982464627">
                <text:p>6.442249824646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91.9221430060713">
                <text:p>91.9221430060713</text:p>
              </table:table-cell>
              <table:table-cell office:value-type="float" office:value="6.47002590796009">
                <text:p>6.470025907960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91.8852745171871">
                <text:p>91.8852745171871</text:p>
              </table:table-cell>
              <table:table-cell office:value-type="float" office:value="6.52297270770402">
                <text:p>6.522972707704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91.8755126811061">
                <text:p>91.8755126811061</text:p>
              </table:table-cell>
              <table:table-cell office:value-type="float" office:value="6.54865207153607">
                <text:p>6.5486520715360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91.879834477372">
                <text:p>91.879834477372</text:p>
              </table:table-cell>
              <table:table-cell office:value-type="float" office:value="6.56008862774379">
                <text:p>6.560088627743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91.8726007584486">
                <text:p>91.8726007584486</text:p>
              </table:table-cell>
              <table:table-cell office:value-type="float" office:value="6.58292311561601">
                <text:p>6.58292311561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91.8795890365784">
                <text:p>91.8795890365784</text:p>
              </table:table-cell>
              <table:table-cell office:value-type="float" office:value="6.59137959874557">
                <text:p>6.591379598745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91.8957043888162">
                <text:p>91.8957043888162</text:p>
              </table:table-cell>
              <table:table-cell office:value-type="float" office:value="6.59055456015456">
                <text:p>6.5905545601545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91.8916409619493">
                <text:p>91.8916409619493</text:p>
              </table:table-cell>
              <table:table-cell office:value-type="float" office:value="6.60975539753174">
                <text:p>6.6097553975317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91.8699848263024">
                <text:p>91.8699848263024</text:p>
              </table:table-cell>
              <table:table-cell office:value-type="float" office:value="6.64639756958382">
                <text:p>6.6463975695838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91.8586923854468">
                <text:p>91.8586923854468</text:p>
              </table:table-cell>
              <table:table-cell office:value-type="float" office:value="6.67252618648057">
                <text:p>6.672526186480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91.8534387949257">
                <text:p>91.8534387949257</text:p>
              </table:table-cell>
              <table:table-cell office:value-type="float" office:value="6.69246759128243">
                <text:p>6.692467591282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91.8610789036207">
                <text:p>91.8610789036207</text:p>
              </table:table-cell>
              <table:table-cell office:value-type="float" office:value="6.69936841872531">
                <text:p>6.6993684187253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91.8297920582465">
                <text:p>91.8297920582465</text:p>
              </table:table-cell>
              <table:table-cell office:value-type="float" office:value="6.74505079087609">
                <text:p>6.745050790876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91.791494137664">
                <text:p>91.791494137664</text:p>
              </table:table-cell>
              <table:table-cell office:value-type="float" office:value="6.79760028296733">
                <text:p>6.797600282967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91.7766094993177">
                <text:p>91.7766094993177</text:p>
              </table:table-cell>
              <table:table-cell office:value-type="float" office:value="6.82659397710735">
                <text:p>6.8265939771073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91.7690998145809">
                <text:p>91.7690998145809</text:p>
              </table:table-cell>
              <table:table-cell office:value-type="float" office:value="6.84807162707987">
                <text:p>6.848071627079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91.760499725526">
                <text:p>91.760499725526</text:p>
              </table:table-cell>
              <table:table-cell office:value-type="float" office:value="6.87050000171816">
                <text:p>6.870500001718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91.7512916748356">
                <text:p>91.7512916748356</text:p>
              </table:table-cell>
              <table:table-cell office:value-type="float" office:value="6.89339805513609">
                <text:p>6.893398055136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91.7618363120441">
                <text:p>91.7618363120441</text:p>
              </table:table-cell>
              <table:table-cell office:value-type="float" office:value="6.8964065206279">
                <text:p>6.89640652062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91.7790005576193">
                <text:p>91.7790005576193</text:p>
              </table:table-cell>
              <table:table-cell office:value-type="float" office:value="6.89265984672596">
                <text:p>6.8926598467259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91.7876811402784">
                <text:p>91.7876811402784</text:p>
              </table:table-cell>
              <table:table-cell office:value-type="float" office:value="6.89726266002341">
                <text:p>6.8972626600234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91.782502741574">
                <text:p>91.782502741574</text:p>
              </table:table-cell>
              <table:table-cell office:value-type="float" office:value="6.91559162072476">
                <text:p>6.9155916207247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91.7824859333364">
                <text:p>91.7824859333364</text:p>
              </table:table-cell>
              <table:table-cell office:value-type="float" office:value="6.92862748533943">
                <text:p>6.928627485339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91.7887990050375">
                <text:p>91.7887990050375</text:p>
              </table:table-cell>
              <table:table-cell office:value-type="float" office:value="6.93520327945156">
                <text:p>6.935203279451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91.796836940913">
                <text:p>91.796836940913</text:p>
              </table:table-cell>
              <table:table-cell office:value-type="float" office:value="6.93992532073112">
                <text:p>6.939925320731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91.7979437160126">
                <text:p>91.7979437160126</text:p>
              </table:table-cell>
              <table:table-cell office:value-type="float" office:value="6.95145092301513">
                <text:p>6.951450923015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91.8119370679681">
                <text:p>91.8119370679681</text:p>
              </table:table-cell>
              <table:table-cell office:value-type="float" office:value="6.94996362466934">
                <text:p>6.949963624669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91.8177943054755">
                <text:p>91.8177943054755</text:p>
              </table:table-cell>
              <table:table-cell office:value-type="float" office:value="6.95648738023551">
                <text:p>6.956487380235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91.8030646382829">
                <text:p>91.8030646382829</text:p>
              </table:table-cell>
              <table:table-cell office:value-type="float" office:value="6.98347423057108">
                <text:p>6.983474230571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91.8032729856107">
                <text:p>91.8032729856107</text:p>
              </table:table-cell>
              <table:table-cell office:value-type="float" office:value="6.99540049455468">
                <text:p>6.9954004945546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91.8122065478894">
                <text:p>91.8122065478894</text:p>
              </table:table-cell>
              <table:table-cell office:value-type="float" office:value="6.9984801974743">
                <text:p>6.99848019747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91.8205550706458">
                <text:p>91.8205550706458</text:p>
              </table:table-cell>
              <table:table-cell office:value-type="float" office:value="7.00202480726427">
                <text:p>7.002024807264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91.8249301651007">
                <text:p>91.8249301651007</text:p>
              </table:table-cell>
              <table:table-cell office:value-type="float" office:value="7.00942391403033">
                <text:p>7.009423914030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91.8052315880874">
                <text:p>91.8052315880874</text:p>
              </table:table-cell>
              <table:table-cell office:value-type="float" office:value="7.04077895025235">
                <text:p>7.04077895025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91.8175590190419">
                <text:p>91.8175590190419</text:p>
              </table:table-cell>
              <table:table-cell office:value-type="float" office:value="7.03999141391438">
                <text:p>7.039991413914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91.8124269071124">
                <text:p>91.8124269071124</text:p>
              </table:table-cell>
              <table:table-cell office:value-type="float" office:value="7.05654802151437">
                <text:p>7.056548021514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91.8005526380412">
                <text:p>91.8005526380412</text:p>
              </table:table-cell>
              <table:table-cell office:value-type="float" office:value="7.07973254129923">
                <text:p>7.0797325412992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91.7937897152111">
                <text:p>91.7937897152111</text:p>
              </table:table-cell>
              <table:table-cell office:value-type="float" office:value="7.09769261233594">
                <text:p>7.0976926123359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91.7898303126827">
                <text:p>91.7898303126827</text:p>
              </table:table-cell>
              <table:table-cell office:value-type="float" office:value="7.11273719158892">
                <text:p>7.112737191588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91.7885986762225">
                <text:p>91.7885986762225</text:p>
              </table:table-cell>
              <table:table-cell office:value-type="float" office:value="7.12494315300637">
                <text:p>7.124943153006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91.7933317370794">
                <text:p>91.7933317370794</text:p>
              </table:table-cell>
              <table:table-cell office:value-type="float" office:value="7.13107467385725">
                <text:p>7.131074673857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91.7580799839544">
                <text:p>91.7580799839544</text:p>
              </table:table-cell>
              <table:table-cell office:value-type="float" office:value="7.17708236287287">
                <text:p>7.177082362872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91.7265751334819">
                <text:p>91.7265751334819</text:p>
              </table:table-cell>
              <table:table-cell office:value-type="float" office:value="7.21923558987705">
                <text:p>7.219235589877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91.6332530441189">
                <text:p>91.6332530441189</text:p>
              </table:table-cell>
              <table:table-cell office:value-type="float" office:value="7.32309957200645">
                <text:p>7.323099572006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91.569681249874">
                <text:p>91.569681249874</text:p>
              </table:table-cell>
              <table:table-cell office:value-type="float" office:value="7.39710784009007">
                <text:p>7.3971078400900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91.5305276472518">
                <text:p>91.5305276472518</text:p>
              </table:table-cell>
              <table:table-cell office:value-type="float" office:value="7.44659355181263">
                <text:p>7.446593551812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91.4641432340887">
                <text:p>91.4641432340887</text:p>
              </table:table-cell>
              <table:table-cell office:value-type="float" office:value="7.52320675298515">
                <text:p>7.523206752985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91.4423589446049">
                <text:p>91.4423589446049</text:p>
              </table:table-cell>
              <table:table-cell office:value-type="float" office:value="7.55511754259815">
                <text:p>7.5551175425981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91.4168242440478">
                <text:p>91.4168242440478</text:p>
              </table:table-cell>
              <table:table-cell office:value-type="float" office:value="7.59067747828328">
                <text:p>7.5906774782832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91.3662923652436">
                <text:p>91.3662923652436</text:p>
              </table:table-cell>
              <table:table-cell office:value-type="float" office:value="7.65113433986409">
                <text:p>7.65113433986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91.3360650244133">
                <text:p>91.3360650244133</text:p>
              </table:table-cell>
              <table:table-cell office:value-type="float" office:value="7.69118741364336">
                <text:p>7.691187413643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91.3344690800515">
                <text:p>91.3344690800515</text:p>
              </table:table-cell>
              <table:table-cell office:value-type="float" office:value="7.70251083362457">
                <text:p>7.702510833624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91.3031119668907">
                <text:p>91.3031119668907</text:p>
              </table:table-cell>
              <table:table-cell office:value-type="float" office:value="7.74349814764858">
                <text:p>7.743498147648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91.3031243254827">
                <text:p>91.3031243254827</text:p>
              </table:table-cell>
              <table:table-cell office:value-type="float" office:value="7.75301968791122">
                <text:p>7.7530196879112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91.2769978441326">
                <text:p>91.2769978441326</text:p>
              </table:table-cell>
              <table:table-cell office:value-type="float" office:value="7.78858472912735">
                <text:p>7.788584729127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91.2442278656913">
                <text:p>91.2442278656913</text:p>
              </table:table-cell>
              <table:table-cell office:value-type="float" office:value="7.83069888183607">
                <text:p>7.830698881836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91.2029512312062">
                <text:p>91.2029512312062</text:p>
              </table:table-cell>
              <table:table-cell office:value-type="float" office:value="7.88122624884593">
                <text:p>7.881226248845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91.179810607783">
                <text:p>91.179810607783</text:p>
              </table:table-cell>
              <table:table-cell office:value-type="float" office:value="7.91352509746858">
                <text:p>7.913525097468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91.1523662432018">
                <text:p>91.1523662432018</text:p>
              </table:table-cell>
              <table:table-cell office:value-type="float" office:value="7.9500361049973">
                <text:p>7.95003610499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91.1541373784576">
                <text:p>91.1541373784576</text:p>
              </table:table-cell>
              <table:table-cell office:value-type="float" office:value="7.95724094625947">
                <text:p>7.9572409462594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91.146851323822">
                <text:p>91.146851323822</text:p>
              </table:table-cell>
              <table:table-cell office:value-type="float" office:value="7.97341321764793">
                <text:p>7.973413217647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91.1171032406913">
                <text:p>91.1171032406913</text:p>
              </table:table-cell>
              <table:table-cell office:value-type="float" office:value="8.01195865536393">
                <text:p>8.011958655363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91.0849131000041">
                <text:p>91.0849131000041</text:p>
              </table:table-cell>
              <table:table-cell office:value-type="float" office:value="8.05285817709054">
                <text:p>8.052858177090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91.0793894127911">
                <text:p>91.0793894127911</text:p>
              </table:table-cell>
              <table:table-cell office:value-type="float" office:value="8.06700415153266">
                <text:p>8.067004151532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91.0710345430534">
                <text:p>91.0710345430534</text:p>
              </table:table-cell>
              <table:table-cell office:value-type="float" office:value="8.08389508562708">
                <text:p>8.083895085627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91.0305944678931">
                <text:p>91.0305944678931</text:p>
              </table:table-cell>
              <table:table-cell office:value-type="float" office:value="8.13278586450054">
                <text:p>8.1327858645005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91.0019453279479">
                <text:p>91.0019453279479</text:p>
              </table:table-cell>
              <table:table-cell office:value-type="float" office:value="8.16980120112181">
                <text:p>8.1698012011218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90.9326902058786">
                <text:p>90.9326902058786</text:p>
              </table:table-cell>
              <table:table-cell office:value-type="float" office:value="8.2473388579004">
                <text:p>8.247338857900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90.8900299704865">
                <text:p>90.8900299704865</text:p>
              </table:table-cell>
              <table:table-cell office:value-type="float" office:value="8.29819880265473">
                <text:p>8.298198802654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90.8735347340728">
                <text:p>90.8735347340728</text:p>
              </table:table-cell>
              <table:table-cell office:value-type="float" office:value="8.32281175133704">
                <text:p>8.3228117513370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90.8809284189901">
                <text:p>90.8809284189901</text:p>
              </table:table-cell>
              <table:table-cell office:value-type="float" office:value="8.32345460156561">
                <text:p>8.3234546015656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90.8914739735099">
                <text:p>90.8914739735099</text:p>
              </table:table-cell>
              <table:table-cell office:value-type="float" office:value="8.32086521684027">
                <text:p>8.320865216840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90.8825592337748">
                <text:p>90.8825592337748</text:p>
              </table:table-cell>
              <table:table-cell office:value-type="float" office:value="8.33765656467187">
                <text:p>8.3376565646718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90.8678512884959">
                <text:p>90.8678512884959</text:p>
              </table:table-cell>
              <table:table-cell office:value-type="float" office:value="8.36016235196633">
                <text:p>8.360162351966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90.8627260751033">
                <text:p>90.8627260751033</text:p>
              </table:table-cell>
              <table:table-cell office:value-type="float" office:value="8.37300742895428">
                <text:p>8.3730074289542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90.8540988143523">
                <text:p>90.8540988143523</text:p>
              </table:table-cell>
              <table:table-cell office:value-type="float" office:value="8.38927735466474">
                <text:p>8.3892773546647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90.8395670427986">
                <text:p>90.8395670427986</text:p>
              </table:table-cell>
              <table:table-cell office:value-type="float" office:value="8.41137536452823">
                <text:p>8.411375364528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90.8322130390373">
                <text:p>90.8322130390373</text:p>
              </table:table-cell>
              <table:table-cell office:value-type="float" office:value="8.42621994421628">
                <text:p>8.4262199442162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90.7995971233362">
                <text:p>90.7995971233362</text:p>
              </table:table-cell>
              <table:table-cell office:value-type="float" office:value="8.46625153008485">
                <text:p>8.466251530084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90.7743172014856">
                <text:p>90.7743172014856</text:p>
              </table:table-cell>
              <table:table-cell office:value-type="float" office:value="8.49887296540129">
                <text:p>8.4988729654012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90.7010111155634">
                <text:p>90.7010111155634</text:p>
              </table:table-cell>
              <table:table-cell office:value-type="float" office:value="8.57944714965456">
                <text:p>8.579447149654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90.6430576081814">
                <text:p>90.6430576081814</text:p>
              </table:table-cell>
              <table:table-cell office:value-type="float" office:value="8.64459607438443">
                <text:p>8.644596074384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90.593010010823">
                <text:p>90.593010010823</text:p>
              </table:table-cell>
              <table:table-cell office:value-type="float" office:value="8.70176713491718">
                <text:p>8.701767134917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90.5434017497952">
                <text:p>90.5434017497952</text:p>
              </table:table-cell>
              <table:table-cell office:value-type="float" office:value="8.75842762448755">
                <text:p>8.758427624487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90.520649296543">
                <text:p>90.520649296543</text:p>
              </table:table-cell>
              <table:table-cell office:value-type="float" office:value="8.78816178399686">
                <text:p>8.7881617839968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90.4657422047752">
                <text:p>90.4657422047752</text:p>
              </table:table-cell>
              <table:table-cell office:value-type="float" office:value="8.84998076495929">
                <text:p>8.8499807649592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90.4547018040041">
                <text:p>90.4547018040041</text:p>
              </table:table-cell>
              <table:table-cell office:value-type="float" office:value="8.8678639360331">
                <text:p>8.867863936033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90.4215833573926">
                <text:p>90.4215833573926</text:p>
              </table:table-cell>
              <table:table-cell office:value-type="float" office:value="8.9077567252442">
                <text:p>8.90775672524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90.3625288141413">
                <text:p>90.3625288141413</text:p>
              </table:table-cell>
              <table:table-cell office:value-type="float" office:value="8.97351786766918">
                <text:p>8.973517867669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90.3325298996262">
                <text:p>90.3325298996262</text:p>
              </table:table-cell>
              <table:table-cell office:value-type="float" office:value="9.01015631536611">
                <text:p>9.010156315366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90.2933350354126">
                <text:p>90.2933350354126</text:p>
              </table:table-cell>
              <table:table-cell office:value-type="float" office:value="9.05592431742984">
                <text:p>9.0559243174298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90.2654016850584">
                <text:p>90.2654016850584</text:p>
              </table:table-cell>
              <table:table-cell office:value-type="float" office:value="9.09036507425554">
                <text:p>9.0903650742555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90.2473630528232">
                <text:p>90.2473630528232</text:p>
              </table:table-cell>
              <table:table-cell office:value-type="float" office:value="9.1148460388976">
                <text:p>9.114846038897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90.2129097268635">
                <text:p>90.2129097268635</text:p>
              </table:table-cell>
              <table:table-cell office:value-type="float" office:value="9.15567727394009">
                <text:p>9.155677273940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90.2097167998076">
                <text:p>90.2097167998076</text:p>
              </table:table-cell>
              <table:table-cell office:value-type="float" office:value="9.16518433098793">
                <text:p>9.165184330987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90.2149367049803">
                <text:p>90.2149367049803</text:p>
              </table:table-cell>
              <table:table-cell office:value-type="float" office:value="9.16621541450732">
                <text:p>9.166215414507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90.218342893486">
                <text:p>90.218342893486</text:p>
              </table:table-cell>
              <table:table-cell office:value-type="float" office:value="9.16899770480669">
                <text:p>9.168997704806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90.198841028797">
                <text:p>90.198841028797</text:p>
              </table:table-cell>
              <table:table-cell office:value-type="float" office:value="9.19462616351281">
                <text:p>9.1946261635128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90.1990265315525">
                <text:p>90.1990265315525</text:p>
              </table:table-cell>
              <table:table-cell office:value-type="float" office:value="9.20050598883421">
                <text:p>9.2005059888342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90.1838287190672">
                <text:p>90.1838287190672</text:p>
              </table:table-cell>
              <table:table-cell office:value-type="float" office:value="9.22170847611567">
                <text:p>9.2217084761156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90.1769904318765">
                <text:p>90.1769904318765</text:p>
              </table:table-cell>
              <table:table-cell office:value-type="float" office:value="9.23449139135452">
                <text:p>9.2344913913545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90.1635700421208">
                <text:p>90.1635700421208</text:p>
              </table:table-cell>
              <table:table-cell office:value-type="float" office:value="9.25379696287787">
                <text:p>9.2537969628778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90.1569343416996">
                <text:p>90.1569343416996</text:p>
              </table:table-cell>
              <table:table-cell office:value-type="float" office:value="9.26625899324909">
                <text:p>9.2662589932490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90.1310406739583">
                <text:p>90.1310406739583</text:p>
              </table:table-cell>
              <table:table-cell office:value-type="float" office:value="9.29792072764092">
                <text:p>9.297920727640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90.127457539946">
                <text:p>90.127457539946</text:p>
              </table:table-cell>
              <table:table-cell office:value-type="float" office:value="9.30721424763724">
                <text:p>9.3072142476372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90.1315084083335">
                <text:p>90.1315084083335</text:p>
              </table:table-cell>
              <table:table-cell office:value-type="float" office:value="9.30881666137389">
                <text:p>9.3088166613738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90.1246377686946">
                <text:p>90.1246377686946</text:p>
              </table:table-cell>
              <table:table-cell office:value-type="float" office:value="9.3212840503157">
                <text:p>9.32128405031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90.1379642553293">
                <text:p>90.1379642553293</text:p>
              </table:table-cell>
              <table:table-cell office:value-type="float" office:value="9.31349834549094">
                <text:p>9.3134983454909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90.1230710992625">
                <text:p>90.1230710992625</text:p>
              </table:table-cell>
              <table:table-cell office:value-type="float" office:value="9.33387687554954">
                <text:p>9.3338768755495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90.0736922401217">
                <text:p>90.0736922401217</text:p>
              </table:table-cell>
              <table:table-cell office:value-type="float" office:value="9.3886862549422">
                <text:p>9.38868625494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90.0465185361113">
                <text:p>90.0465185361113</text:p>
              </table:table-cell>
              <table:table-cell office:value-type="float" office:value="9.42123617400197">
                <text:p>9.4212361740019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90.0417588722226">
                <text:p>90.0417588722226</text:p>
              </table:table-cell>
              <table:table-cell office:value-type="float" office:value="9.43131829078956">
                <text:p>9.431318290789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90.0097623361319">
                <text:p>90.0097623361319</text:p>
              </table:table-cell>
              <table:table-cell office:value-type="float" office:value="9.46858405525008">
                <text:p>9.468584055250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89.9692152745684">
                <text:p>89.9692152745684</text:p>
              </table:table-cell>
              <table:table-cell office:value-type="float" office:value="9.51434765289983">
                <text:p>9.5143476528998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89.974045734888">
                <text:p>89.974045734888</text:p>
              </table:table-cell>
              <table:table-cell office:value-type="float" office:value="9.51468156330551">
                <text:p>9.514681563305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90.0040350072688">
                <text:p>90.0040350072688</text:p>
              </table:table-cell>
              <table:table-cell office:value-type="float" office:value="9.48980501794272">
                <text:p>9.489805017942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90.041137514339">
                <text:p>90.041137514339</text:p>
              </table:table-cell>
              <table:table-cell office:value-type="float" office:value="9.45776411062043">
                <text:p>9.4577641106204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90.0321547106242">
                <text:p>90.0321547106242</text:p>
              </table:table-cell>
              <table:table-cell office:value-type="float" office:value="9.47175789808566">
                <text:p>9.4717578980856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90.0189299377115">
                <text:p>90.0189299377115</text:p>
              </table:table-cell>
              <table:table-cell office:value-type="float" office:value="9.48994354491125">
                <text:p>9.48994354491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90.0297354027323">
                <text:p>90.0297354027323</text:p>
              </table:table-cell>
              <table:table-cell office:value-type="float" office:value="9.48404934506424">
                <text:p>9.4840493450642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90.0536804729474">
                <text:p>90.0536804729474</text:p>
              </table:table-cell>
              <table:table-cell office:value-type="float" office:value="9.46496642737117">
                <text:p>9.464966427371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90.0622345773088">
                <text:p>90.0622345773088</text:p>
              </table:table-cell>
              <table:table-cell office:value-type="float" office:value="9.46122585400655">
                <text:p>9.4612258540065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90.0480987180222">
                <text:p>90.0480987180222</text:p>
              </table:table-cell>
              <table:table-cell office:value-type="float" office:value="9.48012710898">
                <text:p>9.480127108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90.0370649670229">
                <text:p>90.0370649670229</text:p>
              </table:table-cell>
              <table:table-cell office:value-type="float" office:value="9.49587860170929">
                <text:p>9.495878601709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90.0129829771465">
                <text:p>90.0129829771465</text:p>
              </table:table-cell>
              <table:table-cell office:value-type="float" office:value="9.52463115589839">
                <text:p>9.524631155898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90.0067925413144">
                <text:p>90.0067925413144</text:p>
              </table:table-cell>
              <table:table-cell office:value-type="float" office:value="9.53544545040001">
                <text:p>9.535445450400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90.0166345258112">
                <text:p>90.0166345258112</text:p>
              </table:table-cell>
              <table:table-cell office:value-type="float" office:value="9.5301810859861">
                <text:p>9.53018108598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90.008360072445">
                <text:p>90.008360072445</text:p>
              </table:table-cell>
              <table:table-cell office:value-type="float" office:value="9.54298738323435">
                <text:p>9.5429873832343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89.9601283235723">
                <text:p>89.9601283235723</text:p>
              </table:table-cell>
              <table:table-cell office:value-type="float" office:value="9.59570565755015">
                <text:p>9.5957056575501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89.9416081214177">
                <text:p>89.9416081214177</text:p>
              </table:table-cell>
              <table:table-cell office:value-type="float" office:value="9.61866751989357">
                <text:p>9.618667519893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89.9387437643415">
                <text:p>89.9387437643415</text:p>
              </table:table-cell>
              <table:table-cell office:value-type="float" office:value="9.6259291205567">
                <text:p>9.62592912055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89.9325602101932">
                <text:p>89.9325602101932</text:p>
              </table:table-cell>
              <table:table-cell office:value-type="float" office:value="9.63646594585599">
                <text:p>9.6364659458559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89.9271740020306">
                <text:p>89.9271740020306</text:p>
              </table:table-cell>
              <table:table-cell office:value-type="float" office:value="9.64616189245803">
                <text:p>9.646161892458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89.9076836827754">
                <text:p>89.9076836827754</text:p>
              </table:table-cell>
              <table:table-cell office:value-type="float" office:value="9.66991885276843">
                <text:p>9.669918852768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89.8887911777448">
                <text:p>89.8887911777448</text:p>
              </table:table-cell>
              <table:table-cell office:value-type="float" office:value="9.69303533244351">
                <text:p>9.6930353324435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89.8642751252639">
                <text:p>89.8642751252639</text:p>
              </table:table-cell>
              <table:table-cell office:value-type="float" office:value="9.72173311982259">
                <text:p>9.7217331198225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89.8303666735282">
                <text:p>89.8303666735282</text:p>
              </table:table-cell>
              <table:table-cell office:value-type="float" office:value="9.75978148910745">
                <text:p>9.7597814891074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89.8428611288586">
                <text:p>89.8428611288586</text:p>
              </table:table-cell>
              <table:table-cell office:value-type="float" office:value="9.75138555215065">
                <text:p>9.7513855521506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89.8355216264809">
                <text:p>89.8355216264809</text:p>
              </table:table-cell>
              <table:table-cell office:value-type="float" office:value="9.76278258771825">
                <text:p>9.762782587718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89.7704997435494">
                <text:p>89.7704997435494</text:p>
              </table:table-cell>
              <table:table-cell office:value-type="float" office:value="9.83182142850774">
                <text:p>9.831821428507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89.7359526408508">
                <text:p>89.7359526408508</text:p>
              </table:table-cell>
              <table:table-cell office:value-type="float" office:value="9.87034531948582">
                <text:p>9.870345319485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89.6950745959238">
                <text:p>89.6950745959238</text:p>
              </table:table-cell>
              <table:table-cell office:value-type="float" office:value="9.91516038480948">
                <text:p>9.915160384809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89.6491876797517">
                <text:p>89.6491876797517</text:p>
              </table:table-cell>
              <table:table-cell office:value-type="float" office:value="9.96494495117415">
                <text:p>9.9649449511741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89.6200427417297">
                <text:p>89.6200427417297</text:p>
              </table:table-cell>
              <table:table-cell office:value-type="float" office:value="9.9979485628869">
                <text:p>9.99794856288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89.6006195654973">
                <text:p>89.6006195654973</text:p>
              </table:table-cell>
              <table:table-cell office:value-type="float" office:value="10.0211918260732">
                <text:p>10.021191826073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89.5993502119476">
                <text:p>89.5993502119476</text:p>
              </table:table-cell>
              <table:table-cell office:value-type="float" office:value="10.0262430657072">
                <text:p>10.02624306570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89.6079210251808">
                <text:p>89.6079210251808</text:p>
              </table:table-cell>
              <table:table-cell office:value-type="float" office:value="10.0214163196974">
                <text:p>10.021416319697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89.6389251482623">
                <text:p>89.6389251482623</text:p>
              </table:table-cell>
              <table:table-cell office:value-type="float" office:value="9.99411882316712">
                <text:p>9.994118823167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89.6337276066242">
                <text:p>89.6337276066242</text:p>
              </table:table-cell>
              <table:table-cell office:value-type="float" office:value="10.0029859250909">
                <text:p>10.002985925090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89.6356204190536">
                <text:p>89.6356204190536</text:p>
              </table:table-cell>
              <table:table-cell office:value-type="float" office:value="10.0047259773444">
                <text:p>10.00472597734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89.6251089637215">
                <text:p>89.6251089637215</text:p>
              </table:table-cell>
              <table:table-cell office:value-type="float" office:value="10.0188339687125">
                <text:p>10.0188339687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89.600515628095">
                <text:p>89.600515628095</text:p>
              </table:table-cell>
              <table:table-cell office:value-type="float" office:value="10.0469878750147">
                <text:p>10.046987875014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89.5801085579384">
                <text:p>89.5801085579384</text:p>
              </table:table-cell>
              <table:table-cell office:value-type="float" office:value="10.0709199101401">
                <text:p>10.070919910140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89.5798298604187">
                <text:p>89.5798298604187</text:p>
              </table:table-cell>
              <table:table-cell office:value-type="float" office:value="10.074688322979">
                <text:p>10.07468832297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89.5691990259294">
                <text:p>89.5691990259294</text:p>
              </table:table-cell>
              <table:table-cell office:value-type="float" office:value="10.0887739756344">
                <text:p>10.08877397563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89.5606865228496">
                <text:p>89.5606865228496</text:p>
              </table:table-cell>
              <table:table-cell office:value-type="float" office:value="10.1007067486986">
                <text:p>10.100706748698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89.5248081644084">
                <text:p>89.5248081644084</text:p>
              </table:table-cell>
              <table:table-cell office:value-type="float" office:value="10.1399711744243">
                <text:p>10.139971174424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89.4620959679318">
                <text:p>89.4620959679318</text:p>
              </table:table-cell>
              <table:table-cell office:value-type="float" office:value="10.2060355775126">
                <text:p>10.20603557751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89.4216416749191">
                <text:p>89.4216416749191</text:p>
              </table:table-cell>
              <table:table-cell office:value-type="float" office:value="10.2498085550708">
                <text:p>10.249808555070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89.3861823203168">
                <text:p>89.3861823203168</text:p>
              </table:table-cell>
              <table:table-cell office:value-type="float" office:value="10.2885534073732">
                <text:p>10.288553407373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89.3686645831352">
                <text:p>89.3686645831352</text:p>
              </table:table-cell>
              <table:table-cell office:value-type="float" office:value="10.3093237872779">
                <text:p>10.309323787277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89.3453483076742">
                <text:p>89.3453483076742</text:p>
              </table:table-cell>
              <table:table-cell office:value-type="float" office:value="10.3358601790348">
                <text:p>10.33586017903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89.3470913311477">
                <text:p>89.3470913311477</text:p>
              </table:table-cell>
              <table:table-cell office:value-type="float" office:value="10.3373050706942">
                <text:p>10.337305070694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89.3273046283625">
                <text:p>89.3273046283625</text:p>
              </table:table-cell>
              <table:table-cell office:value-type="float" office:value="10.360247809461">
                <text:p>10.3602478094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89.3296837559919">
                <text:p>89.3296837559919</text:p>
              </table:table-cell>
              <table:table-cell office:value-type="float" office:value="10.3609931574533">
                <text:p>10.36099315745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89.3258341546129">
                <text:p>89.3258341546129</text:p>
              </table:table-cell>
              <table:table-cell office:value-type="float" office:value="10.3679359896979">
                <text:p>10.367935989697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89.3075758130668">
                <text:p>89.3075758130668</text:p>
              </table:table-cell>
              <table:table-cell office:value-type="float" office:value="10.3892566298009">
                <text:p>10.38925662980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89.2751965723491">
                <text:p>89.2751965723491</text:p>
              </table:table-cell>
              <table:table-cell office:value-type="float" office:value="10.4246675460899">
                <text:p>10.424667546089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89.281987985621">
                <text:p>89.281987985621</text:p>
              </table:table-cell>
              <table:table-cell office:value-type="float" office:value="10.4208774916336">
                <text:p>10.420877491633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89.2595384761352">
                <text:p>89.2595384761352</text:p>
              </table:table-cell>
              <table:table-cell office:value-type="float" office:value="10.4462983463469">
                <text:p>10.44629834634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89.2318079562387">
                <text:p>89.2318079562387</text:p>
              </table:table-cell>
              <table:table-cell office:value-type="float" office:value="10.4769704980186">
                <text:p>10.476970498018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89.2298407538693">
                <text:p>89.2298407538693</text:p>
              </table:table-cell>
              <table:table-cell office:value-type="float" office:value="10.4818499158454">
                <text:p>10.481849915845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89.2307462298257">
                <text:p>89.2307462298257</text:p>
              </table:table-cell>
              <table:table-cell office:value-type="float" office:value="10.4838275331918">
                <text:p>10.48382753319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89.2676840505463">
                <text:p>89.2676840505463</text:p>
              </table:table-cell>
              <table:table-cell office:value-type="float" office:value="10.449743974841">
                <text:p>10.44974397484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89.2990578429523">
                <text:p>89.2990578429523</text:p>
              </table:table-cell>
              <table:table-cell office:value-type="float" office:value="10.4211959021812">
                <text:p>10.42119590218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89.2590084409934">
                <text:p>89.2590084409934</text:p>
              </table:table-cell>
              <table:table-cell office:value-type="float" office:value="10.4640427666888">
                <text:p>10.46404276668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89.231397259537">
                <text:p>89.231397259537</text:p>
              </table:table-cell>
              <table:table-cell office:value-type="float" office:value="10.4944234360683">
                <text:p>10.49442343606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89.1859732390947">
                <text:p>89.1859732390947</text:p>
              </table:table-cell>
              <table:table-cell office:value-type="float" office:value="10.5425892495545">
                <text:p>10.542589249554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89.1537626295108">
                <text:p>89.1537626295108</text:p>
              </table:table-cell>
              <table:table-cell office:value-type="float" office:value="10.577514234252">
                <text:p>10.57751423425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89.1360988770896">
                <text:p>89.1360988770896</text:p>
              </table:table-cell>
              <table:table-cell office:value-type="float" office:value="10.5978652180356">
                <text:p>10.597865218035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89.1621291926665">
                <text:p>89.1621291926665</text:p>
              </table:table-cell>
              <table:table-cell office:value-type="float" office:value="10.5744952615074">
                <text:p>10.57449526150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89.1643132104744">
                <text:p>89.1643132104744</text:p>
              </table:table-cell>
              <table:table-cell office:value-type="float" office:value="10.5749449991578">
                <text:p>10.574944999157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89.166609472309">
                <text:p>89.166609472309</text:p>
              </table:table-cell>
              <table:table-cell office:value-type="float" office:value="10.5752561552268">
                <text:p>10.575256155226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89.1615413157302">
                <text:p>89.1615413157302</text:p>
              </table:table-cell>
              <table:table-cell office:value-type="float" office:value="10.5829056555302">
                <text:p>10.58290565553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89.1443445072241">
                <text:p>89.1443445072241</text:p>
              </table:table-cell>
              <table:table-cell office:value-type="float" office:value="10.6026579943238">
                <text:p>10.602657994323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89.127319666803">
                <text:p>89.127319666803</text:p>
              </table:table-cell>
              <table:table-cell office:value-type="float" office:value="10.6222128097294">
                <text:p>10.622212809729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89.0888383483076">
                <text:p>89.0888383483076</text:p>
              </table:table-cell>
              <table:table-cell office:value-type="float" office:value="10.6631988034595">
                <text:p>10.663198803459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89.087330495798">
                <text:p>89.087330495798</text:p>
              </table:table-cell>
              <table:table-cell office:value-type="float" office:value="10.6671862844515">
                <text:p>10.667186284451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89.0415276133752">
                <text:p>89.0415276133752</text:p>
              </table:table-cell>
              <table:table-cell office:value-type="float" office:value="10.7154439990717">
                <text:p>10.715443999071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89.0169132030423">
                <text:p>89.0169132030423</text:p>
              </table:table-cell>
              <table:table-cell office:value-type="float" office:value="10.7424886932801">
                <text:p>10.742488693280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88.9519867894585">
                <text:p>88.9519867894585</text:p>
              </table:table-cell>
              <table:table-cell office:value-type="float" office:value="10.8098210879007">
                <text:p>10.809821087900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88.8931120828542">
                <text:p>88.8931120828542</text:p>
              </table:table-cell>
              <table:table-cell office:value-type="float" office:value="10.8710777157314">
                <text:p>10.87107771573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88.827413285258">
                <text:p>88.827413285258</text:p>
              </table:table-cell>
              <table:table-cell office:value-type="float" office:value="10.9391346153418">
                <text:p>10.93913461534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88.7943427723149">
                <text:p>88.7943427723149</text:p>
              </table:table-cell>
              <table:table-cell office:value-type="float" office:value="10.9745396492789">
                <text:p>10.97453964927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88.7629015867443">
                <text:p>88.7629015867443</text:p>
              </table:table-cell>
              <table:table-cell office:value-type="float" office:value="11.0082920106336">
                <text:p>11.00829201063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88.7290461557825">
                <text:p>88.7290461557825</text:p>
              </table:table-cell>
              <table:table-cell office:value-type="float" office:value="11.0444355056216">
                <text:p>11.04443550562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88.7033628370818">
                <text:p>88.7033628370818</text:p>
              </table:table-cell>
              <table:table-cell office:value-type="float" office:value="11.0723840077082">
                <text:p>11.07238400770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88.645276577132">
                <text:p>88.645276577132</text:p>
              </table:table-cell>
              <table:table-cell office:value-type="float" office:value="11.1327127992101">
                <text:p>11.132712799210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88.6097010043432">
                <text:p>88.6097010043432</text:p>
              </table:table-cell>
              <table:table-cell office:value-type="float" office:value="11.1705084782356">
                <text:p>11.170508478235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88.5395243923097">
                <text:p>88.5395243923097</text:p>
              </table:table-cell>
              <table:table-cell office:value-type="float" office:value="11.2428829954432">
                <text:p>11.24288299544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88.5140325300291">
                <text:p>88.5140325300291</text:p>
              </table:table-cell>
              <table:table-cell office:value-type="float" office:value="11.2705507838463">
                <text:p>11.27055078384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88.5015337141628">
                <text:p>88.5015337141628</text:p>
              </table:table-cell>
              <table:table-cell office:value-type="float" office:value="11.2852037665739">
                <text:p>11.28520376657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88.4852966575641">
                <text:p>88.4852966575641</text:p>
              </table:table-cell>
              <table:table-cell office:value-type="float" office:value="11.3035734483652">
                <text:p>11.30357344836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88.4582214687663">
                <text:p>88.4582214687663</text:p>
              </table:table-cell>
              <table:table-cell office:value-type="float" office:value="11.3327599361037">
                <text:p>11.332759936103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88.4157445172365">
                <text:p>88.4157445172365</text:p>
              </table:table-cell>
              <table:table-cell office:value-type="float" office:value="11.3773270735848">
                <text:p>11.377327073584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88.3768251673022">
                <text:p>88.3768251673022</text:p>
              </table:table-cell>
              <table:table-cell office:value-type="float" office:value="11.4183157076108">
                <text:p>11.418315707610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88.3027735148195">
                <text:p>88.3027735148195</text:p>
              </table:table-cell>
              <table:table-cell office:value-type="float" office:value="11.4944159513445">
                <text:p>11.49441595134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88.2585887548779">
                <text:p>88.2585887548779</text:p>
              </table:table-cell>
              <table:table-cell office:value-type="float" office:value="11.5406288166244">
                <text:p>11.540628816624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88.2412202586335">
                <text:p>88.2412202586335</text:p>
              </table:table-cell>
              <table:table-cell office:value-type="float" office:value="11.5600051371538">
                <text:p>11.560005137153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88.2353020799515">
                <text:p>88.2353020799515</text:p>
              </table:table-cell>
              <table:table-cell office:value-type="float" office:value="11.5679110618779">
                <text:p>11.56791106187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88.2112167756875">
                <text:p>88.2112167756875</text:p>
              </table:table-cell>
              <table:table-cell office:value-type="float" office:value="11.5939642347237">
                <text:p>11.593964234723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88.1371854160114">
                <text:p>88.1371854160114</text:p>
              </table:table-cell>
              <table:table-cell office:value-type="float" office:value="11.6699437842956">
                <text:p>11.66994378429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88.1177183237561">
                <text:p>88.1177183237561</text:p>
              </table:table-cell>
              <table:table-cell office:value-type="float" office:value="11.6913395845479">
                <text:p>11.69133958454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88.0651125690899">
                <text:p>88.0651125690899</text:p>
              </table:table-cell>
              <table:table-cell office:value-type="float" office:value="11.745854760131">
                <text:p>11.7458547601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88.0605298194674">
                <text:p>88.0605298194674</text:p>
              </table:table-cell>
              <table:table-cell office:value-type="float" office:value="11.7523278364613">
                <text:p>11.752327836461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88.0213342129027">
                <text:p>88.0213342129027</text:p>
              </table:table-cell>
              <table:table-cell office:value-type="float" office:value="11.7933948664667">
                <text:p>11.793394866466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88.0105086258757">
                <text:p>88.0105086258757</text:p>
              </table:table-cell>
              <table:table-cell office:value-type="float" office:value="11.8060731627">
                <text:p>11.80607316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88.0162303112705">
                <text:p>88.0162303112705</text:p>
              </table:table-cell>
              <table:table-cell office:value-type="float" office:value="11.8021856594195">
                <text:p>11.80218565941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87.9774141620039">
                <text:p>87.9774141620039</text:p>
              </table:table-cell>
              <table:table-cell office:value-type="float" office:value="11.8428176489791">
                <text:p>11.842817648979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87.9441516482909">
                <text:p>87.9441516482909</text:p>
              </table:table-cell>
              <table:table-cell office:value-type="float" office:value="11.8778778445824">
                <text:p>11.87787784458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87.8706173048037">
                <text:p>87.8706173048037</text:p>
              </table:table-cell>
              <table:table-cell office:value-type="float" office:value="11.9531918931408">
                <text:p>11.95319189314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87.8282747681193">
                <text:p>87.8282747681193</text:p>
              </table:table-cell>
              <table:table-cell office:value-type="float" office:value="11.9972963378457">
                <text:p>11.997296337845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87.795180304957">
                <text:p>87.795180304957</text:p>
              </table:table-cell>
              <table:table-cell office:value-type="float" office:value="12.0321350899484">
                <text:p>12.03213508994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87.7702750968895">
                <text:p>87.7702750968895</text:p>
              </table:table-cell>
              <table:table-cell office:value-type="float" office:value="12.0587671440669">
                <text:p>12.05876714406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87.7043370518029">
                <text:p>87.7043370518029</text:p>
              </table:table-cell>
              <table:table-cell office:value-type="float" office:value="12.1264147667439">
                <text:p>12.126414766743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87.6474691198814">
                <text:p>87.6474691198814</text:p>
              </table:table-cell>
              <table:table-cell office:value-type="float" office:value="12.1849751804799">
                <text:p>12.184975180479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87.6183839869155">
                <text:p>87.6183839869155</text:p>
              </table:table-cell>
              <table:table-cell office:value-type="float" office:value="12.2157358704422">
                <text:p>12.215735870442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87.5892150724195">
                <text:p>87.5892150724195</text:p>
              </table:table-cell>
              <table:table-cell office:value-type="float" office:value="12.2465635863646">
                <text:p>12.246563586364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87.5642320126044">
                <text:p>87.5642320126044</text:p>
              </table:table-cell>
              <table:table-cell office:value-type="float" office:value="12.2731888595919">
                <text:p>12.273188859591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87.5758077375911">
                <text:p>87.5758077375911</text:p>
              </table:table-cell>
              <table:table-cell office:value-type="float" office:value="12.2632389258832">
                <text:p>12.26323892588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87.5577138937919">
                <text:p>87.5577138937919</text:p>
              </table:table-cell>
              <table:table-cell office:value-type="float" office:value="12.2829423030477">
                <text:p>12.28294230304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87.5097229617505">
                <text:p>87.5097229617505</text:p>
              </table:table-cell>
              <table:table-cell office:value-type="float" office:value="12.3325266731207">
                <text:p>12.332526673120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87.4882842687184">
                <text:p>87.4882842687184</text:p>
              </table:table-cell>
              <table:table-cell office:value-type="float" office:value="12.3555428698041">
                <text:p>12.355542869804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87.4530638732886">
                <text:p>87.4530638732886</text:p>
              </table:table-cell>
              <table:table-cell office:value-type="float" office:value="12.3923249938487">
                <text:p>12.392324993848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87.448098451947">
                <text:p>87.448098451947</text:p>
              </table:table-cell>
              <table:table-cell office:value-type="float" office:value="12.3988365265189">
                <text:p>12.398836526518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87.4537827566837">
                <text:p>87.4537827566837</text:p>
              </table:table-cell>
              <table:table-cell office:value-type="float" office:value="12.3946828719975">
                <text:p>12.39468287199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87.4459115957836">
                <text:p>87.4459115957836</text:p>
              </table:table-cell>
              <table:table-cell office:value-type="float" office:value="12.4040693766109">
                <text:p>12.40406937661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87.4347003430736">
                <text:p>87.4347003430736</text:p>
              </table:table-cell>
              <table:table-cell office:value-type="float" office:value="12.4167808195969">
                <text:p>12.41678081959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87.4250876391598">
                <text:p>87.4250876391598</text:p>
              </table:table-cell>
              <table:table-cell office:value-type="float" office:value="12.427878711884">
                <text:p>12.42787871188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87.4364456188567">
                <text:p>87.4364456188567</text:p>
              </table:table-cell>
              <table:table-cell office:value-type="float" office:value="12.4179910686766">
                <text:p>12.41799106867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87.39742252813">
                <text:p>87.39742252813</text:p>
              </table:table-cell>
              <table:table-cell office:value-type="float" office:value="12.458469792528">
                <text:p>12.45846979252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87.3683462620324">
                <text:p>87.3683462620324</text:p>
              </table:table-cell>
              <table:table-cell office:value-type="float" office:value="12.4889871354191">
                <text:p>12.488987135419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87.3681805859733">
                <text:p>87.3681805859733</text:p>
              </table:table-cell>
              <table:table-cell office:value-type="float" office:value="12.4905794775036">
                <text:p>12.49057947750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87.3278321134469">
                <text:p>87.3278321134469</text:p>
              </table:table-cell>
              <table:table-cell office:value-type="float" office:value="12.5323403493952">
                <text:p>12.53234034939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87.3003871256458">
                <text:p>87.3003871256458</text:p>
              </table:table-cell>
              <table:table-cell office:value-type="float" office:value="12.561183612568">
                <text:p>12.56118361256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87.2629388099449">
                <text:p>87.2629388099449</text:p>
              </table:table-cell>
              <table:table-cell office:value-type="float" office:value="12.6000162208867">
                <text:p>12.60001622088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87.2474522789883">
                <text:p>87.2474522789883</text:p>
              </table:table-cell>
              <table:table-cell office:value-type="float" office:value="12.616873201535">
                <text:p>12.61687320153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87.2466591721276">
                <text:p>87.2466591721276</text:p>
              </table:table-cell>
              <table:table-cell office:value-type="float" office:value="12.6190230535904">
                <text:p>12.619023053590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87.2402640089777">
                <text:p>87.2402640089777</text:p>
              </table:table-cell>
              <table:table-cell office:value-type="float" office:value="12.6267613944831">
                <text:p>12.626761394483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87.2483923423393">
                <text:p>87.2483923423393</text:p>
              </table:table-cell>
              <table:table-cell office:value-type="float" office:value="12.6199628070869">
                <text:p>12.61996280708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87.2596293491485">
                <text:p>87.2596293491485</text:p>
              </table:table-cell>
              <table:table-cell office:value-type="float" office:value="12.6100422487835">
                <text:p>12.610042248783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87.2720905269214">
                <text:p>87.2720905269214</text:p>
              </table:table-cell>
              <table:table-cell office:value-type="float" office:value="12.5988843550313">
                <text:p>12.59888435503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87.2778742945493">
                <text:p>87.2778742945493</text:p>
              </table:table-cell>
              <table:table-cell office:value-type="float" office:value="12.5943908385838">
                <text:p>12.594390838583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87.2654729100944">
                <text:p>87.2654729100944</text:p>
              </table:table-cell>
              <table:table-cell office:value-type="float" office:value="12.6080695717074">
                <text:p>12.608069571707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87.2236452486626">
                <text:p>87.2236452486626</text:p>
              </table:table-cell>
              <table:table-cell office:value-type="float" office:value="12.6511618083212">
                <text:p>12.65116180832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87.182950014814">
                <text:p>87.182950014814</text:p>
              </table:table-cell>
              <table:table-cell office:value-type="float" office:value="12.6931089715999">
                <text:p>12.69310897159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87.1416990270626">
                <text:p>87.1416990270626</text:p>
              </table:table-cell>
              <table:table-cell office:value-type="float" office:value="12.7355993694873">
                <text:p>12.735599369487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87.1199060969423">
                <text:p>87.1199060969423</text:p>
              </table:table-cell>
              <table:table-cell office:value-type="float" office:value="12.758619315642">
                <text:p>12.7586193156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87.0599520158926">
                <text:p>87.0599520158926</text:p>
              </table:table-cell>
              <table:table-cell office:value-type="float" office:value="12.8197881425659">
                <text:p>12.819788142565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87.0268083261223">
                <text:p>87.0268083261223</text:p>
              </table:table-cell>
              <table:table-cell office:value-type="float" office:value="12.8541344307516">
                <text:p>12.85413443075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86.9904625043452">
                <text:p>86.9904625043452</text:p>
              </table:table-cell>
              <table:table-cell office:value-type="float" office:value="12.8916708249599">
                <text:p>12.891670824959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86.9159246746686">
                <text:p>86.9159246746686</text:p>
              </table:table-cell>
              <table:table-cell office:value-type="float" office:value="12.9673873213435">
                <text:p>12.967387321343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86.8452445153744">
                <text:p>86.8452445153744</text:p>
              </table:table-cell>
              <table:table-cell office:value-type="float" office:value="13.0392343606776">
                <text:p>13.03923436067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86.7705663892867">
                <text:p>86.7705663892867</text:p>
              </table:table-cell>
              <table:table-cell office:value-type="float" office:value="13.1150676980047">
                <text:p>13.11506769800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86.701471836505">
                <text:p>86.701471836505</text:p>
              </table:table-cell>
              <table:table-cell office:value-type="float" office:value="13.1853059099136">
                <text:p>13.185305909913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86.6677904514733">
                <text:p>86.6677904514733</text:p>
              </table:table-cell>
              <table:table-cell office:value-type="float" office:value="13.2201195174811">
                <text:p>13.22011951748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86.6216253674714">
                <text:p>86.6216253674714</text:p>
              </table:table-cell>
              <table:table-cell office:value-type="float" office:value="13.2674055017935">
                <text:p>13.267405501793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86.5671245949682">
                <text:p>86.5671245949682</text:p>
              </table:table-cell>
              <table:table-cell office:value-type="float" office:value="13.323015965604">
                <text:p>13.3230159656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86.5014533490185">
                <text:p>86.5014533490185</text:p>
              </table:table-cell>
              <table:table-cell office:value-type="float" office:value="13.3897858059479">
                <text:p>13.389785805947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86.4395884218275">
                <text:p>86.4395884218275</text:p>
              </table:table-cell>
              <table:table-cell office:value-type="float" office:value="13.4527383415892">
                <text:p>13.45273834158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86.3686707984788">
                <text:p>86.3686707984788</text:p>
              </table:table-cell>
              <table:table-cell office:value-type="float" office:value="13.5247326973038">
                <text:p>13.52473269730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86.3022349496006">
                <text:p>86.3022349496006</text:p>
              </table:table-cell>
              <table:table-cell office:value-type="float" office:value="13.5922345112242">
                <text:p>13.592234511224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86.2517126001046">
                <text:p>86.2517126001046</text:p>
              </table:table-cell>
              <table:table-cell office:value-type="float" office:value="13.643812166112">
                <text:p>13.6438121661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86.2142779823543">
                <text:p>86.2142779823543</text:p>
              </table:table-cell>
              <table:table-cell office:value-type="float" office:value="13.6822915362">
                <text:p>13.682291536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86.1618237838457">
                <text:p>86.1618237838457</text:p>
              </table:table-cell>
              <table:table-cell office:value-type="float" office:value="13.7357800395231">
                <text:p>13.735780039523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86.1002055460072">
                <text:p>86.1002055460072</text:p>
              </table:table-cell>
              <table:table-cell office:value-type="float" office:value="13.7984222391279">
                <text:p>13.798422239127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86.0867871336698">
                <text:p>86.0867871336698</text:p>
              </table:table-cell>
              <table:table-cell office:value-type="float" office:value="13.812854373614">
                <text:p>13.8128543736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86.0996034728594">
                <text:p>86.0996034728594</text:p>
              </table:table-cell>
              <table:table-cell office:value-type="float" office:value="13.8010416193515">
                <text:p>13.80104161935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86.0794378879578">
                <text:p>86.0794378879578</text:p>
              </table:table-cell>
              <table:table-cell office:value-type="float" office:value="13.822200753331">
                <text:p>13.8222007533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86.0587795635">
                <text:p>86.0587795635</text:p>
              </table:table-cell>
              <table:table-cell office:value-type="float" office:value="13.8438426913759">
                <text:p>13.843842691375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86.0376078262592">
                <text:p>86.0376078262592</text:p>
              </table:table-cell>
              <table:table-cell office:value-type="float" office:value="13.865988206068">
                <text:p>13.8659882060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86.011847132612">
                <text:p>86.011847132612</text:p>
              </table:table-cell>
              <table:table-cell office:value-type="float" office:value="13.8927129393919">
                <text:p>13.892712939391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85.9581802741891">
                <text:p>85.9581802741891</text:p>
              </table:table-cell>
              <table:table-cell office:value-type="float" office:value="13.9473341970948">
                <text:p>13.94733419709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85.9088174495494">
                <text:p>85.9088174495494</text:p>
              </table:table-cell>
              <table:table-cell office:value-type="float" office:value="13.9976418770217">
                <text:p>13.99764187702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85.8270730250539">
                <text:p>85.8270730250539</text:p>
              </table:table-cell>
              <table:table-cell office:value-type="float" office:value="14.0803217082514">
                <text:p>14.080321708251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85.7358705678957">
                <text:p>85.7358705678957</text:p>
              </table:table-cell>
              <table:table-cell office:value-type="float" office:value="14.1724502180765">
                <text:p>14.172450218076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85.6875396399946">
                <text:p>85.6875396399946</text:p>
              </table:table-cell>
              <table:table-cell office:value-type="float" office:value="14.221697938118">
                <text:p>14.2216979381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85.6995781012725">
                <text:p>85.6995781012725</text:p>
              </table:table-cell>
              <table:table-cell office:value-type="float" office:value="14.2105671010589">
                <text:p>14.21056710105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85.6913795711189">
                <text:p>85.6913795711189</text:p>
              </table:table-cell>
              <table:table-cell office:value-type="float" office:value="14.2196641791892">
                <text:p>14.21966417918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85.6694826104245">
                <text:p>85.6694826104245</text:p>
              </table:table-cell>
              <table:table-cell office:value-type="float" office:value="14.2424507023805">
                <text:p>14.24245070238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85.6882594824335">
                <text:p>85.6882594824335</text:p>
              </table:table-cell>
              <table:table-cell office:value-type="float" office:value="14.2245544972435">
                <text:p>14.224554497243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85.6967615029938">
                <text:p>85.6967615029938</text:p>
              </table:table-cell>
              <table:table-cell office:value-type="float" office:value="14.2169243368864">
                <text:p>14.21692433688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85.6757938879638">
                <text:p>85.6757938879638</text:p>
              </table:table-cell>
              <table:table-cell office:value-type="float" office:value="14.2387550935176">
                <text:p>14.23875509351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85.644210774259">
                <text:p>85.644210774259</text:p>
              </table:table-cell>
              <table:table-cell office:value-type="float" office:value="14.2711927174076">
                <text:p>14.271192717407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85.5960393432082">
                <text:p>85.5960393432082</text:p>
              </table:table-cell>
              <table:table-cell office:value-type="float" office:value="14.3202101135418">
                <text:p>14.32021011354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85.5765101765419">
                <text:p>85.5765101765419</text:p>
              </table:table-cell>
              <table:table-cell office:value-type="float" office:value="14.3405767856406">
                <text:p>14.340576785640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85.5262058256297">
                <text:p>85.5262058256297</text:p>
              </table:table-cell>
              <table:table-cell office:value-type="float" office:value="14.3917102669309">
                <text:p>14.391710266930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85.4840925563007">
                <text:p>85.4840925563007</text:p>
              </table:table-cell>
              <table:table-cell office:value-type="float" office:value="14.4346443753343">
                <text:p>14.434644375334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85.4329553344414">
                <text:p>85.4329553344414</text:p>
              </table:table-cell>
              <table:table-cell office:value-type="float" office:value="14.4865942278772">
                <text:p>14.486594227877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85.3807091144303">
                <text:p>85.3807091144303</text:p>
              </table:table-cell>
              <table:table-cell office:value-type="float" office:value="14.5396449522651">
                <text:p>14.539644952265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85.3366035158233">
                <text:p>85.3366035158233</text:p>
              </table:table-cell>
              <table:table-cell office:value-type="float" office:value="14.5845470102051">
                <text:p>14.584547010205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85.3214727747828">
                <text:p>85.3214727747828</text:p>
              </table:table-cell>
              <table:table-cell office:value-type="float" office:value="14.6004662459854">
                <text:p>14.600466245985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85.3038285168336">
                <text:p>85.3038285168336</text:p>
              </table:table-cell>
              <table:table-cell office:value-type="float" office:value="14.6188911137269">
                <text:p>14.618891113726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85.294993130216">
                <text:p>85.294993130216</text:p>
              </table:table-cell>
              <table:table-cell office:value-type="float" office:value="14.6284993040389">
                <text:p>14.62849930403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85.315177527272">
                <text:p>85.315177527272</text:p>
              </table:table-cell>
              <table:table-cell office:value-type="float" office:value="14.6090799826403">
                <text:p>14.609079982640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85.2768405668141">
                <text:p>85.2768405668141</text:p>
              </table:table-cell>
              <table:table-cell office:value-type="float" office:value="14.6481743679991">
                <text:p>14.648174367999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85.2296277167015">
                <text:p>85.2296277167015</text:p>
              </table:table-cell>
              <table:table-cell office:value-type="float" office:value="14.6961370687636">
                <text:p>14.696137068763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85.186491744878">
                <text:p>85.186491744878</text:p>
              </table:table-cell>
              <table:table-cell office:value-type="float" office:value="14.7400153927324">
                <text:p>14.74001539273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85.1493121421145">
                <text:p>85.1493121421145</text:p>
              </table:table-cell>
              <table:table-cell office:value-type="float" office:value="14.7779299241198">
                <text:p>14.777929924119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85.1085333064077">
                <text:p>85.1085333064077</text:p>
              </table:table-cell>
              <table:table-cell office:value-type="float" office:value="14.8194363391643">
                <text:p>14.819436339164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85.0566757725714">
                <text:p>85.0566757725714</text:p>
              </table:table-cell>
              <table:table-cell office:value-type="float" office:value="14.8720141765449">
                <text:p>14.87201417654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85.0221625265514">
                <text:p>85.0221625265514</text:p>
              </table:table-cell>
              <table:table-cell office:value-type="float" office:value="14.9072405230737">
                <text:p>14.907240523073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84.9751537526915">
                <text:p>84.9751537526915</text:p>
              </table:table-cell>
              <table:table-cell office:value-type="float" office:value="14.9549552664374">
                <text:p>14.954955266437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84.9084904504587">
                <text:p>84.9084904504587</text:p>
              </table:table-cell>
              <table:table-cell office:value-type="float" office:value="15.0223174784789">
                <text:p>15.022317478478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84.8538306330621">
                <text:p>84.8538306330621</text:p>
              </table:table-cell>
              <table:table-cell office:value-type="float" office:value="15.0776692165861">
                <text:p>15.07766921658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84.7920570326138">
                <text:p>84.7920570326138</text:p>
              </table:table-cell>
              <table:table-cell office:value-type="float" office:value="15.1401278185379">
                <text:p>15.140127818537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84.7560176504065">
                <text:p>84.7560176504065</text:p>
              </table:table-cell>
              <table:table-cell office:value-type="float" office:value="15.1768453522337">
                <text:p>15.176845352233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84.7037594873253">
                <text:p>84.7037594873253</text:p>
              </table:table-cell>
              <table:table-cell office:value-type="float" office:value="15.2297748852885">
                <text:p>15.229774885288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84.6446006803308">
                <text:p>84.6446006803308</text:p>
              </table:table-cell>
              <table:table-cell office:value-type="float" office:value="15.2895983485568">
                <text:p>15.289598348556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84.5968345415143">
                <text:p>84.5968345415143</text:p>
              </table:table-cell>
              <table:table-cell office:value-type="float" office:value="15.3380224970845">
                <text:p>15.338022497084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84.5488794411323">
                <text:p>84.5488794411323</text:p>
              </table:table-cell>
              <table:table-cell office:value-type="float" office:value="15.3866290270805">
                <text:p>15.386629027080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84.4875176308479">
                <text:p>84.4875176308479</text:p>
              </table:table-cell>
              <table:table-cell office:value-type="float" office:value="15.4486357526827">
                <text:p>15.448635752682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84.4698029483666">
                <text:p>84.4698029483666</text:p>
              </table:table-cell>
              <table:table-cell office:value-type="float" office:value="15.4669889013287">
                <text:p>15.466988901328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84.3924660299941">
                <text:p>84.3924660299941</text:p>
              </table:table-cell>
              <table:table-cell office:value-type="float" office:value="15.5449579012043">
                <text:p>15.54495790120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84.3764634476162">
                <text:p>84.3764634476162</text:p>
              </table:table-cell>
              <table:table-cell office:value-type="float" office:value="15.5615862442702">
                <text:p>15.561586244270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84.3697595160154">
                <text:p>84.3697595160154</text:p>
              </table:table-cell>
              <table:table-cell office:value-type="float" office:value="15.5689096789521">
                <text:p>15.56890967895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84.3155356050658">
                <text:p>84.3155356050658</text:p>
              </table:table-cell>
              <table:table-cell office:value-type="float" office:value="15.6237468979521">
                <text:p>15.623746897952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84.2882532648882">
                <text:p>84.2882532648882</text:p>
              </table:table-cell>
              <table:table-cell office:value-type="float" office:value="15.6516364130995">
                <text:p>15.651636413099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84.2869856390716">
                <text:p>84.2869856390716</text:p>
              </table:table-cell>
              <table:table-cell office:value-type="float" office:value="15.6535051421362">
                <text:p>15.65350514213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84.2747867091984">
                <text:p>84.2747867091984</text:p>
              </table:table-cell>
              <table:table-cell office:value-type="float" office:value="15.6662991641973">
                <text:p>15.666299164197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84.245658913791">
                <text:p>84.245658913791</text:p>
              </table:table-cell>
              <table:table-cell office:value-type="float" office:value="15.6960161008707">
                <text:p>15.69601610087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84.230057448328">
                <text:p>84.230057448328</text:p>
              </table:table-cell>
              <table:table-cell office:value-type="float" office:value="15.7122008161871">
                <text:p>15.71220081618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84.218526104614">
                <text:p>84.218526104614</text:p>
              </table:table-cell>
              <table:table-cell office:value-type="float" office:value="15.724309577256">
                <text:p>15.72430957725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84.1892904838556">
                <text:p>84.1892904838556</text:p>
              </table:table-cell>
              <table:table-cell office:value-type="float" office:value="15.7541168411957">
                <text:p>15.754116841195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84.1587183337341">
                <text:p>84.1587183337341</text:p>
              </table:table-cell>
              <table:table-cell office:value-type="float" office:value="15.7852549180668">
                <text:p>15.785254918066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84.1003026714323">
                <text:p>84.1003026714323</text:p>
              </table:table-cell>
              <table:table-cell office:value-type="float" office:value="15.8442308478505">
                <text:p>15.84423084785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84.011023782649">
                <text:p>84.011023782649</text:p>
              </table:table-cell>
              <table:table-cell office:value-type="float" office:value="15.9340644014409">
                <text:p>15.934064401440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83.9289206622603">
                <text:p>83.9289206622603</text:p>
              </table:table-cell>
              <table:table-cell office:value-type="float" office:value="16.0167166399888">
                <text:p>16.01671663998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83.8991552651615">
                <text:p>83.8991552651615</text:p>
              </table:table-cell>
              <table:table-cell office:value-type="float" office:value="16.0470256640651">
                <text:p>16.047025664065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83.8636724844397">
                <text:p>83.8636724844397</text:p>
              </table:table-cell>
              <table:table-cell office:value-type="float" office:value="16.0830466354946">
                <text:p>16.083046635494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83.8737199701216">
                <text:p>83.8737199701216</text:p>
              </table:table-cell>
              <table:table-cell office:value-type="float" office:value="16.0735319586134">
                <text:p>16.073531958613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83.8503137808734">
                <text:p>83.8503137808734</text:p>
              </table:table-cell>
              <table:table-cell office:value-type="float" office:value="16.0974656285743">
                <text:p>16.09746562857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83.8297020168665">
                <text:p>83.8297020168665</text:p>
              </table:table-cell>
              <table:table-cell office:value-type="float" office:value="16.1185995984866">
                <text:p>16.118599598486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83.8089945732451">
                <text:p>83.8089945732451</text:p>
              </table:table-cell>
              <table:table-cell office:value-type="float" office:value="16.1398240259545">
                <text:p>16.139824025954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83.7422356855331">
                <text:p>83.7422356855331</text:p>
              </table:table-cell>
              <table:table-cell office:value-type="float" office:value="16.2070947276745">
                <text:p>16.207094727674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83.6803908864336">
                <text:p>83.6803908864336</text:p>
              </table:table-cell>
              <table:table-cell office:value-type="float" office:value="16.269446222642">
                <text:p>16.2694462226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83.6246327292032">
                <text:p>83.6246327292032</text:p>
              </table:table-cell>
              <table:table-cell office:value-type="float" office:value="16.3257060087816">
                <text:p>16.325706008781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83.5903033348185">
                <text:p>83.5903033348185</text:p>
              </table:table-cell>
              <table:table-cell office:value-type="float" office:value="16.3605320157864">
                <text:p>16.360532015786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83.5411135881837">
                <text:p>83.5411135881837</text:p>
              </table:table-cell>
              <table:table-cell office:value-type="float" office:value="16.4102134089153">
                <text:p>16.410213408915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83.5010819902556">
                <text:p>83.5010819902556</text:p>
              </table:table-cell>
              <table:table-cell office:value-type="float" office:value="16.4507317368723">
                <text:p>16.450731736872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83.4640509683328">
                <text:p>83.4640509683328</text:p>
              </table:table-cell>
              <table:table-cell office:value-type="float" office:value="16.4882446215238">
                <text:p>16.48824462152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83.4583578270706">
                <text:p>83.4583578270706</text:p>
              </table:table-cell>
              <table:table-cell office:value-type="float" office:value="16.4944148068875">
                <text:p>16.494414806887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83.4393770856793">
                <text:p>83.4393770856793</text:p>
              </table:table-cell>
              <table:table-cell office:value-type="float" office:value="16.5138678219392">
                <text:p>16.513867821939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83.3983412484018">
                <text:p>83.3983412484018</text:p>
              </table:table-cell>
              <table:table-cell office:value-type="float" office:value="16.5553712101405">
                <text:p>16.555371210140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83.3862328359178">
                <text:p>83.3862328359178</text:p>
              </table:table-cell>
              <table:table-cell office:value-type="float" office:value="16.5679424980391">
                <text:p>16.567942498039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83.3789958945556">
                <text:p>83.3789958945556</text:p>
              </table:table-cell>
              <table:table-cell office:value-type="float" office:value="16.5756376860618">
                <text:p>16.575637686061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83.3780033632627">
                <text:p>83.3780033632627</text:p>
              </table:table-cell>
              <table:table-cell office:value-type="float" office:value="16.5770838815484">
                <text:p>16.5770838815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83.3656519010587">
                <text:p>83.3656519010587</text:p>
              </table:table-cell>
              <table:table-cell office:value-type="float" office:value="16.5898844713044">
                <text:p>16.58988447130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83.3626142745562">
                <text:p>83.3626142745562</text:p>
              </table:table-cell>
              <table:table-cell office:value-type="float" office:value="16.5933667340832">
                <text:p>16.593366734083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83.3324364076728">
                <text:p>83.3324364076728</text:p>
              </table:table-cell>
              <table:table-cell office:value-type="float" office:value="16.6239847908803">
                <text:p>16.62398479088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83.2619986415342">
                <text:p>83.2619986415342</text:p>
              </table:table-cell>
              <table:table-cell office:value-type="float" office:value="16.6948583450333">
                <text:p>16.6948583450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83.2281006998473">
                <text:p>83.2281006998473</text:p>
              </table:table-cell>
              <table:table-cell office:value-type="float" office:value="16.7291877168546">
                <text:p>16.729187716854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83.1702099367512">
                <text:p>83.1702099367512</text:p>
              </table:table-cell>
              <table:table-cell office:value-type="float" office:value="16.7875055957836">
                <text:p>16.787505595783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83.0910161985877">
                <text:p>83.0910161985877</text:p>
              </table:table-cell>
              <table:table-cell office:value-type="float" office:value="16.8671221786217">
                <text:p>16.86712217862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83.0386076652663">
                <text:p>83.0386076652663</text:p>
              </table:table-cell>
              <table:table-cell office:value-type="float" office:value="16.919949328171">
                <text:p>16.9199493281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83.020133814319">
                <text:p>83.020133814319</text:p>
              </table:table-cell>
              <table:table-cell office:value-type="float" office:value="16.938837609184">
                <text:p>16.93883760918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82.9629587919653">
                <text:p>82.9629587919653</text:p>
              </table:table-cell>
              <table:table-cell office:value-type="float" office:value="16.9964229173027">
                <text:p>16.996422917302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82.9645792040456">
                <text:p>82.9645792040456</text:p>
              </table:table-cell>
              <table:table-cell office:value-type="float" office:value="16.9952086881296">
                <text:p>16.995208688129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82.9349334120052">
                <text:p>82.9349334120052</text:p>
              </table:table-cell>
              <table:table-cell office:value-type="float" office:value="17.0252566012483">
                <text:p>17.02525660124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82.8968884257112">
                <text:p>82.8968884257112</text:p>
              </table:table-cell>
              <table:table-cell office:value-type="float" office:value="17.0636996874098">
                <text:p>17.063699687409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82.8543273084444">
                <text:p>82.8543273084444</text:p>
              </table:table-cell>
              <table:table-cell office:value-type="float" office:value="17.1066549235454">
                <text:p>17.106654923545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82.8191173686933">
                <text:p>82.8191173686933</text:p>
              </table:table-cell>
              <table:table-cell office:value-type="float" office:value="17.1422550409766">
                <text:p>17.142255040976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82.8016404807206">
                <text:p>82.8016404807206</text:p>
              </table:table-cell>
              <table:table-cell office:value-type="float" office:value="17.1601182048525">
                <text:p>17.16011820485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82.7793565599899">
                <text:p>82.7793565599899</text:p>
              </table:table-cell>
              <table:table-cell office:value-type="float" office:value="17.1827845387276">
                <text:p>17.18278453872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82.7215978375955">
                <text:p>82.7215978375955</text:p>
              </table:table-cell>
              <table:table-cell office:value-type="float" office:value="17.2409218501347">
                <text:p>17.24092185013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82.6762610538504">
                <text:p>82.6762610538504</text:p>
              </table:table-cell>
              <table:table-cell office:value-type="float" office:value="17.2866334370025">
                <text:p>17.28663343700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82.6228317766453">
                <text:p>82.6228317766453</text:p>
              </table:table-cell>
              <table:table-cell office:value-type="float" office:value="17.3404337692992">
                <text:p>17.340433769299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82.5863932486686">
                <text:p>82.5863932486686</text:p>
              </table:table-cell>
              <table:table-cell office:value-type="float" office:value="17.3772396418164">
                <text:p>17.377239641816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82.5350100283481">
                <text:p>82.5350100283481</text:p>
              </table:table-cell>
              <table:table-cell office:value-type="float" office:value="17.428986533232">
                <text:p>17.42898653323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82.46927531268">
                <text:p>82.46927531268</text:p>
              </table:table-cell>
              <table:table-cell office:value-type="float" office:value="17.4950812832843">
                <text:p>17.495081283284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82.4264617541841">
                <text:p>82.4264617541841</text:p>
              </table:table-cell>
              <table:table-cell office:value-type="float" office:value="17.5382512758206">
                <text:p>17.53825127582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82.4248271060612">
                <text:p>82.4248271060612</text:p>
              </table:table-cell>
              <table:table-cell office:value-type="float" office:value="17.5402387936435">
                <text:p>17.540238793643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82.3878128775538">
                <text:p>82.3878128775538</text:p>
              </table:table-cell>
              <table:table-cell office:value-type="float" office:value="17.5776023631538">
                <text:p>17.577602363153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82.3834189894659">
                <text:p>82.3834189894659</text:p>
              </table:table-cell>
              <table:table-cell office:value-type="float" office:value="17.5823420988346">
                <text:p>17.582342098834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82.3294963039961">
                <text:p>82.3294963039961</text:p>
              </table:table-cell>
              <table:table-cell office:value-type="float" office:value="17.6366071734215">
                <text:p>17.636607173421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82.3036696953865">
                <text:p>82.3036696953865</text:p>
              </table:table-cell>
              <table:table-cell office:value-type="float" office:value="17.6627727472569">
                <text:p>17.66277274725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82.2835315491573">
                <text:p>82.2835315491573</text:p>
              </table:table-cell>
              <table:table-cell office:value-type="float" office:value="17.6832464690597">
                <text:p>17.683246469059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82.2571034192944">
                <text:p>82.2571034192944</text:p>
              </table:table-cell>
              <table:table-cell office:value-type="float" office:value="17.7100068187403">
                <text:p>17.71000681874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82.2209100940798">
                <text:p>82.2209100940798</text:p>
              </table:table-cell>
              <table:table-cell office:value-type="float" office:value="17.7465290415746">
                <text:p>17.746529041574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82.1702143462547">
                <text:p>82.1702143462547</text:p>
              </table:table-cell>
              <table:table-cell office:value-type="float" office:value="17.7975503980431">
                <text:p>17.797550398043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82.1342264885065">
                <text:p>82.1342264885065</text:p>
              </table:table-cell>
              <table:table-cell office:value-type="float" office:value="17.8338606083484">
                <text:p>17.833860608348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82.1238598333775">
                <text:p>82.1238598333775</text:p>
              </table:table-cell>
              <table:table-cell office:value-type="float" office:value="17.8445463925088">
                <text:p>17.844546392508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82.065872118436">
                <text:p>82.065872118436</text:p>
              </table:table-cell>
              <table:table-cell office:value-type="float" office:value="17.9028500451915">
                <text:p>17.902850045191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82.0537942553374">
                <text:p>82.0537942553374</text:p>
              </table:table-cell>
              <table:table-cell office:value-type="float" office:value="17.9152406866538">
                <text:p>17.91524068665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82.0781408012329">
                <text:p>82.0781408012329</text:p>
              </table:table-cell>
              <table:table-cell office:value-type="float" office:value="17.8912037913384">
                <text:p>17.891203791338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82.1161490185808">
                <text:p>82.1161490185808</text:p>
              </table:table-cell>
              <table:table-cell office:value-type="float" office:value="17.8535021280648">
                <text:p>17.85350212806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82.1208133542208">
                <text:p>82.1208133542208</text:p>
              </table:table-cell>
              <table:table-cell office:value-type="float" office:value="17.8491412809583">
                <text:p>17.84914128095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82.1101642268898">
                <text:p>82.1101642268898</text:p>
              </table:table-cell>
              <table:table-cell office:value-type="float" office:value="17.8600908619376">
                <text:p>17.860090861937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82.0932794520908">
                <text:p>82.0932794520908</text:p>
              </table:table-cell>
              <table:table-cell office:value-type="float" office:value="17.8772730858483">
                <text:p>17.87727308584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82.0800389652622">
                <text:p>82.0800389652622</text:p>
              </table:table-cell>
              <table:table-cell office:value-type="float" office:value="17.8908080472975">
                <text:p>17.89080804729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82.0539405623645">
                <text:p>82.0539405623645</text:p>
              </table:table-cell>
              <table:table-cell office:value-type="float" office:value="17.9171979800696">
                <text:p>17.91719798006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82.058113800419">
                <text:p>82.058113800419</text:p>
              </table:table-cell>
              <table:table-cell office:value-type="float" office:value="17.9133133565907">
                <text:p>17.913313356590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82.0461135205006">
                <text:p>82.0461135205006</text:p>
              </table:table-cell>
              <table:table-cell office:value-type="float" office:value="17.925599364939">
                <text:p>17.92559936493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82.0341630235935">
                <text:p>82.0341630235935</text:p>
              </table:table-cell>
              <table:table-cell office:value-type="float" office:value="17.9378327329917">
                <text:p>17.937832732991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82.0421346463696">
                <text:p>82.0421346463696</text:p>
              </table:table-cell>
              <table:table-cell office:value-type="float" office:value="17.9301411526498">
                <text:p>17.930141152649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82.0271025214628">
                <text:p>82.0271025214628</text:p>
              </table:table-cell>
              <table:table-cell office:value-type="float" office:value="17.9454505195664">
                <text:p>17.945450519566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82.0333621084931">
                <text:p>82.0333621084931</text:p>
              </table:table-cell>
              <table:table-cell office:value-type="float" office:value="17.9394654021258">
                <text:p>17.939465402125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82.0354583939502">
                <text:p>82.0354583939502</text:p>
              </table:table-cell>
              <table:table-cell office:value-type="float" office:value="17.9376408415625">
                <text:p>17.93764084156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81.98268790787">
                <text:p>81.98268790787</text:p>
              </table:table-cell>
              <table:table-cell office:value-type="float" office:value="17.9906803352876">
                <text:p>17.99068033528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81.9572535521558">
                <text:p>81.9572535521558</text:p>
              </table:table-cell>
              <table:table-cell office:value-type="float" office:value="18.0163810085702">
                <text:p>18.016381008570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81.923148144662">
                <text:p>81.923148144662</text:p>
              </table:table-cell>
              <table:table-cell office:value-type="float" office:value="18.0507500704568">
                <text:p>18.05075007045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81.9491179016054">
                <text:p>81.9491179016054</text:p>
              </table:table-cell>
              <table:table-cell office:value-type="float" office:value="18.0250413313622">
                <text:p>18.025041331362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81.9601822781449">
                <text:p>81.9601822781449</text:p>
              </table:table-cell>
              <table:table-cell office:value-type="float" office:value="18.014235362493">
                <text:p>18.01423536249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1.9628026775857">
                <text:p>81.9628026775857</text:p>
              </table:table-cell>
              <table:table-cell office:value-type="float" office:value="18.0118707866458">
                <text:p>18.011870786645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81.9168749566202">
                <text:p>81.9168749566202</text:p>
              </table:table-cell>
              <table:table-cell office:value-type="float" office:value="18.058051772969">
                <text:p>18.0580517729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81.9004839848318">
                <text:p>81.9004839848318</text:p>
              </table:table-cell>
              <table:table-cell office:value-type="float" office:value="18.0746934774615">
                <text:p>18.074693477461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81.8928563904925">
                <text:p>81.8928563904925</text:p>
              </table:table-cell>
              <table:table-cell office:value-type="float" office:value="18.0825692971779">
                <text:p>18.08256929717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81.8714738388575">
                <text:p>81.8714738388575</text:p>
              </table:table-cell>
              <table:table-cell office:value-type="float" office:value="18.1041975919362">
                <text:p>18.104197591936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81.8204061592924">
                <text:p>81.8204061592924</text:p>
              </table:table-cell>
              <table:table-cell office:value-type="float" office:value="18.1555085571933">
                <text:p>18.15550855719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81.8350933443839">
                <text:p>81.8350933443839</text:p>
              </table:table-cell>
              <table:table-cell office:value-type="float" office:value="18.141062224937">
                <text:p>18.14106222493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81.81879896621">
                <text:p>81.81879896621</text:p>
              </table:table-cell>
              <table:table-cell office:value-type="float" office:value="18.1575950474177">
                <text:p>18.157595047417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81.7770815647831">
                <text:p>81.7770815647831</text:p>
              </table:table-cell>
              <table:table-cell office:value-type="float" office:value="18.1995485087083">
                <text:p>18.199548508708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81.7575303337051">
                <text:p>81.7575303337051</text:p>
              </table:table-cell>
              <table:table-cell office:value-type="float" office:value="18.2193334390514">
                <text:p>18.219333439051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81.7555169900222">
                <text:p>81.7555169900222</text:p>
              </table:table-cell>
              <table:table-cell office:value-type="float" office:value="18.2215781450067">
                <text:p>18.221578145006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81.7221563489973">
                <text:p>81.7221563489973</text:p>
              </table:table-cell>
              <table:table-cell office:value-type="float" office:value="18.2551678346813">
                <text:p>18.255167834681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81.7061770215322">
                <text:p>81.7061770215322</text:p>
              </table:table-cell>
              <table:table-cell office:value-type="float" office:value="18.2713739203096">
                <text:p>18.271373920309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81.6473933970122">
                <text:p>81.6473933970122</text:p>
              </table:table-cell>
              <table:table-cell office:value-type="float" office:value="18.3303820354112">
                <text:p>18.330382035411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81.6147032468259">
                <text:p>81.6147032468259</text:p>
              </table:table-cell>
              <table:table-cell office:value-type="float" office:value="18.3632944312733">
                <text:p>18.36329443127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81.61700859531">
                <text:p>81.61700859531</text:p>
              </table:table-cell>
              <table:table-cell office:value-type="float" office:value="18.3612091060082">
                <text:p>18.361209106008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81.6179813664998">
                <text:p>81.6179813664998</text:p>
              </table:table-cell>
              <table:table-cell office:value-type="float" office:value="18.3604541578052">
                <text:p>18.36045415780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81.631772734391">
                <text:p>81.631772734391</text:p>
              </table:table-cell>
              <table:table-cell office:value-type="float" office:value="18.346878434671">
                <text:p>18.3468784346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1.6771913414522">
                <text:p>81.6771913414522</text:p>
              </table:table-cell>
              <table:table-cell office:value-type="float" office:value="18.3016733159191">
                <text:p>18.301673315919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81.7036146943099">
                <text:p>81.7036146943099</text:p>
              </table:table-cell>
              <table:table-cell office:value-type="float" office:value="18.2754613164877">
                <text:p>18.275461316487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81.7383135631397">
                <text:p>81.7383135631397</text:p>
              </table:table-cell>
              <table:table-cell office:value-type="float" office:value="18.24097168755">
                <text:p>18.240971687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81.7568925726187">
                <text:p>81.7568925726187</text:p>
              </table:table-cell>
              <table:table-cell office:value-type="float" office:value="18.2225998255641">
                <text:p>18.22259982556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81.7706489480973">
                <text:p>81.7706489480973</text:p>
              </table:table-cell>
              <table:table-cell office:value-type="float" office:value="18.2090485261036">
                <text:p>18.209048526103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81.7675492001893">
                <text:p>81.7675492001893</text:p>
              </table:table-cell>
              <table:table-cell office:value-type="float" office:value="18.2123512992696">
                <text:p>18.212351299269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81.7741980325118">
                <text:p>81.7741980325118</text:p>
              </table:table-cell>
              <table:table-cell office:value-type="float" office:value="18.2059034619525">
                <text:p>18.205903461952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81.7582312001156">
                <text:p>81.7582312001156</text:p>
              </table:table-cell>
              <table:table-cell office:value-type="float" office:value="18.222069279404">
                <text:p>18.22206927940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81.7038067828513">
                <text:p>81.7038067828513</text:p>
              </table:table-cell>
              <table:table-cell office:value-type="float" office:value="18.2766906918731">
                <text:p>18.27669069187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81.6967375623748">
                <text:p>81.6967375623748</text:p>
              </table:table-cell>
              <table:table-cell office:value-type="float" office:value="18.2839549376024">
                <text:p>18.28395493760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81.6831889901699">
                <text:p>81.6831889901699</text:p>
              </table:table-cell>
              <table:table-cell office:value-type="float" office:value="18.2976965848076">
                <text:p>18.29769658480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81.665155899067">
                <text:p>81.665155899067</text:p>
              </table:table-cell>
              <table:table-cell office:value-type="float" office:value="18.3159208201607">
                <text:p>18.315920820160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81.6626636321117">
                <text:p>81.6626636321117</text:p>
              </table:table-cell>
              <table:table-cell office:value-type="float" office:value="18.3186023199237">
                <text:p>18.318602319923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81.6523048020584">
                <text:p>81.6523048020584</text:p>
              </table:table-cell>
              <table:table-cell office:value-type="float" office:value="18.3291484904566">
                <text:p>18.329148490456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81.6389563572124">
                <text:p>81.6389563572124</text:p>
              </table:table-cell>
              <table:table-cell office:value-type="float" office:value="18.3426824023775">
                <text:p>18.342682402377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81.6391348409776">
                <text:p>81.6391348409776</text:p>
              </table:table-cell>
              <table:table-cell office:value-type="float" office:value="18.3426875310164">
                <text:p>18.34268753101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81.614552366288">
                <text:p>81.614552366288</text:p>
              </table:table-cell>
              <table:table-cell office:value-type="float" office:value="18.3674517819861">
                <text:p>18.367451781986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81.6086478064805">
                <text:p>81.6086478064805</text:p>
              </table:table-cell>
              <table:table-cell office:value-type="float" office:value="18.3735363003108">
                <text:p>18.373536300310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81.5747699173727">
                <text:p>81.5747699173727</text:p>
              </table:table-cell>
              <table:table-cell office:value-type="float" office:value="18.4075923483507">
                <text:p>18.407592348350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81.5559452951221">
                <text:p>81.5559452951221</text:p>
              </table:table-cell>
              <table:table-cell office:value-type="float" office:value="18.4265933479441">
                <text:p>18.42659334794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81.5727880768078">
                <text:p>81.5727880768078</text:p>
              </table:table-cell>
              <table:table-cell office:value-type="float" office:value="18.4099251798278">
                <text:p>18.409925179827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81.545034879584">
                <text:p>81.545034879584</text:p>
              </table:table-cell>
              <table:table-cell office:value-type="float" office:value="18.4378512444852">
                <text:p>18.437851244485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81.5430893539393">
                <text:p>81.5430893539393</text:p>
              </table:table-cell>
              <table:table-cell office:value-type="float" office:value="18.4399679088892">
                <text:p>18.43996790888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81.5215773793188">
                <text:p>81.5215773793188</text:p>
              </table:table-cell>
              <table:table-cell office:value-type="float" office:value="18.4616493108814">
                <text:p>18.46164931088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81.5126116055256">
                <text:p>81.5126116055256</text:p>
              </table:table-cell>
              <table:table-cell office:value-type="float" office:value="18.4707828177726">
                <text:p>18.47078281777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81.4968775867348">
                <text:p>81.4968775867348</text:p>
              </table:table-cell>
              <table:table-cell office:value-type="float" office:value="18.4866828923304">
                <text:p>18.48668289233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81.5109243549089">
                <text:p>81.5109243549089</text:p>
              </table:table-cell>
              <table:table-cell office:value-type="float" office:value="18.4728005193657">
                <text:p>18.472800519365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81.5311444526772">
                <text:p>81.5311444526772</text:p>
              </table:table-cell>
              <table:table-cell office:value-type="float" office:value="18.4527431728546">
                <text:p>18.452743172854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81.5519912002408">
                <text:p>81.5519912002408</text:p>
              </table:table-cell>
              <table:table-cell office:value-type="float" office:value="18.4320575490357">
                <text:p>18.43205754903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81.5554368054798">
                <text:p>81.5554368054798</text:p>
              </table:table-cell>
              <table:table-cell office:value-type="float" office:value="18.428771456304">
                <text:p>18.42877145630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81.5653672019679">
                <text:p>81.5653672019679</text:p>
              </table:table-cell>
              <table:table-cell office:value-type="float" office:value="18.418998977198">
                <text:p>18.4189989771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81.5557741360088">
                <text:p>81.5557741360088</text:p>
              </table:table-cell>
              <table:table-cell office:value-type="float" office:value="18.4287483813654">
                <text:p>18.428748381365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81.5594254341968">
                <text:p>81.5594254341968</text:p>
              </table:table-cell>
              <table:table-cell office:value-type="float" office:value="18.4252518580037">
                <text:p>18.425251858003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81.569673876484">
                <text:p>81.569673876484</text:p>
              </table:table-cell>
              <table:table-cell office:value-type="float" office:value="18.4151566427945">
                <text:p>18.41515664279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81.5990858333713">
                <text:p>81.5990858333713</text:p>
              </table:table-cell>
              <table:table-cell office:value-type="float" office:value="18.3858963807144">
                <text:p>18.38589638071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81.6139555091622">
                <text:p>81.6139555091622</text:p>
              </table:table-cell>
              <table:table-cell office:value-type="float" office:value="18.3711768827826">
                <text:p>18.371176882782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81.6073397635944">
                <text:p>81.6073397635944</text:p>
              </table:table-cell>
              <table:table-cell office:value-type="float" office:value="18.377941304431">
                <text:p>18.3779413044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81.5672916025515">
                <text:p>81.5672916025515</text:p>
              </table:table-cell>
              <table:table-cell office:value-type="float" office:value="18.4181366547936">
                <text:p>18.418136654793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81.5317391684537">
                <text:p>81.5317391684537</text:p>
              </table:table-cell>
              <table:table-cell office:value-type="float" office:value="18.4538348063179">
                <text:p>18.453834806317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81.5248050103021">
                <text:p>81.5248050103021</text:p>
              </table:table-cell>
              <table:table-cell office:value-type="float" office:value="18.4609132247218">
                <text:p>18.460913224721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81.5280093411515">
                <text:p>81.5280093411515</text:p>
              </table:table-cell>
              <table:table-cell office:value-type="float" office:value="18.4578517115222">
                <text:p>18.45785171152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81.534481513601">
                <text:p>81.534481513601</text:p>
              </table:table-cell>
              <table:table-cell office:value-type="float" office:value="18.451520928546">
                <text:p>18.45152092854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81.5283674676957">
                <text:p>81.5283674676957</text:p>
              </table:table-cell>
              <table:table-cell office:value-type="float" office:value="18.4577749500298">
                <text:p>18.457774950029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81.5350016012379">
                <text:p>81.5350016012379</text:p>
              </table:table-cell>
              <table:table-cell office:value-type="float" office:value="18.4512793923103">
                <text:p>18.451279392310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81.5106568762309">
                <text:p>81.5106568762309</text:p>
              </table:table-cell>
              <table:table-cell office:value-type="float" office:value="18.4757613073819">
                <text:p>18.47576130738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81.5024286143469">
                <text:p>81.5024286143469</text:p>
              </table:table-cell>
              <table:table-cell office:value-type="float" office:value="18.4841253874298">
                <text:p>18.484125387429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81.5242464334666">
                <text:p>81.5242464334666</text:p>
              </table:table-cell>
              <table:table-cell office:value-type="float" office:value="18.4624420282923">
                <text:p>18.46244202829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81.5446980201234">
                <text:p>81.5446980201234</text:p>
              </table:table-cell>
              <table:table-cell office:value-type="float" office:value="18.4421235570179">
                <text:p>18.442123557017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81.5451851058562">
                <text:p>81.5451851058562</text:p>
              </table:table-cell>
              <table:table-cell office:value-type="float" office:value="18.4417682555136">
                <text:p>18.44176825551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81.5324729808251">
                <text:p>81.5324729808251</text:p>
              </table:table-cell>
              <table:table-cell office:value-type="float" office:value="18.4546108469311">
                <text:p>18.45461084693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81.4879218899853">
                <text:p>81.4879218899853</text:p>
              </table:table-cell>
              <table:table-cell office:value-type="float" office:value="18.4992910994933">
                <text:p>18.499291099493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81.5028856030226">
                <text:p>81.5028856030226</text:p>
              </table:table-cell>
              <table:table-cell office:value-type="float" office:value="18.4844552565612">
                <text:p>18.4844552565612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81.5101917723731">
                <text:p>81.5101917723731</text:p>
              </table:table-cell>
              <table:table-cell office:value-type="float" office:value="18.4772756786149">
                <text:p>18.477275678614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81.5302853853756">
                <text:p>81.5302853853756</text:p>
              </table:table-cell>
              <table:table-cell office:value-type="float" office:value="18.4573073911025">
                <text:p>18.45730739110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81.5383591548985">
                <text:p>81.5383591548985</text:p>
              </table:table-cell>
              <table:table-cell office:value-type="float" office:value="18.4493576938148">
                <text:p>18.44935769381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81.564929586338">
                <text:p>81.564929586338</text:p>
              </table:table-cell>
              <table:table-cell office:value-type="float" office:value="18.4229100938882">
                <text:p>18.42291009388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81.585438482565">
                <text:p>81.585438482565</text:p>
              </table:table-cell>
              <table:table-cell office:value-type="float" office:value="18.4025228008589">
                <text:p>18.4025228008589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81.5918063199616">
                <text:p>81.5918063199616</text:p>
              </table:table-cell>
              <table:table-cell office:value-type="float" office:value="18.3962753506281">
                <text:p>18.39627535062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81.5482225507101">
                <text:p>81.5482225507101</text:p>
              </table:table-cell>
              <table:table-cell office:value-type="float" office:value="18.4399783031737">
                <text:p>18.439978303173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81.5061114300189">
                <text:p>81.5061114300189</text:p>
              </table:table-cell>
              <table:table-cell office:value-type="float" office:value="18.4822074153261">
                <text:p>18.482207415326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81.4823782289978">
                <text:p>81.4823782289978</text:p>
              </table:table-cell>
              <table:table-cell office:value-type="float" office:value="18.5060574278937">
                <text:p>18.50605742789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81.4465018151289">
                <text:p>81.4465018151289</text:p>
              </table:table-cell>
              <table:table-cell office:value-type="float" office:value="18.5420494851937">
                <text:p>18.542049485193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81.4304452850413">
                <text:p>81.4304452850413</text:p>
              </table:table-cell>
              <table:table-cell office:value-type="float" office:value="18.5582205022781">
                <text:p>18.558220502278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81.4234324988575">
                <text:p>81.4234324988575</text:p>
              </table:table-cell>
              <table:table-cell office:value-type="float" office:value="18.5653466305886">
                <text:p>18.565346630588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81.4069821073869">
                <text:p>81.4069821073869</text:p>
              </table:table-cell>
              <table:table-cell office:value-type="float" office:value="18.5819092307647">
                <text:p>18.58190923076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81.4047402433023">
                <text:p>81.4047402433023</text:p>
              </table:table-cell>
              <table:table-cell office:value-type="float" office:value="18.5842621814679">
                <text:p>18.584262181467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81.415384198894">
                <text:p>81.415384198894</text:p>
              </table:table-cell>
              <table:table-cell office:value-type="float" office:value="18.5737282016285">
                <text:p>18.573728201628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81.4396378510503">
                <text:p>81.4396378510503</text:p>
              </table:table-cell>
              <table:table-cell office:value-type="float" office:value="18.549583425467">
                <text:p>18.54958342546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81.4487708843045">
                <text:p>81.4487708843045</text:p>
              </table:table-cell>
              <table:table-cell office:value-type="float" office:value="18.5405581794476">
                <text:p>18.54055817944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81.4612551856395">
                <text:p>81.4612551856395</text:p>
              </table:table-cell>
              <table:table-cell office:value-type="float" office:value="18.528180587475">
                <text:p>18.52818058747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81.4395420420672">
                <text:p>81.4395420420672</text:p>
              </table:table-cell>
              <table:table-cell office:value-type="float" office:value="18.5499993733163">
                <text:p>18.549999373316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81.4325344844433">
                <text:p>81.4325344844433</text:p>
              </table:table-cell>
              <table:table-cell office:value-type="float" office:value="18.5571115167863">
                <text:p>18.557111516786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81.4148193090904">
                <text:p>81.4148193090904</text:p>
              </table:table-cell>
              <table:table-cell office:value-type="float" office:value="18.5749302321269">
                <text:p>18.574930232126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81.4041901775831">
                <text:p>81.4041901775831</text:p>
              </table:table-cell>
              <table:table-cell office:value-type="float" office:value="18.585661868222">
                <text:p>18.58566186822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81.4117857027079">
                <text:p>81.4117857027079</text:p>
              </table:table-cell>
              <table:table-cell office:value-type="float" office:value="18.5781678226392">
                <text:p>18.578167822639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81.4305290354825">
                <text:p>81.4305290354825</text:p>
              </table:table-cell>
              <table:table-cell office:value-type="float" office:value="18.5595249546111">
                <text:p>18.559524954611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81.4162237451276">
                <text:p>81.4162237451276</text:p>
              </table:table-cell>
              <table:table-cell office:value-type="float" office:value="18.573929705065">
                <text:p>18.57392970506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81.4134310167203">
                <text:p>81.4134310167203</text:p>
              </table:table-cell>
              <table:table-cell office:value-type="float" office:value="18.5768208989704">
                <text:p>18.576820898970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81.3788242656082">
                <text:p>81.3788242656082</text:p>
              </table:table-cell>
              <table:table-cell office:value-type="float" office:value="18.6115251309256">
                <text:p>18.611525130925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81.3655900395726">
                <text:p>81.3655900395726</text:p>
              </table:table-cell>
              <table:table-cell office:value-type="float" office:value="18.6248558629959">
                <text:p>18.62485586299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81.3497180726949">
                <text:p>81.3497180726949</text:p>
              </table:table-cell>
              <table:table-cell office:value-type="float" office:value="18.6408233708479">
                <text:p>18.640823370847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81.3068091272621">
                <text:p>81.3068091272621</text:p>
              </table:table-cell>
              <table:table-cell office:value-type="float" office:value="18.6838269018453">
                <text:p>18.683826901845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81.2584469183424">
                <text:p>81.2584469183424</text:p>
              </table:table-cell>
              <table:table-cell office:value-type="float" office:value="18.7322827504739">
                <text:p>18.73228275047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81.2533337135268">
                <text:p>81.2533337135268</text:p>
              </table:table-cell>
              <table:table-cell office:value-type="float" office:value="18.7374886586013">
                <text:p>18.737488658601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81.2147365466043">
                <text:p>81.2147365466043</text:p>
              </table:table-cell>
              <table:table-cell office:value-type="float" office:value="18.7761776018026">
                <text:p>18.776177601802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81.1925300095406">
                <text:p>81.1925300095406</text:p>
              </table:table-cell>
              <table:table-cell office:value-type="float" office:value="18.7984749973822">
                <text:p>18.798474997382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81.1980204397823">
                <text:p>81.1980204397823</text:p>
              </table:table-cell>
              <table:table-cell office:value-type="float" office:value="18.7930745170713">
                <text:p>18.793074517071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81.201758392566">
                <text:p>81.201758392566</text:p>
              </table:table-cell>
              <table:table-cell office:value-type="float" office:value="18.789425614719">
                <text:p>18.78942561471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81.2114462349969">
                <text:p>81.2114462349969</text:p>
              </table:table-cell>
              <table:table-cell office:value-type="float" office:value="18.7798259322152">
                <text:p>18.779825932215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81.2147163880316">
                <text:p>81.2147163880316</text:p>
              </table:table-cell>
              <table:table-cell office:value-type="float" office:value="18.7766430575084">
                <text:p>18.776643057508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81.222620638033">
                <text:p>81.222620638033</text:p>
              </table:table-cell>
              <table:table-cell office:value-type="float" office:value="18.7688252130516">
                <text:p>18.768825213051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81.2165168806323">
                <text:p>81.2165168806323</text:p>
              </table:table-cell>
              <table:table-cell office:value-type="float" office:value="18.7750145119415">
                <text:p>18.775014511941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81.232769942389">
                <text:p>81.232769942389</text:p>
              </table:table-cell>
              <table:table-cell office:value-type="float" office:value="18.7588461362591">
                <text:p>18.75884613625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81.2039180264408">
                <text:p>81.2039180264408</text:p>
              </table:table-cell>
              <table:table-cell office:value-type="float" office:value="18.7877818914207">
                <text:p>18.787781891420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81.2260497004478">
                <text:p>81.2260497004478</text:p>
              </table:table-cell>
              <table:table-cell office:value-type="float" office:value="18.7657332182351">
                <text:p>18.765733218235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81.2407612136215">
                <text:p>81.2407612136215</text:p>
              </table:table-cell>
              <table:table-cell office:value-type="float" office:value="18.7511038758747">
                <text:p>18.75110387587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81.2577374877412">
                <text:p>81.2577374877412</text:p>
              </table:table-cell>
              <table:table-cell office:value-type="float" office:value="18.73420895086">
                <text:p>18.7342089508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81.2649570671785">
                <text:p>81.2649570671785</text:p>
              </table:table-cell>
              <table:table-cell office:value-type="float" office:value="18.7270699070367">
                <text:p>18.727069907036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81.2254167402042">
                <text:p>81.2254167402042</text:p>
              </table:table-cell>
              <table:table-cell office:value-type="float" office:value="18.7666899642688">
                <text:p>18.76668996426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81.1912374391123">
                <text:p>81.1912374391123</text:p>
              </table:table-cell>
              <table:table-cell office:value-type="float" office:value="18.800948198316">
                <text:p>18.80094819831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81.1565527874935">
                <text:p>81.1565527874935</text:p>
              </table:table-cell>
              <table:table-cell office:value-type="float" office:value="18.8357109935605">
                <text:p>18.835710993560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81.1416446412341">
                <text:p>81.1416446412341</text:p>
              </table:table-cell>
              <table:table-cell office:value-type="float" office:value="18.8506965020093">
                <text:p>18.850696502009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81.1431957758692">
                <text:p>81.1431957758692</text:p>
              </table:table-cell>
              <table:table-cell office:value-type="float" office:value="18.8492219559419">
                <text:p>18.849221955941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81.1384648490383">
                <text:p>81.1384648490383</text:p>
              </table:table-cell>
              <table:table-cell office:value-type="float" office:value="18.8540287054546">
                <text:p>18.854028705454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81.1008591208564">
                <text:p>81.1008591208564</text:p>
              </table:table-cell>
              <table:table-cell office:value-type="float" office:value="18.8917094980916">
                <text:p>18.891709498091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81.0609676958604">
                <text:p>81.0609676958604</text:p>
              </table:table-cell>
              <table:table-cell office:value-type="float" office:value="18.9316752368981">
                <text:p>18.931675236898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81.0692769378207">
                <text:p>81.0692769378207</text:p>
              </table:table-cell>
              <table:table-cell office:value-type="float" office:value="18.9234395656102">
                <text:p>18.923439565610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81.0490033301192">
                <text:p>81.0490033301192</text:p>
              </table:table-cell>
              <table:table-cell office:value-type="float" office:value="18.9437860082775">
                <text:p>18.943786008277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81.036297230336">
                <text:p>81.036297230336</text:p>
              </table:table-cell>
              <table:table-cell office:value-type="float" office:value="18.9565642146767">
                <text:p>18.95656421467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81.0465224933267">
                <text:p>81.0465224933267</text:p>
              </table:table-cell>
              <table:table-cell office:value-type="float" office:value="18.9464103372358">
                <text:p>18.946410337235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81.061745341788">
                <text:p>81.061745341788</text:p>
              </table:table-cell>
              <table:table-cell office:value-type="float" office:value="18.931258160469">
                <text:p>18.93125816046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81.0729363990084">
                <text:p>81.0729363990084</text:p>
              </table:table-cell>
              <table:table-cell office:value-type="float" office:value="18.920137068226">
                <text:p>18.92013706822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81.0562449753977">
                <text:p>81.0562449753977</text:p>
              </table:table-cell>
              <table:table-cell office:value-type="float" office:value="18.9368977571643">
                <text:p>18.936897757164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81.0752914641912">
                <text:p>81.0752914641912</text:p>
              </table:table-cell>
              <table:table-cell office:value-type="float" office:value="18.9179198410452">
                <text:p>18.917919841045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81.126876211887">
                <text:p>81.126876211887</text:p>
              </table:table-cell>
              <table:table-cell office:value-type="float" office:value="18.8664029802971">
                <text:p>18.86640298029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81.1470681239254">
                <text:p>81.1470681239254</text:p>
              </table:table-cell>
              <table:table-cell office:value-type="float" office:value="18.8462782763368">
                <text:p>18.846278276336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81.1763054072879">
                <text:p>81.1763054072879</text:p>
              </table:table-cell>
              <table:table-cell office:value-type="float" office:value="18.8171075289717">
                <text:p>18.817107528971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81.1750686690045">
                <text:p>81.1750686690045</text:p>
              </table:table-cell>
              <table:table-cell office:value-type="float" office:value="18.8184101378925">
                <text:p>18.81841013789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81.1861027924411">
                <text:p>81.1861027924411</text:p>
              </table:table-cell>
              <table:table-cell office:value-type="float" office:value="18.807441226387">
                <text:p>18.80744122638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81.2018279714132">
                <text:p>81.2018279714132</text:p>
              </table:table-cell>
              <table:table-cell office:value-type="float" office:value="18.7917806072265">
                <text:p>18.791780607226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81.2055991653833">
                <text:p>81.2055991653833</text:p>
              </table:table-cell>
              <table:table-cell office:value-type="float" office:value="18.7880733274701">
                <text:p>18.788073327470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81.2006083911207">
                <text:p>81.2006083911207</text:p>
              </table:table-cell>
              <table:table-cell office:value-type="float" office:value="18.7931273768041">
                <text:p>18.793127376804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81.2124118310191">
                <text:p>81.2124118310191</text:p>
              </table:table-cell>
              <table:table-cell office:value-type="float" office:value="18.7813865792265">
                <text:p>18.7813865792265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81.2254625378837">
                <text:p>81.2254625378837</text:p>
              </table:table-cell>
              <table:table-cell office:value-type="float" office:value="18.7683978882594">
                <text:p>18.768397888259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81.2222264801441">
                <text:p>81.2222264801441</text:p>
              </table:table-cell>
              <table:table-cell office:value-type="float" office:value="18.7716953417376">
                <text:p>18.77169534173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81.1999201817292">
                <text:p>81.1999201817292</text:p>
              </table:table-cell>
              <table:table-cell office:value-type="float" office:value="18.7940624219336">
                <text:p>18.794062421933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81.2084338004247">
                <text:p>81.2084338004247</text:p>
              </table:table-cell>
              <table:table-cell office:value-type="float" office:value="18.7856089772015">
                <text:p>18.785608977201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81.2188037705145">
                <text:p>81.2188037705145</text:p>
              </table:table-cell>
              <table:table-cell office:value-type="float" office:value="18.7752985793355">
                <text:p>18.775298579335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81.2534834822293">
                <text:p>81.2534834822293</text:p>
              </table:table-cell>
              <table:table-cell office:value-type="float" office:value="18.7406778441221">
                <text:p>18.740677844122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81.2499938735377">
                <text:p>81.2499938735377</text:p>
              </table:table-cell>
              <table:table-cell office:value-type="float" office:value="18.7442258395503">
                <text:p>18.744225839550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81.2432682130175">
                <text:p>81.2432682130175</text:p>
              </table:table-cell>
              <table:table-cell office:value-type="float" office:value="18.7510093029395">
                <text:p>18.751009302939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81.2292648502591">
                <text:p>81.2292648502591</text:p>
              </table:table-cell>
              <table:table-cell office:value-type="float" office:value="18.7650698905384">
                <text:p>18.7650698905384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81.2115667963511">
                <text:p>81.2115667963511</text:p>
              </table:table-cell>
              <table:table-cell office:value-type="float" office:value="18.7828245970384">
                <text:p>18.782824597038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81.1903358468862">
                <text:p>81.1903358468862</text:p>
              </table:table-cell>
              <table:table-cell office:value-type="float" office:value="18.8041116325694">
                <text:p>18.804111632569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81.2189730289579">
                <text:p>81.2189730289579</text:p>
              </table:table-cell>
              <table:table-cell office:value-type="float" office:value="18.7755299757032">
                <text:p>18.775529975703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81.2472088305832">
                <text:p>81.2472088305832</text:p>
              </table:table-cell>
              <table:table-cell office:value-type="float" office:value="18.7473491440312">
                <text:p>18.74734914403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81.287449920572">
                <text:p>81.287449920572</text:p>
              </table:table-cell>
              <table:table-cell office:value-type="float" office:value="18.7071624742964">
                <text:p>18.707162474296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81.3128107154839">
                <text:p>81.3128107154839</text:p>
              </table:table-cell>
              <table:table-cell office:value-type="float" office:value="18.6818555554357">
                <text:p>18.68185555543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81.3212906485301">
                <text:p>81.3212906485301</text:p>
              </table:table-cell>
              <table:table-cell office:value-type="float" office:value="18.6734289596804">
                <text:p>18.673428959680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81.3132725472395">
                <text:p>81.3132725472395</text:p>
              </table:table-cell>
              <table:table-cell office:value-type="float" office:value="18.6814998648888">
                <text:p>18.681499864888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81.3154807308581">
                <text:p>81.3154807308581</text:p>
              </table:table-cell>
              <table:table-cell office:value-type="float" office:value="18.679343957149">
                <text:p>18.67934395714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81.3448456085889">
                <text:p>81.3448456085889</text:p>
              </table:table-cell>
              <table:table-cell office:value-type="float" office:value="18.6500308325381">
                <text:p>18.650030832538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81.3704776122731">
                <text:p>81.3704776122731</text:p>
              </table:table-cell>
              <table:table-cell office:value-type="float" office:value="18.6244500644426">
                <text:p>18.624450064442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81.3885036053811">
                <text:p>81.3885036053811</text:p>
              </table:table-cell>
              <table:table-cell office:value-type="float" office:value="18.6064747945674">
                <text:p>18.606474794567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81.4037642979705">
                <text:p>81.4037642979705</text:p>
              </table:table-cell>
              <table:table-cell office:value-type="float" office:value="18.5912643179785">
                <text:p>18.591264317978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81.4201505951404">
                <text:p>81.4201505951404</text:p>
              </table:table-cell>
              <table:table-cell office:value-type="float" office:value="18.5749277346491">
                <text:p>18.57492773464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81.4447400211789">
                <text:p>81.4447400211789</text:p>
              </table:table-cell>
              <table:table-cell office:value-type="float" office:value="18.5503875253127">
                <text:p>18.550387525312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81.4676131951298">
                <text:p>81.4676131951298</text:p>
              </table:table-cell>
              <table:table-cell office:value-type="float" office:value="18.5275630758969">
                <text:p>18.527563075896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81.4589072124323">
                <text:p>81.4589072124323</text:p>
              </table:table-cell>
              <table:table-cell office:value-type="float" office:value="18.5363172958842">
                <text:p>18.536317295884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81.4504123231334">
                <text:p>81.4504123231334</text:p>
              </table:table-cell>
              <table:table-cell office:value-type="float" office:value="18.5448599400999">
                <text:p>18.544859940099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81.4725418632684">
                <text:p>81.4725418632684</text:p>
              </table:table-cell>
              <table:table-cell office:value-type="float" office:value="18.5227776773325">
                <text:p>18.52277767733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81.4692918544718">
                <text:p>81.4692918544718</text:p>
              </table:table-cell>
              <table:table-cell office:value-type="float" office:value="18.5260744907231">
                <text:p>18.526074490723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81.4927190403657">
                <text:p>81.4927190403657</text:p>
              </table:table-cell>
              <table:table-cell office:value-type="float" office:value="18.5026936413773">
                <text:p>18.502693641377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81.4966504107561">
                <text:p>81.4966504107561</text:p>
              </table:table-cell>
              <table:table-cell office:value-type="float" office:value="18.4988081441695">
                <text:p>18.498808144169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81.4751347882607">
                <text:p>81.4751347882607</text:p>
              </table:table-cell>
              <table:table-cell office:value-type="float" office:value="18.5203691811157">
                <text:p>18.520369181115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81.4359516221962">
                <text:p>81.4359516221962</text:p>
              </table:table-cell>
              <table:table-cell office:value-type="float" office:value="18.5595973074863">
                <text:p>18.559597307486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81.4061665740594">
                <text:p>81.4061665740594</text:p>
              </table:table-cell>
              <table:table-cell office:value-type="float" office:value="18.5894268663264">
                <text:p>18.58942686632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81.412884129098">
                <text:p>81.412884129098</text:p>
              </table:table-cell>
              <table:table-cell office:value-type="float" office:value="18.5827533768839">
                <text:p>18.58275337688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